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#83caff"/>
    </style:style>
    <style:style style:name="ce10" style:family="table-cell" style:parent-style-name="Default">
      <style:table-cell-properties fo:background-color="#aecf00"/>
    </style:style>
  </office:automatic-styles>
  <office:body>
    <office:spreadsheet>
      <table:table table:name="Sheet1" table:style-name="ta1">
        <table:table-column table:style-name="co1" table:number-columns-repeated="166" table:default-cell-style-name="Default"/>
        <table:table-row table:style-name="ro3">
          <table:table-cell/>
          <table:table-cell table:style-name="ce2" office:value-type="float" office:value="107" table:number-columns-spanned="4" table:number-rows-spanned="1">
            <text:p>107</text:p>
          </table:table-cell>
          <table:covered-table-cell table:number-columns-repeated="3"/>
          <table:table-cell table:style-name="ce5" office:value-type="float" office:value="108" table:number-columns-spanned="4" table:number-rows-spanned="1">
            <text:p>108</text:p>
          </table:table-cell>
          <table:covered-table-cell table:number-columns-repeated="3"/>
          <table:table-cell table:style-name="ce5" office:value-type="float" office:value="109" table:number-columns-spanned="4" table:number-rows-spanned="1">
            <text:p>109</text:p>
          </table:table-cell>
          <table:covered-table-cell table:number-columns-repeated="3"/>
          <table:table-cell table:style-name="ce6" office:value-type="float" office:value="110" table:number-columns-spanned="4" table:number-rows-spanned="1">
            <text:p>110</text:p>
          </table:table-cell>
          <table:covered-table-cell table:number-columns-repeated="3"/>
          <table:table-cell table:style-name="ce2" office:value-type="float" office:value="112" table:number-columns-spanned="4" table:number-rows-spanned="1">
            <text:p>112</text:p>
          </table:table-cell>
          <table:covered-table-cell table:number-columns-repeated="3"/>
          <table:table-cell table:style-name="ce6" office:value-type="float" office:value="113" table:number-columns-spanned="4" table:number-rows-spanned="1">
            <text:p>113</text:p>
          </table:table-cell>
          <table:covered-table-cell table:number-columns-repeated="3"/>
          <table:table-cell table:style-name="ce5" office:value-type="float" office:value="114" table:number-columns-spanned="4" table:number-rows-spanned="1">
            <text:p>114</text:p>
          </table:table-cell>
          <table:covered-table-cell table:number-columns-repeated="3"/>
          <table:table-cell table:style-name="ce6" office:value-type="float" office:value="115" table:number-columns-spanned="4" table:number-rows-spanned="1">
            <text:p>115</text:p>
          </table:table-cell>
          <table:covered-table-cell table:number-columns-repeated="3"/>
          <table:table-cell table:style-name="ce2" office:value-type="float" office:value="116" table:number-columns-spanned="4" table:number-rows-spanned="1">
            <text:p>116</text:p>
          </table:table-cell>
          <table:covered-table-cell table:number-columns-repeated="3"/>
          <table:table-cell table:style-name="ce6" office:value-type="float" office:value="204" table:number-columns-spanned="4" table:number-rows-spanned="1">
            <text:p>204</text:p>
          </table:table-cell>
          <table:covered-table-cell table:number-columns-repeated="3"/>
          <table:table-cell table:style-name="ce2" office:value-type="float" office:value="205" table:number-columns-spanned="4" table:number-rows-spanned="1">
            <text:p>205</text:p>
          </table:table-cell>
          <table:covered-table-cell table:number-columns-repeated="3"/>
          <table:table-cell table:style-name="ce6" office:value-type="float" office:value="211" table:number-columns-spanned="4" table:number-rows-spanned="1">
            <text:p>211</text:p>
          </table:table-cell>
          <table:covered-table-cell table:number-columns-repeated="3"/>
          <table:table-cell table:style-name="ce2" office:value-type="float" office:value="302" table:number-columns-spanned="4" table:number-rows-spanned="1">
            <text:p>302</text:p>
          </table:table-cell>
          <table:covered-table-cell table:number-columns-repeated="3"/>
          <table:table-cell table:style-name="ce6" office:value-type="float" office:value="303" table:number-columns-spanned="4" table:number-rows-spanned="1">
            <text:p>303</text:p>
          </table:table-cell>
          <table:covered-table-cell table:number-columns-repeated="3"/>
          <table:table-cell table:style-name="ce2" office:value-type="float" office:value="306" table:number-columns-spanned="4" table:number-rows-spanned="1">
            <text:p>306</text:p>
          </table:table-cell>
          <table:covered-table-cell table:number-columns-repeated="3"/>
          <table:table-cell table:number-columns-repeated="105"/>
        </table:table-row>
        <table:table-row table:style-name="ro3">
          <table:table-cell/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2</text:p>
          </table:table-cell>
          <table:table-cell table:style-name="ce3" office:value-type="string">
            <text:p>v3</text:p>
          </table:table-cell>
          <table:table-cell table:style-name="ce3" office:value-type="string">
            <text:p>v4</text:p>
          </table:table-cell>
          <table:table-cell table:style-name="ce3" table:number-columns-repeated="4"/>
          <table:table-cell table:number-columns-repeated="101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3.1072">
            <text:p>13.1072</text:p>
          </table:table-cell>
          <table:table-cell office:value-type="float" office:value="18.57792">
            <text:p>18.57792</text:p>
          </table:table-cell>
          <table:table-cell office:value-type="float" office:value="23.723858">
            <text:p>23.723858</text:p>
          </table:table-cell>
          <table:table-cell office:value-type="float" office:value="27.159959">
            <text:p>27.159959</text:p>
          </table:table-cell>
          <table:table-cell office:value-type="float" office:value="13.260165">
            <text:p>13.260165</text:p>
          </table:table-cell>
          <table:table-cell office:value-type="float" office:value="18.670524">
            <text:p>18.670524</text:p>
          </table:table-cell>
          <table:table-cell office:value-type="float" office:value="23.333337">
            <text:p>23.333337</text:p>
          </table:table-cell>
          <table:table-cell office:value-type="float" office:value="27.78116">
            <text:p>27.78116</text:p>
          </table:table-cell>
          <table:table-cell office:value-type="float" office:value="12.882325">
            <text:p>12.882325</text:p>
          </table:table-cell>
          <table:table-cell office:value-type="float" office:value="17.812572">
            <text:p>17.812572</text:p>
          </table:table-cell>
          <table:table-cell office:value-type="float" office:value="21.544857">
            <text:p>21.544857</text:p>
          </table:table-cell>
          <table:table-cell office:value-type="float" office:value="21.718958">
            <text:p>21.718958</text:p>
          </table:table-cell>
          <table:table-cell office:value-type="float" office:value="11.578604">
            <text:p>11.578604</text:p>
          </table:table-cell>
          <table:table-cell office:value-type="float" office:value="14.880014">
            <text:p>14.880014</text:p>
          </table:table-cell>
          <table:table-cell office:value-type="float" office:value="16.917979">
            <text:p>16.917979</text:p>
          </table:table-cell>
          <table:table-cell office:value-type="float" office:value="16.680262">
            <text:p>16.680262</text:p>
          </table:table-cell>
          <table:table-cell office:value-type="float" office:value="10.270127">
            <text:p>10.270127</text:p>
          </table:table-cell>
          <table:table-cell office:value-type="float" office:value="11.870672">
            <text:p>11.870672</text:p>
          </table:table-cell>
          <table:table-cell office:value-type="float" office:value="11.527947">
            <text:p>11.527947</text:p>
          </table:table-cell>
          <table:table-cell office:value-type="float" office:value="12.219107">
            <text:p>12.219107</text:p>
          </table:table-cell>
          <table:table-cell office:value-type="float" office:value="11.260467">
            <text:p>11.260467</text:p>
          </table:table-cell>
          <table:table-cell office:value-type="float" office:value="15.700275">
            <text:p>15.700275</text:p>
          </table:table-cell>
          <table:table-cell office:value-type="float" office:value="18.293582">
            <text:p>18.293582</text:p>
          </table:table-cell>
          <table:table-cell office:value-type="float" office:value="19.037301">
            <text:p>19.037301</text:p>
          </table:table-cell>
          <table:table-cell office:value-type="float" office:value="11.390069">
            <text:p>11.390069</text:p>
          </table:table-cell>
          <table:table-cell office:value-type="float" office:value="15.276608">
            <text:p>15.276608</text:p>
          </table:table-cell>
          <table:table-cell office:value-type="float" office:value="17.263424">
            <text:p>17.263424</text:p>
          </table:table-cell>
          <table:table-cell office:value-type="float" office:value="13.206507">
            <text:p>13.206507</text:p>
          </table:table-cell>
          <table:table-cell office:value-type="float" office:value="11.43495">
            <text:p>11.43495</text:p>
          </table:table-cell>
          <table:table-cell office:value-type="float" office:value="15.190877">
            <text:p>15.190877</text:p>
          </table:table-cell>
          <table:table-cell office:value-type="float" office:value="15.216351">
            <text:p>15.216351</text:p>
          </table:table-cell>
          <table:table-cell office:value-type="float" office:value="17.574666">
            <text:p>17.574666</text:p>
          </table:table-cell>
          <table:table-cell office:value-type="float" office:value="10.502683">
            <text:p>10.502683</text:p>
          </table:table-cell>
          <table:table-cell office:value-type="float" office:value="13.039815">
            <text:p>13.039815</text:p>
          </table:table-cell>
          <table:table-cell office:value-type="float" office:value="15.309643">
            <text:p>15.309643</text:p>
          </table:table-cell>
          <table:table-cell office:value-type="float" office:value="0">
            <text:p>0</text:p>
          </table:table-cell>
          <table:table-cell office:value-type="float" office:value="51.95851">
            <text:p>51.95851</text:p>
          </table:table-cell>
          <table:table-cell office:value-type="float" office:value="52.968811">
            <text:p>52.968811</text:p>
          </table:table-cell>
          <table:table-cell office:value-type="float" office:value="53.323982">
            <text:p>53.323982</text:p>
          </table:table-cell>
          <table:table-cell office:value-type="float" office:value="53.495265">
            <text:p>53.495265</text:p>
          </table:table-cell>
          <table:table-cell office:value-type="float" office:value="400.99343">
            <text:p>400.99343</text:p>
          </table:table-cell>
          <table:table-cell office:value-type="float" office:value="471.677375">
            <text:p>471.677375</text:p>
          </table:table-cell>
          <table:table-cell office:value-type="float" office:value="471.477207">
            <text:p>471.477207</text:p>
          </table:table-cell>
          <table:table-cell office:value-type="float" office:value="495.906607">
            <text:p>495.906607</text:p>
          </table:table-cell>
          <table:table-cell office:value-type="float" office:value="50.216579">
            <text:p>50.216579</text:p>
          </table:table-cell>
          <table:table-cell office:value-type="float" office:value="52.180617">
            <text:p>52.180617</text:p>
          </table:table-cell>
          <table:table-cell office:value-type="float" office:value="52.146037">
            <text:p>52.146037</text:p>
          </table:table-cell>
          <table:table-cell office:value-type="float" office:value="51.759322">
            <text:p>51.759322</text:p>
          </table:table-cell>
          <table:table-cell office:value-type="float" office:value="318.706068">
            <text:p>318.706068</text:p>
          </table:table-cell>
          <table:table-cell office:value-type="float" office:value="453.712414">
            <text:p>453.712414</text:p>
          </table:table-cell>
          <table:table-cell office:value-type="float" office:value="496.352657">
            <text:p>496.352657</text:p>
          </table:table-cell>
          <table:table-cell office:value-type="float" office:value="420.944774">
            <text:p>420.944774</text:p>
          </table:table-cell>
          <table:table-cell office:value-type="float" office:value="352.1723">
            <text:p>352.1723</text:p>
          </table:table-cell>
          <table:table-cell office:value-type="float" office:value="447.297968">
            <text:p>447.297968</text:p>
          </table:table-cell>
          <table:table-cell office:value-type="float" office:value="461.947166">
            <text:p>461.947166</text:p>
          </table:table-cell>
          <table:table-cell office:value-type="float" office:value="407.289329">
            <text:p>407.289329</text:p>
          </table:table-cell>
          <table:table-cell office:value-type="float" office:value="294.609253">
            <text:p>294.609253</text:p>
          </table:table-cell>
          <table:table-cell office:value-type="float" office:value="345.957176">
            <text:p>345.957176</text:p>
          </table:table-cell>
          <table:table-cell office:value-type="float" office:value="323.951674">
            <text:p>323.951674</text:p>
          </table:table-cell>
          <table:table-cell office:value-type="float" office:value="274.587557">
            <text:p>274.587557</text:p>
          </table:table-cell>
          <table:table-cell table:number-columns-repeated="105"/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27.951108">
            <text:p>27.951108</text:p>
          </table:table-cell>
          <table:table-cell office:value-type="float" office:value="39.07239">
            <text:p>39.07239</text:p>
          </table:table-cell>
          <table:table-cell office:value-type="float" office:value="48.891173">
            <text:p>48.891173</text:p>
          </table:table-cell>
          <table:table-cell office:value-type="float" office:value="55.762864">
            <text:p>55.762864</text:p>
          </table:table-cell>
          <table:table-cell office:value-type="float" office:value="30.032636">
            <text:p>30.032636</text:p>
          </table:table-cell>
          <table:table-cell office:value-type="float" office:value="39.385303">
            <text:p>39.385303</text:p>
          </table:table-cell>
          <table:table-cell office:value-type="float" office:value="47.770957">
            <text:p>47.770957</text:p>
          </table:table-cell>
          <table:table-cell office:value-type="float" office:value="55.728134">
            <text:p>55.728134</text:p>
          </table:table-cell>
          <table:table-cell office:value-type="float" office:value="26.49252">
            <text:p>26.49252</text:p>
          </table:table-cell>
          <table:table-cell office:value-type="float" office:value="26.33549">
            <text:p>26.33549</text:p>
          </table:table-cell>
          <table:table-cell office:value-type="float" office:value="25.001993">
            <text:p>25.001993</text:p>
          </table:table-cell>
          <table:table-cell office:value-type="float" office:value="23.333844">
            <text:p>23.333844</text:p>
          </table:table-cell>
          <table:table-cell office:value-type="float" office:value="20.66776">
            <text:p>20.66776</text:p>
          </table:table-cell>
          <table:table-cell office:value-type="float" office:value="16.381542">
            <text:p>16.381542</text:p>
          </table:table-cell>
          <table:table-cell office:value-type="float" office:value="17.134292">
            <text:p>17.134292</text:p>
          </table:table-cell>
          <table:table-cell office:value-type="float" office:value="16.258962">
            <text:p>16.258962</text:p>
          </table:table-cell>
          <table:table-cell office:value-type="float" office:value="15.194549">
            <text:p>15.194549</text:p>
          </table:table-cell>
          <table:table-cell office:value-type="float" office:value="11.896208">
            <text:p>11.896208</text:p>
          </table:table-cell>
          <table:table-cell office:value-type="float" office:value="10.235251">
            <text:p>10.235251</text:p>
          </table:table-cell>
          <table:table-cell office:value-type="float" office:value="10.573737">
            <text:p>10.573737</text:p>
          </table:table-cell>
          <table:table-cell office:value-type="float" office:value="22.077554">
            <text:p>22.077554</text:p>
          </table:table-cell>
          <table:table-cell office:value-type="float" office:value="29.568125">
            <text:p>29.568125</text:p>
          </table:table-cell>
          <table:table-cell office:value-type="float" office:value="31.507665">
            <text:p>31.507665</text:p>
          </table:table-cell>
          <table:table-cell office:value-type="float" office:value="31.067121">
            <text:p>31.067121</text:p>
          </table:table-cell>
          <table:table-cell office:value-type="float" office:value="20.825598">
            <text:p>20.825598</text:p>
          </table:table-cell>
          <table:table-cell office:value-type="float" office:value="30.39107">
            <text:p>30.39107</text:p>
          </table:table-cell>
          <table:table-cell office:value-type="float" office:value="33.357026">
            <text:p>33.357026</text:p>
          </table:table-cell>
          <table:table-cell office:value-type="float" office:value="30.035156">
            <text:p>30.035156</text:p>
          </table:table-cell>
          <table:table-cell office:value-type="float" office:value="22.033948">
            <text:p>22.033948</text:p>
          </table:table-cell>
          <table:table-cell office:value-type="float" office:value="30.346692">
            <text:p>30.346692</text:p>
          </table:table-cell>
          <table:table-cell office:value-type="float" office:value="32.029885">
            <text:p>32.029885</text:p>
          </table:table-cell>
          <table:table-cell office:value-type="float" office:value="31.078361">
            <text:p>31.078361</text:p>
          </table:table-cell>
          <table:table-cell office:value-type="float" office:value="20.992533">
            <text:p>20.992533</text:p>
          </table:table-cell>
          <table:table-cell office:value-type="float" office:value="21.371895">
            <text:p>21.371895</text:p>
          </table:table-cell>
          <table:table-cell office:value-type="float" office:value="26.679715">
            <text:p>26.679715</text:p>
          </table:table-cell>
          <table:table-cell office:value-type="float" office:value="0">
            <text:p>0</text:p>
          </table:table-cell>
          <table:table-cell office:value-type="float" office:value="54.658613">
            <text:p>54.658613</text:p>
          </table:table-cell>
          <table:table-cell office:value-type="float" office:value="55.367662">
            <text:p>55.367662</text:p>
          </table:table-cell>
          <table:table-cell office:value-type="float" office:value="55.675146">
            <text:p>55.675146</text:p>
          </table:table-cell>
          <table:table-cell office:value-type="float" office:value="55.685421">
            <text:p>55.685421</text:p>
          </table:table-cell>
          <table:table-cell office:value-type="float" office:value="465.957692">
            <text:p>465.957692</text:p>
          </table:table-cell>
          <table:table-cell office:value-type="float" office:value="454.937735">
            <text:p>454.937735</text:p>
          </table:table-cell>
          <table:table-cell office:value-type="float" office:value="462.228653">
            <text:p>462.228653</text:p>
          </table:table-cell>
          <table:table-cell office:value-type="float" office:value="468.027822">
            <text:p>468.027822</text:p>
          </table:table-cell>
          <table:table-cell office:value-type="float" office:value="53.806478">
            <text:p>53.806478</text:p>
          </table:table-cell>
          <table:table-cell office:value-type="float" office:value="54.627436">
            <text:p>54.627436</text:p>
          </table:table-cell>
          <table:table-cell office:value-type="float" office:value="54.705687">
            <text:p>54.705687</text:p>
          </table:table-cell>
          <table:table-cell office:value-type="float" office:value="53.313971">
            <text:p>53.313971</text:p>
          </table:table-cell>
          <table:table-cell office:value-type="float" office:value="443.659232">
            <text:p>443.659232</text:p>
          </table:table-cell>
          <table:table-cell office:value-type="float" office:value="537.564501">
            <text:p>537.564501</text:p>
          </table:table-cell>
          <table:table-cell office:value-type="float" office:value="566.518693">
            <text:p>566.518693</text:p>
          </table:table-cell>
          <table:table-cell office:value-type="float" office:value="457.383745">
            <text:p>457.383745</text:p>
          </table:table-cell>
          <table:table-cell office:value-type="float" office:value="300.60265">
            <text:p>300.60265</text:p>
          </table:table-cell>
          <table:table-cell office:value-type="float" office:value="302.122896">
            <text:p>302.122896</text:p>
          </table:table-cell>
          <table:table-cell office:value-type="float" office:value="306.333089">
            <text:p>306.333089</text:p>
          </table:table-cell>
          <table:table-cell office:value-type="float" office:value="303.098564">
            <text:p>303.098564</text:p>
          </table:table-cell>
          <table:table-cell office:value-type="float" office:value="365.126918">
            <text:p>365.126918</text:p>
          </table:table-cell>
          <table:table-cell office:value-type="float" office:value="413.933243">
            <text:p>413.933243</text:p>
          </table:table-cell>
          <table:table-cell office:value-type="float" office:value="407.337013">
            <text:p>407.337013</text:p>
          </table:table-cell>
          <table:table-cell office:value-type="float" office:value="321.413837">
            <text:p>321.413837</text:p>
          </table:table-cell>
          <table:table-cell table:number-columns-repeated="105"/>
        </table:table-row>
        <table:table-row table:style-name="ro3">
          <table:table-cell office:value-type="float" office:value="512">
            <text:p>512</text:p>
          </table:table-cell>
          <table:table-cell office:value-type="float" office:value="43.333718">
            <text:p>43.333718</text:p>
          </table:table-cell>
          <table:table-cell office:value-type="float" office:value="57.577147">
            <text:p>57.577147</text:p>
          </table:table-cell>
          <table:table-cell office:value-type="float" office:value="70.861624">
            <text:p>70.861624</text:p>
          </table:table-cell>
          <table:table-cell office:value-type="float" office:value="78.822649">
            <text:p>78.822649</text:p>
          </table:table-cell>
          <table:table-cell office:value-type="float" office:value="45.545783">
            <text:p>45.545783</text:p>
          </table:table-cell>
          <table:table-cell office:value-type="float" office:value="59.199421">
            <text:p>59.199421</text:p>
          </table:table-cell>
          <table:table-cell office:value-type="float" office:value="70.994129">
            <text:p>70.994129</text:p>
          </table:table-cell>
          <table:table-cell office:value-type="float" office:value="73.334881">
            <text:p>73.334881</text:p>
          </table:table-cell>
          <table:table-cell office:value-type="float" office:value="41.378331">
            <text:p>41.378331</text:p>
          </table:table-cell>
          <table:table-cell office:value-type="float" office:value="33.610888">
            <text:p>33.610888</text:p>
          </table:table-cell>
          <table:table-cell office:value-type="float" office:value="29.961535">
            <text:p>29.961535</text:p>
          </table:table-cell>
          <table:table-cell office:value-type="float" office:value="26.642313">
            <text:p>26.642313</text:p>
          </table:table-cell>
          <table:table-cell office:value-type="float" office:value="26.741593">
            <text:p>26.741593</text:p>
          </table:table-cell>
          <table:table-cell office:value-type="float" office:value="20.090829">
            <text:p>20.090829</text:p>
          </table:table-cell>
          <table:table-cell office:value-type="float" office:value="17.076726">
            <text:p>17.076726</text:p>
          </table:table-cell>
          <table:table-cell office:value-type="float" office:value="16.397855">
            <text:p>16.397855</text:p>
          </table:table-cell>
          <table:table-cell office:value-type="float" office:value="16.418698">
            <text:p>16.418698</text:p>
          </table:table-cell>
          <table:table-cell office:value-type="float" office:value="11.17448">
            <text:p>11.17448</text:p>
          </table:table-cell>
          <table:table-cell office:value-type="float" office:value="9.909981">
            <text:p>9.909981</text:p>
          </table:table-cell>
          <table:table-cell office:value-type="float" office:value="8.750818">
            <text:p>8.750818</text:p>
          </table:table-cell>
          <table:table-cell office:value-type="float" office:value="29.035499">
            <text:p>29.035499</text:p>
          </table:table-cell>
          <table:table-cell office:value-type="float" office:value="38.191349">
            <text:p>38.191349</text:p>
          </table:table-cell>
          <table:table-cell office:value-type="float" office:value="41.860515">
            <text:p>41.860515</text:p>
          </table:table-cell>
          <table:table-cell office:value-type="float" office:value="37.343807">
            <text:p>37.343807</text:p>
          </table:table-cell>
          <table:table-cell office:value-type="float" office:value="29.249052">
            <text:p>29.249052</text:p>
          </table:table-cell>
          <table:table-cell office:value-type="float" office:value="38.993756">
            <text:p>38.993756</text:p>
          </table:table-cell>
          <table:table-cell office:value-type="float" office:value="42.508383">
            <text:p>42.508383</text:p>
          </table:table-cell>
          <table:table-cell office:value-type="float" office:value="36.545293">
            <text:p>36.545293</text:p>
          </table:table-cell>
          <table:table-cell office:value-type="float" office:value="29.594696">
            <text:p>29.594696</text:p>
          </table:table-cell>
          <table:table-cell office:value-type="float" office:value="36.673076">
            <text:p>36.673076</text:p>
          </table:table-cell>
          <table:table-cell office:value-type="float" office:value="40.831294">
            <text:p>40.831294</text:p>
          </table:table-cell>
          <table:table-cell office:value-type="float" office:value="35.592078">
            <text:p>35.592078</text:p>
          </table:table-cell>
          <table:table-cell office:value-type="float" office:value="27.006004">
            <text:p>27.006004</text:p>
          </table:table-cell>
          <table:table-cell office:value-type="float" office:value="25.711439">
            <text:p>25.711439</text:p>
          </table:table-cell>
          <table:table-cell office:value-type="float" office:value="30.541718">
            <text:p>30.541718</text:p>
          </table:table-cell>
          <table:table-cell office:value-type="float" office:value="0">
            <text:p>0</text:p>
          </table:table-cell>
          <table:table-cell office:value-type="float" office:value="56.167646">
            <text:p>56.167646</text:p>
          </table:table-cell>
          <table:table-cell office:value-type="float" office:value="56.77766">
            <text:p>56.77766</text:p>
          </table:table-cell>
          <table:table-cell office:value-type="float" office:value="56.99956">
            <text:p>56.99956</text:p>
          </table:table-cell>
          <table:table-cell office:value-type="float" office:value="57.019446">
            <text:p>57.019446</text:p>
          </table:table-cell>
          <table:table-cell office:value-type="float" office:value="593.214337">
            <text:p>593.214337</text:p>
          </table:table-cell>
          <table:table-cell office:value-type="float" office:value="643.442087">
            <text:p>643.442087</text:p>
          </table:table-cell>
          <table:table-cell office:value-type="float" office:value="654.284411">
            <text:p>654.284411</text:p>
          </table:table-cell>
          <table:table-cell office:value-type="float" office:value="676.636204">
            <text:p>676.636204</text:p>
          </table:table-cell>
          <table:table-cell office:value-type="float" office:value="55.368553">
            <text:p>55.368553</text:p>
          </table:table-cell>
          <table:table-cell office:value-type="float" office:value="56.067265">
            <text:p>56.067265</text:p>
          </table:table-cell>
          <table:table-cell office:value-type="float" office:value="56.148178">
            <text:p>56.148178</text:p>
          </table:table-cell>
          <table:table-cell office:value-type="float" office:value="55.236979">
            <text:p>55.236979</text:p>
          </table:table-cell>
          <table:table-cell office:value-type="float" office:value="470.796365">
            <text:p>470.796365</text:p>
          </table:table-cell>
          <table:table-cell office:value-type="float" office:value="558.768629">
            <text:p>558.768629</text:p>
          </table:table-cell>
          <table:table-cell office:value-type="float" office:value="589.963948">
            <text:p>589.963948</text:p>
          </table:table-cell>
          <table:table-cell office:value-type="float" office:value="474.426877">
            <text:p>474.426877</text:p>
          </table:table-cell>
          <table:table-cell office:value-type="float" office:value="302.759993">
            <text:p>302.759993</text:p>
          </table:table-cell>
          <table:table-cell office:value-type="float" office:value="275.638384">
            <text:p>275.638384</text:p>
          </table:table-cell>
          <table:table-cell office:value-type="float" office:value="262.961796">
            <text:p>262.961796</text:p>
          </table:table-cell>
          <table:table-cell office:value-type="float" office:value="245.545413">
            <text:p>245.545413</text:p>
          </table:table-cell>
          <table:table-cell office:value-type="float" office:value="385.135001">
            <text:p>385.135001</text:p>
          </table:table-cell>
          <table:table-cell office:value-type="float" office:value="433.551569">
            <text:p>433.551569</text:p>
          </table:table-cell>
          <table:table-cell office:value-type="float" office:value="422.370347">
            <text:p>422.370347</text:p>
          </table:table-cell>
          <table:table-cell office:value-type="float" office:value="333.456418">
            <text:p>333.456418</text:p>
          </table:table-cell>
          <table:table-cell table:number-columns-repeated="105"/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49.074124">
            <text:p>49.074124</text:p>
          </table:table-cell>
          <table:table-cell office:value-type="float" office:value="65.85837">
            <text:p>65.85837</text:p>
          </table:table-cell>
          <table:table-cell office:value-type="float" office:value="78.002562">
            <text:p>78.002562</text:p>
          </table:table-cell>
          <table:table-cell office:value-type="float" office:value="84.638445">
            <text:p>84.638445</text:p>
          </table:table-cell>
          <table:table-cell office:value-type="float" office:value="50.294566">
            <text:p>50.294566</text:p>
          </table:table-cell>
          <table:table-cell office:value-type="float" office:value="65.61898">
            <text:p>65.61898</text:p>
          </table:table-cell>
          <table:table-cell office:value-type="float" office:value="79.072657">
            <text:p>79.072657</text:p>
          </table:table-cell>
          <table:table-cell office:value-type="float" office:value="87.145306">
            <text:p>87.145306</text:p>
          </table:table-cell>
          <table:table-cell office:value-type="float" office:value="47.347028">
            <text:p>47.347028</text:p>
          </table:table-cell>
          <table:table-cell office:value-type="float" office:value="36.420212">
            <text:p>36.420212</text:p>
          </table:table-cell>
          <table:table-cell office:value-type="float" office:value="31.530759">
            <text:p>31.530759</text:p>
          </table:table-cell>
          <table:table-cell office:value-type="float" office:value="28.511443">
            <text:p>28.511443</text:p>
          </table:table-cell>
          <table:table-cell office:value-type="float" office:value="26.210301">
            <text:p>26.210301</text:p>
          </table:table-cell>
          <table:table-cell office:value-type="float" office:value="18.503867">
            <text:p>18.503867</text:p>
          </table:table-cell>
          <table:table-cell office:value-type="float" office:value="16.243771">
            <text:p>16.243771</text:p>
          </table:table-cell>
          <table:table-cell office:value-type="float" office:value="15.300808">
            <text:p>15.300808</text:p>
          </table:table-cell>
          <table:table-cell office:value-type="float" office:value="14.470533">
            <text:p>14.470533</text:p>
          </table:table-cell>
          <table:table-cell office:value-type="float" office:value="9.851911">
            <text:p>9.851911</text:p>
          </table:table-cell>
          <table:table-cell office:value-type="float" office:value="8.928857">
            <text:p>8.928857</text:p>
          </table:table-cell>
          <table:table-cell office:value-type="float" office:value="7.430556">
            <text:p>7.430556</text:p>
          </table:table-cell>
          <table:table-cell office:value-type="float" office:value="31.523057">
            <text:p>31.523057</text:p>
          </table:table-cell>
          <table:table-cell office:value-type="float" office:value="41.014065">
            <text:p>41.014065</text:p>
          </table:table-cell>
          <table:table-cell office:value-type="float" office:value="42.341869">
            <text:p>42.341869</text:p>
          </table:table-cell>
          <table:table-cell office:value-type="float" office:value="37.384194">
            <text:p>37.384194</text:p>
          </table:table-cell>
          <table:table-cell office:value-type="float" office:value="31.915565">
            <text:p>31.915565</text:p>
          </table:table-cell>
          <table:table-cell office:value-type="float" office:value="41.920354">
            <text:p>41.920354</text:p>
          </table:table-cell>
          <table:table-cell office:value-type="float" office:value="44.768753">
            <text:p>44.768753</text:p>
          </table:table-cell>
          <table:table-cell office:value-type="float" office:value="36.260017">
            <text:p>36.260017</text:p>
          </table:table-cell>
          <table:table-cell office:value-type="float" office:value="32.252747">
            <text:p>32.252747</text:p>
          </table:table-cell>
          <table:table-cell office:value-type="float" office:value="41.8128">
            <text:p>41.8128</text:p>
          </table:table-cell>
          <table:table-cell office:value-type="float" office:value="40.267422">
            <text:p>40.267422</text:p>
          </table:table-cell>
          <table:table-cell office:value-type="float" office:value="31.094476">
            <text:p>31.094476</text:p>
          </table:table-cell>
          <table:table-cell office:value-type="float" office:value="29.325628">
            <text:p>29.325628</text:p>
          </table:table-cell>
          <table:table-cell office:value-type="float" office:value="25.623589">
            <text:p>25.623589</text:p>
          </table:table-cell>
          <table:table-cell office:value-type="float" office:value="29.043138">
            <text:p>29.043138</text:p>
          </table:table-cell>
          <table:table-cell office:value-type="float" office:value="0">
            <text:p>0</text:p>
          </table:table-cell>
          <table:table-cell office:value-type="float" office:value="56.455235">
            <text:p>56.455235</text:p>
          </table:table-cell>
          <table:table-cell office:value-type="float" office:value="57.084991">
            <text:p>57.084991</text:p>
          </table:table-cell>
          <table:table-cell office:value-type="float" office:value="57.309946">
            <text:p>57.309946</text:p>
          </table:table-cell>
          <table:table-cell office:value-type="float" office:value="57.332331">
            <text:p>57.332331</text:p>
          </table:table-cell>
          <table:table-cell office:value-type="float" office:value="617.391529">
            <text:p>617.391529</text:p>
          </table:table-cell>
          <table:table-cell office:value-type="float" office:value="699.400267">
            <text:p>699.400267</text:p>
          </table:table-cell>
          <table:table-cell office:value-type="float" office:value="730.38061">
            <text:p>730.38061</text:p>
          </table:table-cell>
          <table:table-cell office:value-type="float" office:value="735.711929">
            <text:p>735.711929</text:p>
          </table:table-cell>
          <table:table-cell office:value-type="float" office:value="55.665554">
            <text:p>55.665554</text:p>
          </table:table-cell>
          <table:table-cell office:value-type="float" office:value="56.399427">
            <text:p>56.399427</text:p>
          </table:table-cell>
          <table:table-cell office:value-type="float" office:value="56.527945">
            <text:p>56.527945</text:p>
          </table:table-cell>
          <table:table-cell office:value-type="float" office:value="55.653711">
            <text:p>55.653711</text:p>
          </table:table-cell>
          <table:table-cell office:value-type="float" office:value="476.783311">
            <text:p>476.783311</text:p>
          </table:table-cell>
          <table:table-cell office:value-type="float" office:value="564.135918">
            <text:p>564.135918</text:p>
          </table:table-cell>
          <table:table-cell office:value-type="float" office:value="595.003141">
            <text:p>595.003141</text:p>
          </table:table-cell>
          <table:table-cell office:value-type="float" office:value="476.971284">
            <text:p>476.971284</text:p>
          </table:table-cell>
          <table:table-cell office:value-type="float" office:value="280.48014">
            <text:p>280.48014</text:p>
          </table:table-cell>
          <table:table-cell office:value-type="float" office:value="222.752711">
            <text:p>222.752711</text:p>
          </table:table-cell>
          <table:table-cell office:value-type="float" office:value="214.745921">
            <text:p>214.745921</text:p>
          </table:table-cell>
          <table:table-cell office:value-type="float" office:value="199.358773">
            <text:p>199.358773</text:p>
          </table:table-cell>
          <table:table-cell office:value-type="float" office:value="390.29752">
            <text:p>390.29752</text:p>
          </table:table-cell>
          <table:table-cell office:value-type="float" office:value="437.137622">
            <text:p>437.137622</text:p>
          </table:table-cell>
          <table:table-cell office:value-type="float" office:value="421.183673">
            <text:p>421.183673</text:p>
          </table:table-cell>
          <table:table-cell office:value-type="float" office:value="331.023555">
            <text:p>331.023555</text:p>
          </table:table-cell>
          <table:table-cell table:number-columns-repeated="105"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50.362756">
            <text:p>50.362756</text:p>
          </table:table-cell>
          <table:table-cell office:value-type="float" office:value="68.056942">
            <text:p>68.056942</text:p>
          </table:table-cell>
          <table:table-cell office:value-type="float" office:value="81.715998">
            <text:p>81.715998</text:p>
          </table:table-cell>
          <table:table-cell office:value-type="float" office:value="89.989421">
            <text:p>89.989421</text:p>
          </table:table-cell>
          <table:table-cell office:value-type="float" office:value="53.35332">
            <text:p>53.35332</text:p>
          </table:table-cell>
          <table:table-cell office:value-type="float" office:value="69.131674">
            <text:p>69.131674</text:p>
          </table:table-cell>
          <table:table-cell office:value-type="float" office:value="81.369963">
            <text:p>81.369963</text:p>
          </table:table-cell>
          <table:table-cell office:value-type="float" office:value="88.968423">
            <text:p>88.968423</text:p>
          </table:table-cell>
          <table:table-cell office:value-type="float" office:value="46.490192">
            <text:p>46.490192</text:p>
          </table:table-cell>
          <table:table-cell office:value-type="float" office:value="33.315559">
            <text:p>33.315559</text:p>
          </table:table-cell>
          <table:table-cell office:value-type="float" office:value="27.534751">
            <text:p>27.534751</text:p>
          </table:table-cell>
          <table:table-cell office:value-type="float" office:value="23.733404">
            <text:p>23.733404</text:p>
          </table:table-cell>
          <table:table-cell office:value-type="float" office:value="20.786487">
            <text:p>20.786487</text:p>
          </table:table-cell>
          <table:table-cell office:value-type="float" office:value="16.24976">
            <text:p>16.24976</text:p>
          </table:table-cell>
          <table:table-cell office:value-type="float" office:value="14.667491">
            <text:p>14.667491</text:p>
          </table:table-cell>
          <table:table-cell office:value-type="float" office:value="13.849489">
            <text:p>13.849489</text:p>
          </table:table-cell>
          <table:table-cell office:value-type="float" office:value="11.014663">
            <text:p>11.014663</text:p>
          </table:table-cell>
          <table:table-cell office:value-type="float" office:value="8.407146">
            <text:p>8.407146</text:p>
          </table:table-cell>
          <table:table-cell office:value-type="float" office:value="7.50815">
            <text:p>7.50815</text:p>
          </table:table-cell>
          <table:table-cell office:value-type="float" office:value="6.986539">
            <text:p>6.986539</text:p>
          </table:table-cell>
          <table:table-cell office:value-type="float" office:value="32.022329">
            <text:p>32.022329</text:p>
          </table:table-cell>
          <table:table-cell office:value-type="float" office:value="41.263893">
            <text:p>41.263893</text:p>
          </table:table-cell>
          <table:table-cell office:value-type="float" office:value="40.73673">
            <text:p>40.73673</text:p>
          </table:table-cell>
          <table:table-cell office:value-type="float" office:value="33.32145">
            <text:p>33.32145</text:p>
          </table:table-cell>
          <table:table-cell office:value-type="float" office:value="32.38609">
            <text:p>32.38609</text:p>
          </table:table-cell>
          <table:table-cell office:value-type="float" office:value="41.569417">
            <text:p>41.569417</text:p>
          </table:table-cell>
          <table:table-cell office:value-type="float" office:value="38.518564">
            <text:p>38.518564</text:p>
          </table:table-cell>
          <table:table-cell office:value-type="float" office:value="25.71345">
            <text:p>25.71345</text:p>
          </table:table-cell>
          <table:table-cell office:value-type="float" office:value="32.740671">
            <text:p>32.740671</text:p>
          </table:table-cell>
          <table:table-cell office:value-type="float" office:value="32.409981">
            <text:p>32.409981</text:p>
          </table:table-cell>
          <table:table-cell office:value-type="float" office:value="28.904281">
            <text:p>28.904281</text:p>
          </table:table-cell>
          <table:table-cell office:value-type="float" office:value="20.506035">
            <text:p>20.506035</text:p>
          </table:table-cell>
          <table:table-cell office:value-type="float" office:value="29.2738">
            <text:p>29.2738</text:p>
          </table:table-cell>
          <table:table-cell office:value-type="float" office:value="19.465633">
            <text:p>19.465633</text:p>
          </table:table-cell>
          <table:table-cell office:value-type="float" office:value="19.820023">
            <text:p>19.820023</text:p>
          </table:table-cell>
          <table:table-cell office:value-type="float" office:value="0">
            <text:p>0</text:p>
          </table:table-cell>
          <table:table-cell office:value-type="float" office:value="1905.844768">
            <text:p>1905.844768</text:p>
          </table:table-cell>
          <table:table-cell office:value-type="float" office:value="19304.760991">
            <text:p>19304.760991</text:p>
          </table:table-cell>
          <table:table-cell office:value-type="float" office:value="72989943.786405">
            <text:p>72989943.786405</text:p>
          </table:table-cell>
          <table:table-cell office:value-type="float" office:value="93036036.052002">
            <text:p>93036036.052002</text:p>
          </table:table-cell>
          <table:table-cell office:value-type="float" office:value="623.459045">
            <text:p>623.459045</text:p>
          </table:table-cell>
          <table:table-cell office:value-type="float" office:value="708.309102">
            <text:p>708.309102</text:p>
          </table:table-cell>
          <table:table-cell office:value-type="float" office:value="742.062501">
            <text:p>742.062501</text:p>
          </table:table-cell>
          <table:table-cell office:value-type="float" office:value="745.173639">
            <text:p>745.173639</text:p>
          </table:table-cell>
          <table:table-cell office:value-type="float" office:value="11533.654915">
            <text:p>11533.654915</text:p>
          </table:table-cell>
          <table:table-cell office:value-type="float" office:value="49441815.402683">
            <text:p>49441815.402683</text:p>
          </table:table-cell>
          <table:table-cell office:value-type="float" office:value="64674987.525078">
            <text:p>64674987.525078</text:p>
          </table:table-cell>
          <table:table-cell office:value-type="float" office:value="62156700.321245">
            <text:p>62156700.321245</text:p>
          </table:table-cell>
          <table:table-cell office:value-type="float" office:value="479.657045">
            <text:p>479.657045</text:p>
          </table:table-cell>
          <table:table-cell office:value-type="float" office:value="567.322436">
            <text:p>567.322436</text:p>
          </table:table-cell>
          <table:table-cell office:value-type="float" office:value="598.226836">
            <text:p>598.226836</text:p>
          </table:table-cell>
          <table:table-cell office:value-type="float" office:value="479.450721">
            <text:p>479.450721</text:p>
          </table:table-cell>
          <table:table-cell office:value-type="float" office:value="214.387011">
            <text:p>214.387011</text:p>
          </table:table-cell>
          <table:table-cell office:value-type="float" office:value="194.109962">
            <text:p>194.109962</text:p>
          </table:table-cell>
          <table:table-cell office:value-type="float" office:value="10004.202503">
            <text:p>10004.202503</text:p>
          </table:table-cell>
          <table:table-cell office:value-type="float" office:value="8434.767653">
            <text:p>8434.767653</text:p>
          </table:table-cell>
          <table:table-cell office:value-type="float" office:value="391.921199">
            <text:p>391.921199</text:p>
          </table:table-cell>
          <table:table-cell office:value-type="float" office:value="434.326691">
            <text:p>434.326691</text:p>
          </table:table-cell>
          <table:table-cell office:value-type="float" office:value="385.054024">
            <text:p>385.054024</text:p>
          </table:table-cell>
          <table:table-cell office:value-type="float" office:value="3229.603943">
            <text:p>3229.603943</text:p>
          </table:table-cell>
          <table:table-cell table:number-columns-repeated="105"/>
        </table:table-row>
        <table:table-row table:style-name="ro3">
          <table:table-cell office:value-type="float" office:value="4096">
            <text:p>4096</text:p>
          </table:table-cell>
          <table:table-cell office:value-type="float" office:value="50.362756">
            <text:p>50.362756</text:p>
          </table:table-cell>
          <table:table-cell office:value-type="float" office:value="68.056942">
            <text:p>68.056942</text:p>
          </table:table-cell>
          <table:table-cell office:value-type="float" office:value="81.715998">
            <text:p>81.715998</text:p>
          </table:table-cell>
          <table:table-cell office:value-type="float" office:value="89.989421">
            <text:p>89.989421</text:p>
          </table:table-cell>
          <table:table-cell office:value-type="float" office:value="53.35332">
            <text:p>53.35332</text:p>
          </table:table-cell>
          <table:table-cell office:value-type="float" office:value="69.131674">
            <text:p>69.131674</text:p>
          </table:table-cell>
          <table:table-cell office:value-type="float" office:value="81.369963">
            <text:p>81.369963</text:p>
          </table:table-cell>
          <table:table-cell office:value-type="float" office:value="88.968423">
            <text:p>88.968423</text:p>
          </table:table-cell>
          <table:table-cell office:value-type="float" office:value="46.490192">
            <text:p>46.490192</text:p>
          </table:table-cell>
          <table:table-cell office:value-type="float" office:value="33.315559">
            <text:p>33.315559</text:p>
          </table:table-cell>
          <table:table-cell office:value-type="float" office:value="27.534751">
            <text:p>27.534751</text:p>
          </table:table-cell>
          <table:table-cell office:value-type="float" office:value="23.733404">
            <text:p>23.733404</text:p>
          </table:table-cell>
          <table:table-cell office:value-type="float" office:value="20.786487">
            <text:p>20.786487</text:p>
          </table:table-cell>
          <table:table-cell office:value-type="float" office:value="16.24976">
            <text:p>16.24976</text:p>
          </table:table-cell>
          <table:table-cell office:value-type="float" office:value="14.667491">
            <text:p>14.667491</text:p>
          </table:table-cell>
          <table:table-cell office:value-type="float" office:value="13.849489">
            <text:p>13.849489</text:p>
          </table:table-cell>
          <table:table-cell office:value-type="float" office:value="11.014663">
            <text:p>11.014663</text:p>
          </table:table-cell>
          <table:table-cell office:value-type="float" office:value="8.407146">
            <text:p>8.407146</text:p>
          </table:table-cell>
          <table:table-cell office:value-type="float" office:value="7.50815">
            <text:p>7.50815</text:p>
          </table:table-cell>
          <table:table-cell office:value-type="float" office:value="6.986539">
            <text:p>6.986539</text:p>
          </table:table-cell>
          <table:table-cell office:value-type="float" office:value="32.022329">
            <text:p>32.022329</text:p>
          </table:table-cell>
          <table:table-cell office:value-type="float" office:value="41.263893">
            <text:p>41.263893</text:p>
          </table:table-cell>
          <table:table-cell office:value-type="float" office:value="40.73673">
            <text:p>40.73673</text:p>
          </table:table-cell>
          <table:table-cell office:value-type="float" office:value="33.32145">
            <text:p>33.32145</text:p>
          </table:table-cell>
          <table:table-cell office:value-type="float" office:value="32.38609">
            <text:p>32.38609</text:p>
          </table:table-cell>
          <table:table-cell office:value-type="float" office:value="41.569417">
            <text:p>41.569417</text:p>
          </table:table-cell>
          <table:table-cell office:value-type="float" office:value="38.518564">
            <text:p>38.518564</text:p>
          </table:table-cell>
          <table:table-cell office:value-type="float" office:value="25.71345">
            <text:p>25.71345</text:p>
          </table:table-cell>
          <table:table-cell office:value-type="float" office:value="32.740671">
            <text:p>32.740671</text:p>
          </table:table-cell>
          <table:table-cell office:value-type="float" office:value="32.409981">
            <text:p>32.409981</text:p>
          </table:table-cell>
          <table:table-cell office:value-type="float" office:value="28.904281">
            <text:p>28.904281</text:p>
          </table:table-cell>
          <table:table-cell office:value-type="float" office:value="20.506035">
            <text:p>20.506035</text:p>
          </table:table-cell>
          <table:table-cell office:value-type="float" office:value="29.2738">
            <text:p>29.2738</text:p>
          </table:table-cell>
          <table:table-cell office:value-type="float" office:value="19.465633">
            <text:p>19.465633</text:p>
          </table:table-cell>
          <table:table-cell office:value-type="float" office:value="19.820023">
            <text:p>19.820023</text:p>
          </table:table-cell>
          <table:table-cell office:value-type="float" office:value="0">
            <text:p>0</text:p>
          </table:table-cell>
          <table:table-cell office:value-type="float" office:value="1905.844768">
            <text:p>1905.844768</text:p>
          </table:table-cell>
          <table:table-cell office:value-type="float" office:value="19304.760991">
            <text:p>19304.760991</text:p>
          </table:table-cell>
          <table:table-cell office:value-type="float" office:value="72989943.786405">
            <text:p>72989943.786405</text:p>
          </table:table-cell>
          <table:table-cell office:value-type="float" office:value="93036036.052002">
            <text:p>93036036.052002</text:p>
          </table:table-cell>
          <table:table-cell office:value-type="float" office:value="623.459045">
            <text:p>623.459045</text:p>
          </table:table-cell>
          <table:table-cell office:value-type="float" office:value="708.309102">
            <text:p>708.309102</text:p>
          </table:table-cell>
          <table:table-cell office:value-type="float" office:value="742.062501">
            <text:p>742.062501</text:p>
          </table:table-cell>
          <table:table-cell office:value-type="float" office:value="745.173639">
            <text:p>745.173639</text:p>
          </table:table-cell>
          <table:table-cell office:value-type="float" office:value="11533.654915">
            <text:p>11533.654915</text:p>
          </table:table-cell>
          <table:table-cell office:value-type="float" office:value="49441815.402683">
            <text:p>49441815.402683</text:p>
          </table:table-cell>
          <table:table-cell office:value-type="float" office:value="64674987.525078">
            <text:p>64674987.525078</text:p>
          </table:table-cell>
          <table:table-cell office:value-type="float" office:value="62156700.321245">
            <text:p>62156700.321245</text:p>
          </table:table-cell>
          <table:table-cell office:value-type="float" office:value="479.657045">
            <text:p>479.657045</text:p>
          </table:table-cell>
          <table:table-cell office:value-type="float" office:value="567.322436">
            <text:p>567.322436</text:p>
          </table:table-cell>
          <table:table-cell office:value-type="float" office:value="598.226836">
            <text:p>598.226836</text:p>
          </table:table-cell>
          <table:table-cell office:value-type="float" office:value="479.450721">
            <text:p>479.450721</text:p>
          </table:table-cell>
          <table:table-cell office:value-type="float" office:value="214.387011">
            <text:p>214.387011</text:p>
          </table:table-cell>
          <table:table-cell office:value-type="float" office:value="194.109962">
            <text:p>194.109962</text:p>
          </table:table-cell>
          <table:table-cell office:value-type="float" office:value="10004.202503">
            <text:p>10004.202503</text:p>
          </table:table-cell>
          <table:table-cell office:value-type="float" office:value="8434.767653">
            <text:p>8434.767653</text:p>
          </table:table-cell>
          <table:table-cell office:value-type="float" office:value="391.921199">
            <text:p>391.921199</text:p>
          </table:table-cell>
          <table:table-cell office:value-type="float" office:value="434.326691">
            <text:p>434.326691</text:p>
          </table:table-cell>
          <table:table-cell office:value-type="float" office:value="385.054024">
            <text:p>385.054024</text:p>
          </table:table-cell>
          <table:table-cell office:value-type="float" office:value="3229.603943">
            <text:p>3229.603943</text:p>
          </table:table-cell>
          <table:table-cell table:number-columns-repeated="105"/>
        </table:table-row>
        <table:table-row table:style-name="ro3">
          <table:table-cell/>
          <table:table-cell table:style-name="ce1" office:value-type="float" office:value="11">
            <text:p>11</text:p>
          </table:table-cell>
          <table:table-cell table:number-columns-repeated="3"/>
          <table:table-cell table:style-name="ce1" office:value-type="float" office:value="104">
            <text:p>104</text:p>
          </table:table-cell>
          <table:table-cell table:number-columns-repeated="3"/>
          <table:table-cell table:style-name="ce1" office:value-type="float" office:value="45">
            <text:p>45</text:p>
          </table:table-cell>
          <table:table-cell table:number-columns-repeated="3"/>
          <table:table-cell table:style-name="ce1" office:value-type="float" office:value="6">
            <text:p>6</text:p>
          </table:table-cell>
          <table:table-cell table:number-columns-repeated="3"/>
          <table:table-cell table:style-name="ce1" office:value-type="float" office:value="6">
            <text:p>6</text:p>
          </table:table-cell>
          <table:table-cell table:number-columns-repeated="3"/>
          <table:table-cell table:style-name="ce1" office:value-type="float" office:value="22">
            <text:p>22</text:p>
          </table:table-cell>
          <table:table-cell table:number-columns-repeated="3"/>
          <table:table-cell table:style-name="ce1" office:value-type="float" office:value="77">
            <text:p>77</text:p>
          </table:table-cell>
          <table:table-cell table:number-columns-repeated="3"/>
          <table:table-cell table:style-name="ce1" office:value-type="float" office:value="19">
            <text:p>19</text:p>
          </table:table-cell>
          <table:table-cell table:number-columns-repeated="3"/>
          <table:table-cell table:style-name="ce1" office:value-type="float" office:value="16">
            <text:p>16</text:p>
          </table:table-cell>
          <table:table-cell table:number-columns-repeated="3"/>
          <table:table-cell table:style-name="ce1" office:value-type="float" office:value="6">
            <text:p>6</text:p>
          </table:table-cell>
          <table:table-cell table:number-columns-repeated="3"/>
          <table:table-cell table:style-name="ce1" office:value-type="float" office:value="189">
            <text:p>189</text:p>
          </table:table-cell>
          <table:table-cell table:number-columns-repeated="3"/>
          <table:table-cell table:style-name="ce1" office:value-type="float" office:value="7">
            <text:p>7</text:p>
          </table:table-cell>
          <table:table-cell table:number-columns-repeated="3"/>
          <table:table-cell table:style-name="ce1" office:value-type="float" office:value="130">
            <text:p>130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108"/>
        </table:table-row>
        <table:table-row table:style-name="ro2">
          <table:table-cell table:number-columns-repeated="166"/>
        </table:table-row>
        <table:table-row table:style-name="ro3">
          <table:table-cell table:style-name="ce1" office:value-type="string">
            <text:p>C1060</text:p>
          </table:table-cell>
          <table:table-cell table:style-name="ce1"/>
          <table:table-cell table:number-columns-repeated="164"/>
        </table:table-row>
        <table:table-row table:style-name="ro3">
          <table:table-cell/>
          <table:table-cell table:style-name="ce4" office:value-type="string" table:number-columns-spanned="5" table:number-rows-spanned="1">
            <text:p>v107</text:p>
          </table:table-cell>
          <table:covered-table-cell table:number-columns-repeated="4"/>
          <table:table-cell table:style-name="ce6" office:value-type="string" table:number-columns-spanned="5" table:number-rows-spanned="1">
            <text:p>v108</text:p>
          </table:table-cell>
          <table:covered-table-cell table:number-columns-repeated="2" table:style-name="ce7"/>
          <table:covered-table-cell table:style-name="ce8"/>
          <table:covered-table-cell table:style-name="ce7"/>
          <table:table-cell table:style-name="ce2" office:value-type="string" table:number-columns-spanned="5" table:number-rows-spanned="1">
            <text:p>v109</text:p>
          </table:table-cell>
          <table:covered-table-cell table:style-name="ce7"/>
          <table:covered-table-cell table:number-columns-repeated="3"/>
          <table:table-cell table:style-name="ce6" office:value-type="string" table:number-columns-spanned="5" table:number-rows-spanned="1">
            <text:p>v110</text:p>
          </table:table-cell>
          <table:covered-table-cell table:number-columns-repeated="4"/>
          <table:table-cell table:style-name="ce2" office:value-type="string" table:number-columns-spanned="5" table:number-rows-spanned="1">
            <text:p>v112</text:p>
          </table:table-cell>
          <table:covered-table-cell table:number-columns-repeated="3"/>
          <table:covered-table-cell table:style-name="ce8"/>
          <table:table-cell table:style-name="ce6" office:value-type="string" table:number-columns-spanned="5" table:number-rows-spanned="1">
            <text:p>v1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4</text:p>
          </table:table-cell>
          <table:covered-table-cell table:number-columns-repeated="4"/>
          <table:table-cell table:style-name="ce6" office:value-type="string" table:number-columns-spanned="5" table:number-rows-spanned="1">
            <text:p>v1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6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204</text:p>
          </table:table-cell>
          <table:covered-table-cell table:number-columns-repeated="4"/>
          <table:table-cell table:style-name="ce2" office:value-type="string" table:number-columns-spanned="5" table:number-rows-spanned="1">
            <text:p>v205</text:p>
          </table:table-cell>
          <table:covered-table-cell table:number-columns-repeated="4"/>
          <table:table-cell table:style-name="ce6" office:value-type="string" table:number-columns-spanned="5" table:number-rows-spanned="1">
            <text:p>v211</text:p>
          </table:table-cell>
          <table:covered-table-cell table:number-columns-repeated="4"/>
          <table:table-cell table:style-name="ce2" office:value-type="string" table:number-columns-spanned="5" table:number-rows-spanned="1">
            <text:p>v302</text:p>
          </table:table-cell>
          <table:covered-table-cell table:number-columns-repeated="4"/>
          <table:table-cell table:style-name="ce6" office:value-type="string" table:number-columns-spanned="5" table:number-rows-spanned="1">
            <text:p>v303</text:p>
          </table:table-cell>
          <table:covered-table-cell table:number-columns-repeated="4"/>
          <table:table-cell table:style-name="ce2" office:value-type="string" table:number-columns-spanned="5" table:number-rows-spanned="1">
            <text:p>v306</text:p>
          </table:table-cell>
          <table:covered-table-cell table:number-columns-repeated="4"/>
          <table:table-cell table:style-name="ce6" office:value-type="string" table:number-columns-spanned="5" table:number-rows-spanned="1">
            <text:p>v407</text:p>
          </table:table-cell>
          <table:covered-table-cell table:number-columns-repeated="4"/>
          <table:table-cell table:style-name="ce2" office:value-type="string" table:number-columns-spanned="5" table:number-rows-spanned="1">
            <text:p>v408</text:p>
          </table:table-cell>
          <table:covered-table-cell table:number-columns-repeated="4"/>
          <table:table-cell table:style-name="ce6" office:value-type="string" table:number-columns-spanned="5" table:number-rows-spanned="1">
            <text:p>v409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0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2</text:p>
          </table:table-cell>
          <table:covered-table-cell table:number-columns-repeated="4"/>
          <table:table-cell table:style-name="ce10" table:number-columns-repeated="2"/>
          <table:table-cell table:style-name="ce10" office:value-type="string">
            <text:p>v413</text:p>
          </table:table-cell>
          <table:table-cell table:style-name="ce10" table:number-columns-repeated="2"/>
          <table:table-cell table:style-name="ce6" office:value-type="string" table:number-columns-spanned="5" table:number-rows-spanned="1">
            <text:p>v414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5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6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7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08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9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0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2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4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6</text:p>
          </table:table-cell>
          <table:covered-table-cell table:number-columns-repeated="4" table:style-name="ce10"/>
        </table:table-row>
        <table:table-row table:style-name="ro3">
          <table:table-cell/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5.456005">
            <text:p>5.456005</text:p>
          </table:table-cell>
          <table:table-cell office:value-type="float" office:value="5.965232">
            <text:p>5.965232</text:p>
          </table:table-cell>
          <table:table-cell office:value-type="float" office:value="6.677499">
            <text:p>6.677499</text:p>
          </table:table-cell>
          <table:table-cell office:value-type="float" office:value="7.626007">
            <text:p>7.626007</text:p>
          </table:table-cell>
          <table:table-cell table:number-columns-repeated="2" office:value-type="float" office:value="9.130458">
            <text:p>9.130458</text:p>
          </table:table-cell>
          <table:table-cell office:value-type="float" office:value="9.385855">
            <text:p>9.385855</text:p>
          </table:table-cell>
          <table:table-cell office:value-type="float" office:value="9.068765">
            <text:p>9.068765</text:p>
          </table:table-cell>
          <table:table-cell office:value-type="float" office:value="8.888591">
            <text:p>8.888591</text:p>
          </table:table-cell>
          <table:table-cell office:value-type="float" office:value="9.130458">
            <text:p>9.130458</text:p>
          </table:table-cell>
          <table:table-cell office:value-type="float" office:value="9.868951">
            <text:p>9.868951</text:p>
          </table:table-cell>
          <table:table-cell table:number-columns-repeated="2" office:value-type="float" office:value="9.068765">
            <text:p>9.068765</text:p>
          </table:table-cell>
          <table:table-cell office:value-type="float" office:value="9.320676">
            <text:p>9.320676</text:p>
          </table:table-cell>
          <table:table-cell office:value-type="float" office:value="8.830114">
            <text:p>8.830114</text:p>
          </table:table-cell>
          <table:table-cell office:value-type="float" office:value="4.898457">
            <text:p>4.898457</text:p>
          </table:table-cell>
          <table:table-cell office:value-type="float" office:value="5.663195">
            <text:p>5.663195</text:p>
          </table:table-cell>
          <table:table-cell office:value-type="float" office:value="6.421901">
            <text:p>6.421901</text:p>
          </table:table-cell>
          <table:table-cell office:value-type="float" office:value="6.710886">
            <text:p>6.710886</text:p>
          </table:table-cell>
          <table:table-cell office:value-type="float" office:value="7.582922">
            <text:p>7.582922</text:p>
          </table:table-cell>
          <table:table-cell office:value-type="float" office:value="5.202238">
            <text:p>5.202238</text:p>
          </table:table-cell>
          <table:table-cell office:value-type="float" office:value="5.7358">
            <text:p>5.7358</text:p>
          </table:table-cell>
          <table:table-cell office:value-type="float" office:value="5.938838">
            <text:p>5.938838</text:p>
          </table:table-cell>
          <table:table-cell office:value-type="float" office:value="6.185149">
            <text:p>6.185149</text:p>
          </table:table-cell>
          <table:table-cell office:value-type="float" office:value="6.301302">
            <text:p>6.301302</text:p>
          </table:table-cell>
          <table:table-cell office:value-type="float" office:value="5.456005">
            <text:p>5.456005</text:p>
          </table:table-cell>
          <table:table-cell office:value-type="float" office:value="5.861036">
            <text:p>5.861036</text:p>
          </table:table-cell>
          <table:table-cell office:value-type="float" office:value="6.185149">
            <text:p>6.185149</text:p>
          </table:table-cell>
          <table:table-cell office:value-type="float" office:value="6.547206">
            <text:p>6.547206</text:p>
          </table:table-cell>
          <table:table-cell office:value-type="float" office:value="7.803356">
            <text:p>7.803356</text:p>
          </table:table-cell>
          <table:table-cell table:number-columns-repeated="2" office:value-type="float" office:value="7.98915">
            <text:p>7.98915</text:p>
          </table:table-cell>
          <table:table-cell office:value-type="float" office:value="7.45654">
            <text:p>7.45654</text:p>
          </table:table-cell>
          <table:table-cell office:value-type="float" office:value="7.626007">
            <text:p>7.626007</text:p>
          </table:table-cell>
          <table:table-cell office:value-type="float" office:value="7.294442">
            <text:p>7.294442</text:p>
          </table:table-cell>
          <table:table-cell office:value-type="float" office:value="4.155348">
            <text:p>4.155348</text:p>
          </table:table-cell>
          <table:table-cell office:value-type="float" office:value="4.880645">
            <text:p>4.880645</text:p>
          </table:table-cell>
          <table:table-cell office:value-type="float" office:value="5.284163">
            <text:p>5.284163</text:p>
          </table:table-cell>
          <table:table-cell office:value-type="float" office:value="6.185149">
            <text:p>6.185149</text:p>
          </table:table-cell>
          <table:table-cell office:value-type="float" office:value="7.255012">
            <text:p>7.255012</text:p>
          </table:table-cell>
          <table:table-cell office:value-type="float" office:value="3.94758">
            <text:p>3.94758</text:p>
          </table:table-cell>
          <table:table-cell office:value-type="float" office:value="4.549753">
            <text:p>4.549753</text:p>
          </table:table-cell>
          <table:table-cell office:value-type="float" office:value="4.692928">
            <text:p>4.692928</text:p>
          </table:table-cell>
          <table:table-cell office:value-type="float" office:value="5.546187">
            <text:p>5.546187</text:p>
          </table:table-cell>
          <table:table-cell office:value-type="float" office:value="0">
            <text:p>0</text:p>
          </table:table-cell>
          <table:table-cell office:value-type="float" office:value="4.786492">
            <text:p>4.786492</text:p>
          </table:table-cell>
          <table:table-cell office:value-type="float" office:value="6.169962">
            <text:p>6.169962</text:p>
          </table:table-cell>
          <table:table-cell office:value-type="float" office:value="8.794137">
            <text:p>8.794137</text:p>
          </table:table-cell>
          <table:table-cell office:value-type="float" office:value="14.155776">
            <text:p>14.155776</text:p>
          </table:table-cell>
          <table:table-cell office:value-type="float" office:value="39.099202">
            <text:p>39.099202</text:p>
          </table:table-cell>
          <table:table-cell office:value-type="float" office:value="69.02626">
            <text:p>69.02626</text:p>
          </table:table-cell>
          <table:table-cell office:value-type="float" office:value="88.958262">
            <text:p>88.958262</text:p>
          </table:table-cell>
          <table:table-cell office:value-type="float" office:value="119.227177">
            <text:p>119.227177</text:p>
          </table:table-cell>
          <table:table-cell office:value-type="float" office:value="165.712863">
            <text:p>165.712863</text:p>
          </table:table-cell>
          <table:table-cell office:value-type="float" office:value="329.443514">
            <text:p>329.443514</text:p>
          </table:table-cell>
          <table:table-cell office:value-type="float" office:value="5.044966">
            <text:p>5.044966</text:p>
          </table:table-cell>
          <table:table-cell office:value-type="float" office:value="6.576598">
            <text:p>6.576598</text:p>
          </table:table-cell>
          <table:table-cell office:value-type="float" office:value="9.425557">
            <text:p>9.425557</text:p>
          </table:table-cell>
          <table:table-cell office:value-type="float" office:value="14.071877">
            <text:p>14.071877</text:p>
          </table:table-cell>
          <table:table-cell office:value-type="float" office:value="37.57364">
            <text:p>37.57364</text:p>
          </table:table-cell>
          <table:table-cell office:value-type="float" office:value="76.08143">
            <text:p>76.08143</text:p>
          </table:table-cell>
          <table:table-cell office:value-type="float" office:value="99.212816">
            <text:p>99.212816</text:p>
          </table:table-cell>
          <table:table-cell office:value-type="float" office:value="130.90056">
            <text:p>130.90056</text:p>
          </table:table-cell>
          <table:table-cell office:value-type="float" office:value="181.672017">
            <text:p>181.672017</text:p>
          </table:table-cell>
          <table:table-cell office:value-type="float" office:value="254.542309">
            <text:p>254.542309</text:p>
          </table:table-cell>
          <table:table-cell office:value-type="float" office:value="134.479872">
            <text:p>134.479872</text:p>
          </table:table-cell>
          <table:table-cell office:value-type="float" office:value="154.90145">
            <text:p>154.90145</text:p>
          </table:table-cell>
          <table:table-cell office:value-type="float" office:value="178.840765">
            <text:p>178.840765</text:p>
          </table:table-cell>
          <table:table-cell office:value-type="float" office:value="219.629009">
            <text:p>219.629009</text:p>
          </table:table-cell>
          <table:table-cell office:value-type="float" office:value="256.438341">
            <text:p>256.438341</text:p>
          </table:table-cell>
          <table:table-cell office:value-type="float" office:value="33.448479">
            <text:p>33.448479</text:p>
          </table:table-cell>
          <table:table-cell office:value-type="float" office:value="42.83278">
            <text:p>42.83278</text:p>
          </table:table-cell>
          <table:table-cell office:value-type="float" office:value="60.797964">
            <text:p>60.797964</text:p>
          </table:table-cell>
          <table:table-cell office:value-type="float" office:value="79.324533">
            <text:p>79.324533</text:p>
          </table:table-cell>
          <table:table-cell office:value-type="float" office:value="179.774659">
            <text:p>179.774659</text:p>
          </table:table-cell>
          <table:table-cell office:value-type="float" office:value="9.169722">
            <text:p>9.169722</text:p>
          </table:table-cell>
          <table:table-cell office:value-type="float" office:value="11.769816">
            <text:p>11.769816</text:p>
          </table:table-cell>
          <table:table-cell office:value-type="float" office:value="16.078378">
            <text:p>16.078378</text:p>
          </table:table-cell>
          <table:table-cell office:value-type="float" office:value="27.832518">
            <text:p>27.832518</text:p>
          </table:table-cell>
          <table:table-cell office:value-type="float" office:value="165.77362">
            <text:p>165.77362</text:p>
          </table:table-cell>
          <table:table-cell office:value-type="float" office:value="39.493491">
            <text:p>39.493491</text:p>
          </table:table-cell>
          <table:table-cell office:value-type="float" office:value="47.42761">
            <text:p>47.42761</text:p>
          </table:table-cell>
          <table:table-cell office:value-type="float" office:value="62.954506">
            <text:p>62.954506</text:p>
          </table:table-cell>
          <table:table-cell office:value-type="float" office:value="86.691451">
            <text:p>86.691451</text:p>
          </table:table-cell>
          <table:table-cell office:value-type="float" office:value="165.255578">
            <text:p>165.255578</text:p>
          </table:table-cell>
          <table:table-cell office:value-type="float" office:value="83.806315">
            <text:p>83.806315</text:p>
          </table:table-cell>
          <table:table-cell office:value-type="float" office:value="88.431078">
            <text:p>88.431078</text:p>
          </table:table-cell>
          <table:table-cell office:value-type="float" office:value="105.76357">
            <text:p>105.76357</text:p>
          </table:table-cell>
          <table:table-cell office:value-type="float" office:value="121.84743">
            <text:p>121.84743</text:p>
          </table:table-cell>
          <table:table-cell office:value-type="float" office:value="167.878682">
            <text:p>167.878682</text:p>
          </table:table-cell>
          <table:table-cell office:value-type="float" office:value="8.12441">
            <text:p>8.12441</text:p>
          </table:table-cell>
          <table:table-cell office:value-type="float" office:value="10.453011">
            <text:p>10.453011</text:p>
          </table:table-cell>
          <table:table-cell office:value-type="float" office:value="14.908876">
            <text:p>14.908876</text:p>
          </table:table-cell>
          <table:table-cell office:value-type="float" office:value="24.224363">
            <text:p>24.224363</text:p>
          </table:table-cell>
          <table:table-cell office:value-type="float" office:value="131.874775">
            <text:p>131.874775</text:p>
          </table:table-cell>
          <table:table-cell office:value-type="float" office:value="8.37267">
            <text:p>8.37267</text:p>
          </table:table-cell>
          <table:table-cell office:value-type="float" office:value="10.840874">
            <text:p>10.840874</text:p>
          </table:table-cell>
          <table:table-cell office:value-type="float" office:value="15.426425">
            <text:p>15.426425</text:p>
          </table:table-cell>
          <table:table-cell office:value-type="float" office:value="17.08068">
            <text:p>17.08068</text:p>
          </table:table-cell>
          <table:table-cell office:value-type="float" office:value="105.975521">
            <text:p>105.975521</text:p>
          </table:table-cell>
          <table:table-cell office:value-type="float" office:value="8.527945">
            <text:p>8.527945</text:p>
          </table:table-cell>
          <table:table-cell office:value-type="float" office:value="11.090978">
            <text:p>11.090978</text:p>
          </table:table-cell>
          <table:table-cell office:value-type="float" office:value="15.861363">
            <text:p>15.861363</text:p>
          </table:table-cell>
          <table:table-cell office:value-type="float" office:value="26.40129">
            <text:p>26.40129</text:p>
          </table:table-cell>
          <table:table-cell office:value-type="float" office:value="138.797336">
            <text:p>138.797336</text:p>
          </table:table-cell>
          <table:table-cell office:value-type="float" office:value="27.876534">
            <text:p>27.876534</text:p>
          </table:table-cell>
          <table:table-cell office:value-type="float" office:value="33.618426">
            <text:p>33.618426</text:p>
          </table:table-cell>
          <table:table-cell office:value-type="float" office:value="45.627079">
            <text:p>45.627079</text:p>
          </table:table-cell>
          <table:table-cell office:value-type="float" office:value="62.067823">
            <text:p>62.067823</text:p>
          </table:table-cell>
          <table:table-cell office:value-type="float" office:value="130.250702">
            <text:p>130.250702</text:p>
          </table:table-cell>
          <table:table-cell office:value-type="float" office:value="5.67462">
            <text:p>5.67462</text:p>
          </table:table-cell>
          <table:table-cell office:value-type="float" office:value="7.419922">
            <text:p>7.419922</text:p>
          </table:table-cell>
          <table:table-cell office:value-type="float" office:value="10.687507">
            <text:p>10.687507</text:p>
          </table:table-cell>
          <table:table-cell office:value-type="float" office:value="16.681951">
            <text:p>16.681951</text:p>
          </table:table-cell>
          <table:table-cell office:value-type="float" office:value="130.572308">
            <text:p>130.572308</text:p>
          </table:table-cell>
          <table:table-cell office:value-type="float" office:value="4.821021">
            <text:p>4.821021</text:p>
          </table:table-cell>
          <table:table-cell office:value-type="float" office:value="6.441928">
            <text:p>6.441928</text:p>
          </table:table-cell>
          <table:table-cell office:value-type="float" office:value="8.186035">
            <text:p>8.186035</text:p>
          </table:table-cell>
          <table:table-cell table:number-columns-repeated="2" office:value-type="float" office:value="0">
            <text:p>0</text:p>
          </table:table-cell>
          <table:table-cell office:value-type="float" office:value="6.950856">
            <text:p>6.950856</text:p>
          </table:table-cell>
          <table:table-cell office:value-type="float" office:value="8.712743">
            <text:p>8.712743</text:p>
          </table:table-cell>
          <table:table-cell office:value-type="float" office:value="10.67641">
            <text:p>10.67641</text:p>
          </table:table-cell>
          <table:table-cell office:value-type="float" office:value="15.444232">
            <text:p>15.444232</text:p>
          </table:table-cell>
          <table:table-cell office:value-type="float" office:value="22.193483">
            <text:p>22.193483</text:p>
          </table:table-cell>
          <table:table-cell office:value-type="float" office:value="22.548578">
            <text:p>22.548578</text:p>
          </table:table-cell>
          <table:table-cell office:value-type="float" office:value="23.293986">
            <text:p>23.293986</text:p>
          </table:table-cell>
          <table:table-cell office:value-type="float" office:value="24.090361">
            <text:p>24.090361</text:p>
          </table:table-cell>
          <table:table-cell office:value-type="float" office:value="26.465467">
            <text:p>26.465467</text:p>
          </table:table-cell>
          <table:table-cell office:value-type="float" office:value="24.509324">
            <text:p>24.509324</text:p>
          </table:table-cell>
          <table:table-cell office:value-type="float" office:value="32.774096">
            <text:p>32.774096</text:p>
          </table:table-cell>
          <table:table-cell office:value-type="float" office:value="29.826162">
            <text:p>29.826162</text:p>
          </table:table-cell>
          <table:table-cell office:value-type="float" office:value="29.984812">
            <text:p>29.984812</text:p>
          </table:table-cell>
          <table:table-cell office:value-type="float" office:value="27.498266">
            <text:p>27.498266</text:p>
          </table:table-cell>
          <table:table-cell office:value-type="float" office:value="23.78542">
            <text:p>23.78542</text:p>
          </table:table-cell>
          <table:table-cell office:value-type="float" office:value="7.516193">
            <text:p>7.516193</text:p>
          </table:table-cell>
          <table:table-cell office:value-type="float" office:value="9.181017">
            <text:p>9.181017</text:p>
          </table:table-cell>
          <table:table-cell office:value-type="float" office:value="11.671107">
            <text:p>11.671107</text:p>
          </table:table-cell>
          <table:table-cell office:value-type="float" office:value="16.387048">
            <text:p>16.387048</text:p>
          </table:table-cell>
          <table:table-cell office:value-type="float" office:value="23.390641">
            <text:p>23.390641</text:p>
          </table:table-cell>
          <table:table-cell office:value-type="float" office:value="8.146163">
            <text:p>8.146163</text:p>
          </table:table-cell>
          <table:table-cell office:value-type="float" office:value="9.570704">
            <text:p>9.570704</text:p>
          </table:table-cell>
          <table:table-cell office:value-type="float" office:value="11.274289">
            <text:p>11.274289</text:p>
          </table:table-cell>
          <table:table-cell office:value-type="float" office:value="14.491374">
            <text:p>14.491374</text:p>
          </table:table-cell>
          <table:table-cell office:value-type="float" office:value="18.604438">
            <text:p>18.604438</text:p>
          </table:table-cell>
          <table:table-cell office:value-type="float" office:value="8.146163">
            <text:p>8.146163</text:p>
          </table:table-cell>
          <table:table-cell office:value-type="float" office:value="9.619701">
            <text:p>9.619701</text:p>
          </table:table-cell>
          <table:table-cell office:value-type="float" office:value="11.551526">
            <text:p>11.551526</text:p>
          </table:table-cell>
          <table:table-cell office:value-type="float" office:value="14.952638">
            <text:p>14.952638</text:p>
          </table:table-cell>
          <table:table-cell office:value-type="float" office:value="19.108965">
            <text:p>19.108965</text:p>
          </table:table-cell>
          <table:table-cell table:number-columns-repeated="2" office:value-type="float" office:value="22.548578">
            <text:p>22.548578</text:p>
          </table:table-cell>
          <table:table-cell office:value-type="float" office:value="22.193483">
            <text:p>22.193483</text:p>
          </table:table-cell>
          <table:table-cell office:value-type="float" office:value="20.57352">
            <text:p>20.57352</text:p>
          </table:table-cell>
          <table:table-cell office:value-type="float" office:value="19.371631">
            <text:p>19.371631</text:p>
          </table:table-cell>
          <table:table-cell office:value-type="float" office:value="7.135626">
            <text:p>7.135626</text:p>
          </table:table-cell>
          <table:table-cell office:value-type="float" office:value="8.289918">
            <text:p>8.289918</text:p>
          </table:table-cell>
          <table:table-cell office:value-type="float" office:value="10.28676">
            <text:p>10.28676</text:p>
          </table:table-cell>
          <table:table-cell office:value-type="float" office:value="14.343879">
            <text:p>14.343879</text:p>
          </table:table-cell>
          <table:table-cell office:value-type="float" office:value="19.108965">
            <text:p>19.108965</text:p>
          </table:table-cell>
          <table:table-cell office:value-type="float" office:value="7.962069">
            <text:p>7.962069</text:p>
          </table:table-cell>
          <table:table-cell office:value-type="float" office:value="8.645927">
            <text:p>8.645927</text:p>
          </table:table-cell>
          <table:table-cell office:value-type="float" office:value="8.990661">
            <text:p>8.990661</text:p>
          </table:table-cell>
          <table:table-cell office:value-type="float" office:value="11.388171">
            <text:p>11.3881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7.487739">
            <text:p>7.487739</text:p>
          </table:table-cell>
          <table:table-cell office:value-type="float" office:value="9.053472">
            <text:p>9.053472</text:p>
          </table:table-cell>
          <table:table-cell office:value-type="float" office:value="11.398533">
            <text:p>11.398533</text:p>
          </table:table-cell>
          <table:table-cell office:value-type="float" office:value="14.393322">
            <text:p>14.393322</text:p>
          </table:table-cell>
          <table:table-cell office:value-type="float" office:value="24.292801">
            <text:p>24.292801</text:p>
          </table:table-cell>
          <table:table-cell office:value-type="float" office:value="25.687603">
            <text:p>25.687603</text:p>
          </table:table-cell>
          <table:table-cell office:value-type="float" office:value="24.627106">
            <text:p>24.627106</text:p>
          </table:table-cell>
          <table:table-cell office:value-type="float" office:value="24.740595">
            <text:p>24.740595</text:p>
          </table:table-cell>
          <table:table-cell office:value-type="float" office:value="24.292801">
            <text:p>24.292801</text:p>
          </table:table-cell>
          <table:table-cell office:value-type="float" office:value="25.205207">
            <text:p>25.205207</text:p>
          </table:table-cell>
          <table:table-cell office:value-type="float" office:value="22.276801">
            <text:p>22.276801</text:p>
          </table:table-cell>
          <table:table-cell office:value-type="float" office:value="22.557601">
            <text:p>22.557601</text:p>
          </table:table-cell>
          <table:table-cell office:value-type="float" office:value="24.292801">
            <text:p>24.292801</text:p>
          </table:table-cell>
          <table:table-cell office:value-type="float" office:value="20.413343">
            <text:p>20.413343</text:p>
          </table:table-cell>
          <table:table-cell office:value-type="float" office:value="19.593829">
            <text:p>19.593829</text:p>
          </table:table-cell>
          <table:table-cell office:value-type="float" office:value="4.294967">
            <text:p>4.294967</text:p>
          </table:table-cell>
          <table:table-cell office:value-type="float" office:value="5.16222">
            <text:p>5.16222</text:p>
          </table:table-cell>
          <table:table-cell office:value-type="float" office:value="6.36103">
            <text:p>6.36103</text:p>
          </table:table-cell>
          <table:table-cell office:value-type="float" office:value="8.786758">
            <text:p>8.786758</text:p>
          </table:table-cell>
          <table:table-cell office:value-type="float" office:value="13.660837">
            <text:p>13.660837</text:p>
          </table:table-cell>
          <table:table-cell office:value-type="float" office:value="4.021505">
            <text:p>4.021505</text:p>
          </table:table-cell>
          <table:table-cell office:value-type="float" office:value="4.911902">
            <text:p>4.911902</text:p>
          </table:table-cell>
          <table:table-cell office:value-type="float" office:value="5.117931">
            <text:p>5.117931</text:p>
          </table:table-cell>
          <table:table-cell office:value-type="float" office:value="6.52334">
            <text:p>6.52334</text:p>
          </table:table-cell>
          <table:table-cell office:value-type="float" office:value="10.758936">
            <text:p>10.758936</text:p>
          </table:table-cell>
          <table:table-cell office:value-type="float" office:value="7.284544">
            <text:p>7.284544</text:p>
          </table:table-cell>
          <table:table-cell office:value-type="float" office:value="8.918121">
            <text:p>8.918121</text:p>
          </table:table-cell>
          <table:table-cell office:value-type="float" office:value="9.779069">
            <text:p>9.779069</text:p>
          </table:table-cell>
          <table:table-cell office:value-type="float" office:value="13.801309">
            <text:p>13.801309</text:p>
          </table:table-cell>
          <table:table-cell office:value-type="float" office:value="17.487652">
            <text:p>17.487652</text:p>
          </table:table-cell>
          <table:table-cell office:value-type="float" office:value="15.252015">
            <text:p>15.252015</text:p>
          </table:table-cell>
          <table:table-cell office:value-type="float" office:value="15.606713">
            <text:p>15.606713</text:p>
          </table:table-cell>
          <table:table-cell office:value-type="float" office:value="15.427325">
            <text:p>15.427325</text:p>
          </table:table-cell>
          <table:table-cell office:value-type="float" office:value="14.708792">
            <text:p>14.708792</text:p>
          </table:table-cell>
          <table:table-cell office:value-type="float" office:value="13.523197">
            <text:p>13.523197</text:p>
          </table:table-cell>
          <table:table-cell office:value-type="float" office:value="4.503951">
            <text:p>4.503951</text:p>
          </table:table-cell>
          <table:table-cell office:value-type="float" office:value="5.48387">
            <text:p>5.48387</text:p>
          </table:table-cell>
          <table:table-cell office:value-type="float" office:value="7.008759">
            <text:p>7.008759</text:p>
          </table:table-cell>
          <table:table-cell office:value-type="float" office:value="9.708335">
            <text:p>9.708335</text:p>
          </table:table-cell>
          <table:table-cell office:value-type="float" office:value="14.549347">
            <text:p>14.549347</text:p>
          </table:table-cell>
          <table:table-cell office:value-type="float" office:value="4.200868">
            <text:p>4.200868</text:p>
          </table:table-cell>
          <table:table-cell office:value-type="float" office:value="4.876212">
            <text:p>4.876212</text:p>
          </table:table-cell>
          <table:table-cell office:value-type="float" office:value="6.5552">
            <text:p>6.5552</text:p>
          </table:table-cell>
          <table:table-cell office:value-type="float" office:value="9.638616">
            <text:p>9.638616</text:p>
          </table:table-cell>
          <table:table-cell office:value-type="float" office:value="0">
            <text:p>0</text:p>
          </table:table-cell>
          <table:table-cell office:value-type="float" office:value="2.508617">
            <text:p>2.508617</text:p>
          </table:table-cell>
          <table:table-cell office:value-type="float" office:value="3.341091">
            <text:p>3.341091</text:p>
          </table:table-cell>
          <table:table-cell office:value-type="float" office:value="5.102886">
            <text:p>5.102886</text:p>
          </table:table-cell>
          <table:table-cell office:value-type="float" office:value="9.17996">
            <text:p>9.17996</text:p>
          </table:table-cell>
          <table:table-cell office:value-type="float" office:value="53.655683">
            <text:p>53.655683</text:p>
          </table:table-cell>
          <table:table-cell office:value-type="float" office:value="36.042225">
            <text:p>36.042225</text:p>
          </table:table-cell>
          <table:table-cell office:value-type="float" office:value="53.027481">
            <text:p>53.027481</text:p>
          </table:table-cell>
          <table:table-cell office:value-type="float" office:value="90.560797">
            <text:p>90.560797</text:p>
          </table:table-cell>
          <table:table-cell office:value-type="float" office:value="157.406374">
            <text:p>157.406374</text:p>
          </table:table-cell>
          <table:table-cell office:value-type="float" office:value="366.129531">
            <text:p>366.129531</text:p>
          </table:table-cell>
          <table:table-cell office:value-type="float" office:value="2.245227">
            <text:p>2.245227</text:p>
          </table:table-cell>
          <table:table-cell office:value-type="float" office:value="3.079094">
            <text:p>3.079094</text:p>
          </table:table-cell>
          <table:table-cell office:value-type="float" office:value="5.263818">
            <text:p>5.263818</text:p>
          </table:table-cell>
          <table:table-cell office:value-type="float" office:value="11.277529">
            <text:p>11.277529</text:p>
          </table:table-cell>
          <table:table-cell office:value-type="float" office:value="51.405202">
            <text:p>51.405202</text:p>
          </table:table-cell>
          <table:table-cell office:value-type="float" office:value="80.836237">
            <text:p>80.836237</text:p>
          </table:table-cell>
          <table:table-cell office:value-type="float" office:value="99.44749">
            <text:p>99.44749</text:p>
          </table:table-cell>
          <table:table-cell office:value-type="float" office:value="136.871704">
            <text:p>136.871704</text:p>
          </table:table-cell>
          <table:table-cell office:value-type="float" office:value="206.682699">
            <text:p>206.682699</text:p>
          </table:table-cell>
          <table:table-cell office:value-type="float" office:value="427.744022">
            <text:p>427.744022</text:p>
          </table:table-cell>
          <table:table-cell office:value-type="float" office:value="63.59927">
            <text:p>63.59927</text:p>
          </table:table-cell>
          <table:table-cell office:value-type="float" office:value="84.07191">
            <text:p>84.07191</text:p>
          </table:table-cell>
          <table:table-cell office:value-type="float" office:value="123.204452">
            <text:p>123.204452</text:p>
          </table:table-cell>
          <table:table-cell office:value-type="float" office:value="186.066842">
            <text:p>186.066842</text:p>
          </table:table-cell>
          <table:table-cell office:value-type="float" office:value="402.260735">
            <text:p>402.260735</text:p>
          </table:table-cell>
          <table:table-cell office:value-type="float" office:value="21.272694">
            <text:p>21.272694</text:p>
          </table:table-cell>
          <table:table-cell office:value-type="float" office:value="27.553209">
            <text:p>27.553209</text:p>
          </table:table-cell>
          <table:table-cell office:value-type="float" office:value="41.204993">
            <text:p>41.204993</text:p>
          </table:table-cell>
          <table:table-cell office:value-type="float" office:value="76.440156">
            <text:p>76.440156</text:p>
          </table:table-cell>
          <table:table-cell office:value-type="float" office:value="233.076105">
            <text:p>233.076105</text:p>
          </table:table-cell>
          <table:table-cell office:value-type="float" office:value="7.658754">
            <text:p>7.658754</text:p>
          </table:table-cell>
          <table:table-cell office:value-type="float" office:value="10.216235">
            <text:p>10.216235</text:p>
          </table:table-cell>
          <table:table-cell office:value-type="float" office:value="16.271318">
            <text:p>16.271318</text:p>
          </table:table-cell>
          <table:table-cell office:value-type="float" office:value="28.28281">
            <text:p>28.28281</text:p>
          </table:table-cell>
          <table:table-cell office:value-type="float" office:value="296.672005">
            <text:p>296.672005</text:p>
          </table:table-cell>
          <table:table-cell office:value-type="float" office:value="46.777342">
            <text:p>46.777342</text:p>
          </table:table-cell>
          <table:table-cell office:value-type="float" office:value="56.063382">
            <text:p>56.063382</text:p>
          </table:table-cell>
          <table:table-cell office:value-type="float" office:value="81.169278">
            <text:p>81.169278</text:p>
          </table:table-cell>
          <table:table-cell office:value-type="float" office:value="125.60994">
            <text:p>125.60994</text:p>
          </table:table-cell>
          <table:table-cell office:value-type="float" office:value="300.464687">
            <text:p>300.464687</text:p>
          </table:table-cell>
          <table:table-cell office:value-type="float" office:value="34.473132">
            <text:p>34.473132</text:p>
          </table:table-cell>
          <table:table-cell office:value-type="float" office:value="46.034198">
            <text:p>46.034198</text:p>
          </table:table-cell>
          <table:table-cell office:value-type="float" office:value="65.205653">
            <text:p>65.205653</text:p>
          </table:table-cell>
          <table:table-cell office:value-type="float" office:value="93.183762">
            <text:p>93.183762</text:p>
          </table:table-cell>
          <table:table-cell office:value-type="float" office:value="211.527139">
            <text:p>211.527139</text:p>
          </table:table-cell>
          <table:table-cell office:value-type="float" office:value="2.466329">
            <text:p>2.466329</text:p>
          </table:table-cell>
          <table:table-cell office:value-type="float" office:value="3.291585">
            <text:p>3.291585</text:p>
          </table:table-cell>
          <table:table-cell office:value-type="float" office:value="5.022608">
            <text:p>5.022608</text:p>
          </table:table-cell>
          <table:table-cell office:value-type="float" office:value="9.643801">
            <text:p>9.643801</text:p>
          </table:table-cell>
          <table:table-cell office:value-type="float" office:value="168.14558">
            <text:p>168.14558</text:p>
          </table:table-cell>
          <table:table-cell office:value-type="float" office:value="2.294096">
            <text:p>2.294096</text:p>
          </table:table-cell>
          <table:table-cell office:value-type="float" office:value="3.091101">
            <text:p>3.091101</text:p>
          </table:table-cell>
          <table:table-cell office:value-type="float" office:value="4.722748">
            <text:p>4.722748</text:p>
          </table:table-cell>
          <table:table-cell office:value-type="float" office:value="9.340184">
            <text:p>9.340184</text:p>
          </table:table-cell>
          <table:table-cell office:value-type="float" office:value="120.665795">
            <text:p>120.665795</text:p>
          </table:table-cell>
          <table:table-cell office:value-type="float" office:value="7.025146">
            <text:p>7.025146</text:p>
          </table:table-cell>
          <table:table-cell office:value-type="float" office:value="9.508975">
            <text:p>9.508975</text:p>
          </table:table-cell>
          <table:table-cell office:value-type="float" office:value="14.584055">
            <text:p>14.584055</text:p>
          </table:table-cell>
          <table:table-cell office:value-type="float" office:value="29.123935">
            <text:p>29.123935</text:p>
          </table:table-cell>
          <table:table-cell office:value-type="float" office:value="217.844634">
            <text:p>217.844634</text:p>
          </table:table-cell>
          <table:table-cell office:value-type="float" office:value="22.14712">
            <text:p>22.14712</text:p>
          </table:table-cell>
          <table:table-cell office:value-type="float" office:value="29.127945">
            <text:p>29.127945</text:p>
          </table:table-cell>
          <table:table-cell office:value-type="float" office:value="41.713102">
            <text:p>41.713102</text:p>
          </table:table-cell>
          <table:table-cell office:value-type="float" office:value="69.787905">
            <text:p>69.787905</text:p>
          </table:table-cell>
          <table:table-cell office:value-type="float" office:value="182.981954">
            <text:p>182.981954</text:p>
          </table:table-cell>
          <table:table-cell office:value-type="float" office:value="3.851901">
            <text:p>3.851901</text:p>
          </table:table-cell>
          <table:table-cell office:value-type="float" office:value="5.17409">
            <text:p>5.17409</text:p>
          </table:table-cell>
          <table:table-cell office:value-type="float" office:value="7.913177">
            <text:p>7.913177</text:p>
          </table:table-cell>
          <table:table-cell office:value-type="float" office:value="15.051027">
            <text:p>15.051027</text:p>
          </table:table-cell>
          <table:table-cell office:value-type="float" office:value="196.952644">
            <text:p>196.952644</text:p>
          </table:table-cell>
          <table:table-cell office:value-type="float" office:value="3.530631">
            <text:p>3.530631</text:p>
          </table:table-cell>
          <table:table-cell office:value-type="float" office:value="4.811153">
            <text:p>4.811153</text:p>
          </table:table-cell>
          <table:table-cell office:value-type="float" office:value="7.112068">
            <text:p>7.112068</text:p>
          </table:table-cell>
          <table:table-cell table:number-columns-repeated="2" office:value-type="float" office:value="0">
            <text:p>0</text:p>
          </table:table-cell>
          <table:table-cell office:value-type="float" office:value="9.364028">
            <text:p>9.364028</text:p>
          </table:table-cell>
          <table:table-cell office:value-type="float" office:value="11.492649">
            <text:p>11.492649</text:p>
          </table:table-cell>
          <table:table-cell office:value-type="float" office:value="14.334761">
            <text:p>14.334761</text:p>
          </table:table-cell>
          <table:table-cell office:value-type="float" office:value="24.038996">
            <text:p>24.038996</text:p>
          </table:table-cell>
          <table:table-cell office:value-type="float" office:value="51.95525">
            <text:p>51.95525</text:p>
          </table:table-cell>
          <table:table-cell office:value-type="float" office:value="35.962645">
            <text:p>35.962645</text:p>
          </table:table-cell>
          <table:table-cell office:value-type="float" office:value="39.908988">
            <text:p>39.908988</text:p>
          </table:table-cell>
          <table:table-cell office:value-type="float" office:value="44.040192">
            <text:p>44.040192</text:p>
          </table:table-cell>
          <table:table-cell office:value-type="float" office:value="51.480772">
            <text:p>51.480772</text:p>
          </table:table-cell>
          <table:table-cell office:value-type="float" office:value="51.95525">
            <text:p>51.95525</text:p>
          </table:table-cell>
          <table:table-cell office:value-type="float" office:value="66.319348">
            <text:p>66.319348</text:p>
          </table:table-cell>
          <table:table-cell office:value-type="float" office:value="58.567736">
            <text:p>58.567736</text:p>
          </table:table-cell>
          <table:table-cell office:value-type="float" office:value="61.776927">
            <text:p>61.776927</text:p>
          </table:table-cell>
          <table:table-cell office:value-type="float" office:value="60.614458">
            <text:p>60.614458</text:p>
          </table:table-cell>
          <table:table-cell office:value-type="float" office:value="48.283894">
            <text:p>48.283894</text:p>
          </table:table-cell>
          <table:table-cell office:value-type="float" office:value="9.147496">
            <text:p>9.147496</text:p>
          </table:table-cell>
          <table:table-cell office:value-type="float" office:value="11.713547">
            <text:p>11.713547</text:p>
          </table:table-cell>
          <table:table-cell office:value-type="float" office:value="13.901713">
            <text:p>13.901713</text:p>
          </table:table-cell>
          <table:table-cell office:value-type="float" office:value="23.512595">
            <text:p>23.512595</text:p>
          </table:table-cell>
          <table:table-cell office:value-type="float" office:value="49.125443">
            <text:p>49.125443</text:p>
          </table:table-cell>
          <table:table-cell office:value-type="float" office:value="8.923062">
            <text:p>8.923062</text:p>
          </table:table-cell>
          <table:table-cell office:value-type="float" office:value="11.096741">
            <text:p>11.096741</text:p>
          </table:table-cell>
          <table:table-cell office:value-type="float" office:value="12.625184">
            <text:p>12.625184</text:p>
          </table:table-cell>
          <table:table-cell office:value-type="float" office:value="18.916593">
            <text:p>18.916593</text:p>
          </table:table-cell>
          <table:table-cell office:value-type="float" office:value="30.930834">
            <text:p>30.930834</text:p>
          </table:table-cell>
          <table:table-cell office:value-type="float" office:value="9.458296">
            <text:p>9.458296</text:p>
          </table:table-cell>
          <table:table-cell office:value-type="float" office:value="11.445979">
            <text:p>11.445979</text:p>
          </table:table-cell>
          <table:table-cell office:value-type="float" office:value="15.002381">
            <text:p>15.002381</text:p>
          </table:table-cell>
          <table:table-cell office:value-type="float" office:value="21.252194">
            <text:p>21.252194</text:p>
          </table:table-cell>
          <table:table-cell office:value-type="float" office:value="32.397383">
            <text:p>32.397383</text:p>
          </table:table-cell>
          <table:table-cell office:value-type="float" office:value="28.687759">
            <text:p>28.687759</text:p>
          </table:table-cell>
          <table:table-cell office:value-type="float" office:value="28.080421">
            <text:p>28.080421</text:p>
          </table:table-cell>
          <table:table-cell office:value-type="float" office:value="25.711036">
            <text:p>25.711036</text:p>
          </table:table-cell>
          <table:table-cell office:value-type="float" office:value="25.947731">
            <text:p>25.947731</text:p>
          </table:table-cell>
          <table:table-cell office:value-type="float" office:value="20.241094">
            <text:p>20.241094</text:p>
          </table:table-cell>
          <table:table-cell office:value-type="float" office:value="6.771345">
            <text:p>6.771345</text:p>
          </table:table-cell>
          <table:table-cell office:value-type="float" office:value="7.764662">
            <text:p>7.764662</text:p>
          </table:table-cell>
          <table:table-cell office:value-type="float" office:value="10.463377">
            <text:p>10.463377</text:p>
          </table:table-cell>
          <table:table-cell office:value-type="float" office:value="16.140715">
            <text:p>16.140715</text:p>
          </table:table-cell>
          <table:table-cell office:value-type="float" office:value="29.59131">
            <text:p>29.59131</text:p>
          </table:table-cell>
          <table:table-cell office:value-type="float" office:value="8.508897">
            <text:p>8.508897</text:p>
          </table:table-cell>
          <table:table-cell office:value-type="float" office:value="9.526227">
            <text:p>9.526227</text:p>
          </table:table-cell>
          <table:table-cell office:value-type="float" office:value="10.134192">
            <text:p>10.134192</text:p>
          </table:table-cell>
          <table:table-cell office:value-type="float" office:value="12.375729">
            <text:p>12.3757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office:value-type="float" office:value="8.552304">
            <text:p>8.552304</text:p>
          </table:table-cell>
          <table:table-cell office:value-type="float" office:value="10.673378">
            <text:p>10.673378</text:p>
          </table:table-cell>
          <table:table-cell office:value-type="float" office:value="13.801309">
            <text:p>13.801309</text:p>
          </table:table-cell>
          <table:table-cell office:value-type="float" office:value="22.299934">
            <text:p>22.299934</text:p>
          </table:table-cell>
          <table:table-cell office:value-type="float" office:value="52.37765">
            <text:p>52.37765</text:p>
          </table:table-cell>
          <table:table-cell office:value-type="float" office:value="47.197443">
            <text:p>47.197443</text:p>
          </table:table-cell>
          <table:table-cell office:value-type="float" office:value="44.461359">
            <text:p>44.461359</text:p>
          </table:table-cell>
          <table:table-cell office:value-type="float" office:value="46.786136">
            <text:p>46.786136</text:p>
          </table:table-cell>
          <table:table-cell office:value-type="float" office:value="48.585603">
            <text:p>48.585603</text:p>
          </table:table-cell>
          <table:table-cell office:value-type="float" office:value="44.005812">
            <text:p>44.005812</text:p>
          </table:table-cell>
          <table:table-cell office:value-type="float" office:value="16.182997">
            <text:p>16.182997</text:p>
          </table:table-cell>
          <table:table-cell office:value-type="float" office:value="17.084198">
            <text:p>17.084198</text:p>
          </table:table-cell>
          <table:table-cell office:value-type="float" office:value="17.304461">
            <text:p>17.304461</text:p>
          </table:table-cell>
          <table:table-cell office:value-type="float" office:value="17.473423">
            <text:p>17.473423</text:p>
          </table:table-cell>
          <table:table-cell office:value-type="float" office:value="15.460645">
            <text:p>15.460645</text:p>
          </table:table-cell>
          <table:table-cell office:value-type="float" office:value="1.492863">
            <text:p>1.492863</text:p>
          </table:table-cell>
          <table:table-cell office:value-type="float" office:value="1.880623">
            <text:p>1.880623</text:p>
          </table:table-cell>
          <table:table-cell office:value-type="float" office:value="2.71799">
            <text:p>2.71799</text:p>
          </table:table-cell>
          <table:table-cell office:value-type="float" office:value="4.689853">
            <text:p>4.689853</text:p>
          </table:table-cell>
          <table:table-cell office:value-type="float" office:value="12.370298">
            <text:p>12.370298</text:p>
          </table:table-cell>
          <table:table-cell office:value-type="float" office:value="1.48225">
            <text:p>1.48225</text:p>
          </table:table-cell>
          <table:table-cell office:value-type="float" office:value="1.832637">
            <text:p>1.832637</text:p>
          </table:table-cell>
          <table:table-cell office:value-type="float" office:value="2.686033">
            <text:p>2.686033</text:p>
          </table:table-cell>
          <table:table-cell office:value-type="float" office:value="3.780116">
            <text:p>3.780116</text:p>
          </table:table-cell>
          <table:table-cell office:value-type="float" office:value="7.992124">
            <text:p>7.992124</text:p>
          </table:table-cell>
          <table:table-cell office:value-type="float" office:value="8.977774">
            <text:p>8.977774</text:p>
          </table:table-cell>
          <table:table-cell office:value-type="float" office:value="10.143995">
            <text:p>10.143995</text:p>
          </table:table-cell>
          <table:table-cell office:value-type="float" office:value="13.207157">
            <text:p>13.207157</text:p>
          </table:table-cell>
          <table:table-cell office:value-type="float" office:value="19.629649">
            <text:p>19.629649</text:p>
          </table:table-cell>
          <table:table-cell office:value-type="float" office:value="27.148972">
            <text:p>27.148972</text:p>
          </table:table-cell>
          <table:table-cell office:value-type="float" office:value="35.672486">
            <text:p>35.672486</text:p>
          </table:table-cell>
          <table:table-cell office:value-type="float" office:value="33.81864">
            <text:p>33.81864</text:p>
          </table:table-cell>
          <table:table-cell office:value-type="float" office:value="35.911098">
            <text:p>35.911098</text:p>
          </table:table-cell>
          <table:table-cell office:value-type="float" office:value="34.033021">
            <text:p>34.033021</text:p>
          </table:table-cell>
          <table:table-cell office:value-type="float" office:value="23.940732">
            <text:p>23.940732</text:p>
          </table:table-cell>
          <table:table-cell office:value-type="float" office:value="9.761289">
            <text:p>9.761289</text:p>
          </table:table-cell>
          <table:table-cell office:value-type="float" office:value="10.923111">
            <text:p>10.923111</text:p>
          </table:table-cell>
          <table:table-cell office:value-type="float" office:value="14.287982">
            <text:p>14.287982</text:p>
          </table:table-cell>
          <table:table-cell office:value-type="float" office:value="20.550083">
            <text:p>20.550083</text:p>
          </table:table-cell>
          <table:table-cell office:value-type="float" office:value="19.487147">
            <text:p>19.487147</text:p>
          </table:table-cell>
          <table:table-cell office:value-type="float" office:value="9.312592">
            <text:p>9.312592</text:p>
          </table:table-cell>
          <table:table-cell office:value-type="float" office:value="10.339353">
            <text:p>10.339353</text:p>
          </table:table-cell>
          <table:table-cell office:value-type="float" office:value="11.576731">
            <text:p>11.576731</text:p>
          </table:table-cell>
          <table:table-cell office:value-type="float" office:value="17.660227">
            <text:p>17.660227</text:p>
          </table:table-cell>
          <table:table-cell office:value-type="float" office:value="0">
            <text:p>0</text:p>
          </table:table-cell>
          <table:table-cell office:value-type="float" office:value="1.624081">
            <text:p>1.624081</text:p>
          </table:table-cell>
          <table:table-cell office:value-type="float" office:value="2.301445">
            <text:p>2.301445</text:p>
          </table:table-cell>
          <table:table-cell office:value-type="float" office:value="4.31318">
            <text:p>4.31318</text:p>
          </table:table-cell>
          <table:table-cell office:value-type="float" office:value="9.905138">
            <text:p>9.905138</text:p>
          </table:table-cell>
          <table:table-cell office:value-type="float" office:value="55.912044">
            <text:p>55.912044</text:p>
          </table:table-cell>
          <table:table-cell office:value-type="float" office:value="28.479298">
            <text:p>28.479298</text:p>
          </table:table-cell>
          <table:table-cell office:value-type="float" office:value="45.420654">
            <text:p>45.420654</text:p>
          </table:table-cell>
          <table:table-cell office:value-type="float" office:value="92.781183">
            <text:p>92.781183</text:p>
          </table:table-cell>
          <table:table-cell office:value-type="float" office:value="200.199918">
            <text:p>200.199918</text:p>
          </table:table-cell>
          <table:table-cell office:value-type="float" office:value="299.659084">
            <text:p>299.659084</text:p>
          </table:table-cell>
          <table:table-cell office:value-type="float" office:value="1.386235">
            <text:p>1.386235</text:p>
          </table:table-cell>
          <table:table-cell office:value-type="float" office:value="2.316589">
            <text:p>2.316589</text:p>
          </table:table-cell>
          <table:table-cell office:value-type="float" office:value="5.52589">
            <text:p>5.52589</text:p>
          </table:table-cell>
          <table:table-cell office:value-type="float" office:value="12.217552">
            <text:p>12.217552</text:p>
          </table:table-cell>
          <table:table-cell office:value-type="float" office:value="52.5481">
            <text:p>52.5481</text:p>
          </table:table-cell>
          <table:table-cell office:value-type="float" office:value="77.488668">
            <text:p>77.488668</text:p>
          </table:table-cell>
          <table:table-cell office:value-type="float" office:value="104.110873">
            <text:p>104.110873</text:p>
          </table:table-cell>
          <table:table-cell office:value-type="float" office:value="143.398859">
            <text:p>143.398859</text:p>
          </table:table-cell>
          <table:table-cell office:value-type="float" office:value="246.959113">
            <text:p>246.959113</text:p>
          </table:table-cell>
          <table:table-cell office:value-type="float" office:value="466.963175">
            <text:p>466.963175</text:p>
          </table:table-cell>
          <table:table-cell office:value-type="float" office:value="16.505473">
            <text:p>16.505473</text:p>
          </table:table-cell>
          <table:table-cell office:value-type="float" office:value="22.028781">
            <text:p>22.028781</text:p>
          </table:table-cell>
          <table:table-cell office:value-type="float" office:value="34.032863">
            <text:p>34.032863</text:p>
          </table:table-cell>
          <table:table-cell office:value-type="float" office:value="61.897845">
            <text:p>61.897845</text:p>
          </table:table-cell>
          <table:table-cell office:value-type="float" office:value="196.446002">
            <text:p>196.446002</text:p>
          </table:table-cell>
          <table:table-cell office:value-type="float" office:value="47.613933">
            <text:p>47.613933</text:p>
          </table:table-cell>
          <table:table-cell office:value-type="float" office:value="61.627798">
            <text:p>61.627798</text:p>
          </table:table-cell>
          <table:table-cell office:value-type="float" office:value="89.440291">
            <text:p>89.440291</text:p>
          </table:table-cell>
          <table:table-cell office:value-type="float" office:value="150.026219">
            <text:p>150.026219</text:p>
          </table:table-cell>
          <table:table-cell office:value-type="float" office:value="282.961576">
            <text:p>282.961576</text:p>
          </table:table-cell>
          <table:table-cell office:value-type="float" office:value="7.382695">
            <text:p>7.382695</text:p>
          </table:table-cell>
          <table:table-cell office:value-type="float" office:value="9.765007">
            <text:p>9.765007</text:p>
          </table:table-cell>
          <table:table-cell office:value-type="float" office:value="15.110161">
            <text:p>15.110161</text:p>
          </table:table-cell>
          <table:table-cell office:value-type="float" office:value="30.868608">
            <text:p>30.868608</text:p>
          </table:table-cell>
          <table:table-cell office:value-type="float" office:value="365.647605">
            <text:p>365.647605</text:p>
          </table:table-cell>
          <table:table-cell office:value-type="float" office:value="38.41757">
            <text:p>38.41757</text:p>
          </table:table-cell>
          <table:table-cell office:value-type="float" office:value="49.982783">
            <text:p>49.982783</text:p>
          </table:table-cell>
          <table:table-cell office:value-type="float" office:value="71.825854">
            <text:p>71.825854</text:p>
          </table:table-cell>
          <table:table-cell office:value-type="float" office:value="139.460781">
            <text:p>139.460781</text:p>
          </table:table-cell>
          <table:table-cell office:value-type="float" office:value="362.359125">
            <text:p>362.359125</text:p>
          </table:table-cell>
          <table:table-cell office:value-type="float" office:value="15.102339">
            <text:p>15.102339</text:p>
          </table:table-cell>
          <table:table-cell office:value-type="float" office:value="20.462612">
            <text:p>20.462612</text:p>
          </table:table-cell>
          <table:table-cell office:value-type="float" office:value="28.972352">
            <text:p>28.972352</text:p>
          </table:table-cell>
          <table:table-cell office:value-type="float" office:value="48.812078">
            <text:p>48.812078</text:p>
          </table:table-cell>
          <table:table-cell office:value-type="float" office:value="135.550874">
            <text:p>135.550874</text:p>
          </table:table-cell>
          <table:table-cell office:value-type="float" office:value="1.2146">
            <text:p>1.2146</text:p>
          </table:table-cell>
          <table:table-cell office:value-type="float" office:value="1.61472">
            <text:p>1.61472</text:p>
          </table:table-cell>
          <table:table-cell office:value-type="float" office:value="2.422707">
            <text:p>2.422707</text:p>
          </table:table-cell>
          <table:table-cell office:value-type="float" office:value="4.731542">
            <text:p>4.731542</text:p>
          </table:table-cell>
          <table:table-cell office:value-type="float" office:value="120.015398">
            <text:p>120.015398</text:p>
          </table:table-cell>
          <table:table-cell office:value-type="float" office:value="1.218713">
            <text:p>1.218713</text:p>
          </table:table-cell>
          <table:table-cell office:value-type="float" office:value="1.627852">
            <text:p>1.627852</text:p>
          </table:table-cell>
          <table:table-cell office:value-type="float" office:value="2.433808">
            <text:p>2.433808</text:p>
          </table:table-cell>
          <table:table-cell office:value-type="float" office:value="4.647544">
            <text:p>4.647544</text:p>
          </table:table-cell>
          <table:table-cell office:value-type="float" office:value="84.11458">
            <text:p>84.11458</text:p>
          </table:table-cell>
          <table:table-cell office:value-type="float" office:value="7.713845">
            <text:p>7.713845</text:p>
          </table:table-cell>
          <table:table-cell office:value-type="float" office:value="10.096761">
            <text:p>10.096761</text:p>
          </table:table-cell>
          <table:table-cell office:value-type="float" office:value="15.084569">
            <text:p>15.084569</text:p>
          </table:table-cell>
          <table:table-cell office:value-type="float" office:value="31.138987">
            <text:p>31.138987</text:p>
          </table:table-cell>
          <table:table-cell office:value-type="float" office:value="264.161273">
            <text:p>264.161273</text:p>
          </table:table-cell>
          <table:table-cell office:value-type="float" office:value="44.974675">
            <text:p>44.974675</text:p>
          </table:table-cell>
          <table:table-cell office:value-type="float" office:value="58.436947">
            <text:p>58.436947</text:p>
          </table:table-cell>
          <table:table-cell office:value-type="float" office:value="82.959953">
            <text:p>82.959953</text:p>
          </table:table-cell>
          <table:table-cell office:value-type="float" office:value="122.093587">
            <text:p>122.093587</text:p>
          </table:table-cell>
          <table:table-cell office:value-type="float" office:value="252.569719">
            <text:p>252.569719</text:p>
          </table:table-cell>
          <table:table-cell office:value-type="float" office:value="8.283001">
            <text:p>8.283001</text:p>
          </table:table-cell>
          <table:table-cell office:value-type="float" office:value="11.277388">
            <text:p>11.277388</text:p>
          </table:table-cell>
          <table:table-cell office:value-type="float" office:value="15.871777">
            <text:p>15.871777</text:p>
          </table:table-cell>
          <table:table-cell office:value-type="float" office:value="30.757518">
            <text:p>30.757518</text:p>
          </table:table-cell>
          <table:table-cell office:value-type="float" office:value="269.375536">
            <text:p>269.375536</text:p>
          </table:table-cell>
          <table:table-cell office:value-type="float" office:value="8.353658">
            <text:p>8.353658</text:p>
          </table:table-cell>
          <table:table-cell office:value-type="float" office:value="10.752155">
            <text:p>10.752155</text:p>
          </table:table-cell>
          <table:table-cell office:value-type="float" office:value="13.856321">
            <text:p>13.856321</text:p>
          </table:table-cell>
          <table:table-cell table:number-columns-repeated="2" office:value-type="float" office:value="0">
            <text:p>0</text:p>
          </table:table-cell>
          <table:table-cell office:value-type="float" office:value="9.499138">
            <text:p>9.499138</text:p>
          </table:table-cell>
          <table:table-cell office:value-type="float" office:value="11.985955">
            <text:p>11.985955</text:p>
          </table:table-cell>
          <table:table-cell office:value-type="float" office:value="16.531216">
            <text:p>16.531216</text:p>
          </table:table-cell>
          <table:table-cell office:value-type="float" office:value="25.285762">
            <text:p>25.285762</text:p>
          </table:table-cell>
          <table:table-cell office:value-type="float" office:value="70.796164">
            <text:p>70.796164</text:p>
          </table:table-cell>
          <table:table-cell office:value-type="float" office:value="43.530074">
            <text:p>43.530074</text:p>
          </table:table-cell>
          <table:table-cell office:value-type="float" office:value="47.975699">
            <text:p>47.975699</text:p>
          </table:table-cell>
          <table:table-cell office:value-type="float" office:value="57.01284">
            <text:p>57.01284</text:p>
          </table:table-cell>
          <table:table-cell office:value-type="float" office:value="66.909728">
            <text:p>66.909728</text:p>
          </table:table-cell>
          <table:table-cell office:value-type="float" office:value="76.761118">
            <text:p>76.761118</text:p>
          </table:table-cell>
          <table:table-cell office:value-type="float" office:value="41.222264">
            <text:p>41.222264</text:p>
          </table:table-cell>
          <table:table-cell office:value-type="float" office:value="42.344748">
            <text:p>42.344748</text:p>
          </table:table-cell>
          <table:table-cell office:value-type="float" office:value="35.748836">
            <text:p>35.748836</text:p>
          </table:table-cell>
          <table:table-cell office:value-type="float" office:value="31.371935">
            <text:p>31.371935</text:p>
          </table:table-cell>
          <table:table-cell office:value-type="float" office:value="23.300003">
            <text:p>23.300003</text:p>
          </table:table-cell>
          <table:table-cell office:value-type="float" office:value="8.113188">
            <text:p>8.113188</text:p>
          </table:table-cell>
          <table:table-cell office:value-type="float" office:value="9.990509">
            <text:p>9.990509</text:p>
          </table:table-cell>
          <table:table-cell office:value-type="float" office:value="13.669947">
            <text:p>13.669947</text:p>
          </table:table-cell>
          <table:table-cell office:value-type="float" office:value="20.597011">
            <text:p>20.597011</text:p>
          </table:table-cell>
          <table:table-cell office:value-type="float" office:value="67.561283">
            <text:p>67.561283</text:p>
          </table:table-cell>
          <table:table-cell office:value-type="float" office:value="8.561397">
            <text:p>8.561397</text:p>
          </table:table-cell>
          <table:table-cell office:value-type="float" office:value="10.480399">
            <text:p>10.480399</text:p>
          </table:table-cell>
          <table:table-cell office:value-type="float" office:value="13.271676">
            <text:p>13.271676</text:p>
          </table:table-cell>
          <table:table-cell office:value-type="float" office:value="19.963327">
            <text:p>19.963327</text:p>
          </table:table-cell>
          <table:table-cell office:value-type="float" office:value="39.045157">
            <text:p>39.045157</text:p>
          </table:table-cell>
          <table:table-cell office:value-type="float" office:value="9.670238">
            <text:p>9.670238</text:p>
          </table:table-cell>
          <table:table-cell office:value-type="float" office:value="12.072589">
            <text:p>12.072589</text:p>
          </table:table-cell>
          <table:table-cell office:value-type="float" office:value="15.762725">
            <text:p>15.762725</text:p>
          </table:table-cell>
          <table:table-cell office:value-type="float" office:value="23.427094">
            <text:p>23.427094</text:p>
          </table:table-cell>
          <table:table-cell office:value-type="float" office:value="41.392526">
            <text:p>41.392526</text:p>
          </table:table-cell>
          <table:table-cell office:value-type="float" office:value="40.554997">
            <text:p>40.554997</text:p>
          </table:table-cell>
          <table:table-cell office:value-type="float" office:value="44.761446">
            <text:p>44.761446</text:p>
          </table:table-cell>
          <table:table-cell office:value-type="float" office:value="44.850479">
            <text:p>44.850479</text:p>
          </table:table-cell>
          <table:table-cell office:value-type="float" office:value="49.913842">
            <text:p>49.913842</text:p>
          </table:table-cell>
          <table:table-cell office:value-type="float" office:value="38.627115">
            <text:p>38.627115</text:p>
          </table:table-cell>
          <table:table-cell office:value-type="float" office:value="9.264001">
            <text:p>9.264001</text:p>
          </table:table-cell>
          <table:table-cell office:value-type="float" office:value="11.831866">
            <text:p>11.831866</text:p>
          </table:table-cell>
          <table:table-cell office:value-type="float" office:value="14.898301">
            <text:p>14.898301</text:p>
          </table:table-cell>
          <table:table-cell office:value-type="float" office:value="23.879882">
            <text:p>23.879882</text:p>
          </table:table-cell>
          <table:table-cell office:value-type="float" office:value="41.016059">
            <text:p>41.016059</text:p>
          </table:table-cell>
          <table:table-cell office:value-type="float" office:value="9.709798">
            <text:p>9.709798</text:p>
          </table:table-cell>
          <table:table-cell office:value-type="float" office:value="11.825661">
            <text:p>11.825661</text:p>
          </table:table-cell>
          <table:table-cell office:value-type="float" office:value="14.298401">
            <text:p>14.298401</text:p>
          </table:table-cell>
          <table:table-cell office:value-type="float" office:value="19.624524">
            <text:p>19.6245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9.87803">
            <text:p>9.87803</text:p>
          </table:table-cell>
          <table:table-cell office:value-type="float" office:value="12.320618">
            <text:p>12.320618</text:p>
          </table:table-cell>
          <table:table-cell office:value-type="float" office:value="16.576485">
            <text:p>16.576485</text:p>
          </table:table-cell>
          <table:table-cell office:value-type="float" office:value="27.452651">
            <text:p>27.452651</text:p>
          </table:table-cell>
          <table:table-cell office:value-type="float" office:value="75.748982">
            <text:p>75.748982</text:p>
          </table:table-cell>
          <table:table-cell office:value-type="float" office:value="59.404804">
            <text:p>59.404804</text:p>
          </table:table-cell>
          <table:table-cell office:value-type="float" office:value="61.488437">
            <text:p>61.488437</text:p>
          </table:table-cell>
          <table:table-cell office:value-type="float" office:value="65.522003">
            <text:p>65.522003</text:p>
          </table:table-cell>
          <table:table-cell office:value-type="float" office:value="63.3476">
            <text:p>63.3476</text:p>
          </table:table-cell>
          <table:table-cell office:value-type="float" office:value="58.118637">
            <text:p>58.118637</text:p>
          </table:table-cell>
          <table:table-cell office:value-type="float" office:value="16.618175">
            <text:p>16.618175</text:p>
          </table:table-cell>
          <table:table-cell office:value-type="float" office:value="17.519752">
            <text:p>17.519752</text:p>
          </table:table-cell>
          <table:table-cell office:value-type="float" office:value="17.83254">
            <text:p>17.83254</text:p>
          </table:table-cell>
          <table:table-cell office:value-type="float" office:value="17.304461">
            <text:p>17.304461</text:p>
          </table:table-cell>
          <table:table-cell office:value-type="float" office:value="15.828146">
            <text:p>15.828146</text:p>
          </table:table-cell>
          <table:table-cell office:value-type="float" office:value="1.416896">
            <text:p>1.416896</text:p>
          </table:table-cell>
          <table:table-cell office:value-type="float" office:value="1.866647">
            <text:p>1.866647</text:p>
          </table:table-cell>
          <table:table-cell office:value-type="float" office:value="2.63293">
            <text:p>2.63293</text:p>
          </table:table-cell>
          <table:table-cell office:value-type="float" office:value="4.415057">
            <text:p>4.415057</text:p>
          </table:table-cell>
          <table:table-cell office:value-type="float" office:value="12.718292">
            <text:p>12.718292</text:p>
          </table:table-cell>
          <table:table-cell office:value-type="float" office:value="1.41022">
            <text:p>1.41022</text:p>
          </table:table-cell>
          <table:table-cell office:value-type="float" office:value="1.82392">
            <text:p>1.82392</text:p>
          </table:table-cell>
          <table:table-cell office:value-type="float" office:value="2.395141">
            <text:p>2.395141</text:p>
          </table:table-cell>
          <table:table-cell office:value-type="float" office:value="3.685086">
            <text:p>3.685086</text:p>
          </table:table-cell>
          <table:table-cell office:value-type="float" office:value="7.952907">
            <text:p>7.952907</text:p>
          </table:table-cell>
          <table:table-cell office:value-type="float" office:value="10.058471">
            <text:p>10.058471</text:p>
          </table:table-cell>
          <table:table-cell office:value-type="float" office:value="11.835126">
            <text:p>11.835126</text:p>
          </table:table-cell>
          <table:table-cell office:value-type="float" office:value="15.227681">
            <text:p>15.227681</text:p>
          </table:table-cell>
          <table:table-cell office:value-type="float" office:value="23.431355">
            <text:p>23.431355</text:p>
          </table:table-cell>
          <table:table-cell office:value-type="float" office:value="32.661348">
            <text:p>32.661348</text:p>
          </table:table-cell>
          <table:table-cell office:value-type="float" office:value="46.608435">
            <text:p>46.608435</text:p>
          </table:table-cell>
          <table:table-cell office:value-type="float" office:value="45.09152">
            <text:p>45.09152</text:p>
          </table:table-cell>
          <table:table-cell office:value-type="float" office:value="47.327463">
            <text:p>47.327463</text:p>
          </table:table-cell>
          <table:table-cell office:value-type="float" office:value="40.962969">
            <text:p>40.962969</text:p>
          </table:table-cell>
          <table:table-cell office:value-type="float" office:value="30.171881">
            <text:p>30.171881</text:p>
          </table:table-cell>
          <table:table-cell office:value-type="float" office:value="10.555339">
            <text:p>10.555339</text:p>
          </table:table-cell>
          <table:table-cell office:value-type="float" office:value="12.350733">
            <text:p>12.350733</text:p>
          </table:table-cell>
          <table:table-cell office:value-type="float" office:value="15.732481">
            <text:p>15.732481</text:p>
          </table:table-cell>
          <table:table-cell office:value-type="float" office:value="23.967451">
            <text:p>23.967451</text:p>
          </table:table-cell>
          <table:table-cell office:value-type="float" office:value="31.627152">
            <text:p>31.627152</text:p>
          </table:table-cell>
          <table:table-cell office:value-type="float" office:value="10.408257">
            <text:p>10.408257</text:p>
          </table:table-cell>
          <table:table-cell office:value-type="float" office:value="11.775099">
            <text:p>11.775099</text:p>
          </table:table-cell>
          <table:table-cell office:value-type="float" office:value="12.68636">
            <text:p>12.68636</text:p>
          </table:table-cell>
          <table:table-cell office:value-type="float" office:value="19.746976">
            <text:p>19.746976</text:p>
          </table:table-cell>
          <table:table-cell office:value-type="float" office:value="0">
            <text:p>0</text:p>
          </table:table-cell>
          <table:table-cell office:value-type="float" office:value="3.241188">
            <text:p>3.241188</text:p>
          </table:table-cell>
          <table:table-cell office:value-type="float" office:value="5.384138">
            <text:p>5.384138</text:p>
          </table:table-cell>
          <table:table-cell office:value-type="float" office:value="7.22565">
            <text:p>7.22565</text:p>
          </table:table-cell>
          <table:table-cell office:value-type="float" office:value="13.688468">
            <text:p>13.688468</text:p>
          </table:table-cell>
          <table:table-cell office:value-type="float" office:value="57.2537">
            <text:p>57.2537</text:p>
          </table:table-cell>
          <table:table-cell office:value-type="float" office:value="35.129536">
            <text:p>35.129536</text:p>
          </table:table-cell>
          <table:table-cell office:value-type="float" office:value="58.818698">
            <text:p>58.818698</text:p>
          </table:table-cell>
          <table:table-cell office:value-type="float" office:value="108.454392">
            <text:p>108.454392</text:p>
          </table:table-cell>
          <table:table-cell office:value-type="float" office:value="251.902798">
            <text:p>251.902798</text:p>
          </table:table-cell>
          <table:table-cell office:value-type="float" office:value="451.724624">
            <text:p>451.724624</text:p>
          </table:table-cell>
          <table:table-cell office:value-type="float" office:value="3.721671">
            <text:p>3.721671</text:p>
          </table:table-cell>
          <table:table-cell office:value-type="float" office:value="4.588975">
            <text:p>4.588975</text:p>
          </table:table-cell>
          <table:table-cell office:value-type="float" office:value="7.935302">
            <text:p>7.935302</text:p>
          </table:table-cell>
          <table:table-cell office:value-type="float" office:value="15.108529">
            <text:p>15.108529</text:p>
          </table:table-cell>
          <table:table-cell office:value-type="float" office:value="53.952401">
            <text:p>53.952401</text:p>
          </table:table-cell>
          <table:table-cell office:value-type="float" office:value="82.764905">
            <text:p>82.764905</text:p>
          </table:table-cell>
          <table:table-cell office:value-type="float" office:value="109.379495">
            <text:p>109.379495</text:p>
          </table:table-cell>
          <table:table-cell office:value-type="float" office:value="158.917349">
            <text:p>158.917349</text:p>
          </table:table-cell>
          <table:table-cell office:value-type="float" office:value="251.302909">
            <text:p>251.302909</text:p>
          </table:table-cell>
          <table:table-cell office:value-type="float" office:value="483.296992">
            <text:p>483.296992</text:p>
          </table:table-cell>
          <table:table-cell office:value-type="float" office:value="15.422962">
            <text:p>15.422962</text:p>
          </table:table-cell>
          <table:table-cell office:value-type="float" office:value="20.022799">
            <text:p>20.022799</text:p>
          </table:table-cell>
          <table:table-cell office:value-type="float" office:value="30.757124">
            <text:p>30.757124</text:p>
          </table:table-cell>
          <table:table-cell office:value-type="float" office:value="59.152011">
            <text:p>59.152011</text:p>
          </table:table-cell>
          <table:table-cell office:value-type="float" office:value="179.524329">
            <text:p>179.524329</text:p>
          </table:table-cell>
          <table:table-cell office:value-type="float" office:value="48.988147">
            <text:p>48.988147</text:p>
          </table:table-cell>
          <table:table-cell office:value-type="float" office:value="64.217628">
            <text:p>64.217628</text:p>
          </table:table-cell>
          <table:table-cell office:value-type="float" office:value="93.952875">
            <text:p>93.952875</text:p>
          </table:table-cell>
          <table:table-cell office:value-type="float" office:value="151.832218">
            <text:p>151.832218</text:p>
          </table:table-cell>
          <table:table-cell office:value-type="float" office:value="314.89343">
            <text:p>314.89343</text:p>
          </table:table-cell>
          <table:table-cell office:value-type="float" office:value="8.205186">
            <text:p>8.205186</text:p>
          </table:table-cell>
          <table:table-cell office:value-type="float" office:value="10.579597">
            <text:p>10.579597</text:p>
          </table:table-cell>
          <table:table-cell office:value-type="float" office:value="15.689306">
            <text:p>15.689306</text:p>
          </table:table-cell>
          <table:table-cell office:value-type="float" office:value="30.834579">
            <text:p>30.834579</text:p>
          </table:table-cell>
          <table:table-cell office:value-type="float" office:value="399.201961">
            <text:p>399.201961</text:p>
          </table:table-cell>
          <table:table-cell office:value-type="float" office:value="42.165228">
            <text:p>42.165228</text:p>
          </table:table-cell>
          <table:table-cell office:value-type="float" office:value="53.205173">
            <text:p>53.205173</text:p>
          </table:table-cell>
          <table:table-cell office:value-type="float" office:value="76.097453">
            <text:p>76.097453</text:p>
          </table:table-cell>
          <table:table-cell office:value-type="float" office:value="150.232343">
            <text:p>150.232343</text:p>
          </table:table-cell>
          <table:table-cell office:value-type="float" office:value="384.507411">
            <text:p>384.507411</text:p>
          </table:table-cell>
          <table:table-cell office:value-type="float" office:value="14.977493">
            <text:p>14.977493</text:p>
          </table:table-cell>
          <table:table-cell office:value-type="float" office:value="20.351623">
            <text:p>20.351623</text:p>
          </table:table-cell>
          <table:table-cell office:value-type="float" office:value="29.363221">
            <text:p>29.363221</text:p>
          </table:table-cell>
          <table:table-cell office:value-type="float" office:value="54.114583">
            <text:p>54.114583</text:p>
          </table:table-cell>
          <table:table-cell office:value-type="float" office:value="138.916974">
            <text:p>138.916974</text:p>
          </table:table-cell>
          <table:table-cell office:value-type="float" office:value="1.101236">
            <text:p>1.101236</text:p>
          </table:table-cell>
          <table:table-cell office:value-type="float" office:value="1.460939">
            <text:p>1.460939</text:p>
          </table:table-cell>
          <table:table-cell office:value-type="float" office:value="2.191812">
            <text:p>2.191812</text:p>
          </table:table-cell>
          <table:table-cell office:value-type="float" office:value="4.396894">
            <text:p>4.396894</text:p>
          </table:table-cell>
          <table:table-cell office:value-type="float" office:value="113.438385">
            <text:p>113.438385</text:p>
          </table:table-cell>
          <table:table-cell office:value-type="float" office:value="1.138823">
            <text:p>1.138823</text:p>
          </table:table-cell>
          <table:table-cell office:value-type="float" office:value="1.508624">
            <text:p>1.508624</text:p>
          </table:table-cell>
          <table:table-cell office:value-type="float" office:value="2.252126">
            <text:p>2.252126</text:p>
          </table:table-cell>
          <table:table-cell office:value-type="float" office:value="4.398631">
            <text:p>4.398631</text:p>
          </table:table-cell>
          <table:table-cell office:value-type="float" office:value="76.985447">
            <text:p>76.985447</text:p>
          </table:table-cell>
          <table:table-cell office:value-type="float" office:value="8.267239">
            <text:p>8.267239</text:p>
          </table:table-cell>
          <table:table-cell office:value-type="float" office:value="10.670322">
            <text:p>10.670322</text:p>
          </table:table-cell>
          <table:table-cell office:value-type="float" office:value="15.641811">
            <text:p>15.641811</text:p>
          </table:table-cell>
          <table:table-cell office:value-type="float" office:value="31.837617">
            <text:p>31.837617</text:p>
          </table:table-cell>
          <table:table-cell office:value-type="float" office:value="281.91872">
            <text:p>281.91872</text:p>
          </table:table-cell>
          <table:table-cell office:value-type="float" office:value="47.528181">
            <text:p>47.528181</text:p>
          </table:table-cell>
          <table:table-cell office:value-type="float" office:value="62.915886">
            <text:p>62.915886</text:p>
          </table:table-cell>
          <table:table-cell office:value-type="float" office:value="89.087503">
            <text:p>89.087503</text:p>
          </table:table-cell>
          <table:table-cell office:value-type="float" office:value="130.532021">
            <text:p>130.532021</text:p>
          </table:table-cell>
          <table:table-cell office:value-type="float" office:value="279.151619">
            <text:p>279.151619</text:p>
          </table:table-cell>
          <table:table-cell office:value-type="float" office:value="8.903875">
            <text:p>8.903875</text:p>
          </table:table-cell>
          <table:table-cell office:value-type="float" office:value="11.432741">
            <text:p>11.432741</text:p>
          </table:table-cell>
          <table:table-cell office:value-type="float" office:value="16.141719">
            <text:p>16.141719</text:p>
          </table:table-cell>
          <table:table-cell office:value-type="float" office:value="27.294045">
            <text:p>27.294045</text:p>
          </table:table-cell>
          <table:table-cell office:value-type="float" office:value="282.672198">
            <text:p>282.672198</text:p>
          </table:table-cell>
          <table:table-cell office:value-type="float" office:value="8.961899">
            <text:p>8.961899</text:p>
          </table:table-cell>
          <table:table-cell office:value-type="float" office:value="11.264701">
            <text:p>11.264701</text:p>
          </table:table-cell>
          <table:table-cell office:value-type="float" office:value="13.705936">
            <text:p>13.705936</text:p>
          </table:table-cell>
          <table:table-cell table:number-columns-repeated="2" office:value-type="float" office:value="0">
            <text:p>0</text:p>
          </table:table-cell>
          <table:table-cell office:value-type="float" office:value="9.484155">
            <text:p>9.484155</text:p>
          </table:table-cell>
          <table:table-cell office:value-type="float" office:value="12.329207">
            <text:p>12.329207</text:p>
          </table:table-cell>
          <table:table-cell office:value-type="float" office:value="16.038109">
            <text:p>16.038109</text:p>
          </table:table-cell>
          <table:table-cell office:value-type="float" office:value="25.115019">
            <text:p>25.115019</text:p>
          </table:table-cell>
          <table:table-cell office:value-type="float" office:value="75.682243">
            <text:p>75.682243</text:p>
          </table:table-cell>
          <table:table-cell office:value-type="float" office:value="45.877067">
            <text:p>45.877067</text:p>
          </table:table-cell>
          <table:table-cell office:value-type="float" office:value="51.843261">
            <text:p>51.843261</text:p>
          </table:table-cell>
          <table:table-cell office:value-type="float" office:value="60.9524">
            <text:p>60.9524</text:p>
          </table:table-cell>
          <table:table-cell office:value-type="float" office:value="75.413305">
            <text:p>75.413305</text:p>
          </table:table-cell>
          <table:table-cell office:value-type="float" office:value="82.538836">
            <text:p>82.538836</text:p>
          </table:table-cell>
          <table:table-cell office:value-type="float" office:value="28.644482">
            <text:p>28.644482</text:p>
          </table:table-cell>
          <table:table-cell office:value-type="float" office:value="29.243516">
            <text:p>29.243516</text:p>
          </table:table-cell>
          <table:table-cell office:value-type="float" office:value="26.803659">
            <text:p>26.803659</text:p>
          </table:table-cell>
          <table:table-cell office:value-type="float" office:value="25.158804">
            <text:p>25.158804</text:p>
          </table:table-cell>
          <table:table-cell office:value-type="float" office:value="20.646518">
            <text:p>20.646518</text:p>
          </table:table-cell>
          <table:table-cell office:value-type="float" office:value="8.035128">
            <text:p>8.035128</text:p>
          </table:table-cell>
          <table:table-cell office:value-type="float" office:value="9.866737">
            <text:p>9.866737</text:p>
          </table:table-cell>
          <table:table-cell office:value-type="float" office:value="13.140197">
            <text:p>13.140197</text:p>
          </table:table-cell>
          <table:table-cell office:value-type="float" office:value="21.812409">
            <text:p>21.812409</text:p>
          </table:table-cell>
          <table:table-cell office:value-type="float" office:value="70.464307">
            <text:p>70.464307</text:p>
          </table:table-cell>
          <table:table-cell office:value-type="float" office:value="8.461997">
            <text:p>8.461997</text:p>
          </table:table-cell>
          <table:table-cell office:value-type="float" office:value="10.468235">
            <text:p>10.468235</text:p>
          </table:table-cell>
          <table:table-cell office:value-type="float" office:value="13.128721">
            <text:p>13.128721</text:p>
          </table:table-cell>
          <table:table-cell office:value-type="float" office:value="20.417502">
            <text:p>20.417502</text:p>
          </table:table-cell>
          <table:table-cell office:value-type="float" office:value="40.646378">
            <text:p>40.646378</text:p>
          </table:table-cell>
          <table:table-cell office:value-type="float" office:value="9.648514">
            <text:p>9.648514</text:p>
          </table:table-cell>
          <table:table-cell office:value-type="float" office:value="12.246758">
            <text:p>12.246758</text:p>
          </table:table-cell>
          <table:table-cell office:value-type="float" office:value="15.70577">
            <text:p>15.70577</text:p>
          </table:table-cell>
          <table:table-cell office:value-type="float" office:value="23.100093">
            <text:p>23.100093</text:p>
          </table:table-cell>
          <table:table-cell office:value-type="float" office:value="43.026506">
            <text:p>43.026506</text:p>
          </table:table-cell>
          <table:table-cell office:value-type="float" office:value="46.976205">
            <text:p>46.976205</text:p>
          </table:table-cell>
          <table:table-cell office:value-type="float" office:value="50.735094">
            <text:p>50.735094</text:p>
          </table:table-cell>
          <table:table-cell office:value-type="float" office:value="53.775116">
            <text:p>53.775116</text:p>
          </table:table-cell>
          <table:table-cell office:value-type="float" office:value="53.219834">
            <text:p>53.219834</text:p>
          </table:table-cell>
          <table:table-cell office:value-type="float" office:value="41.824398">
            <text:p>41.824398</text:p>
          </table:table-cell>
          <table:table-cell office:value-type="float" office:value="9.31567">
            <text:p>9.31567</text:p>
          </table:table-cell>
          <table:table-cell office:value-type="float" office:value="11.653765">
            <text:p>11.653765</text:p>
          </table:table-cell>
          <table:table-cell office:value-type="float" office:value="15.384957">
            <text:p>15.384957</text:p>
          </table:table-cell>
          <table:table-cell office:value-type="float" office:value="24.059837">
            <text:p>24.059837</text:p>
          </table:table-cell>
          <table:table-cell office:value-type="float" office:value="43.347021">
            <text:p>43.347021</text:p>
          </table:table-cell>
          <table:table-cell office:value-type="float" office:value="9.426417">
            <text:p>9.426417</text:p>
          </table:table-cell>
          <table:table-cell office:value-type="float" office:value="11.489721">
            <text:p>11.489721</text:p>
          </table:table-cell>
          <table:table-cell office:value-type="float" office:value="14.556274">
            <text:p>14.556274</text:p>
          </table:table-cell>
          <table:table-cell office:value-type="float" office:value="19.76645">
            <text:p>19.766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10.599623">
            <text:p>10.599623</text:p>
          </table:table-cell>
          <table:table-cell office:value-type="float" office:value="13.414961">
            <text:p>13.414961</text:p>
          </table:table-cell>
          <table:table-cell office:value-type="float" office:value="18.05936">
            <text:p>18.05936</text:p>
          </table:table-cell>
          <table:table-cell office:value-type="float" office:value="30.436477">
            <text:p>30.436477</text:p>
          </table:table-cell>
          <table:table-cell office:value-type="float" office:value="86.570265">
            <text:p>86.570265</text:p>
          </table:table-cell>
          <table:table-cell office:value-type="float" office:value="74.099069">
            <text:p>74.099069</text:p>
          </table:table-cell>
          <table:table-cell office:value-type="float" office:value="75.234811">
            <text:p>75.234811</text:p>
          </table:table-cell>
          <table:table-cell office:value-type="float" office:value="75.832572">
            <text:p>75.832572</text:p>
          </table:table-cell>
          <table:table-cell office:value-type="float" office:value="74.565404">
            <text:p>74.565404</text:p>
          </table:table-cell>
          <table:table-cell office:value-type="float" office:value="73.059193">
            <text:p>73.059193</text:p>
          </table:table-cell>
          <table:table-cell office:value-type="float" office:value="17.746882">
            <text:p>17.746882</text:p>
          </table:table-cell>
          <table:table-cell office:value-type="float" office:value="17.932122">
            <text:p>17.932122</text:p>
          </table:table-cell>
          <table:table-cell office:value-type="float" office:value="18.754292">
            <text:p>18.754292</text:p>
          </table:table-cell>
          <table:table-cell office:value-type="float" office:value="17.875215">
            <text:p>17.875215</text:p>
          </table:table-cell>
          <table:table-cell office:value-type="float" office:value="17.271408">
            <text:p>17.271408</text:p>
          </table:table-cell>
          <table:table-cell office:value-type="float" office:value="1.440871">
            <text:p>1.440871</text:p>
          </table:table-cell>
          <table:table-cell office:value-type="float" office:value="1.868697">
            <text:p>1.868697</text:p>
          </table:table-cell>
          <table:table-cell office:value-type="float" office:value="2.625466">
            <text:p>2.625466</text:p>
          </table:table-cell>
          <table:table-cell office:value-type="float" office:value="4.360428">
            <text:p>4.360428</text:p>
          </table:table-cell>
          <table:table-cell office:value-type="float" office:value="12.361841">
            <text:p>12.361841</text:p>
          </table:table-cell>
          <table:table-cell office:value-type="float" office:value="1.352501">
            <text:p>1.352501</text:p>
          </table:table-cell>
          <table:table-cell office:value-type="float" office:value="1.713711">
            <text:p>1.713711</text:p>
          </table:table-cell>
          <table:table-cell office:value-type="float" office:value="2.292774">
            <text:p>2.292774</text:p>
          </table:table-cell>
          <table:table-cell office:value-type="float" office:value="3.454664">
            <text:p>3.454664</text:p>
          </table:table-cell>
          <table:table-cell office:value-type="float" office:value="6.737336">
            <text:p>6.737336</text:p>
          </table:table-cell>
          <table:table-cell office:value-type="float" office:value="10.41804">
            <text:p>10.41804</text:p>
          </table:table-cell>
          <table:table-cell office:value-type="float" office:value="12.455499">
            <text:p>12.455499</text:p>
          </table:table-cell>
          <table:table-cell office:value-type="float" office:value="16.175378">
            <text:p>16.175378</text:p>
          </table:table-cell>
          <table:table-cell office:value-type="float" office:value="24.943549">
            <text:p>24.943549</text:p>
          </table:table-cell>
          <table:table-cell office:value-type="float" office:value="34.936185">
            <text:p>34.936185</text:p>
          </table:table-cell>
          <table:table-cell office:value-type="float" office:value="50.566208">
            <text:p>50.566208</text:p>
          </table:table-cell>
          <table:table-cell office:value-type="float" office:value="49.523982">
            <text:p>49.523982</text:p>
          </table:table-cell>
          <table:table-cell office:value-type="float" office:value="51.777785">
            <text:p>51.777785</text:p>
          </table:table-cell>
          <table:table-cell office:value-type="float" office:value="44.455607">
            <text:p>44.455607</text:p>
          </table:table-cell>
          <table:table-cell office:value-type="float" office:value="32.65514">
            <text:p>32.65514</text:p>
          </table:table-cell>
          <table:table-cell office:value-type="float" office:value="9.874623">
            <text:p>9.874623</text:p>
          </table:table-cell>
          <table:table-cell office:value-type="float" office:value="11.452101">
            <text:p>11.452101</text:p>
          </table:table-cell>
          <table:table-cell office:value-type="float" office:value="15.046962">
            <text:p>15.046962</text:p>
          </table:table-cell>
          <table:table-cell office:value-type="float" office:value="23.683305">
            <text:p>23.683305</text:p>
          </table:table-cell>
          <table:table-cell office:value-type="float" office:value="32.704872">
            <text:p>32.704872</text:p>
          </table:table-cell>
          <table:table-cell office:value-type="float" office:value="9.634292">
            <text:p>9.634292</text:p>
          </table:table-cell>
          <table:table-cell office:value-type="float" office:value="11.366858">
            <text:p>11.366858</text:p>
          </table:table-cell>
          <table:table-cell office:value-type="float" office:value="12.132676">
            <text:p>12.132676</text:p>
          </table:table-cell>
          <table:table-cell office:value-type="float" office:value="19.130192">
            <text:p>19.130192</text:p>
          </table:table-cell>
          <table:table-cell office:value-type="float" office:value="0">
            <text:p>0</text:p>
          </table:table-cell>
          <table:table-cell office:value-type="float" office:value="5.216868">
            <text:p>5.216868</text:p>
          </table:table-cell>
          <table:table-cell office:value-type="float" office:value="7.429799">
            <text:p>7.429799</text:p>
          </table:table-cell>
          <table:table-cell office:value-type="float" office:value="10.944123">
            <text:p>10.944123</text:p>
          </table:table-cell>
          <table:table-cell office:value-type="float" office:value="18.92244">
            <text:p>18.92244</text:p>
          </table:table-cell>
          <table:table-cell office:value-type="float" office:value="57.390461">
            <text:p>57.390461</text:p>
          </table:table-cell>
          <table:table-cell office:value-type="float" office:value="61.578289">
            <text:p>61.578289</text:p>
          </table:table-cell>
          <table:table-cell office:value-type="float" office:value="97.920599">
            <text:p>97.920599</text:p>
          </table:table-cell>
          <table:table-cell office:value-type="float" office:value="151.972766">
            <text:p>151.972766</text:p>
          </table:table-cell>
          <table:table-cell office:value-type="float" office:value="332.074876">
            <text:p>332.074876</text:p>
          </table:table-cell>
          <table:table-cell office:value-type="float" office:value="735.324267">
            <text:p>735.324267</text:p>
          </table:table-cell>
          <table:table-cell office:value-type="float" office:value="4.901683">
            <text:p>4.901683</text:p>
          </table:table-cell>
          <table:table-cell office:value-type="float" office:value="6.716834">
            <text:p>6.716834</text:p>
          </table:table-cell>
          <table:table-cell office:value-type="float" office:value="11.939302">
            <text:p>11.939302</text:p>
          </table:table-cell>
          <table:table-cell office:value-type="float" office:value="18.569249">
            <text:p>18.569249</text:p>
          </table:table-cell>
          <table:table-cell office:value-type="float" office:value="55.116137">
            <text:p>55.116137</text:p>
          </table:table-cell>
          <table:table-cell office:value-type="float" office:value="81.582449">
            <text:p>81.582449</text:p>
          </table:table-cell>
          <table:table-cell office:value-type="float" office:value="109.245146">
            <text:p>109.245146</text:p>
          </table:table-cell>
          <table:table-cell office:value-type="float" office:value="160.371329">
            <text:p>160.371329</text:p>
          </table:table-cell>
          <table:table-cell office:value-type="float" office:value="254.556626">
            <text:p>254.556626</text:p>
          </table:table-cell>
          <table:table-cell office:value-type="float" office:value="487.154999">
            <text:p>487.154999</text:p>
          </table:table-cell>
          <table:table-cell office:value-type="float" office:value="13.09752">
            <text:p>13.09752</text:p>
          </table:table-cell>
          <table:table-cell office:value-type="float" office:value="16.23849">
            <text:p>16.23849</text:p>
          </table:table-cell>
          <table:table-cell office:value-type="float" office:value="26.018946">
            <text:p>26.018946</text:p>
          </table:table-cell>
          <table:table-cell office:value-type="float" office:value="52.031699">
            <text:p>52.031699</text:p>
          </table:table-cell>
          <table:table-cell office:value-type="float" office:value="167.039206">
            <text:p>167.039206</text:p>
          </table:table-cell>
          <table:table-cell office:value-type="float" office:value="47.963221">
            <text:p>47.963221</text:p>
          </table:table-cell>
          <table:table-cell office:value-type="float" office:value="64.167149">
            <text:p>64.167149</text:p>
          </table:table-cell>
          <table:table-cell office:value-type="float" office:value="93.034165">
            <text:p>93.034165</text:p>
          </table:table-cell>
          <table:table-cell office:value-type="float" office:value="150.170189">
            <text:p>150.170189</text:p>
          </table:table-cell>
          <table:table-cell office:value-type="float" office:value="319.735107">
            <text:p>319.735107</text:p>
          </table:table-cell>
          <table:table-cell office:value-type="float" office:value="8.928657">
            <text:p>8.928657</text:p>
          </table:table-cell>
          <table:table-cell office:value-type="float" office:value="11.059881">
            <text:p>11.059881</text:p>
          </table:table-cell>
          <table:table-cell office:value-type="float" office:value="16.064431">
            <text:p>16.064431</text:p>
          </table:table-cell>
          <table:table-cell office:value-type="float" office:value="31.136839">
            <text:p>31.136839</text:p>
          </table:table-cell>
          <table:table-cell office:value-type="float" office:value="408.797467">
            <text:p>408.797467</text:p>
          </table:table-cell>
          <table:table-cell office:value-type="float" office:value="49.1979">
            <text:p>49.1979</text:p>
          </table:table-cell>
          <table:table-cell office:value-type="float" office:value="63.72889">
            <text:p>63.72889</text:p>
          </table:table-cell>
          <table:table-cell office:value-type="float" office:value="91.681195">
            <text:p>91.681195</text:p>
          </table:table-cell>
          <table:table-cell office:value-type="float" office:value="149.919567">
            <text:p>149.919567</text:p>
          </table:table-cell>
          <table:table-cell office:value-type="float" office:value="402.776975">
            <text:p>402.776975</text:p>
          </table:table-cell>
          <table:table-cell office:value-type="float" office:value="15.827798">
            <text:p>15.827798</text:p>
          </table:table-cell>
          <table:table-cell office:value-type="float" office:value="21.506735">
            <text:p>21.506735</text:p>
          </table:table-cell>
          <table:table-cell office:value-type="float" office:value="32.137442">
            <text:p>32.137442</text:p>
          </table:table-cell>
          <table:table-cell office:value-type="float" office:value="58.393089">
            <text:p>58.393089</text:p>
          </table:table-cell>
          <table:table-cell office:value-type="float" office:value="150.471128">
            <text:p>150.471128</text:p>
          </table:table-cell>
          <table:table-cell office:value-type="float" office:value="1.123299">
            <text:p>1.123299</text:p>
          </table:table-cell>
          <table:table-cell office:value-type="float" office:value="1.492728">
            <text:p>1.492728</text:p>
          </table:table-cell>
          <table:table-cell office:value-type="float" office:value="2.232101">
            <text:p>2.232101</text:p>
          </table:table-cell>
          <table:table-cell office:value-type="float" office:value="4.435574">
            <text:p>4.435574</text:p>
          </table:table-cell>
          <table:table-cell office:value-type="float" office:value="109.593343">
            <text:p>109.593343</text:p>
          </table:table-cell>
          <table:table-cell office:value-type="float" office:value="1.118585">
            <text:p>1.118585</text:p>
          </table:table-cell>
          <table:table-cell office:value-type="float" office:value="1.480981">
            <text:p>1.480981</text:p>
          </table:table-cell>
          <table:table-cell office:value-type="float" office:value="2.209113">
            <text:p>2.209113</text:p>
          </table:table-cell>
          <table:table-cell office:value-type="float" office:value="4.290458">
            <text:p>4.290458</text:p>
          </table:table-cell>
          <table:table-cell office:value-type="float" office:value="74.085606">
            <text:p>74.085606</text:p>
          </table:table-cell>
          <table:table-cell office:value-type="float" office:value="8.824219">
            <text:p>8.824219</text:p>
          </table:table-cell>
          <table:table-cell office:value-type="float" office:value="10.870323">
            <text:p>10.870323</text:p>
          </table:table-cell>
          <table:table-cell office:value-type="float" office:value="15.921261">
            <text:p>15.921261</text:p>
          </table:table-cell>
          <table:table-cell office:value-type="float" office:value="31.153247">
            <text:p>31.153247</text:p>
          </table:table-cell>
          <table:table-cell office:value-type="float" office:value="286.579668">
            <text:p>286.579668</text:p>
          </table:table-cell>
          <table:table-cell office:value-type="float" office:value="46.763607">
            <text:p>46.763607</text:p>
          </table:table-cell>
          <table:table-cell office:value-type="float" office:value="61.968667">
            <text:p>61.968667</text:p>
          </table:table-cell>
          <table:table-cell office:value-type="float" office:value="88.157544">
            <text:p>88.157544</text:p>
          </table:table-cell>
          <table:table-cell office:value-type="float" office:value="130.446492">
            <text:p>130.446492</text:p>
          </table:table-cell>
          <table:table-cell office:value-type="float" office:value="284.531766">
            <text:p>284.531766</text:p>
          </table:table-cell>
          <table:table-cell office:value-type="float" office:value="8.147234">
            <text:p>8.147234</text:p>
          </table:table-cell>
          <table:table-cell office:value-type="float" office:value="10.573821">
            <text:p>10.573821</text:p>
          </table:table-cell>
          <table:table-cell office:value-type="float" office:value="14.62886">
            <text:p>14.62886</text:p>
          </table:table-cell>
          <table:table-cell office:value-type="float" office:value="25.531964">
            <text:p>25.531964</text:p>
          </table:table-cell>
          <table:table-cell office:value-type="float" office:value="280.307622">
            <text:p>280.307622</text:p>
          </table:table-cell>
          <table:table-cell office:value-type="float" office:value="8.160887">
            <text:p>8.160887</text:p>
          </table:table-cell>
          <table:table-cell office:value-type="float" office:value="10.325598">
            <text:p>10.325598</text:p>
          </table:table-cell>
          <table:table-cell office:value-type="float" office:value="12.68304">
            <text:p>12.68304</text:p>
          </table:table-cell>
          <table:table-cell table:number-columns-repeated="2" office:value-type="float" office:value="0">
            <text:p>0</text:p>
          </table:table-cell>
          <table:table-cell office:value-type="float" office:value="9.428696">
            <text:p>9.428696</text:p>
          </table:table-cell>
          <table:table-cell office:value-type="float" office:value="12.264973">
            <text:p>12.264973</text:p>
          </table:table-cell>
          <table:table-cell office:value-type="float" office:value="16.240437">
            <text:p>16.240437</text:p>
          </table:table-cell>
          <table:table-cell office:value-type="float" office:value="25.480419">
            <text:p>25.480419</text:p>
          </table:table-cell>
          <table:table-cell office:value-type="float" office:value="74.978387">
            <text:p>74.978387</text:p>
          </table:table-cell>
          <table:table-cell office:value-type="float" office:value="48.342122">
            <text:p>48.342122</text:p>
          </table:table-cell>
          <table:table-cell office:value-type="float" office:value="54.111853">
            <text:p>54.111853</text:p>
          </table:table-cell>
          <table:table-cell office:value-type="float" office:value="64.160991">
            <text:p>64.160991</text:p>
          </table:table-cell>
          <table:table-cell office:value-type="float" office:value="78.729351">
            <text:p>78.729351</text:p>
          </table:table-cell>
          <table:table-cell office:value-type="float" office:value="83.571289">
            <text:p>83.571289</text:p>
          </table:table-cell>
          <table:table-cell office:value-type="float" office:value="24.407351">
            <text:p>24.407351</text:p>
          </table:table-cell>
          <table:table-cell office:value-type="float" office:value="24.016593">
            <text:p>24.016593</text:p>
          </table:table-cell>
          <table:table-cell office:value-type="float" office:value="23.096766">
            <text:p>23.096766</text:p>
          </table:table-cell>
          <table:table-cell office:value-type="float" office:value="22.000961">
            <text:p>22.000961</text:p>
          </table:table-cell>
          <table:table-cell office:value-type="float" office:value="20.196054">
            <text:p>20.196054</text:p>
          </table:table-cell>
          <table:table-cell office:value-type="float" office:value="8.500327">
            <text:p>8.500327</text:p>
          </table:table-cell>
          <table:table-cell office:value-type="float" office:value="10.073848">
            <text:p>10.073848</text:p>
          </table:table-cell>
          <table:table-cell office:value-type="float" office:value="13.957782">
            <text:p>13.957782</text:p>
          </table:table-cell>
          <table:table-cell office:value-type="float" office:value="23.054701">
            <text:p>23.054701</text:p>
          </table:table-cell>
          <table:table-cell office:value-type="float" office:value="69.530668">
            <text:p>69.530668</text:p>
          </table:table-cell>
          <table:table-cell office:value-type="float" office:value="8.431985">
            <text:p>8.431985</text:p>
          </table:table-cell>
          <table:table-cell office:value-type="float" office:value="10.296669">
            <text:p>10.296669</text:p>
          </table:table-cell>
          <table:table-cell office:value-type="float" office:value="13.467868">
            <text:p>13.467868</text:p>
          </table:table-cell>
          <table:table-cell office:value-type="float" office:value="20.535169">
            <text:p>20.535169</text:p>
          </table:table-cell>
          <table:table-cell office:value-type="float" office:value="40.320444">
            <text:p>40.320444</text:p>
          </table:table-cell>
          <table:table-cell office:value-type="float" office:value="9.441341">
            <text:p>9.441341</text:p>
          </table:table-cell>
          <table:table-cell office:value-type="float" office:value="12.022602">
            <text:p>12.022602</text:p>
          </table:table-cell>
          <table:table-cell office:value-type="float" office:value="15.587361">
            <text:p>15.587361</text:p>
          </table:table-cell>
          <table:table-cell office:value-type="float" office:value="22.974687">
            <text:p>22.974687</text:p>
          </table:table-cell>
          <table:table-cell office:value-type="float" office:value="42.234453">
            <text:p>42.234453</text:p>
          </table:table-cell>
          <table:table-cell office:value-type="float" office:value="48.13733">
            <text:p>48.13733</text:p>
          </table:table-cell>
          <table:table-cell office:value-type="float" office:value="51.780015">
            <text:p>51.780015</text:p>
          </table:table-cell>
          <table:table-cell office:value-type="float" office:value="54.219605">
            <text:p>54.219605</text:p>
          </table:table-cell>
          <table:table-cell office:value-type="float" office:value="53.789147">
            <text:p>53.789147</text:p>
          </table:table-cell>
          <table:table-cell office:value-type="float" office:value="41.832884">
            <text:p>41.832884</text:p>
          </table:table-cell>
          <table:table-cell office:value-type="float" office:value="8.554596">
            <text:p>8.554596</text:p>
          </table:table-cell>
          <table:table-cell office:value-type="float" office:value="11.267775">
            <text:p>11.267775</text:p>
          </table:table-cell>
          <table:table-cell office:value-type="float" office:value="14.178013">
            <text:p>14.178013</text:p>
          </table:table-cell>
          <table:table-cell office:value-type="float" office:value="22.539774">
            <text:p>22.539774</text:p>
          </table:table-cell>
          <table:table-cell office:value-type="float" office:value="42.592203">
            <text:p>42.592203</text:p>
          </table:table-cell>
          <table:table-cell office:value-type="float" office:value="8.668258">
            <text:p>8.668258</text:p>
          </table:table-cell>
          <table:table-cell office:value-type="float" office:value="10.887609">
            <text:p>10.887609</text:p>
          </table:table-cell>
          <table:table-cell office:value-type="float" office:value="13.791179">
            <text:p>13.791179</text:p>
          </table:table-cell>
          <table:table-cell office:value-type="float" office:value="18.582398">
            <text:p>18.582398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ce1" office:value-type="float" office:value="4096">
            <text:p>4096</text:p>
          </table:table-cell>
          <table:table-cell office:value-type="float" office:value="9.822962">
            <text:p>9.822962</text:p>
          </table:table-cell>
          <table:table-cell office:value-type="float" office:value="12.586907">
            <text:p>12.586907</text:p>
          </table:table-cell>
          <table:table-cell office:value-type="float" office:value="16.912441">
            <text:p>16.912441</text:p>
          </table:table-cell>
          <table:table-cell office:value-type="float" office:value="28.647439">
            <text:p>28.647439</text:p>
          </table:table-cell>
          <table:table-cell office:value-type="float" office:value="88.068021">
            <text:p>88.068021</text:p>
          </table:table-cell>
          <table:table-cell table:number-columns-repeated="2" office:value-type="float" office:value="79.229235">
            <text:p>79.229235</text:p>
          </table:table-cell>
          <table:table-cell office:value-type="float" office:value="79.380243">
            <text:p>79.380243</text:p>
          </table:table-cell>
          <table:table-cell office:value-type="float" office:value="79.006067">
            <text:p>79.006067</text:p>
          </table:table-cell>
          <table:table-cell office:value-type="float" office:value="78.509627">
            <text:p>78.509627</text:p>
          </table:table-cell>
          <table:table-cell office:value-type="float" office:value="19.124868">
            <text:p>19.124868</text:p>
          </table:table-cell>
          <table:table-cell office:value-type="float" office:value="19.13472">
            <text:p>19.13472</text:p>
          </table:table-cell>
          <table:table-cell office:value-type="float" office:value="19.421334">
            <text:p>19.421334</text:p>
          </table:table-cell>
          <table:table-cell office:value-type="float" office:value="19.061739">
            <text:p>19.061739</text:p>
          </table:table-cell>
          <table:table-cell office:value-type="float" office:value="19.030594">
            <text:p>19.030594</text:p>
          </table:table-cell>
          <table:table-cell office:value-type="float" office:value="1.398649">
            <text:p>1.398649</text:p>
          </table:table-cell>
          <table:table-cell office:value-type="float" office:value="1.799453">
            <text:p>1.799453</text:p>
          </table:table-cell>
          <table:table-cell office:value-type="float" office:value="2.526103">
            <text:p>2.526103</text:p>
          </table:table-cell>
          <table:table-cell office:value-type="float" office:value="4.20972">
            <text:p>4.20972</text:p>
          </table:table-cell>
          <table:table-cell office:value-type="float" office:value="12.15435">
            <text:p>12.15435</text:p>
          </table:table-cell>
          <table:table-cell office:value-type="float" office:value="1.270491">
            <text:p>1.270491</text:p>
          </table:table-cell>
          <table:table-cell office:value-type="float" office:value="1.59844">
            <text:p>1.59844</text:p>
          </table:table-cell>
          <table:table-cell office:value-type="float" office:value="2.130995">
            <text:p>2.130995</text:p>
          </table:table-cell>
          <table:table-cell office:value-type="float" office:value="3.228874">
            <text:p>3.228874</text:p>
          </table:table-cell>
          <table:table-cell office:value-type="float" office:value="6.257835">
            <text:p>6.257835</text:p>
          </table:table-cell>
          <table:table-cell office:value-type="float" office:value="9.63821">
            <text:p>9.63821</text:p>
          </table:table-cell>
          <table:table-cell office:value-type="float" office:value="11.575756">
            <text:p>11.575756</text:p>
          </table:table-cell>
          <table:table-cell office:value-type="float" office:value="15.16936">
            <text:p>15.16936</text:p>
          </table:table-cell>
          <table:table-cell office:value-type="float" office:value="23.83114">
            <text:p>23.83114</text:p>
          </table:table-cell>
          <table:table-cell office:value-type="float" office:value="35.469948">
            <text:p>35.469948</text:p>
          </table:table-cell>
          <table:table-cell office:value-type="float" office:value="47.446734">
            <text:p>47.446734</text:p>
          </table:table-cell>
          <table:table-cell office:value-type="float" office:value="45.820621">
            <text:p>45.820621</text:p>
          </table:table-cell>
          <table:table-cell office:value-type="float" office:value="48.573583">
            <text:p>48.573583</text:p>
          </table:table-cell>
          <table:table-cell office:value-type="float" office:value="42.641852">
            <text:p>42.641852</text:p>
          </table:table-cell>
          <table:table-cell office:value-type="float" office:value="30.215661">
            <text:p>30.215661</text:p>
          </table:table-cell>
          <table:table-cell office:value-type="float" office:value="6.786204">
            <text:p>6.786204</text:p>
          </table:table-cell>
          <table:table-cell office:value-type="float" office:value="8.386919">
            <text:p>8.386919</text:p>
          </table:table-cell>
          <table:table-cell office:value-type="float" office:value="11.904218">
            <text:p>11.904218</text:p>
          </table:table-cell>
          <table:table-cell office:value-type="float" office:value="19.710161">
            <text:p>19.710161</text:p>
          </table:table-cell>
          <table:table-cell office:value-type="float" office:value="28.201283">
            <text:p>28.201283</text:p>
          </table:table-cell>
          <table:table-cell office:value-type="float" office:value="6.810044">
            <text:p>6.810044</text:p>
          </table:table-cell>
          <table:table-cell office:value-type="float" office:value="8.679387">
            <text:p>8.679387</text:p>
          </table:table-cell>
          <table:table-cell office:value-type="float" office:value="10.230908">
            <text:p>10.230908</text:p>
          </table:table-cell>
          <table:table-cell office:value-type="float" office:value="16.614358">
            <text:p>16.614358</text:p>
          </table:table-cell>
          <table:table-cell office:value-type="float" office:value="0">
            <text:p>0</text:p>
          </table:table-cell>
          <table:table-cell office:value-type="float" office:value="5.515203">
            <text:p>5.515203</text:p>
          </table:table-cell>
          <table:table-cell office:value-type="float" office:value="8.557647">
            <text:p>8.557647</text:p>
          </table:table-cell>
          <table:table-cell office:value-type="float" office:value="12.031832">
            <text:p>12.031832</text:p>
          </table:table-cell>
          <table:table-cell office:value-type="float" office:value="19.884137">
            <text:p>19.884137</text:p>
          </table:table-cell>
          <table:table-cell office:value-type="float" office:value="57.479187">
            <text:p>57.479187</text:p>
          </table:table-cell>
          <table:table-cell office:value-type="float" office:value="90.535149">
            <text:p>90.535149</text:p>
          </table:table-cell>
          <table:table-cell office:value-type="float" office:value="129.217996">
            <text:p>129.217996</text:p>
          </table:table-cell>
          <table:table-cell office:value-type="float" office:value="198.095734">
            <text:p>198.095734</text:p>
          </table:table-cell>
          <table:table-cell office:value-type="float" office:value="391.02487">
            <text:p>391.02487</text:p>
          </table:table-cell>
          <table:table-cell office:value-type="float" office:value="753.247594">
            <text:p>753.247594</text:p>
          </table:table-cell>
          <table:table-cell office:value-type="float" office:value="5.277837">
            <text:p>5.277837</text:p>
          </table:table-cell>
          <table:table-cell office:value-type="float" office:value="7.950249">
            <text:p>7.950249</text:p>
          </table:table-cell>
          <table:table-cell office:value-type="float" office:value="12.061092">
            <text:p>12.061092</text:p>
          </table:table-cell>
          <table:table-cell office:value-type="float" office:value="16.936226">
            <text:p>16.936226</text:p>
          </table:table-cell>
          <table:table-cell office:value-type="float" office:value="55.236763">
            <text:p>55.236763</text:p>
          </table:table-cell>
          <table:table-cell office:value-type="float" office:value="80.771431">
            <text:p>80.771431</text:p>
          </table:table-cell>
          <table:table-cell office:value-type="float" office:value="108.199822">
            <text:p>108.199822</text:p>
          </table:table-cell>
          <table:table-cell office:value-type="float" office:value="158.090298">
            <text:p>158.090298</text:p>
          </table:table-cell>
          <table:table-cell office:value-type="float" office:value="252.166599">
            <text:p>252.166599</text:p>
          </table:table-cell>
          <table:table-cell office:value-type="float" office:value="488.646677">
            <text:p>488.646677</text:p>
          </table:table-cell>
          <table:table-cell office:value-type="float" office:value="11.313454">
            <text:p>11.313454</text:p>
          </table:table-cell>
          <table:table-cell office:value-type="float" office:value="14.359316">
            <text:p>14.359316</text:p>
          </table:table-cell>
          <table:table-cell office:value-type="float" office:value="22.404213">
            <text:p>22.404213</text:p>
          </table:table-cell>
          <table:table-cell office:value-type="float" office:value="42.924323">
            <text:p>42.924323</text:p>
          </table:table-cell>
          <table:table-cell office:value-type="float" office:value="162.879534">
            <text:p>162.879534</text:p>
          </table:table-cell>
          <table:table-cell office:value-type="float" office:value="47.589128">
            <text:p>47.589128</text:p>
          </table:table-cell>
          <table:table-cell office:value-type="float" office:value="62.163699">
            <text:p>62.163699</text:p>
          </table:table-cell>
          <table:table-cell office:value-type="float" office:value="92.959942">
            <text:p>92.959942</text:p>
          </table:table-cell>
          <table:table-cell office:value-type="float" office:value="148.974444">
            <text:p>148.974444</text:p>
          </table:table-cell>
          <table:table-cell office:value-type="float" office:value="316.054271">
            <text:p>316.054271</text:p>
          </table:table-cell>
          <table:table-cell office:value-type="float" office:value="8.002677">
            <text:p>8.002677</text:p>
          </table:table-cell>
          <table:table-cell office:value-type="float" office:value="10.185989">
            <text:p>10.185989</text:p>
          </table:table-cell>
          <table:table-cell office:value-type="float" office:value="15.002453">
            <text:p>15.002453</text:p>
          </table:table-cell>
          <table:table-cell office:value-type="float" office:value="28.803527">
            <text:p>28.803527</text:p>
          </table:table-cell>
          <table:table-cell office:value-type="float" office:value="394.959685">
            <text:p>394.959685</text:p>
          </table:table-cell>
          <table:table-cell office:value-type="float" office:value="48.89198">
            <text:p>48.89198</text:p>
          </table:table-cell>
          <table:table-cell office:value-type="float" office:value="63.051484">
            <text:p>63.051484</text:p>
          </table:table-cell>
          <table:table-cell office:value-type="float" office:value="90.041483">
            <text:p>90.041483</text:p>
          </table:table-cell>
          <table:table-cell office:value-type="float" office:value="148.643015">
            <text:p>148.643015</text:p>
          </table:table-cell>
          <table:table-cell office:value-type="float" office:value="404.827551">
            <text:p>404.827551</text:p>
          </table:table-cell>
          <table:table-cell office:value-type="float" office:value="16.232021">
            <text:p>16.232021</text:p>
          </table:table-cell>
          <table:table-cell office:value-type="float" office:value="22.036902">
            <text:p>22.036902</text:p>
          </table:table-cell>
          <table:table-cell office:value-type="float" office:value="32.688517">
            <text:p>32.688517</text:p>
          </table:table-cell>
          <table:table-cell office:value-type="float" office:value="58.268804">
            <text:p>58.268804</text:p>
          </table:table-cell>
          <table:table-cell office:value-type="float" office:value="151.986875">
            <text:p>151.986875</text:p>
          </table:table-cell>
          <table:table-cell office:value-type="float" office:value="1.043331">
            <text:p>1.043331</text:p>
          </table:table-cell>
          <table:table-cell office:value-type="float" office:value="1.384737">
            <text:p>1.384737</text:p>
          </table:table-cell>
          <table:table-cell office:value-type="float" office:value="2.071864">
            <text:p>2.071864</text:p>
          </table:table-cell>
          <table:table-cell office:value-type="float" office:value="4.105392">
            <text:p>4.105392</text:p>
          </table:table-cell>
          <table:table-cell office:value-type="float" office:value="102.70937">
            <text:p>102.70937</text:p>
          </table:table-cell>
          <table:table-cell office:value-type="float" office:value="1.052368">
            <text:p>1.052368</text:p>
          </table:table-cell>
          <table:table-cell office:value-type="float" office:value="1.397166">
            <text:p>1.397166</text:p>
          </table:table-cell>
          <table:table-cell office:value-type="float" office:value="2.080479">
            <text:p>2.080479</text:p>
          </table:table-cell>
          <table:table-cell office:value-type="float" office:value="4.0351">
            <text:p>4.0351</text:p>
          </table:table-cell>
          <table:table-cell office:value-type="float" office:value="70.164437">
            <text:p>70.164437</text:p>
          </table:table-cell>
          <table:table-cell office:value-type="float" office:value="7.966932">
            <text:p>7.966932</text:p>
          </table:table-cell>
          <table:table-cell office:value-type="float" office:value="9.879326">
            <text:p>9.879326</text:p>
          </table:table-cell>
          <table:table-cell office:value-type="float" office:value="14.642301">
            <text:p>14.642301</text:p>
          </table:table-cell>
          <table:table-cell office:value-type="float" office:value="28.762052">
            <text:p>28.762052</text:p>
          </table:table-cell>
          <table:table-cell office:value-type="float" office:value="283.299228">
            <text:p>283.299228</text:p>
          </table:table-cell>
          <table:table-cell office:value-type="float" office:value="43.938249">
            <text:p>43.938249</text:p>
          </table:table-cell>
          <table:table-cell office:value-type="float" office:value="58.565181">
            <text:p>58.565181</text:p>
          </table:table-cell>
          <table:table-cell office:value-type="float" office:value="83.260091">
            <text:p>83.260091</text:p>
          </table:table-cell>
          <table:table-cell office:value-type="float" office:value="124.735268">
            <text:p>124.735268</text:p>
          </table:table-cell>
          <table:table-cell office:value-type="float" office:value="271.494561">
            <text:p>271.494561</text:p>
          </table:table-cell>
          <table:table-cell office:value-type="float" office:value="6.03513">
            <text:p>6.03513</text:p>
          </table:table-cell>
          <table:table-cell office:value-type="float" office:value="7.840109">
            <text:p>7.840109</text:p>
          </table:table-cell>
          <table:table-cell office:value-type="float" office:value="11.337376">
            <text:p>11.337376</text:p>
          </table:table-cell>
          <table:table-cell office:value-type="float" office:value="20.052401">
            <text:p>20.052401</text:p>
          </table:table-cell>
          <table:table-cell office:value-type="float" office:value="254.945564">
            <text:p>254.945564</text:p>
          </table:table-cell>
          <table:table-cell office:value-type="float" office:value="6.137575">
            <text:p>6.137575</text:p>
          </table:table-cell>
          <table:table-cell office:value-type="float" office:value="7.795618">
            <text:p>7.795618</text:p>
          </table:table-cell>
          <table:table-cell office:value-type="float" office:value="10.110451">
            <text:p>10.110451</text:p>
          </table:table-cell>
          <table:table-cell table:number-columns-repeated="2" office:value-type="float" office:value="0">
            <text:p>0</text:p>
          </table:table-cell>
          <table:table-cell office:value-type="float" office:value="8.63279">
            <text:p>8.63279</text:p>
          </table:table-cell>
          <table:table-cell office:value-type="float" office:value="11.417227">
            <text:p>11.417227</text:p>
          </table:table-cell>
          <table:table-cell office:value-type="float" office:value="15.069982">
            <text:p>15.069982</text:p>
          </table:table-cell>
          <table:table-cell office:value-type="float" office:value="23.567793">
            <text:p>23.567793</text:p>
          </table:table-cell>
          <table:table-cell office:value-type="float" office:value="69.570053">
            <text:p>69.570053</text:p>
          </table:table-cell>
          <table:table-cell office:value-type="float" office:value="48.095217">
            <text:p>48.095217</text:p>
          </table:table-cell>
          <table:table-cell office:value-type="float" office:value="54.297126">
            <text:p>54.297126</text:p>
          </table:table-cell>
          <table:table-cell office:value-type="float" office:value="63.98036">
            <text:p>63.98036</text:p>
          </table:table-cell>
          <table:table-cell office:value-type="float" office:value="77.445979">
            <text:p>77.445979</text:p>
          </table:table-cell>
          <table:table-cell office:value-type="float" office:value="81.569602">
            <text:p>81.569602</text:p>
          </table:table-cell>
          <table:table-cell office:value-type="float" office:value="21.661067">
            <text:p>21.661067</text:p>
          </table:table-cell>
          <table:table-cell office:value-type="float" office:value="21.294766">
            <text:p>21.294766</text:p>
          </table:table-cell>
          <table:table-cell office:value-type="float" office:value="20.962168">
            <text:p>20.962168</text:p>
          </table:table-cell>
          <table:table-cell office:value-type="float" office:value="20.14847">
            <text:p>20.14847</text:p>
          </table:table-cell>
          <table:table-cell office:value-type="float" office:value="18.930799">
            <text:p>18.930799</text:p>
          </table:table-cell>
          <table:table-cell office:value-type="float" office:value="7.732968">
            <text:p>7.732968</text:p>
          </table:table-cell>
          <table:table-cell office:value-type="float" office:value="9.552095">
            <text:p>9.552095</text:p>
          </table:table-cell>
          <table:table-cell office:value-type="float" office:value="13.032536">
            <text:p>13.032536</text:p>
          </table:table-cell>
          <table:table-cell office:value-type="float" office:value="21.51189">
            <text:p>21.51189</text:p>
          </table:table-cell>
          <table:table-cell office:value-type="float" office:value="64.690926">
            <text:p>64.690926</text:p>
          </table:table-cell>
          <table:table-cell office:value-type="float" office:value="7.846982">
            <text:p>7.846982</text:p>
          </table:table-cell>
          <table:table-cell office:value-type="float" office:value="9.363648">
            <text:p>9.363648</text:p>
          </table:table-cell>
          <table:table-cell office:value-type="float" office:value="12.619057">
            <text:p>12.619057</text:p>
          </table:table-cell>
          <table:table-cell office:value-type="float" office:value="19.185942">
            <text:p>19.185942</text:p>
          </table:table-cell>
          <table:table-cell office:value-type="float" office:value="38.294752">
            <text:p>38.294752</text:p>
          </table:table-cell>
          <table:table-cell office:value-type="float" office:value="8.629615">
            <text:p>8.629615</text:p>
          </table:table-cell>
          <table:table-cell office:value-type="float" office:value="11.094033">
            <text:p>11.094033</text:p>
          </table:table-cell>
          <table:table-cell office:value-type="float" office:value="14.463996">
            <text:p>14.463996</text:p>
          </table:table-cell>
          <table:table-cell office:value-type="float" office:value="21.345398">
            <text:p>21.345398</text:p>
          </table:table-cell>
          <table:table-cell office:value-type="float" office:value="39.523427">
            <text:p>39.523427</text:p>
          </table:table-cell>
          <table:table-cell office:value-type="float" office:value="46.469832">
            <text:p>46.469832</text:p>
          </table:table-cell>
          <table:table-cell office:value-type="float" office:value="49.4957">
            <text:p>49.4957</text:p>
          </table:table-cell>
          <table:table-cell office:value-type="float" office:value="51.308262">
            <text:p>51.308262</text:p>
          </table:table-cell>
          <table:table-cell office:value-type="float" office:value="51.278636">
            <text:p>51.278636</text:p>
          </table:table-cell>
          <table:table-cell office:value-type="float" office:value="39.474777">
            <text:p>39.474777</text:p>
          </table:table-cell>
          <table:table-cell office:value-type="float" office:value="5.542745">
            <text:p>5.542745</text:p>
          </table:table-cell>
          <table:table-cell office:value-type="float" office:value="6.70504">
            <text:p>6.70504</text:p>
          </table:table-cell>
          <table:table-cell office:value-type="float" office:value="11.187824">
            <text:p>11.187824</text:p>
          </table:table-cell>
          <table:table-cell office:value-type="float" office:value="18.521819">
            <text:p>18.521819</text:p>
          </table:table-cell>
          <table:table-cell office:value-type="float" office:value="37.673431">
            <text:p>37.673431</text:p>
          </table:table-cell>
          <table:table-cell office:value-type="float" office:value="5.794426">
            <text:p>5.794426</text:p>
          </table:table-cell>
          <table:table-cell office:value-type="float" office:value="8.339212">
            <text:p>8.339212</text:p>
          </table:table-cell>
          <table:table-cell office:value-type="float" office:value="11.526752">
            <text:p>11.526752</text:p>
          </table:table-cell>
          <table:table-cell office:value-type="float" office:value="15.898086">
            <text:p>15.898086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POS (INC)</text:p>
          </table:table-cell>
          <table:table-cell table:number-columns-repeated="4"/>
          <table:table-cell office:value-type="string">
            <text:p>NEG (DEC)</text:p>
          </table:table-cell>
          <table:table-cell table:number-columns-repeated="4"/>
          <table:table-cell office:value-type="string">
            <text:p>EQU (STA)</text:p>
          </table:table-cell>
          <table:table-cell table:number-columns-repeated="4"/>
          <table:table-cell office:value-type="string">
            <text:p>POS (INC)</text:p>
          </table:table-cell>
          <table:table-cell table:number-columns-repeated="4"/>
          <table:table-cell office:value-type="string">
            <text:p>POS (INC)</text:p>
          </table:table-cell>
          <table:table-cell table:number-columns-repeated="4"/>
          <table:table-cell office:value-type="string">
            <text:p>POS (INC)</text:p>
          </table:table-cell>
          <table:table-cell table:number-columns-repeated="4"/>
          <table:table-cell office:value-type="string">
            <text:p>NEG (DEC)</text:p>
          </table:table-cell>
          <table:table-cell table:number-columns-repeated="4"/>
          <table:table-cell office:value-type="string">
            <text:p>POS (INC)</text:p>
          </table:table-cell>
          <table:table-cell table:number-columns-repeated="4"/>
          <table:table-cell office:value-type="string">
            <text:p>POS (INC)</text:p>
          </table:table-cell>
          <table:table-cell table:number-columns-repeated="124"/>
        </table:table-row>
        <table:table-row table:style-name="ro3">
          <table:table-cell table:style-name="ce1" office:value-type="string">
            <text:p>C2050</text:p>
          </table:table-cell>
          <table:table-cell table:number-columns-repeated="165"/>
        </table:table-row>
        <table:table-row table:style-name="ro3">
          <table:table-cell/>
          <table:table-cell table:style-name="ce4" office:value-type="string" table:number-columns-spanned="5" table:number-rows-spanned="1">
            <text:p>v107</text:p>
          </table:table-cell>
          <table:covered-table-cell table:number-columns-repeated="4"/>
          <table:table-cell table:style-name="ce6" office:value-type="string" table:number-columns-spanned="5" table:number-rows-spanned="1">
            <text:p>v108</text:p>
          </table:table-cell>
          <table:covered-table-cell table:number-columns-repeated="2" table:style-name="ce7"/>
          <table:covered-table-cell table:style-name="ce8"/>
          <table:covered-table-cell table:style-name="ce7"/>
          <table:table-cell table:style-name="ce2" office:value-type="string" table:number-columns-spanned="5" table:number-rows-spanned="1">
            <text:p>v109</text:p>
          </table:table-cell>
          <table:covered-table-cell table:style-name="ce7"/>
          <table:covered-table-cell table:number-columns-repeated="3"/>
          <table:table-cell table:style-name="ce6" office:value-type="string" table:number-columns-spanned="5" table:number-rows-spanned="1">
            <text:p>v110</text:p>
          </table:table-cell>
          <table:covered-table-cell table:number-columns-repeated="4"/>
          <table:table-cell table:style-name="ce2" office:value-type="string" table:number-columns-spanned="5" table:number-rows-spanned="1">
            <text:p>v112</text:p>
          </table:table-cell>
          <table:covered-table-cell table:number-columns-repeated="3"/>
          <table:covered-table-cell table:style-name="ce8"/>
          <table:table-cell table:style-name="ce6" office:value-type="string" table:number-columns-spanned="5" table:number-rows-spanned="1">
            <text:p>v1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4</text:p>
          </table:table-cell>
          <table:covered-table-cell table:number-columns-repeated="4"/>
          <table:table-cell table:style-name="ce6" office:value-type="string" table:number-columns-spanned="5" table:number-rows-spanned="1">
            <text:p>v1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6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204</text:p>
          </table:table-cell>
          <table:covered-table-cell table:number-columns-repeated="4"/>
          <table:table-cell table:style-name="ce2" office:value-type="string" table:number-columns-spanned="5" table:number-rows-spanned="1">
            <text:p>v205</text:p>
          </table:table-cell>
          <table:covered-table-cell table:number-columns-repeated="4"/>
          <table:table-cell table:style-name="ce6" office:value-type="string" table:number-columns-spanned="5" table:number-rows-spanned="1">
            <text:p>v211</text:p>
          </table:table-cell>
          <table:covered-table-cell table:number-columns-repeated="4"/>
          <table:table-cell table:style-name="ce2" office:value-type="string" table:number-columns-spanned="5" table:number-rows-spanned="1">
            <text:p>v302</text:p>
          </table:table-cell>
          <table:covered-table-cell table:number-columns-repeated="4"/>
          <table:table-cell table:style-name="ce6" office:value-type="string" table:number-columns-spanned="5" table:number-rows-spanned="1">
            <text:p>v303</text:p>
          </table:table-cell>
          <table:covered-table-cell table:number-columns-repeated="4"/>
          <table:table-cell table:style-name="ce2" office:value-type="string" table:number-columns-spanned="5" table:number-rows-spanned="1">
            <text:p>v306</text:p>
          </table:table-cell>
          <table:covered-table-cell table:number-columns-repeated="4"/>
          <table:table-cell table:style-name="ce6" office:value-type="string" table:number-columns-spanned="5" table:number-rows-spanned="1">
            <text:p>v407</text:p>
          </table:table-cell>
          <table:covered-table-cell table:number-columns-repeated="4"/>
          <table:table-cell table:style-name="ce2" office:value-type="string" table:number-columns-spanned="5" table:number-rows-spanned="1">
            <text:p>v408</text:p>
          </table:table-cell>
          <table:covered-table-cell table:number-columns-repeated="4"/>
          <table:table-cell table:style-name="ce6" office:value-type="string" table:number-columns-spanned="5" table:number-rows-spanned="1">
            <text:p>v409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0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2</text:p>
          </table:table-cell>
          <table:covered-table-cell table:number-columns-repeated="4"/>
          <table:table-cell table:style-name="ce10" table:number-columns-repeated="2"/>
          <table:table-cell table:style-name="ce10" office:value-type="string">
            <text:p>v413</text:p>
          </table:table-cell>
          <table:table-cell table:style-name="ce10" table:number-columns-repeated="2"/>
          <table:table-cell table:style-name="ce6" office:value-type="string" table:number-columns-spanned="5" table:number-rows-spanned="1">
            <text:p>v414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5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6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7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08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9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0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2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4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6</text:p>
          </table:table-cell>
          <table:covered-table-cell table:number-columns-repeated="4" table:style-name="ce10"/>
        </table:table-row>
        <table:table-row table:style-name="ro3">
          <table:table-cell/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9.942054">
            <text:p>9.942054</text:p>
          </table:table-cell>
          <table:table-cell office:value-type="float" office:value="10.568325">
            <text:p>10.568325</text:p>
          </table:table-cell>
          <table:table-cell office:value-type="float" office:value="10.91201">
            <text:p>10.91201</text:p>
          </table:table-cell>
          <table:table-cell office:value-type="float" office:value="11.671107">
            <text:p>11.671107</text:p>
          </table:table-cell>
          <table:table-cell office:value-type="float" office:value="12.091687">
            <text:p>12.091687</text:p>
          </table:table-cell>
          <table:table-cell table:number-columns-repeated="2" office:value-type="float" office:value="11.773485">
            <text:p>11.773485</text:p>
          </table:table-cell>
          <table:table-cell table:number-columns-repeated="2" office:value-type="float" office:value="12.091687">
            <text:p>12.091687</text:p>
          </table:table-cell>
          <table:table-cell office:value-type="float" office:value="11.671107">
            <text:p>11.671107</text:p>
          </table:table-cell>
          <table:table-cell office:value-type="float" office:value="12.091687">
            <text:p>12.091687</text:p>
          </table:table-cell>
          <table:table-cell office:value-type="float" office:value="11.773485">
            <text:p>11.773485</text:p>
          </table:table-cell>
          <table:table-cell office:value-type="float" office:value="12.091687">
            <text:p>12.091687</text:p>
          </table:table-cell>
          <table:table-cell office:value-type="float" office:value="12.543713">
            <text:p>12.543713</text:p>
          </table:table-cell>
          <table:table-cell office:value-type="float" office:value="12.201612">
            <text:p>12.201612</text:p>
          </table:table-cell>
          <table:table-cell office:value-type="float" office:value="9.868951">
            <text:p>9.868951</text:p>
          </table:table-cell>
          <table:table-cell office:value-type="float" office:value="10.91201">
            <text:p>10.91201</text:p>
          </table:table-cell>
          <table:table-cell office:value-type="float" office:value="11.278801">
            <text:p>11.278801</text:p>
          </table:table-cell>
          <table:table-cell office:value-type="float" office:value="10.91201">
            <text:p>10.91201</text:p>
          </table:table-cell>
          <table:table-cell office:value-type="float" office:value="11.001453">
            <text:p>11.001453</text:p>
          </table:table-cell>
          <table:table-cell office:value-type="float" office:value="8.603701">
            <text:p>8.603701</text:p>
          </table:table-cell>
          <table:table-cell office:value-type="float" office:value="9.655952">
            <text:p>9.655952</text:p>
          </table:table-cell>
          <table:table-cell office:value-type="float" office:value="9.942054">
            <text:p>9.942054</text:p>
          </table:table-cell>
          <table:table-cell office:value-type="float" office:value="10.16801">
            <text:p>10.16801</text:p>
          </table:table-cell>
          <table:table-cell office:value-type="float" office:value="10.245628">
            <text:p>10.245628</text:p>
          </table:table-cell>
          <table:table-cell office:value-type="float" office:value="9.385855">
            <text:p>9.385855</text:p>
          </table:table-cell>
          <table:table-cell office:value-type="float" office:value="9.655952">
            <text:p>9.655952</text:p>
          </table:table-cell>
          <table:table-cell office:value-type="float" office:value="10.245628">
            <text:p>10.245628</text:p>
          </table:table-cell>
          <table:table-cell office:value-type="float" office:value="10.568325">
            <text:p>10.568325</text:p>
          </table:table-cell>
          <table:table-cell table:number-columns-repeated="4" office:value-type="float" office:value="10.91201">
            <text:p>10.91201</text:p>
          </table:table-cell>
          <table:table-cell table:number-columns-repeated="2" office:value-type="float" office:value="10.568325">
            <text:p>10.568325</text:p>
          </table:table-cell>
          <table:table-cell office:value-type="float" office:value="8.388608">
            <text:p>8.388608</text:p>
          </table:table-cell>
          <table:table-cell office:value-type="float" office:value="9.130458">
            <text:p>9.130458</text:p>
          </table:table-cell>
          <table:table-cell office:value-type="float" office:value="8.888591">
            <text:p>8.888591</text:p>
          </table:table-cell>
          <table:table-cell office:value-type="float" office:value="10.245628">
            <text:p>10.245628</text:p>
          </table:table-cell>
          <table:table-cell office:value-type="float" office:value="10.568325">
            <text:p>10.568325</text:p>
          </table:table-cell>
          <table:table-cell office:value-type="float" office:value="8.441367">
            <text:p>8.441367</text:p>
          </table:table-cell>
          <table:table-cell office:value-type="float" office:value="8.888591">
            <text:p>8.888591</text:p>
          </table:table-cell>
          <table:table-cell office:value-type="float" office:value="9.320676">
            <text:p>9.320676</text:p>
          </table:table-cell>
          <table:table-cell office:value-type="float" office:value="8.603701">
            <text:p>8.603701</text:p>
          </table:table-cell>
          <table:table-cell office:value-type="float" office:value="8.388608">
            <text:p>8.388608</text:p>
          </table:table-cell>
          <table:table-cell office:value-type="float" office:value="20.947275">
            <text:p>20.947275</text:p>
          </table:table-cell>
          <table:table-cell office:value-type="float" office:value="30.78636">
            <text:p>30.78636</text:p>
          </table:table-cell>
          <table:table-cell office:value-type="float" office:value="68.341136">
            <text:p>68.341136</text:p>
          </table:table-cell>
          <table:table-cell office:value-type="float" office:value="84.483061">
            <text:p>84.483061</text:p>
          </table:table-cell>
          <table:table-cell office:value-type="float" office:value="102.843457">
            <text:p>102.843457</text:p>
          </table:table-cell>
          <table:table-cell office:value-type="float" office:value="138.817932">
            <text:p>138.817932</text:p>
          </table:table-cell>
          <table:table-cell office:value-type="float" office:value="190.994992">
            <text:p>190.994992</text:p>
          </table:table-cell>
          <table:table-cell office:value-type="float" office:value="294.876636">
            <text:p>294.876636</text:p>
          </table:table-cell>
          <table:table-cell office:value-type="float" office:value="361.436716">
            <text:p>361.436716</text:p>
          </table:table-cell>
          <table:table-cell office:value-type="float" office:value="409.843419">
            <text:p>409.843419</text:p>
          </table:table-cell>
          <table:table-cell office:value-type="float" office:value="17.402678">
            <text:p>17.402678</text:p>
          </table:table-cell>
          <table:table-cell office:value-type="float" office:value="30.758854">
            <text:p>30.758854</text:p>
          </table:table-cell>
          <table:table-cell office:value-type="float" office:value="61.807625">
            <text:p>61.807625</text:p>
          </table:table-cell>
          <table:table-cell office:value-type="float" office:value="80.389602">
            <text:p>80.389602</text:p>
          </table:table-cell>
          <table:table-cell office:value-type="float" office:value="98.292212">
            <text:p>98.292212</text:p>
          </table:table-cell>
          <table:table-cell office:value-type="float" office:value="206.148786">
            <text:p>206.148786</text:p>
          </table:table-cell>
          <table:table-cell office:value-type="float" office:value="256.438341">
            <text:p>256.438341</text:p>
          </table:table-cell>
          <table:table-cell office:value-type="float" office:value="234.995544">
            <text:p>234.995544</text:p>
          </table:table-cell>
          <table:table-cell office:value-type="float" office:value="292.372376">
            <text:p>292.372376</text:p>
          </table:table-cell>
          <table:table-cell office:value-type="float" office:value="390.105918">
            <text:p>390.105918</text:p>
          </table:table-cell>
          <table:table-cell office:value-type="float" office:value="193.409254">
            <text:p>193.409254</text:p>
          </table:table-cell>
          <table:table-cell office:value-type="float" office:value="247.230501">
            <text:p>247.230501</text:p>
          </table:table-cell>
          <table:table-cell office:value-type="float" office:value="241.59191">
            <text:p>241.59191</text:p>
          </table:table-cell>
          <table:table-cell office:value-type="float" office:value="297.424166">
            <text:p>297.424166</text:p>
          </table:table-cell>
          <table:table-cell office:value-type="float" office:value="400.312177">
            <text:p>400.312177</text:p>
          </table:table-cell>
          <table:table-cell office:value-type="float" office:value="153.519943">
            <text:p>153.519943</text:p>
          </table:table-cell>
          <table:table-cell office:value-type="float" office:value="206.457854">
            <text:p>206.457854</text:p>
          </table:table-cell>
          <table:table-cell office:value-type="float" office:value="202.510866">
            <text:p>202.510866</text:p>
          </table:table-cell>
          <table:table-cell office:value-type="float" office:value="238.660986">
            <text:p>238.660986</text:p>
          </table:table-cell>
          <table:table-cell office:value-type="float" office:value="311.555179">
            <text:p>311.555179</text:p>
          </table:table-cell>
          <table:table-cell office:value-type="float" office:value="22.181957">
            <text:p>22.181957</text:p>
          </table:table-cell>
          <table:table-cell office:value-type="float" office:value="33.448314">
            <text:p>33.448314</text:p>
          </table:table-cell>
          <table:table-cell office:value-type="float" office:value="83.409755">
            <text:p>83.409755</text:p>
          </table:table-cell>
          <table:table-cell office:value-type="float" office:value="127.73378">
            <text:p>127.73378</text:p>
          </table:table-cell>
          <table:table-cell office:value-type="float" office:value="263.093457">
            <text:p>263.093457</text:p>
          </table:table-cell>
          <table:table-cell office:value-type="float" office:value="80.735549">
            <text:p>80.735549</text:p>
          </table:table-cell>
          <table:table-cell office:value-type="float" office:value="117.254512">
            <text:p>117.254512</text:p>
          </table:table-cell>
          <table:table-cell office:value-type="float" office:value="195.858462">
            <text:p>195.858462</text:p>
          </table:table-cell>
          <table:table-cell office:value-type="float" office:value="195.135737">
            <text:p>195.135737</text:p>
          </table:table-cell>
          <table:table-cell office:value-type="float" office:value="208.196003">
            <text:p>208.196003</text:p>
          </table:table-cell>
          <table:table-cell office:value-type="float" office:value="93.596079">
            <text:p>93.596079</text:p>
          </table:table-cell>
          <table:table-cell office:value-type="float" office:value="165.255578">
            <text:p>165.255578</text:p>
          </table:table-cell>
          <table:table-cell office:value-type="float" office:value="229.920804">
            <text:p>229.920804</text:p>
          </table:table-cell>
          <table:table-cell office:value-type="float" office:value="239.284094">
            <text:p>239.284094</text:p>
          </table:table-cell>
          <table:table-cell office:value-type="float" office:value="257.959926">
            <text:p>257.959926</text:p>
          </table:table-cell>
          <table:table-cell office:value-type="float" office:value="20.786865">
            <text:p>20.786865</text:p>
          </table:table-cell>
          <table:table-cell office:value-type="float" office:value="31.328072">
            <text:p>31.328072</text:p>
          </table:table-cell>
          <table:table-cell office:value-type="float" office:value="68.322719">
            <text:p>68.322719</text:p>
          </table:table-cell>
          <table:table-cell office:value-type="float" office:value="124.135645">
            <text:p>124.135645</text:p>
          </table:table-cell>
          <table:table-cell office:value-type="float" office:value="257.959926">
            <text:p>257.959926</text:p>
          </table:table-cell>
          <table:table-cell office:value-type="float" office:value="16.117581">
            <text:p>16.117581</text:p>
          </table:table-cell>
          <table:table-cell office:value-type="float" office:value="26.140279">
            <text:p>26.140279</text:p>
          </table:table-cell>
          <table:table-cell office:value-type="float" office:value="64.568724">
            <text:p>64.568724</text:p>
          </table:table-cell>
          <table:table-cell office:value-type="float" office:value="116.479702">
            <text:p>116.479702</text:p>
          </table:table-cell>
          <table:table-cell office:value-type="float" office:value="226.96045">
            <text:p>226.96045</text:p>
          </table:table-cell>
          <table:table-cell office:value-type="float" office:value="16.241334">
            <text:p>16.241334</text:p>
          </table:table-cell>
          <table:table-cell office:value-type="float" office:value="27.343219">
            <text:p>27.343219</text:p>
          </table:table-cell>
          <table:table-cell office:value-type="float" office:value="64.176923">
            <text:p>64.176923</text:p>
          </table:table-cell>
          <table:table-cell office:value-type="float" office:value="105.76357">
            <text:p>105.76357</text:p>
          </table:table-cell>
          <table:table-cell office:value-type="float" office:value="181.724347">
            <text:p>181.724347</text:p>
          </table:table-cell>
          <table:table-cell office:value-type="float" office:value="57.60543">
            <text:p>57.60543</text:p>
          </table:table-cell>
          <table:table-cell office:value-type="float" office:value="78.693132">
            <text:p>78.693132</text:p>
          </table:table-cell>
          <table:table-cell office:value-type="float" office:value="128.979963">
            <text:p>128.979963</text:p>
          </table:table-cell>
          <table:table-cell office:value-type="float" office:value="179.870016">
            <text:p>179.870016</text:p>
          </table:table-cell>
          <table:table-cell office:value-type="float" office:value="195.135737">
            <text:p>195.135737</text:p>
          </table:table-cell>
          <table:table-cell office:value-type="float" office:value="15.516956">
            <text:p>15.516956</text:p>
          </table:table-cell>
          <table:table-cell office:value-type="float" office:value="22.341269">
            <text:p>22.341269</text:p>
          </table:table-cell>
          <table:table-cell office:value-type="float" office:value="37.110024">
            <text:p>37.110024</text:p>
          </table:table-cell>
          <table:table-cell office:value-type="float" office:value="109.486097">
            <text:p>109.486097</text:p>
          </table:table-cell>
          <table:table-cell office:value-type="float" office:value="192.297399">
            <text:p>192.297399</text:p>
          </table:table-cell>
          <table:table-cell office:value-type="float" office:value="16.592967">
            <text:p>16.592967</text:p>
          </table:table-cell>
          <table:table-cell office:value-type="float" office:value="26.667567">
            <text:p>26.667567</text:p>
          </table:table-cell>
          <table:table-cell office:value-type="float" office:value="45.159509">
            <text:p>45.159509</text:p>
          </table:table-cell>
          <table:table-cell office:value-type="float" office:value="112.275552">
            <text:p>112.275552</text:p>
          </table:table-cell>
          <table:table-cell office:value-type="float" office:value="189.540447">
            <text:p>189.540447</text:p>
          </table:table-cell>
          <table:table-cell office:value-type="float" office:value="24.509324">
            <text:p>24.509324</text:p>
          </table:table-cell>
          <table:table-cell office:value-type="float" office:value="28.614947">
            <text:p>28.614947</text:p>
          </table:table-cell>
          <table:table-cell office:value-type="float" office:value="32.029231">
            <text:p>32.029231</text:p>
          </table:table-cell>
          <table:table-cell office:value-type="float" office:value="33.554432">
            <text:p>33.554432</text:p>
          </table:table-cell>
          <table:table-cell table:number-columns-repeated="2" office:value-type="float" office:value="37.332083">
            <text:p>37.332083</text:p>
          </table:table-cell>
          <table:table-cell office:value-type="float" office:value="41.756626">
            <text:p>41.756626</text:p>
          </table:table-cell>
          <table:table-cell office:value-type="float" office:value="40.554997">
            <text:p>40.554997</text:p>
          </table:table-cell>
          <table:table-cell office:value-type="float" office:value="36.135542">
            <text:p>36.135542</text:p>
          </table:table-cell>
          <table:table-cell office:value-type="float" office:value="35.232154">
            <text:p>35.232154</text:p>
          </table:table-cell>
          <table:table-cell table:number-columns-repeated="2" office:value-type="float" office:value="44.386965">
            <text:p>44.386965</text:p>
          </table:table-cell>
          <table:table-cell office:value-type="float" office:value="43.031638">
            <text:p>43.031638</text:p>
          </table:table-cell>
          <table:table-cell office:value-type="float" office:value="38.088815">
            <text:p>38.088815</text:p>
          </table:table-cell>
          <table:table-cell office:value-type="float" office:value="38.347922">
            <text:p>38.347922</text:p>
          </table:table-cell>
          <table:table-cell office:value-type="float" office:value="21.849398">
            <text:p>21.849398</text:p>
          </table:table-cell>
          <table:table-cell office:value-type="float" office:value="25.977625">
            <text:p>25.977625</text:p>
          </table:table-cell>
          <table:table-cell office:value-type="float" office:value="31.144445">
            <text:p>31.144445</text:p>
          </table:table-cell>
          <table:table-cell office:value-type="float" office:value="33.554432">
            <text:p>33.554432</text:p>
          </table:table-cell>
          <table:table-cell office:value-type="float" office:value="38.347922">
            <text:p>38.347922</text:p>
          </table:table-cell>
          <table:table-cell office:value-type="float" office:value="20.878313">
            <text:p>20.878313</text:p>
          </table:table-cell>
          <table:table-cell office:value-type="float" office:value="21.43401">
            <text:p>21.43401</text:p>
          </table:table-cell>
          <table:table-cell office:value-type="float" office:value="25.507442">
            <text:p>25.507442</text:p>
          </table:table-cell>
          <table:table-cell office:value-type="float" office:value="28.045495">
            <text:p>28.045495</text:p>
          </table:table-cell>
          <table:table-cell office:value-type="float" office:value="30.636655">
            <text:p>30.636655</text:p>
          </table:table-cell>
          <table:table-cell office:value-type="float" office:value="21.192273">
            <text:p>21.192273</text:p>
          </table:table-cell>
          <table:table-cell office:value-type="float" office:value="23.293986">
            <text:p>23.293986</text:p>
          </table:table-cell>
          <table:table-cell office:value-type="float" office:value="25.977625">
            <text:p>25.977625</text:p>
          </table:table-cell>
          <table:table-cell office:value-type="float" office:value="28.045495">
            <text:p>28.045495</text:p>
          </table:table-cell>
          <table:table-cell office:value-type="float" office:value="26.971984">
            <text:p>26.971984</text:p>
          </table:table-cell>
          <table:table-cell office:value-type="float" office:value="35.232154">
            <text:p>35.232154</text:p>
          </table:table-cell>
          <table:table-cell office:value-type="float" office:value="39.146837">
            <text:p>39.146837</text:p>
          </table:table-cell>
          <table:table-cell office:value-type="float" office:value="37.332083">
            <text:p>37.332083</text:p>
          </table:table-cell>
          <table:table-cell office:value-type="float" office:value="33.554432">
            <text:p>33.554432</text:p>
          </table:table-cell>
          <table:table-cell office:value-type="float" office:value="30.636655">
            <text:p>30.636655</text:p>
          </table:table-cell>
          <table:table-cell office:value-type="float" office:value="23.293986">
            <text:p>23.293986</text:p>
          </table:table-cell>
          <table:table-cell office:value-type="float" office:value="26.465467">
            <text:p>26.465467</text:p>
          </table:table-cell>
          <table:table-cell office:value-type="float" office:value="28.614947">
            <text:p>28.614947</text:p>
          </table:table-cell>
          <table:table-cell office:value-type="float" office:value="29.826162">
            <text:p>29.826162</text:p>
          </table:table-cell>
          <table:table-cell office:value-type="float" office:value="32.029231">
            <text:p>32.029231</text:p>
          </table:table-cell>
          <table:table-cell office:value-type="float" office:value="19.108965">
            <text:p>19.108965</text:p>
          </table:table-cell>
          <table:table-cell office:value-type="float" office:value="23.293986">
            <text:p>23.293986</text:p>
          </table:table-cell>
          <table:table-cell office:value-type="float" office:value="23.008753">
            <text:p>23.008753</text:p>
          </table:table-cell>
          <table:table-cell office:value-type="float" office:value="24.616352">
            <text:p>24.616352</text:p>
          </table:table-cell>
          <table:table-cell office:value-type="float" office:value="23.008753">
            <text:p>23.008753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19.593829">
            <text:p>19.593829</text:p>
          </table:table-cell>
          <table:table-cell office:value-type="float" office:value="22.652781">
            <text:p>22.652781</text:p>
          </table:table-cell>
          <table:table-cell office:value-type="float" office:value="28.556963">
            <text:p>28.556963</text:p>
          </table:table-cell>
          <table:table-cell office:value-type="float" office:value="32.736031">
            <text:p>32.736031</text:p>
          </table:table-cell>
          <table:table-cell office:value-type="float" office:value="35.554365">
            <text:p>35.554365</text:p>
          </table:table-cell>
          <table:table-cell table:number-columns-repeated="2" office:value-type="float" office:value="31.213425">
            <text:p>31.213425</text:p>
          </table:table-cell>
          <table:table-cell office:value-type="float" office:value="31.956602">
            <text:p>31.956602</text:p>
          </table:table-cell>
          <table:table-cell table:number-columns-repeated="2" office:value-type="float" office:value="31.213425">
            <text:p>31.213425</text:p>
          </table:table-cell>
          <table:table-cell office:value-type="float" office:value="37.282702">
            <text:p>37.282702</text:p>
          </table:table-cell>
          <table:table-cell office:value-type="float" office:value="38.347922">
            <text:p>38.347922</text:p>
          </table:table-cell>
          <table:table-cell office:value-type="float" office:value="39.768216">
            <text:p>39.768216</text:p>
          </table:table-cell>
          <table:table-cell office:value-type="float" office:value="38.623807">
            <text:p>38.623807</text:p>
          </table:table-cell>
          <table:table-cell office:value-type="float" office:value="37.54342">
            <text:p>37.54342</text:p>
          </table:table-cell>
          <table:table-cell office:value-type="float" office:value="17.718512">
            <text:p>17.718512</text:p>
          </table:table-cell>
          <table:table-cell office:value-type="float" office:value="19.884108">
            <text:p>19.884108</text:p>
          </table:table-cell>
          <table:table-cell office:value-type="float" office:value="24.740595">
            <text:p>24.740595</text:p>
          </table:table-cell>
          <table:table-cell office:value-type="float" office:value="26.188825">
            <text:p>26.188825</text:p>
          </table:table-cell>
          <table:table-cell office:value-type="float" office:value="28.405868">
            <text:p>28.405868</text:p>
          </table:table-cell>
          <table:table-cell office:value-type="float" office:value="16.62139">
            <text:p>16.62139</text:p>
          </table:table-cell>
          <table:table-cell office:value-type="float" office:value="19.522579">
            <text:p>19.522579</text:p>
          </table:table-cell>
          <table:table-cell office:value-type="float" office:value="23.04167">
            <text:p>23.04167</text:p>
          </table:table-cell>
          <table:table-cell table:number-columns-repeated="2" office:value-type="float" office:value="23.444145">
            <text:p>23.444145</text:p>
          </table:table-cell>
          <table:table-cell office:value-type="float" office:value="16.170811">
            <text:p>16.170811</text:p>
          </table:table-cell>
          <table:table-cell office:value-type="float" office:value="19.311903">
            <text:p>19.311903</text:p>
          </table:table-cell>
          <table:table-cell office:value-type="float" office:value="23.04167">
            <text:p>23.04167</text:p>
          </table:table-cell>
          <table:table-cell office:value-type="float" office:value="24.740595">
            <text:p>24.740595</text:p>
          </table:table-cell>
          <table:table-cell office:value-type="float" office:value="25.687603">
            <text:p>25.687603</text:p>
          </table:table-cell>
          <table:table-cell office:value-type="float" office:value="28.405868">
            <text:p>28.405868</text:p>
          </table:table-cell>
          <table:table-cell office:value-type="float" office:value="27.817146">
            <text:p>27.817146</text:p>
          </table:table-cell>
          <table:table-cell office:value-type="float" office:value="27.962027">
            <text:p>27.962027</text:p>
          </table:table-cell>
          <table:table-cell office:value-type="float" office:value="27.252331">
            <text:p>27.252331</text:p>
          </table:table-cell>
          <table:table-cell office:value-type="float" office:value="23.860929">
            <text:p>23.860929</text:p>
          </table:table-cell>
          <table:table-cell office:value-type="float" office:value="15.606713">
            <text:p>15.606713</text:p>
          </table:table-cell>
          <table:table-cell office:value-type="float" office:value="17.955549">
            <text:p>17.955549</text:p>
          </table:table-cell>
          <table:table-cell office:value-type="float" office:value="23.04167">
            <text:p>23.04167</text:p>
          </table:table-cell>
          <table:table-cell office:value-type="float" office:value="24.740595">
            <text:p>24.740595</text:p>
          </table:table-cell>
          <table:table-cell office:value-type="float" office:value="26.843546">
            <text:p>26.843546</text:p>
          </table:table-cell>
          <table:table-cell office:value-type="float" office:value="16.368016">
            <text:p>16.368016</text:p>
          </table:table-cell>
          <table:table-cell office:value-type="float" office:value="18.449172">
            <text:p>18.449172</text:p>
          </table:table-cell>
          <table:table-cell office:value-type="float" office:value="21.13665">
            <text:p>21.13665</text:p>
          </table:table-cell>
          <table:table-cell office:value-type="float" office:value="19.884108">
            <text:p>19.884108</text:p>
          </table:table-cell>
          <table:table-cell office:value-type="float" office:value="18.51279">
            <text:p>18.51279</text:p>
          </table:table-cell>
          <table:table-cell office:value-type="float" office:value="21.133809">
            <text:p>21.133809</text:p>
          </table:table-cell>
          <table:table-cell office:value-type="float" office:value="32.732137">
            <text:p>32.732137</text:p>
          </table:table-cell>
          <table:table-cell office:value-type="float" office:value="75.20228">
            <text:p>75.20228</text:p>
          </table:table-cell>
          <table:table-cell office:value-type="float" office:value="94.373638">
            <text:p>94.373638</text:p>
          </table:table-cell>
          <table:table-cell office:value-type="float" office:value="116.427099">
            <text:p>116.427099</text:p>
          </table:table-cell>
          <table:table-cell office:value-type="float" office:value="175.392091">
            <text:p>175.392091</text:p>
          </table:table-cell>
          <table:table-cell office:value-type="float" office:value="259.633255">
            <text:p>259.633255</text:p>
          </table:table-cell>
          <table:table-cell office:value-type="float" office:value="413.443039">
            <text:p>413.443039</text:p>
          </table:table-cell>
          <table:table-cell office:value-type="float" office:value="515.738224">
            <text:p>515.738224</text:p>
          </table:table-cell>
          <table:table-cell office:value-type="float" office:value="606.717403">
            <text:p>606.717403</text:p>
          </table:table-cell>
          <table:table-cell office:value-type="float" office:value="16.389953">
            <text:p>16.389953</text:p>
          </table:table-cell>
          <table:table-cell office:value-type="float" office:value="27.533908">
            <text:p>27.533908</text:p>
          </table:table-cell>
          <table:table-cell office:value-type="float" office:value="69.736749">
            <text:p>69.736749</text:p>
          </table:table-cell>
          <table:table-cell office:value-type="float" office:value="88.97214">
            <text:p>88.97214</text:p>
          </table:table-cell>
          <table:table-cell office:value-type="float" office:value="111.170239">
            <text:p>111.170239</text:p>
          </table:table-cell>
          <table:table-cell office:value-type="float" office:value="240.986505">
            <text:p>240.986505</text:p>
          </table:table-cell>
          <table:table-cell office:value-type="float" office:value="300.624247">
            <text:p>300.624247</text:p>
          </table:table-cell>
          <table:table-cell office:value-type="float" office:value="271.414394">
            <text:p>271.414394</text:p>
          </table:table-cell>
          <table:table-cell office:value-type="float" office:value="352.638696">
            <text:p>352.638696</text:p>
          </table:table-cell>
          <table:table-cell office:value-type="float" office:value="565.562883">
            <text:p>565.562883</text:p>
          </table:table-cell>
          <table:table-cell office:value-type="float" office:value="263.423975">
            <text:p>263.423975</text:p>
          </table:table-cell>
          <table:table-cell office:value-type="float" office:value="312.045753">
            <text:p>312.045753</text:p>
          </table:table-cell>
          <table:table-cell office:value-type="float" office:value="305.294139">
            <text:p>305.294139</text:p>
          </table:table-cell>
          <table:table-cell office:value-type="float" office:value="387.257343">
            <text:p>387.257343</text:p>
          </table:table-cell>
          <table:table-cell office:value-type="float" office:value="577.735102">
            <text:p>577.735102</text:p>
          </table:table-cell>
          <table:table-cell office:value-type="float" office:value="187.493249">
            <text:p>187.493249</text:p>
          </table:table-cell>
          <table:table-cell office:value-type="float" office:value="246.712703">
            <text:p>246.712703</text:p>
          </table:table-cell>
          <table:table-cell office:value-type="float" office:value="247.211449">
            <text:p>247.211449</text:p>
          </table:table-cell>
          <table:table-cell office:value-type="float" office:value="306.740627">
            <text:p>306.740627</text:p>
          </table:table-cell>
          <table:table-cell office:value-type="float" office:value="430.588955">
            <text:p>430.588955</text:p>
          </table:table-cell>
          <table:table-cell office:value-type="float" office:value="25.092187">
            <text:p>25.092187</text:p>
          </table:table-cell>
          <table:table-cell office:value-type="float" office:value="37.665089">
            <text:p>37.665089</text:p>
          </table:table-cell>
          <table:table-cell office:value-type="float" office:value="83.442659">
            <text:p>83.442659</text:p>
          </table:table-cell>
          <table:table-cell office:value-type="float" office:value="165.514194">
            <text:p>165.514194</text:p>
          </table:table-cell>
          <table:table-cell office:value-type="float" office:value="470.06031">
            <text:p>470.06031</text:p>
          </table:table-cell>
          <table:table-cell office:value-type="float" office:value="89.026574">
            <text:p>89.026574</text:p>
          </table:table-cell>
          <table:table-cell office:value-type="float" office:value="132.452811">
            <text:p>132.452811</text:p>
          </table:table-cell>
          <table:table-cell office:value-type="float" office:value="234.7693">
            <text:p>234.7693</text:p>
          </table:table-cell>
          <table:table-cell office:value-type="float" office:value="291.761571">
            <text:p>291.761571</text:p>
          </table:table-cell>
          <table:table-cell office:value-type="float" office:value="315.241638">
            <text:p>315.241638</text:p>
          </table:table-cell>
          <table:table-cell office:value-type="float" office:value="155.993466">
            <text:p>155.993466</text:p>
          </table:table-cell>
          <table:table-cell office:value-type="float" office:value="244.823078">
            <text:p>244.823078</text:p>
          </table:table-cell>
          <table:table-cell office:value-type="float" office:value="337.902778">
            <text:p>337.902778</text:p>
          </table:table-cell>
          <table:table-cell office:value-type="float" office:value="406.78296">
            <text:p>406.78296</text:p>
          </table:table-cell>
          <table:table-cell office:value-type="float" office:value="487.389722">
            <text:p>487.389722</text:p>
          </table:table-cell>
          <table:table-cell office:value-type="float" office:value="23.115194">
            <text:p>23.115194</text:p>
          </table:table-cell>
          <table:table-cell office:value-type="float" office:value="36.369866">
            <text:p>36.369866</text:p>
          </table:table-cell>
          <table:table-cell office:value-type="float" office:value="77.539274">
            <text:p>77.539274</text:p>
          </table:table-cell>
          <table:table-cell office:value-type="float" office:value="160.491001">
            <text:p>160.491001</text:p>
          </table:table-cell>
          <table:table-cell office:value-type="float" office:value="470.06031">
            <text:p>470.06031</text:p>
          </table:table-cell>
          <table:table-cell office:value-type="float" office:value="16.383482">
            <text:p>16.383482</text:p>
          </table:table-cell>
          <table:table-cell office:value-type="float" office:value="25.642761">
            <text:p>25.642761</text:p>
          </table:table-cell>
          <table:table-cell office:value-type="float" office:value="74.194016">
            <text:p>74.194016</text:p>
          </table:table-cell>
          <table:table-cell office:value-type="float" office:value="146.791908">
            <text:p>146.791908</text:p>
          </table:table-cell>
          <table:table-cell office:value-type="float" office:value="374.384317">
            <text:p>374.384317</text:p>
          </table:table-cell>
          <table:table-cell office:value-type="float" office:value="15.808022">
            <text:p>15.808022</text:p>
          </table:table-cell>
          <table:table-cell office:value-type="float" office:value="25.792847">
            <text:p>25.792847</text:p>
          </table:table-cell>
          <table:table-cell office:value-type="float" office:value="72.021498">
            <text:p>72.021498</text:p>
          </table:table-cell>
          <table:table-cell office:value-type="float" office:value="133.793257">
            <text:p>133.793257</text:p>
          </table:table-cell>
          <table:table-cell office:value-type="float" office:value="267.755873">
            <text:p>267.755873</text:p>
          </table:table-cell>
          <table:table-cell office:value-type="float" office:value="77.795932">
            <text:p>77.795932</text:p>
          </table:table-cell>
          <table:table-cell office:value-type="float" office:value="110.573518">
            <text:p>110.573518</text:p>
          </table:table-cell>
          <table:table-cell office:value-type="float" office:value="211.738878">
            <text:p>211.738878</text:p>
          </table:table-cell>
          <table:table-cell office:value-type="float" office:value="270.495063">
            <text:p>270.495063</text:p>
          </table:table-cell>
          <table:table-cell office:value-type="float" office:value="293.380221">
            <text:p>293.380221</text:p>
          </table:table-cell>
          <table:table-cell office:value-type="float" office:value="20.040468">
            <text:p>20.040468</text:p>
          </table:table-cell>
          <table:table-cell office:value-type="float" office:value="30.270054">
            <text:p>30.270054</text:p>
          </table:table-cell>
          <table:table-cell office:value-type="float" office:value="60.332898">
            <text:p>60.332898</text:p>
          </table:table-cell>
          <table:table-cell office:value-type="float" office:value="142.250934">
            <text:p>142.250934</text:p>
          </table:table-cell>
          <table:table-cell office:value-type="float" office:value="290.160685">
            <text:p>290.160685</text:p>
          </table:table-cell>
          <table:table-cell office:value-type="float" office:value="17.464262">
            <text:p>17.464262</text:p>
          </table:table-cell>
          <table:table-cell office:value-type="float" office:value="29.713041">
            <text:p>29.713041</text:p>
          </table:table-cell>
          <table:table-cell office:value-type="float" office:value="63.674636">
            <text:p>63.674636</text:p>
          </table:table-cell>
          <table:table-cell office:value-type="float" office:value="143.117144">
            <text:p>143.117144</text:p>
          </table:table-cell>
          <table:table-cell office:value-type="float" office:value="280.539973">
            <text:p>280.539973</text:p>
          </table:table-cell>
          <table:table-cell office:value-type="float" office:value="35.509572">
            <text:p>35.509572</text:p>
          </table:table-cell>
          <table:table-cell office:value-type="float" office:value="49.666472">
            <text:p>49.666472</text:p>
          </table:table-cell>
          <table:table-cell office:value-type="float" office:value="58.567736">
            <text:p>58.567736</text:p>
          </table:table-cell>
          <table:table-cell office:value-type="float" office:value="68.122593">
            <text:p>68.122593</text:p>
          </table:table-cell>
          <table:table-cell office:value-type="float" office:value="84.451604">
            <text:p>84.451604</text:p>
          </table:table-cell>
          <table:table-cell office:value-type="float" office:value="78.841183">
            <text:p>78.841183</text:p>
          </table:table-cell>
          <table:table-cell office:value-type="float" office:value="91.660887">
            <text:p>91.660887</text:p>
          </table:table-cell>
          <table:table-cell office:value-type="float" office:value="84.769091">
            <text:p>84.769091</text:p>
          </table:table-cell>
          <table:table-cell office:value-type="float" office:value="77.753718">
            <text:p>77.753718</text:p>
          </table:table-cell>
          <table:table-cell office:value-type="float" office:value="74.41775">
            <text:p>74.41775</text:p>
          </table:table-cell>
          <table:table-cell office:value-type="float" office:value="119.304647">
            <text:p>119.304647</text:p>
          </table:table-cell>
          <table:table-cell office:value-type="float" office:value="114.459788">
            <text:p>114.459788</text:p>
          </table:table-cell>
          <table:table-cell office:value-type="float" office:value="103.910499">
            <text:p>103.910499</text:p>
          </table:table-cell>
          <table:table-cell office:value-type="float" office:value="96.775014">
            <text:p>96.775014</text:p>
          </table:table-cell>
          <table:table-cell office:value-type="float" office:value="86.063276">
            <text:p>86.063276</text:p>
          </table:table-cell>
          <table:table-cell office:value-type="float" office:value="32.350901">
            <text:p>32.350901</text:p>
          </table:table-cell>
          <table:table-cell office:value-type="float" office:value="45.460843">
            <text:p>45.460843</text:p>
          </table:table-cell>
          <table:table-cell office:value-type="float" office:value="53.43265">
            <text:p>53.43265</text:p>
          </table:table-cell>
          <table:table-cell office:value-type="float" office:value="63.161284">
            <text:p>63.161284</text:p>
          </table:table-cell>
          <table:table-cell office:value-type="float" office:value="80.819277">
            <text:p>80.819277</text:p>
          </table:table-cell>
          <table:table-cell office:value-type="float" office:value="17.199526">
            <text:p>17.199526</text:p>
          </table:table-cell>
          <table:table-cell office:value-type="float" office:value="23.414931">
            <text:p>23.414931</text:p>
          </table:table-cell>
          <table:table-cell office:value-type="float" office:value="32.965758">
            <text:p>32.965758</text:p>
          </table:table-cell>
          <table:table-cell office:value-type="float" office:value="46.300982">
            <text:p>46.300982</text:p>
          </table:table-cell>
          <table:table-cell office:value-type="float" office:value="51.014883">
            <text:p>51.014883</text:p>
          </table:table-cell>
          <table:table-cell office:value-type="float" office:value="17.712944">
            <text:p>17.712944</text:p>
          </table:table-cell>
          <table:table-cell office:value-type="float" office:value="23.93692">
            <text:p>23.93692</text:p>
          </table:table-cell>
          <table:table-cell office:value-type="float" office:value="32.774096">
            <text:p>32.774096</text:p>
          </table:table-cell>
          <table:table-cell office:value-type="float" office:value="45.830444">
            <text:p>45.830444</text:p>
          </table:table-cell>
          <table:table-cell office:value-type="float" office:value="50.107952">
            <text:p>50.107952</text:p>
          </table:table-cell>
          <table:table-cell office:value-type="float" office:value="64.794765">
            <text:p>64.794765</text:p>
          </table:table-cell>
          <table:table-cell office:value-type="float" office:value="67.108864">
            <text:p>67.108864</text:p>
          </table:table-cell>
          <table:table-cell office:value-type="float" office:value="68.955897">
            <text:p>68.955897</text:p>
          </table:table-cell>
          <table:table-cell office:value-type="float" office:value="67.309189">
            <text:p>67.309189</text:p>
          </table:table-cell>
          <table:table-cell office:value-type="float" office:value="62.461436">
            <text:p>62.461436</text:p>
          </table:table-cell>
          <table:table-cell office:value-type="float" office:value="17.699041">
            <text:p>17.699041</text:p>
          </table:table-cell>
          <table:table-cell office:value-type="float" office:value="22.106449">
            <text:p>22.106449</text:p>
          </table:table-cell>
          <table:table-cell office:value-type="float" office:value="31.274034">
            <text:p>31.274034</text:p>
          </table:table-cell>
          <table:table-cell office:value-type="float" office:value="52.316887">
            <text:p>52.316887</text:p>
          </table:table-cell>
          <table:table-cell office:value-type="float" office:value="61.946644">
            <text:p>61.946644</text:p>
          </table:table-cell>
          <table:table-cell office:value-type="float" office:value="28.542504">
            <text:p>28.542504</text:p>
          </table:table-cell>
          <table:table-cell office:value-type="float" office:value="33.554432">
            <text:p>33.554432</text:p>
          </table:table-cell>
          <table:table-cell table:number-columns-repeated="2" office:value-type="float" office:value="42.624912">
            <text:p>42.624912</text:p>
          </table:table-cell>
          <table:table-cell office:value-type="float" office:value="39.011381">
            <text:p>39.011381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office:value-type="float" office:value="27.012373">
            <text:p>27.012373</text:p>
          </table:table-cell>
          <table:table-cell office:value-type="float" office:value="32.587005">
            <text:p>32.587005</text:p>
          </table:table-cell>
          <table:table-cell office:value-type="float" office:value="50.410414">
            <text:p>50.410414</text:p>
          </table:table-cell>
          <table:table-cell office:value-type="float" office:value="63.913204">
            <text:p>63.913204</text:p>
          </table:table-cell>
          <table:table-cell office:value-type="float" office:value="73.796689">
            <text:p>73.796689</text:p>
          </table:table-cell>
          <table:table-cell office:value-type="float" office:value="58.197389">
            <text:p>58.197389</text:p>
          </table:table-cell>
          <table:table-cell office:value-type="float" office:value="58.355534">
            <text:p>58.355534</text:p>
          </table:table-cell>
          <table:table-cell office:value-type="float" office:value="60.322574">
            <text:p>60.322574</text:p>
          </table:table-cell>
          <table:table-cell office:value-type="float" office:value="58.197389">
            <text:p>58.197389</text:p>
          </table:table-cell>
          <table:table-cell office:value-type="float" office:value="59.487082">
            <text:p>59.487082</text:p>
          </table:table-cell>
          <table:table-cell table:number-columns-repeated="2" office:value-type="float" office:value="80.732468">
            <text:p>80.732468</text:p>
          </table:table-cell>
          <table:table-cell office:value-type="float" office:value="85.899346">
            <text:p>85.899346</text:p>
          </table:table-cell>
          <table:table-cell office:value-type="float" office:value="83.2358">
            <text:p>83.2358</text:p>
          </table:table-cell>
          <table:table-cell office:value-type="float" office:value="78.375316">
            <text:p>78.375316</text:p>
          </table:table-cell>
          <table:table-cell office:value-type="float" office:value="24.047969">
            <text:p>24.047969</text:p>
          </table:table-cell>
          <table:table-cell office:value-type="float" office:value="27.889398">
            <text:p>27.889398</text:p>
          </table:table-cell>
          <table:table-cell office:value-type="float" office:value="40.982512">
            <text:p>40.982512</text:p>
          </table:table-cell>
          <table:table-cell office:value-type="float" office:value="45.594133">
            <text:p>45.594133</text:p>
          </table:table-cell>
          <table:table-cell office:value-type="float" office:value="52.505713">
            <text:p>52.505713</text:p>
          </table:table-cell>
          <table:table-cell office:value-type="float" office:value="22.139007">
            <text:p>22.139007</text:p>
          </table:table-cell>
          <table:table-cell office:value-type="float" office:value="27.012373">
            <text:p>27.012373</text:p>
          </table:table-cell>
          <table:table-cell office:value-type="float" office:value="35.911098">
            <text:p>35.911098</text:p>
          </table:table-cell>
          <table:table-cell office:value-type="float" office:value="38.554464">
            <text:p>38.554464</text:p>
          </table:table-cell>
          <table:table-cell office:value-type="float" office:value="40.064993">
            <text:p>40.064993</text:p>
          </table:table-cell>
          <table:table-cell office:value-type="float" office:value="22.116206">
            <text:p>22.116206</text:p>
          </table:table-cell>
          <table:table-cell office:value-type="float" office:value="27.183337">
            <text:p>27.183337</text:p>
          </table:table-cell>
          <table:table-cell office:value-type="float" office:value="35.911098">
            <text:p>35.911098</text:p>
          </table:table-cell>
          <table:table-cell office:value-type="float" office:value="41.6179">
            <text:p>41.6179</text:p>
          </table:table-cell>
          <table:table-cell office:value-type="float" office:value="45.210182">
            <text:p>45.210182</text:p>
          </table:table-cell>
          <table:table-cell office:value-type="float" office:value="46.888289">
            <text:p>46.888289</text:p>
          </table:table-cell>
          <table:table-cell office:value-type="float" office:value="47.721859">
            <text:p>47.721859</text:p>
          </table:table-cell>
          <table:table-cell office:value-type="float" office:value="48.917623">
            <text:p>48.917623</text:p>
          </table:table-cell>
          <table:table-cell office:value-type="float" office:value="46.381936">
            <text:p>46.381936</text:p>
          </table:table-cell>
          <table:table-cell office:value-type="float" office:value="42.949673">
            <text:p>42.949673</text:p>
          </table:table-cell>
          <table:table-cell office:value-type="float" office:value="20.471722">
            <text:p>20.471722</text:p>
          </table:table-cell>
          <table:table-cell office:value-type="float" office:value="24.97074">
            <text:p>24.97074</text:p>
          </table:table-cell>
          <table:table-cell office:value-type="float" office:value="33.191401">
            <text:p>33.191401</text:p>
          </table:table-cell>
          <table:table-cell office:value-type="float" office:value="39.694707">
            <text:p>39.694707</text:p>
          </table:table-cell>
          <table:table-cell office:value-type="float" office:value="42.356679">
            <text:p>42.356679</text:p>
          </table:table-cell>
          <table:table-cell office:value-type="float" office:value="22.116206">
            <text:p>22.116206</text:p>
          </table:table-cell>
          <table:table-cell office:value-type="float" office:value="24.740595">
            <text:p>24.740595</text:p>
          </table:table-cell>
          <table:table-cell office:value-type="float" office:value="29.297185">
            <text:p>29.297185</text:p>
          </table:table-cell>
          <table:table-cell office:value-type="float" office:value="27.889398">
            <text:p>27.889398</text:p>
          </table:table-cell>
          <table:table-cell office:value-type="float" office:value="25.205207">
            <text:p>25.205207</text:p>
          </table:table-cell>
          <table:table-cell office:value-type="float" office:value="17.705842">
            <text:p>17.705842</text:p>
          </table:table-cell>
          <table:table-cell office:value-type="float" office:value="29.671297">
            <text:p>29.671297</text:p>
          </table:table-cell>
          <table:table-cell office:value-type="float" office:value="75.015667">
            <text:p>75.015667</text:p>
          </table:table-cell>
          <table:table-cell office:value-type="float" office:value="97.691995">
            <text:p>97.691995</text:p>
          </table:table-cell>
          <table:table-cell office:value-type="float" office:value="120.989153">
            <text:p>120.989153</text:p>
          </table:table-cell>
          <table:table-cell office:value-type="float" office:value="197.801533">
            <text:p>197.801533</text:p>
          </table:table-cell>
          <table:table-cell office:value-type="float" office:value="270.964591">
            <text:p>270.964591</text:p>
          </table:table-cell>
          <table:table-cell office:value-type="float" office:value="428.847911">
            <text:p>428.847911</text:p>
          </table:table-cell>
          <table:table-cell office:value-type="float" office:value="558.932232">
            <text:p>558.932232</text:p>
          </table:table-cell>
          <table:table-cell office:value-type="float" office:value="667.454531">
            <text:p>667.454531</text:p>
          </table:table-cell>
          <table:table-cell office:value-type="float" office:value="14.656541">
            <text:p>14.656541</text:p>
          </table:table-cell>
          <table:table-cell office:value-type="float" office:value="21.914626">
            <text:p>21.914626</text:p>
          </table:table-cell>
          <table:table-cell office:value-type="float" office:value="69.780107">
            <text:p>69.780107</text:p>
          </table:table-cell>
          <table:table-cell office:value-type="float" office:value="92.058119">
            <text:p>92.058119</text:p>
          </table:table-cell>
          <table:table-cell office:value-type="float" office:value="115.49975">
            <text:p>115.49975</text:p>
          </table:table-cell>
          <table:table-cell office:value-type="float" office:value="249.975515">
            <text:p>249.975515</text:p>
          </table:table-cell>
          <table:table-cell office:value-type="float" office:value="299.404212">
            <text:p>299.404212</text:p>
          </table:table-cell>
          <table:table-cell office:value-type="float" office:value="267.432096">
            <text:p>267.432096</text:p>
          </table:table-cell>
          <table:table-cell office:value-type="float" office:value="334.450195">
            <text:p>334.450195</text:p>
          </table:table-cell>
          <table:table-cell office:value-type="float" office:value="605.545172">
            <text:p>605.545172</text:p>
          </table:table-cell>
          <table:table-cell office:value-type="float" office:value="306.623044">
            <text:p>306.623044</text:p>
          </table:table-cell>
          <table:table-cell office:value-type="float" office:value="369.097345">
            <text:p>369.097345</text:p>
          </table:table-cell>
          <table:table-cell office:value-type="float" office:value="332.177858">
            <text:p>332.177858</text:p>
          </table:table-cell>
          <table:table-cell office:value-type="float" office:value="420.126414">
            <text:p>420.126414</text:p>
          </table:table-cell>
          <table:table-cell office:value-type="float" office:value="631.168901">
            <text:p>631.168901</text:p>
          </table:table-cell>
          <table:table-cell office:value-type="float" office:value="159.516902">
            <text:p>159.516902</text:p>
          </table:table-cell>
          <table:table-cell office:value-type="float" office:value="181.066765">
            <text:p>181.066765</text:p>
          </table:table-cell>
          <table:table-cell office:value-type="float" office:value="239.446793">
            <text:p>239.446793</text:p>
          </table:table-cell>
          <table:table-cell office:value-type="float" office:value="297.662371">
            <text:p>297.662371</text:p>
          </table:table-cell>
          <table:table-cell office:value-type="float" office:value="432.919519">
            <text:p>432.919519</text:p>
          </table:table-cell>
          <table:table-cell office:value-type="float" office:value="23.673332">
            <text:p>23.673332</text:p>
          </table:table-cell>
          <table:table-cell office:value-type="float" office:value="34.612745">
            <text:p>34.612745</text:p>
          </table:table-cell>
          <table:table-cell office:value-type="float" office:value="79.791452">
            <text:p>79.791452</text:p>
          </table:table-cell>
          <table:table-cell office:value-type="float" office:value="180.099735">
            <text:p>180.099735</text:p>
          </table:table-cell>
          <table:table-cell office:value-type="float" office:value="595.01305">
            <text:p>595.01305</text:p>
          </table:table-cell>
          <table:table-cell office:value-type="float" office:value="91.204975">
            <text:p>91.204975</text:p>
          </table:table-cell>
          <table:table-cell office:value-type="float" office:value="125.498154">
            <text:p>125.498154</text:p>
          </table:table-cell>
          <table:table-cell office:value-type="float" office:value="245.319964">
            <text:p>245.319964</text:p>
          </table:table-cell>
          <table:table-cell office:value-type="float" office:value="339.121666">
            <text:p>339.121666</text:p>
          </table:table-cell>
          <table:table-cell office:value-type="float" office:value="374.881948">
            <text:p>374.881948</text:p>
          </table:table-cell>
          <table:table-cell office:value-type="float" office:value="157.826629">
            <text:p>157.826629</text:p>
          </table:table-cell>
          <table:table-cell office:value-type="float" office:value="237.138049">
            <text:p>237.138049</text:p>
          </table:table-cell>
          <table:table-cell office:value-type="float" office:value="400.240566">
            <text:p>400.240566</text:p>
          </table:table-cell>
          <table:table-cell office:value-type="float" office:value="482.663182">
            <text:p>482.663182</text:p>
          </table:table-cell>
          <table:table-cell office:value-type="float" office:value="595.431779">
            <text:p>595.431779</text:p>
          </table:table-cell>
          <table:table-cell office:value-type="float" office:value="21.982555">
            <text:p>21.982555</text:p>
          </table:table-cell>
          <table:table-cell office:value-type="float" office:value="34.428245">
            <text:p>34.428245</text:p>
          </table:table-cell>
          <table:table-cell office:value-type="float" office:value="72.101283">
            <text:p>72.101283</text:p>
          </table:table-cell>
          <table:table-cell office:value-type="float" office:value="171.589649">
            <text:p>171.589649</text:p>
          </table:table-cell>
          <table:table-cell office:value-type="float" office:value="590.445609">
            <text:p>590.445609</text:p>
          </table:table-cell>
          <table:table-cell office:value-type="float" office:value="16.471511">
            <text:p>16.471511</text:p>
          </table:table-cell>
          <table:table-cell office:value-type="float" office:value="25.976561">
            <text:p>25.976561</text:p>
          </table:table-cell>
          <table:table-cell office:value-type="float" office:value="70.094322">
            <text:p>70.094322</text:p>
          </table:table-cell>
          <table:table-cell office:value-type="float" office:value="158.032977">
            <text:p>158.032977</text:p>
          </table:table-cell>
          <table:table-cell office:value-type="float" office:value="456.123211">
            <text:p>456.123211</text:p>
          </table:table-cell>
          <table:table-cell office:value-type="float" office:value="16.33225">
            <text:p>16.33225</text:p>
          </table:table-cell>
          <table:table-cell office:value-type="float" office:value="26.442545">
            <text:p>26.442545</text:p>
          </table:table-cell>
          <table:table-cell office:value-type="float" office:value="67.998759">
            <text:p>67.998759</text:p>
          </table:table-cell>
          <table:table-cell office:value-type="float" office:value="144.658669">
            <text:p>144.658669</text:p>
          </table:table-cell>
          <table:table-cell office:value-type="float" office:value="308.3486">
            <text:p>308.3486</text:p>
          </table:table-cell>
          <table:table-cell office:value-type="float" office:value="75.5589">
            <text:p>75.5589</text:p>
          </table:table-cell>
          <table:table-cell office:value-type="float" office:value="105.394688">
            <text:p>105.394688</text:p>
          </table:table-cell>
          <table:table-cell office:value-type="float" office:value="215.678959">
            <text:p>215.678959</text:p>
          </table:table-cell>
          <table:table-cell office:value-type="float" office:value="302.938975">
            <text:p>302.938975</text:p>
          </table:table-cell>
          <table:table-cell office:value-type="float" office:value="326.304881">
            <text:p>326.304881</text:p>
          </table:table-cell>
          <table:table-cell office:value-type="float" office:value="19.660026">
            <text:p>19.660026</text:p>
          </table:table-cell>
          <table:table-cell office:value-type="float" office:value="29.998531">
            <text:p>29.998531</text:p>
          </table:table-cell>
          <table:table-cell office:value-type="float" office:value="58.123828">
            <text:p>58.123828</text:p>
          </table:table-cell>
          <table:table-cell office:value-type="float" office:value="150.12572">
            <text:p>150.12572</text:p>
          </table:table-cell>
          <table:table-cell office:value-type="float" office:value="327.314722">
            <text:p>327.314722</text:p>
          </table:table-cell>
          <table:table-cell office:value-type="float" office:value="17.198377">
            <text:p>17.198377</text:p>
          </table:table-cell>
          <table:table-cell office:value-type="float" office:value="27.137129">
            <text:p>27.137129</text:p>
          </table:table-cell>
          <table:table-cell office:value-type="float" office:value="50.258899">
            <text:p>50.258899</text:p>
          </table:table-cell>
          <table:table-cell office:value-type="float" office:value="144.757666">
            <text:p>144.757666</text:p>
          </table:table-cell>
          <table:table-cell office:value-type="float" office:value="313.954938">
            <text:p>313.954938</text:p>
          </table:table-cell>
          <table:table-cell office:value-type="float" office:value="38.643665">
            <text:p>38.643665</text:p>
          </table:table-cell>
          <table:table-cell office:value-type="float" office:value="46.348568">
            <text:p>46.348568</text:p>
          </table:table-cell>
          <table:table-cell office:value-type="float" office:value="75.921139">
            <text:p>75.921139</text:p>
          </table:table-cell>
          <table:table-cell office:value-type="float" office:value="88.512574">
            <text:p>88.512574</text:p>
          </table:table-cell>
          <table:table-cell office:value-type="float" office:value="123.723338">
            <text:p>123.723338</text:p>
          </table:table-cell>
          <table:table-cell office:value-type="float" office:value="102.3772">
            <text:p>102.3772</text:p>
          </table:table-cell>
          <table:table-cell office:value-type="float" office:value="125.794021">
            <text:p>125.794021</text:p>
          </table:table-cell>
          <table:table-cell office:value-type="float" office:value="130.338603">
            <text:p>130.338603</text:p>
          </table:table-cell>
          <table:table-cell office:value-type="float" office:value="113.594853">
            <text:p>113.594853</text:p>
          </table:table-cell>
          <table:table-cell office:value-type="float" office:value="108.53708">
            <text:p>108.53708</text:p>
          </table:table-cell>
          <table:table-cell office:value-type="float" office:value="201.776987">
            <text:p>201.776987</text:p>
          </table:table-cell>
          <table:table-cell office:value-type="float" office:value="173.450602">
            <text:p>173.450602</text:p>
          </table:table-cell>
          <table:table-cell office:value-type="float" office:value="169.538183">
            <text:p>169.538183</text:p>
          </table:table-cell>
          <table:table-cell office:value-type="float" office:value="147.85953">
            <text:p>147.85953</text:p>
          </table:table-cell>
          <table:table-cell office:value-type="float" office:value="134.217728">
            <text:p>134.217728</text:p>
          </table:table-cell>
          <table:table-cell office:value-type="float" office:value="36.398028">
            <text:p>36.398028</text:p>
          </table:table-cell>
          <table:table-cell office:value-type="float" office:value="45.029612">
            <text:p>45.029612</text:p>
          </table:table-cell>
          <table:table-cell office:value-type="float" office:value="68.588831">
            <text:p>68.588831</text:p>
          </table:table-cell>
          <table:table-cell office:value-type="float" office:value="83.128399">
            <text:p>83.128399</text:p>
          </table:table-cell>
          <table:table-cell office:value-type="float" office:value="120.903905">
            <text:p>120.903905</text:p>
          </table:table-cell>
          <table:table-cell office:value-type="float" office:value="21.759786">
            <text:p>21.759786</text:p>
          </table:table-cell>
          <table:table-cell office:value-type="float" office:value="38.960826">
            <text:p>38.960826</text:p>
          </table:table-cell>
          <table:table-cell office:value-type="float" office:value="56.336236">
            <text:p>56.336236</text:p>
          </table:table-cell>
          <table:table-cell office:value-type="float" office:value="60.492497">
            <text:p>60.492497</text:p>
          </table:table-cell>
          <table:table-cell office:value-type="float" office:value="68.850621">
            <text:p>68.850621</text:p>
          </table:table-cell>
          <table:table-cell office:value-type="float" office:value="20.186731">
            <text:p>20.186731</text:p>
          </table:table-cell>
          <table:table-cell office:value-type="float" office:value="39.386163">
            <text:p>39.386163</text:p>
          </table:table-cell>
          <table:table-cell office:value-type="float" office:value="55.470057">
            <text:p>55.470057</text:p>
          </table:table-cell>
          <table:table-cell office:value-type="float" office:value="57.928268">
            <text:p>57.928268</text:p>
          </table:table-cell>
          <table:table-cell office:value-type="float" office:value="65.122248">
            <text:p>65.122248</text:p>
          </table:table-cell>
          <table:table-cell office:value-type="float" office:value="106.8653">
            <text:p>106.8653</text:p>
          </table:table-cell>
          <table:table-cell office:value-type="float" office:value="112.883997">
            <text:p>112.883997</text:p>
          </table:table-cell>
          <table:table-cell office:value-type="float" office:value="107.374182">
            <text:p>107.374182</text:p>
          </table:table-cell>
          <table:table-cell office:value-type="float" office:value="93.272299">
            <text:p>93.272299</text:p>
          </table:table-cell>
          <table:table-cell office:value-type="float" office:value="86.39302">
            <text:p>86.39302</text:p>
          </table:table-cell>
          <table:table-cell office:value-type="float" office:value="33.93315">
            <text:p>33.93315</text:p>
          </table:table-cell>
          <table:table-cell office:value-type="float" office:value="41.46865">
            <text:p>41.46865</text:p>
          </table:table-cell>
          <table:table-cell office:value-type="float" office:value="59.221479">
            <text:p>59.221479</text:p>
          </table:table-cell>
          <table:table-cell office:value-type="float" office:value="66.319348">
            <text:p>66.319348</text:p>
          </table:table-cell>
          <table:table-cell office:value-type="float" office:value="85.736039">
            <text:p>85.736039</text:p>
          </table:table-cell>
          <table:table-cell office:value-type="float" office:value="30.930834">
            <text:p>30.930834</text:p>
          </table:table-cell>
          <table:table-cell office:value-type="float" office:value="37.769813">
            <text:p>37.769813</text:p>
          </table:table-cell>
          <table:table-cell office:value-type="float" office:value="47.848442">
            <text:p>47.848442</text:p>
          </table:table-cell>
          <table:table-cell office:value-type="float" office:value="49.259592">
            <text:p>49.259592</text:p>
          </table:table-cell>
          <table:table-cell office:value-type="float" office:value="47.772412">
            <text:p>47.772412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29.753843">
            <text:p>29.753843</text:p>
          </table:table-cell>
          <table:table-cell office:value-type="float" office:value="36.21389">
            <text:p>36.21389</text:p>
          </table:table-cell>
          <table:table-cell office:value-type="float" office:value="59.943717">
            <text:p>59.943717</text:p>
          </table:table-cell>
          <table:table-cell office:value-type="float" office:value="75.416458">
            <text:p>75.416458</text:p>
          </table:table-cell>
          <table:table-cell office:value-type="float" office:value="90.420364">
            <text:p>90.420364</text:p>
          </table:table-cell>
          <table:table-cell office:value-type="float" office:value="68.120021">
            <text:p>68.120021</text:p>
          </table:table-cell>
          <table:table-cell office:value-type="float" office:value="71.344972">
            <text:p>71.344972</text:p>
          </table:table-cell>
          <table:table-cell office:value-type="float" office:value="74.371728">
            <text:p>74.371728</text:p>
          </table:table-cell>
          <table:table-cell office:value-type="float" office:value="71.822196">
            <text:p>71.822196</text:p>
          </table:table-cell>
          <table:table-cell office:value-type="float" office:value="64.731986">
            <text:p>64.731986</text:p>
          </table:table-cell>
          <table:table-cell office:value-type="float" office:value="103.743171">
            <text:p>103.743171</text:p>
          </table:table-cell>
          <table:table-cell office:value-type="float" office:value="108.049492">
            <text:p>108.049492</text:p>
          </table:table-cell>
          <table:table-cell office:value-type="float" office:value="110.981067">
            <text:p>110.981067</text:p>
          </table:table-cell>
          <table:table-cell office:value-type="float" office:value="102.261126">
            <text:p>102.261126</text:p>
          </table:table-cell>
          <table:table-cell office:value-type="float" office:value="91.577128">
            <text:p>91.577128</text:p>
          </table:table-cell>
          <table:table-cell office:value-type="float" office:value="26.317202">
            <text:p>26.317202</text:p>
          </table:table-cell>
          <table:table-cell office:value-type="float" office:value="31.213425">
            <text:p>31.213425</text:p>
          </table:table-cell>
          <table:table-cell office:value-type="float" office:value="48.095938">
            <text:p>48.095938</text:p>
          </table:table-cell>
          <table:table-cell office:value-type="float" office:value="51.405952">
            <text:p>51.405952</text:p>
          </table:table-cell>
          <table:table-cell office:value-type="float" office:value="53.889176">
            <text:p>53.889176</text:p>
          </table:table-cell>
          <table:table-cell office:value-type="float" office:value="23.56635">
            <text:p>23.56635</text:p>
          </table:table-cell>
          <table:table-cell office:value-type="float" office:value="29.049491">
            <text:p>29.049491</text:p>
          </table:table-cell>
          <table:table-cell office:value-type="float" office:value="39.566719">
            <text:p>39.566719</text:p>
          </table:table-cell>
          <table:table-cell office:value-type="float" office:value="41.537401">
            <text:p>41.537401</text:p>
          </table:table-cell>
          <table:table-cell office:value-type="float" office:value="42.2733">
            <text:p>42.2733</text:p>
          </table:table-cell>
          <table:table-cell office:value-type="float" office:value="23.272649">
            <text:p>23.272649</text:p>
          </table:table-cell>
          <table:table-cell office:value-type="float" office:value="28.805951">
            <text:p>28.805951</text:p>
          </table:table-cell>
          <table:table-cell office:value-type="float" office:value="38.075951">
            <text:p>38.075951</text:p>
          </table:table-cell>
          <table:table-cell office:value-type="float" office:value="43.692445">
            <text:p>43.692445</text:p>
          </table:table-cell>
          <table:table-cell office:value-type="float" office:value="44.232413">
            <text:p>44.232413</text:p>
          </table:table-cell>
          <table:table-cell office:value-type="float" office:value="60.620569">
            <text:p>60.620569</text:p>
          </table:table-cell>
          <table:table-cell office:value-type="float" office:value="61.532483">
            <text:p>61.532483</text:p>
          </table:table-cell>
          <table:table-cell office:value-type="float" office:value="60.964759">
            <text:p>60.964759</text:p>
          </table:table-cell>
          <table:table-cell office:value-type="float" office:value="56.699238">
            <text:p>56.699238</text:p>
          </table:table-cell>
          <table:table-cell office:value-type="float" office:value="51.934308">
            <text:p>51.934308</text:p>
          </table:table-cell>
          <table:table-cell office:value-type="float" office:value="24.444891">
            <text:p>24.444891</text:p>
          </table:table-cell>
          <table:table-cell office:value-type="float" office:value="30.667385">
            <text:p>30.667385</text:p>
          </table:table-cell>
          <table:table-cell office:value-type="float" office:value="38.921317">
            <text:p>38.921317</text:p>
          </table:table-cell>
          <table:table-cell office:value-type="float" office:value="44.623037">
            <text:p>44.623037</text:p>
          </table:table-cell>
          <table:table-cell office:value-type="float" office:value="46.709813">
            <text:p>46.709813</text:p>
          </table:table-cell>
          <table:table-cell office:value-type="float" office:value="29.457938">
            <text:p>29.457938</text:p>
          </table:table-cell>
          <table:table-cell office:value-type="float" office:value="32.611749">
            <text:p>32.611749</text:p>
          </table:table-cell>
          <table:table-cell office:value-type="float" office:value="36.031605">
            <text:p>36.031605</text:p>
          </table:table-cell>
          <table:table-cell office:value-type="float" office:value="32.974797">
            <text:p>32.974797</text:p>
          </table:table-cell>
          <table:table-cell office:value-type="float" office:value="28.377716">
            <text:p>28.377716</text:p>
          </table:table-cell>
          <table:table-cell office:value-type="float" office:value="14.764477">
            <text:p>14.764477</text:p>
          </table:table-cell>
          <table:table-cell office:value-type="float" office:value="23.92358">
            <text:p>23.92358</text:p>
          </table:table-cell>
          <table:table-cell office:value-type="float" office:value="45.013343">
            <text:p>45.013343</text:p>
          </table:table-cell>
          <table:table-cell office:value-type="float" office:value="98.549912">
            <text:p>98.549912</text:p>
          </table:table-cell>
          <table:table-cell office:value-type="float" office:value="122.18739">
            <text:p>122.18739</text:p>
          </table:table-cell>
          <table:table-cell office:value-type="float" office:value="117.733912">
            <text:p>117.733912</text:p>
          </table:table-cell>
          <table:table-cell office:value-type="float" office:value="207.169145">
            <text:p>207.169145</text:p>
          </table:table-cell>
          <table:table-cell office:value-type="float" office:value="381.274405">
            <text:p>381.274405</text:p>
          </table:table-cell>
          <table:table-cell office:value-type="float" office:value="548.433256">
            <text:p>548.433256</text:p>
          </table:table-cell>
          <table:table-cell office:value-type="float" office:value="663.298535">
            <text:p>663.298535</text:p>
          </table:table-cell>
          <table:table-cell office:value-type="float" office:value="11.412197">
            <text:p>11.412197</text:p>
          </table:table-cell>
          <table:table-cell office:value-type="float" office:value="21.476992">
            <text:p>21.476992</text:p>
          </table:table-cell>
          <table:table-cell office:value-type="float" office:value="43.197317">
            <text:p>43.197317</text:p>
          </table:table-cell>
          <table:table-cell office:value-type="float" office:value="88.392657">
            <text:p>88.392657</text:p>
          </table:table-cell>
          <table:table-cell office:value-type="float" office:value="115.785557">
            <text:p>115.785557</text:p>
          </table:table-cell>
          <table:table-cell office:value-type="float" office:value="211.358351">
            <text:p>211.358351</text:p>
          </table:table-cell>
          <table:table-cell office:value-type="float" office:value="212.24105">
            <text:p>212.24105</text:p>
          </table:table-cell>
          <table:table-cell office:value-type="float" office:value="255.380477">
            <text:p>255.380477</text:p>
          </table:table-cell>
          <table:table-cell office:value-type="float" office:value="332.193976">
            <text:p>332.193976</text:p>
          </table:table-cell>
          <table:table-cell office:value-type="float" office:value="595.784019">
            <text:p>595.784019</text:p>
          </table:table-cell>
          <table:table-cell office:value-type="float" office:value="265.043169">
            <text:p>265.043169</text:p>
          </table:table-cell>
          <table:table-cell office:value-type="float" office:value="319.388702">
            <text:p>319.388702</text:p>
          </table:table-cell>
          <table:table-cell office:value-type="float" office:value="336.275974">
            <text:p>336.275974</text:p>
          </table:table-cell>
          <table:table-cell office:value-type="float" office:value="410.657791">
            <text:p>410.657791</text:p>
          </table:table-cell>
          <table:table-cell office:value-type="float" office:value="638.455826">
            <text:p>638.455826</text:p>
          </table:table-cell>
          <table:table-cell office:value-type="float" office:value="173.109797">
            <text:p>173.109797</text:p>
          </table:table-cell>
          <table:table-cell office:value-type="float" office:value="213.405789">
            <text:p>213.405789</text:p>
          </table:table-cell>
          <table:table-cell office:value-type="float" office:value="218.157576">
            <text:p>218.157576</text:p>
          </table:table-cell>
          <table:table-cell office:value-type="float" office:value="278.280028">
            <text:p>278.280028</text:p>
          </table:table-cell>
          <table:table-cell office:value-type="float" office:value="431.479302">
            <text:p>431.479302</text:p>
          </table:table-cell>
          <table:table-cell office:value-type="float" office:value="23.532104">
            <text:p>23.532104</text:p>
          </table:table-cell>
          <table:table-cell office:value-type="float" office:value="34.003479">
            <text:p>34.003479</text:p>
          </table:table-cell>
          <table:table-cell office:value-type="float" office:value="71.675263">
            <text:p>71.675263</text:p>
          </table:table-cell>
          <table:table-cell office:value-type="float" office:value="178.381607">
            <text:p>178.381607</text:p>
          </table:table-cell>
          <table:table-cell office:value-type="float" office:value="584.430017">
            <text:p>584.430017</text:p>
          </table:table-cell>
          <table:table-cell office:value-type="float" office:value="82.324298">
            <text:p>82.324298</text:p>
          </table:table-cell>
          <table:table-cell office:value-type="float" office:value="107.643975">
            <text:p>107.643975</text:p>
          </table:table-cell>
          <table:table-cell office:value-type="float" office:value="220.398165">
            <text:p>220.398165</text:p>
          </table:table-cell>
          <table:table-cell office:value-type="float" office:value="340.041619">
            <text:p>340.041619</text:p>
          </table:table-cell>
          <table:table-cell office:value-type="float" office:value="375.589194">
            <text:p>375.589194</text:p>
          </table:table-cell>
          <table:table-cell office:value-type="float" office:value="120.361116">
            <text:p>120.361116</text:p>
          </table:table-cell>
          <table:table-cell office:value-type="float" office:value="191.981067">
            <text:p>191.981067</text:p>
          </table:table-cell>
          <table:table-cell office:value-type="float" office:value="369.721895">
            <text:p>369.721895</text:p>
          </table:table-cell>
          <table:table-cell office:value-type="float" office:value="472.686345">
            <text:p>472.686345</text:p>
          </table:table-cell>
          <table:table-cell office:value-type="float" office:value="586.862186">
            <text:p>586.862186</text:p>
          </table:table-cell>
          <table:table-cell office:value-type="float" office:value="20.720053">
            <text:p>20.720053</text:p>
          </table:table-cell>
          <table:table-cell office:value-type="float" office:value="34.51884">
            <text:p>34.51884</text:p>
          </table:table-cell>
          <table:table-cell office:value-type="float" office:value="72.6913">
            <text:p>72.6913</text:p>
          </table:table-cell>
          <table:table-cell office:value-type="float" office:value="173.223167">
            <text:p>173.223167</text:p>
          </table:table-cell>
          <table:table-cell office:value-type="float" office:value="575.388342">
            <text:p>575.388342</text:p>
          </table:table-cell>
          <table:table-cell office:value-type="float" office:value="16.27617">
            <text:p>16.27617</text:p>
          </table:table-cell>
          <table:table-cell office:value-type="float" office:value="26.134829">
            <text:p>26.134829</text:p>
          </table:table-cell>
          <table:table-cell office:value-type="float" office:value="53.828836">
            <text:p>53.828836</text:p>
          </table:table-cell>
          <table:table-cell office:value-type="float" office:value="141.342002">
            <text:p>141.342002</text:p>
          </table:table-cell>
          <table:table-cell office:value-type="float" office:value="430.808838">
            <text:p>430.808838</text:p>
          </table:table-cell>
          <table:table-cell office:value-type="float" office:value="16.340609">
            <text:p>16.340609</text:p>
          </table:table-cell>
          <table:table-cell office:value-type="float" office:value="26.622257">
            <text:p>26.622257</text:p>
          </table:table-cell>
          <table:table-cell office:value-type="float" office:value="50.660633">
            <text:p>50.660633</text:p>
          </table:table-cell>
          <table:table-cell office:value-type="float" office:value="128.744455">
            <text:p>128.744455</text:p>
          </table:table-cell>
          <table:table-cell office:value-type="float" office:value="311.670893">
            <text:p>311.670893</text:p>
          </table:table-cell>
          <table:table-cell office:value-type="float" office:value="82.446632">
            <text:p>82.446632</text:p>
          </table:table-cell>
          <table:table-cell office:value-type="float" office:value="118.868862">
            <text:p>118.868862</text:p>
          </table:table-cell>
          <table:table-cell office:value-type="float" office:value="237.021796">
            <text:p>237.021796</text:p>
          </table:table-cell>
          <table:table-cell office:value-type="float" office:value="322.880579">
            <text:p>322.880579</text:p>
          </table:table-cell>
          <table:table-cell office:value-type="float" office:value="351.44696">
            <text:p>351.44696</text:p>
          </table:table-cell>
          <table:table-cell office:value-type="float" office:value="22.017736">
            <text:p>22.017736</text:p>
          </table:table-cell>
          <table:table-cell office:value-type="float" office:value="33.502616">
            <text:p>33.502616</text:p>
          </table:table-cell>
          <table:table-cell office:value-type="float" office:value="67.293002">
            <text:p>67.293002</text:p>
          </table:table-cell>
          <table:table-cell office:value-type="float" office:value="156.079793">
            <text:p>156.079793</text:p>
          </table:table-cell>
          <table:table-cell office:value-type="float" office:value="349.667758">
            <text:p>349.667758</text:p>
          </table:table-cell>
          <table:table-cell office:value-type="float" office:value="18.103032">
            <text:p>18.103032</text:p>
          </table:table-cell>
          <table:table-cell office:value-type="float" office:value="36.160803">
            <text:p>36.160803</text:p>
          </table:table-cell>
          <table:table-cell office:value-type="float" office:value="76.81247">
            <text:p>76.81247</text:p>
          </table:table-cell>
          <table:table-cell office:value-type="float" office:value="156.788392">
            <text:p>156.788392</text:p>
          </table:table-cell>
          <table:table-cell office:value-type="float" office:value="339.905014">
            <text:p>339.905014</text:p>
          </table:table-cell>
          <table:table-cell office:value-type="float" office:value="40.761186">
            <text:p>40.761186</text:p>
          </table:table-cell>
          <table:table-cell office:value-type="float" office:value="50.971638">
            <text:p>50.971638</text:p>
          </table:table-cell>
          <table:table-cell office:value-type="float" office:value="78.789529">
            <text:p>78.789529</text:p>
          </table:table-cell>
          <table:table-cell office:value-type="float" office:value="93.611119">
            <text:p>93.611119</text:p>
          </table:table-cell>
          <table:table-cell office:value-type="float" office:value="138.494147">
            <text:p>138.494147</text:p>
          </table:table-cell>
          <table:table-cell office:value-type="float" office:value="119.383605">
            <text:p>119.383605</text:p>
          </table:table-cell>
          <table:table-cell office:value-type="float" office:value="138.494147">
            <text:p>138.494147</text:p>
          </table:table-cell>
          <table:table-cell office:value-type="float" office:value="140.216577">
            <text:p>140.216577</text:p>
          </table:table-cell>
          <table:table-cell office:value-type="float" office:value="125.662575">
            <text:p>125.662575</text:p>
          </table:table-cell>
          <table:table-cell office:value-type="float" office:value="120.984994">
            <text:p>120.984994</text:p>
          </table:table-cell>
          <table:table-cell office:value-type="float" office:value="246.769667">
            <text:p>246.769667</text:p>
          </table:table-cell>
          <table:table-cell office:value-type="float" office:value="207.343249">
            <text:p>207.343249</text:p>
          </table:table-cell>
          <table:table-cell office:value-type="float" office:value="193.135574">
            <text:p>193.135574</text:p>
          </table:table-cell>
          <table:table-cell office:value-type="float" office:value="167.803373">
            <text:p>167.803373</text:p>
          </table:table-cell>
          <table:table-cell office:value-type="float" office:value="153.456934">
            <text:p>153.456934</text:p>
          </table:table-cell>
          <table:table-cell office:value-type="float" office:value="38.544578">
            <text:p>38.544578</text:p>
          </table:table-cell>
          <table:table-cell office:value-type="float" office:value="48.290356">
            <text:p>48.290356</text:p>
          </table:table-cell>
          <table:table-cell office:value-type="float" office:value="71.968333">
            <text:p>71.968333</text:p>
          </table:table-cell>
          <table:table-cell office:value-type="float" office:value="87.461152">
            <text:p>87.461152</text:p>
          </table:table-cell>
          <table:table-cell office:value-type="float" office:value="135.681554">
            <text:p>135.681554</text:p>
          </table:table-cell>
          <table:table-cell office:value-type="float" office:value="26.245981">
            <text:p>26.245981</text:p>
          </table:table-cell>
          <table:table-cell office:value-type="float" office:value="39.27041">
            <text:p>39.27041</text:p>
          </table:table-cell>
          <table:table-cell office:value-type="float" office:value="54.440509">
            <text:p>54.440509</text:p>
          </table:table-cell>
          <table:table-cell office:value-type="float" office:value="61.210935">
            <text:p>61.210935</text:p>
          </table:table-cell>
          <table:table-cell office:value-type="float" office:value="73.031833">
            <text:p>73.031833</text:p>
          </table:table-cell>
          <table:table-cell office:value-type="float" office:value="27.144478">
            <text:p>27.144478</text:p>
          </table:table-cell>
          <table:table-cell office:value-type="float" office:value="39.44214">
            <text:p>39.44214</text:p>
          </table:table-cell>
          <table:table-cell office:value-type="float" office:value="53.935903">
            <text:p>53.935903</text:p>
          </table:table-cell>
          <table:table-cell office:value-type="float" office:value="60.320557">
            <text:p>60.320557</text:p>
          </table:table-cell>
          <table:table-cell office:value-type="float" office:value="69.688478">
            <text:p>69.688478</text:p>
          </table:table-cell>
          <table:table-cell office:value-type="float" office:value="117.287794">
            <text:p>117.287794</text:p>
          </table:table-cell>
          <table:table-cell office:value-type="float" office:value="134.267679">
            <text:p>134.267679</text:p>
          </table:table-cell>
          <table:table-cell office:value-type="float" office:value="123.893287">
            <text:p>123.893287</text:p>
          </table:table-cell>
          <table:table-cell office:value-type="float" office:value="105.090956">
            <text:p>105.090956</text:p>
          </table:table-cell>
          <table:table-cell office:value-type="float" office:value="95.722275">
            <text:p>95.722275</text:p>
          </table:table-cell>
          <table:table-cell office:value-type="float" office:value="43.693503">
            <text:p>43.693503</text:p>
          </table:table-cell>
          <table:table-cell office:value-type="float" office:value="52.362446">
            <text:p>52.362446</text:p>
          </table:table-cell>
          <table:table-cell office:value-type="float" office:value="65.931516">
            <text:p>65.931516</text:p>
          </table:table-cell>
          <table:table-cell office:value-type="float" office:value="72.854857">
            <text:p>72.854857</text:p>
          </table:table-cell>
          <table:table-cell office:value-type="float" office:value="94.394886">
            <text:p>94.394886</text:p>
          </table:table-cell>
          <table:table-cell office:value-type="float" office:value="39.554572">
            <text:p>39.554572</text:p>
          </table:table-cell>
          <table:table-cell office:value-type="float" office:value="46.64821">
            <text:p>46.64821</text:p>
          </table:table-cell>
          <table:table-cell office:value-type="float" office:value="55.257659">
            <text:p>55.257659</text:p>
          </table:table-cell>
          <table:table-cell office:value-type="float" office:value="55.156284">
            <text:p>55.156284</text:p>
          </table:table-cell>
          <table:table-cell office:value-type="float" office:value="50.268532">
            <text:p>50.268532</text:p>
          </table:table-cell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36.580154">
            <text:p>36.580154</text:p>
          </table:table-cell>
          <table:table-cell office:value-type="float" office:value="46.040116">
            <text:p>46.040116</text:p>
          </table:table-cell>
          <table:table-cell office:value-type="float" office:value="61.543504">
            <text:p>61.543504</text:p>
          </table:table-cell>
          <table:table-cell office:value-type="float" office:value="76.542077">
            <text:p>76.542077</text:p>
          </table:table-cell>
          <table:table-cell office:value-type="float" office:value="90.017654">
            <text:p>90.017654</text:p>
          </table:table-cell>
          <table:table-cell office:value-type="float" office:value="78.268197">
            <text:p>78.268197</text:p>
          </table:table-cell>
          <table:table-cell office:value-type="float" office:value="79.591703">
            <text:p>79.591703</text:p>
          </table:table-cell>
          <table:table-cell office:value-type="float" office:value="81.26712">
            <text:p>81.26712</text:p>
          </table:table-cell>
          <table:table-cell office:value-type="float" office:value="79.88779">
            <text:p>79.88779</text:p>
          </table:table-cell>
          <table:table-cell office:value-type="float" office:value="74.760092">
            <text:p>74.760092</text:p>
          </table:table-cell>
          <table:table-cell office:value-type="float" office:value="133.125681">
            <text:p>133.125681</text:p>
          </table:table-cell>
          <table:table-cell office:value-type="float" office:value="139.56027">
            <text:p>139.56027</text:p>
          </table:table-cell>
          <table:table-cell office:value-type="float" office:value="150.042526">
            <text:p>150.042526</text:p>
          </table:table-cell>
          <table:table-cell office:value-type="float" office:value="131.696966">
            <text:p>131.696966</text:p>
          </table:table-cell>
          <table:table-cell office:value-type="float" office:value="114.151955">
            <text:p>114.151955</text:p>
          </table:table-cell>
          <table:table-cell office:value-type="float" office:value="31.560337">
            <text:p>31.560337</text:p>
          </table:table-cell>
          <table:table-cell office:value-type="float" office:value="39.018554">
            <text:p>39.018554</text:p>
          </table:table-cell>
          <table:table-cell office:value-type="float" office:value="51.244949">
            <text:p>51.244949</text:p>
          </table:table-cell>
          <table:table-cell office:value-type="float" office:value="56.877567">
            <text:p>56.877567</text:p>
          </table:table-cell>
          <table:table-cell office:value-type="float" office:value="62.41551">
            <text:p>62.41551</text:p>
          </table:table-cell>
          <table:table-cell office:value-type="float" office:value="29.037217">
            <text:p>29.037217</text:p>
          </table:table-cell>
          <table:table-cell office:value-type="float" office:value="35.605946">
            <text:p>35.605946</text:p>
          </table:table-cell>
          <table:table-cell office:value-type="float" office:value="44.686875">
            <text:p>44.686875</text:p>
          </table:table-cell>
          <table:table-cell office:value-type="float" office:value="47.0488">
            <text:p>47.0488</text:p>
          </table:table-cell>
          <table:table-cell office:value-type="float" office:value="48.917623">
            <text:p>48.917623</text:p>
          </table:table-cell>
          <table:table-cell office:value-type="float" office:value="27.767689">
            <text:p>27.767689</text:p>
          </table:table-cell>
          <table:table-cell office:value-type="float" office:value="33.989255">
            <text:p>33.989255</text:p>
          </table:table-cell>
          <table:table-cell office:value-type="float" office:value="41.98404">
            <text:p>41.98404</text:p>
          </table:table-cell>
          <table:table-cell office:value-type="float" office:value="46.369418">
            <text:p>46.369418</text:p>
          </table:table-cell>
          <table:table-cell office:value-type="float" office:value="48.021996">
            <text:p>48.021996</text:p>
          </table:table-cell>
          <table:table-cell office:value-type="float" office:value="69.329577">
            <text:p>69.329577</text:p>
          </table:table-cell>
          <table:table-cell office:value-type="float" office:value="68.650826">
            <text:p>68.650826</text:p>
          </table:table-cell>
          <table:table-cell office:value-type="float" office:value="67.26652">
            <text:p>67.26652</text:p>
          </table:table-cell>
          <table:table-cell office:value-type="float" office:value="63.688116">
            <text:p>63.688116</text:p>
          </table:table-cell>
          <table:table-cell office:value-type="float" office:value="58.256593">
            <text:p>58.256593</text:p>
          </table:table-cell>
          <table:table-cell office:value-type="float" office:value="25.660746">
            <text:p>25.660746</text:p>
          </table:table-cell>
          <table:table-cell office:value-type="float" office:value="31.162469">
            <text:p>31.162469</text:p>
          </table:table-cell>
          <table:table-cell office:value-type="float" office:value="41.258091">
            <text:p>41.258091</text:p>
          </table:table-cell>
          <table:table-cell office:value-type="float" office:value="46.294447">
            <text:p>46.294447</text:p>
          </table:table-cell>
          <table:table-cell office:value-type="float" office:value="48.799515">
            <text:p>48.799515</text:p>
          </table:table-cell>
          <table:table-cell office:value-type="float" office:value="24.729911">
            <text:p>24.729911</text:p>
          </table:table-cell>
          <table:table-cell office:value-type="float" office:value="27.98936">
            <text:p>27.98936</text:p>
          </table:table-cell>
          <table:table-cell office:value-type="float" office:value="31.514022">
            <text:p>31.514022</text:p>
          </table:table-cell>
          <table:table-cell office:value-type="float" office:value="30.582767">
            <text:p>30.582767</text:p>
          </table:table-cell>
          <table:table-cell office:value-type="float" office:value="27.785653">
            <text:p>27.785653</text:p>
          </table:table-cell>
          <table:table-cell office:value-type="float" office:value="11.088123">
            <text:p>11.088123</text:p>
          </table:table-cell>
          <table:table-cell office:value-type="float" office:value="20.21888">
            <text:p>20.21888</text:p>
          </table:table-cell>
          <table:table-cell office:value-type="float" office:value="50.166709">
            <text:p>50.166709</text:p>
          </table:table-cell>
          <table:table-cell office:value-type="float" office:value="98.956713">
            <text:p>98.956713</text:p>
          </table:table-cell>
          <table:table-cell office:value-type="float" office:value="122.491226">
            <text:p>122.491226</text:p>
          </table:table-cell>
          <table:table-cell office:value-type="float" office:value="179.186898">
            <text:p>179.186898</text:p>
          </table:table-cell>
          <table:table-cell office:value-type="float" office:value="241.084008">
            <text:p>241.084008</text:p>
          </table:table-cell>
          <table:table-cell office:value-type="float" office:value="387.404389">
            <text:p>387.404389</text:p>
          </table:table-cell>
          <table:table-cell office:value-type="float" office:value="561.011933">
            <text:p>561.011933</text:p>
          </table:table-cell>
          <table:table-cell office:value-type="float" office:value="676.518117">
            <text:p>676.518117</text:p>
          </table:table-cell>
          <table:table-cell office:value-type="float" office:value="8.279844">
            <text:p>8.279844</text:p>
          </table:table-cell>
          <table:table-cell office:value-type="float" office:value="13.159344">
            <text:p>13.159344</text:p>
          </table:table-cell>
          <table:table-cell office:value-type="float" office:value="64.504461">
            <text:p>64.504461</text:p>
          </table:table-cell>
          <table:table-cell office:value-type="float" office:value="93.21637">
            <text:p>93.21637</text:p>
          </table:table-cell>
          <table:table-cell office:value-type="float" office:value="116.87835">
            <text:p>116.87835</text:p>
          </table:table-cell>
          <table:table-cell office:value-type="float" office:value="218.884509">
            <text:p>218.884509</text:p>
          </table:table-cell>
          <table:table-cell office:value-type="float" office:value="271.325016">
            <text:p>271.325016</text:p>
          </table:table-cell>
          <table:table-cell office:value-type="float" office:value="236.852164">
            <text:p>236.852164</text:p>
          </table:table-cell>
          <table:table-cell office:value-type="float" office:value="333.343205">
            <text:p>333.343205</text:p>
          </table:table-cell>
          <table:table-cell office:value-type="float" office:value="613.693827">
            <text:p>613.693827</text:p>
          </table:table-cell>
          <table:table-cell office:value-type="float" office:value="278.205507">
            <text:p>278.205507</text:p>
          </table:table-cell>
          <table:table-cell office:value-type="float" office:value="314.043103">
            <text:p>314.043103</text:p>
          </table:table-cell>
          <table:table-cell office:value-type="float" office:value="293.233852">
            <text:p>293.233852</text:p>
          </table:table-cell>
          <table:table-cell office:value-type="float" office:value="359.304971">
            <text:p>359.304971</text:p>
          </table:table-cell>
          <table:table-cell office:value-type="float" office:value="630.241491">
            <text:p>630.241491</text:p>
          </table:table-cell>
          <table:table-cell office:value-type="float" office:value="143.968145">
            <text:p>143.968145</text:p>
          </table:table-cell>
          <table:table-cell office:value-type="float" office:value="225.190715">
            <text:p>225.190715</text:p>
          </table:table-cell>
          <table:table-cell office:value-type="float" office:value="213.613065">
            <text:p>213.613065</text:p>
          </table:table-cell>
          <table:table-cell office:value-type="float" office:value="273.979956">
            <text:p>273.979956</text:p>
          </table:table-cell>
          <table:table-cell office:value-type="float" office:value="455.96679">
            <text:p>455.96679</text:p>
          </table:table-cell>
          <table:table-cell office:value-type="float" office:value="25.296285">
            <text:p>25.296285</text:p>
          </table:table-cell>
          <table:table-cell office:value-type="float" office:value="36.850816">
            <text:p>36.850816</text:p>
          </table:table-cell>
          <table:table-cell office:value-type="float" office:value="86.131069">
            <text:p>86.131069</text:p>
          </table:table-cell>
          <table:table-cell office:value-type="float" office:value="181.690202">
            <text:p>181.690202</text:p>
          </table:table-cell>
          <table:table-cell office:value-type="float" office:value="625.501867">
            <text:p>625.501867</text:p>
          </table:table-cell>
          <table:table-cell office:value-type="float" office:value="82.047388">
            <text:p>82.047388</text:p>
          </table:table-cell>
          <table:table-cell office:value-type="float" office:value="121.026095">
            <text:p>121.026095</text:p>
          </table:table-cell>
          <table:table-cell office:value-type="float" office:value="236.669585">
            <text:p>236.669585</text:p>
          </table:table-cell>
          <table:table-cell office:value-type="float" office:value="351.757442">
            <text:p>351.757442</text:p>
          </table:table-cell>
          <table:table-cell office:value-type="float" office:value="389.709739">
            <text:p>389.709739</text:p>
          </table:table-cell>
          <table:table-cell office:value-type="float" office:value="154.365921">
            <text:p>154.365921</text:p>
          </table:table-cell>
          <table:table-cell office:value-type="float" office:value="244.716864">
            <text:p>244.716864</text:p>
          </table:table-cell>
          <table:table-cell office:value-type="float" office:value="420.113484">
            <text:p>420.113484</text:p>
          </table:table-cell>
          <table:table-cell office:value-type="float" office:value="514.742849">
            <text:p>514.742849</text:p>
          </table:table-cell>
          <table:table-cell office:value-type="float" office:value="645.022723">
            <text:p>645.022723</text:p>
          </table:table-cell>
          <table:table-cell office:value-type="float" office:value="22.460699">
            <text:p>22.460699</text:p>
          </table:table-cell>
          <table:table-cell office:value-type="float" office:value="35.70389">
            <text:p>35.70389</text:p>
          </table:table-cell>
          <table:table-cell office:value-type="float" office:value="74.635783">
            <text:p>74.635783</text:p>
          </table:table-cell>
          <table:table-cell office:value-type="float" office:value="175.887861">
            <text:p>175.887861</text:p>
          </table:table-cell>
          <table:table-cell office:value-type="float" office:value="624.088923">
            <text:p>624.088923</text:p>
          </table:table-cell>
          <table:table-cell office:value-type="float" office:value="17.217078">
            <text:p>17.217078</text:p>
          </table:table-cell>
          <table:table-cell office:value-type="float" office:value="27.110175">
            <text:p>27.110175</text:p>
          </table:table-cell>
          <table:table-cell office:value-type="float" office:value="74.523208">
            <text:p>74.523208</text:p>
          </table:table-cell>
          <table:table-cell office:value-type="float" office:value="161.706406">
            <text:p>161.706406</text:p>
          </table:table-cell>
          <table:table-cell office:value-type="float" office:value="488.69168">
            <text:p>488.69168</text:p>
          </table:table-cell>
          <table:table-cell office:value-type="float" office:value="17.09321">
            <text:p>17.09321</text:p>
          </table:table-cell>
          <table:table-cell office:value-type="float" office:value="30.084261">
            <text:p>30.084261</text:p>
          </table:table-cell>
          <table:table-cell office:value-type="float" office:value="71.409475">
            <text:p>71.409475</text:p>
          </table:table-cell>
          <table:table-cell office:value-type="float" office:value="148.311626">
            <text:p>148.311626</text:p>
          </table:table-cell>
          <table:table-cell office:value-type="float" office:value="323.838315">
            <text:p>323.838315</text:p>
          </table:table-cell>
          <table:table-cell office:value-type="float" office:value="86.108607">
            <text:p>86.108607</text:p>
          </table:table-cell>
          <table:table-cell office:value-type="float" office:value="131.083087">
            <text:p>131.083087</text:p>
          </table:table-cell>
          <table:table-cell office:value-type="float" office:value="324.125193">
            <text:p>324.125193</text:p>
          </table:table-cell>
          <table:table-cell office:value-type="float" office:value="329.682121">
            <text:p>329.682121</text:p>
          </table:table-cell>
          <table:table-cell office:value-type="float" office:value="355.004377">
            <text:p>355.004377</text:p>
          </table:table-cell>
          <table:table-cell office:value-type="float" office:value="21.459008">
            <text:p>21.459008</text:p>
          </table:table-cell>
          <table:table-cell office:value-type="float" office:value="37.571324">
            <text:p>37.571324</text:p>
          </table:table-cell>
          <table:table-cell office:value-type="float" office:value="100.322634">
            <text:p>100.322634</text:p>
          </table:table-cell>
          <table:table-cell office:value-type="float" office:value="157.378946">
            <text:p>157.378946</text:p>
          </table:table-cell>
          <table:table-cell office:value-type="float" office:value="352.655437">
            <text:p>352.655437</text:p>
          </table:table-cell>
          <table:table-cell office:value-type="float" office:value="17.758811">
            <text:p>17.758811</text:p>
          </table:table-cell>
          <table:table-cell office:value-type="float" office:value="29.987832">
            <text:p>29.987832</text:p>
          </table:table-cell>
          <table:table-cell office:value-type="float" office:value="60.170661">
            <text:p>60.170661</text:p>
          </table:table-cell>
          <table:table-cell office:value-type="float" office:value="157.672221">
            <text:p>157.672221</text:p>
          </table:table-cell>
          <table:table-cell office:value-type="float" office:value="341.577396">
            <text:p>341.577396</text:p>
          </table:table-cell>
          <table:table-cell office:value-type="float" office:value="51.873077">
            <text:p>51.873077</text:p>
          </table:table-cell>
          <table:table-cell office:value-type="float" office:value="62.591473">
            <text:p>62.591473</text:p>
          </table:table-cell>
          <table:table-cell office:value-type="float" office:value="79.835639">
            <text:p>79.835639</text:p>
          </table:table-cell>
          <table:table-cell office:value-type="float" office:value="95.424784">
            <text:p>95.424784</text:p>
          </table:table-cell>
          <table:table-cell office:value-type="float" office:value="142.416758">
            <text:p>142.416758</text:p>
          </table:table-cell>
          <table:table-cell office:value-type="float" office:value="120.914035">
            <text:p>120.914035</text:p>
          </table:table-cell>
          <table:table-cell office:value-type="float" office:value="152.516277">
            <text:p>152.516277</text:p>
          </table:table-cell>
          <table:table-cell office:value-type="float" office:value="149.793337">
            <text:p>149.793337</text:p>
          </table:table-cell>
          <table:table-cell office:value-type="float" office:value="133.201866">
            <text:p>133.201866</text:p>
          </table:table-cell>
          <table:table-cell office:value-type="float" office:value="126.967184">
            <text:p>126.967184</text:p>
          </table:table-cell>
          <table:table-cell office:value-type="float" office:value="306.913869">
            <text:p>306.913869</text:p>
          </table:table-cell>
          <table:table-cell office:value-type="float" office:value="233.173212">
            <text:p>233.173212</text:p>
          </table:table-cell>
          <table:table-cell office:value-type="float" office:value="207.970747">
            <text:p>207.970747</text:p>
          </table:table-cell>
          <table:table-cell office:value-type="float" office:value="183.019532">
            <text:p>183.019532</text:p>
          </table:table-cell>
          <table:table-cell office:value-type="float" office:value="167.530649">
            <text:p>167.530649</text:p>
          </table:table-cell>
          <table:table-cell office:value-type="float" office:value="44.945466">
            <text:p>44.945466</text:p>
          </table:table-cell>
          <table:table-cell office:value-type="float" office:value="56.05613">
            <text:p>56.05613</text:p>
          </table:table-cell>
          <table:table-cell office:value-type="float" office:value="73.922191">
            <text:p>73.922191</text:p>
          </table:table-cell>
          <table:table-cell office:value-type="float" office:value="90.733041">
            <text:p>90.733041</text:p>
          </table:table-cell>
          <table:table-cell office:value-type="float" office:value="142.010334">
            <text:p>142.010334</text:p>
          </table:table-cell>
          <table:table-cell office:value-type="float" office:value="21.958445">
            <text:p>21.958445</text:p>
          </table:table-cell>
          <table:table-cell office:value-type="float" office:value="44.084589">
            <text:p>44.084589</text:p>
          </table:table-cell>
          <table:table-cell office:value-type="float" office:value="57.958513">
            <text:p>57.958513</text:p>
          </table:table-cell>
          <table:table-cell office:value-type="float" office:value="66.136985">
            <text:p>66.136985</text:p>
          </table:table-cell>
          <table:table-cell office:value-type="float" office:value="75.54358">
            <text:p>75.54358</text:p>
          </table:table-cell>
          <table:table-cell office:value-type="float" office:value="21.914762">
            <text:p>21.914762</text:p>
          </table:table-cell>
          <table:table-cell office:value-type="float" office:value="44.094018">
            <text:p>44.094018</text:p>
          </table:table-cell>
          <table:table-cell office:value-type="float" office:value="57.08275">
            <text:p>57.08275</text:p>
          </table:table-cell>
          <table:table-cell office:value-type="float" office:value="64.32687">
            <text:p>64.32687</text:p>
          </table:table-cell>
          <table:table-cell office:value-type="float" office:value="71.479965">
            <text:p>71.479965</text:p>
          </table:table-cell>
          <table:table-cell office:value-type="float" office:value="120.984994">
            <text:p>120.984994</text:p>
          </table:table-cell>
          <table:table-cell office:value-type="float" office:value="143.979748">
            <text:p>143.979748</text:p>
          </table:table-cell>
          <table:table-cell office:value-type="float" office:value="128.814515">
            <text:p>128.814515</text:p>
          </table:table-cell>
          <table:table-cell office:value-type="float" office:value="109.384447">
            <text:p>109.384447</text:p>
          </table:table-cell>
          <table:table-cell office:value-type="float" office:value="98.197401">
            <text:p>98.197401</text:p>
          </table:table-cell>
          <table:table-cell office:value-type="float" office:value="43.997226">
            <text:p>43.997226</text:p>
          </table:table-cell>
          <table:table-cell office:value-type="float" office:value="52.616364">
            <text:p>52.616364</text:p>
          </table:table-cell>
          <table:table-cell office:value-type="float" office:value="66.276707">
            <text:p>66.276707</text:p>
          </table:table-cell>
          <table:table-cell office:value-type="float" office:value="74.001795">
            <text:p>74.001795</text:p>
          </table:table-cell>
          <table:table-cell office:value-type="float" office:value="96.470955">
            <text:p>96.470955</text:p>
          </table:table-cell>
          <table:table-cell office:value-type="float" office:value="42.26909">
            <text:p>42.26909</text:p>
          </table:table-cell>
          <table:table-cell office:value-type="float" office:value="48.395621">
            <text:p>48.395621</text:p>
          </table:table-cell>
          <table:table-cell office:value-type="float" office:value="56.453038">
            <text:p>56.453038</text:p>
          </table:table-cell>
          <table:table-cell office:value-type="float" office:value="55.977851">
            <text:p>55.977851</text:p>
          </table:table-cell>
          <table:table-cell office:value-type="float" office:value="49.622069">
            <text:p>49.622069</text:p>
          </table:table-cell>
        </table:table-row>
        <table:table-row table:style-name="ro3">
          <table:table-cell table:style-name="ce1" office:value-type="float" office:value="4096">
            <text:p>4096</text:p>
          </table:table-cell>
          <table:table-cell office:value-type="float" office:value="27.92453">
            <text:p>27.92453</text:p>
          </table:table-cell>
          <table:table-cell office:value-type="float" office:value="35.54517">
            <text:p>35.54517</text:p>
          </table:table-cell>
          <table:table-cell office:value-type="float" office:value="54.586923">
            <text:p>54.586923</text:p>
          </table:table-cell>
          <table:table-cell office:value-type="float" office:value="70.186372">
            <text:p>70.186372</text:p>
          </table:table-cell>
          <table:table-cell office:value-type="float" office:value="81.483935">
            <text:p>81.483935</text:p>
          </table:table-cell>
          <table:table-cell office:value-type="float" office:value="78.179154">
            <text:p>78.179154</text:p>
          </table:table-cell>
          <table:table-cell office:value-type="float" office:value="80.158027">
            <text:p>80.158027</text:p>
          </table:table-cell>
          <table:table-cell office:value-type="float" office:value="82.402394">
            <text:p>82.402394</text:p>
          </table:table-cell>
          <table:table-cell office:value-type="float" office:value="80.505479">
            <text:p>80.505479</text:p>
          </table:table-cell>
          <table:table-cell office:value-type="float" office:value="75.267773">
            <text:p>75.267773</text:p>
          </table:table-cell>
          <table:table-cell office:value-type="float" office:value="127.15233">
            <text:p>127.15233</text:p>
          </table:table-cell>
          <table:table-cell office:value-type="float" office:value="130.719948">
            <text:p>130.719948</text:p>
          </table:table-cell>
          <table:table-cell office:value-type="float" office:value="130.657813">
            <text:p>130.657813</text:p>
          </table:table-cell>
          <table:table-cell office:value-type="float" office:value="122.418236">
            <text:p>122.418236</text:p>
          </table:table-cell>
          <table:table-cell office:value-type="float" office:value="110.23336">
            <text:p>110.23336</text:p>
          </table:table-cell>
          <table:table-cell office:value-type="float" office:value="27.415961">
            <text:p>27.415961</text:p>
          </table:table-cell>
          <table:table-cell office:value-type="float" office:value="32.921875">
            <text:p>32.921875</text:p>
          </table:table-cell>
          <table:table-cell office:value-type="float" office:value="48.58732">
            <text:p>48.58732</text:p>
          </table:table-cell>
          <table:table-cell office:value-type="float" office:value="54.817706">
            <text:p>54.817706</text:p>
          </table:table-cell>
          <table:table-cell office:value-type="float" office:value="61.408763">
            <text:p>61.408763</text:p>
          </table:table-cell>
          <table:table-cell office:value-type="float" office:value="24.205948">
            <text:p>24.205948</text:p>
          </table:table-cell>
          <table:table-cell office:value-type="float" office:value="29.444054">
            <text:p>29.444054</text:p>
          </table:table-cell>
          <table:table-cell office:value-type="float" office:value="38.216765">
            <text:p>38.216765</text:p>
          </table:table-cell>
          <table:table-cell office:value-type="float" office:value="42.275901">
            <text:p>42.275901</text:p>
          </table:table-cell>
          <table:table-cell office:value-type="float" office:value="44.654933">
            <text:p>44.654933</text:p>
          </table:table-cell>
          <table:table-cell office:value-type="float" office:value="23.765208">
            <text:p>23.765208</text:p>
          </table:table-cell>
          <table:table-cell office:value-type="float" office:value="29.823573">
            <text:p>29.823573</text:p>
          </table:table-cell>
          <table:table-cell office:value-type="float" office:value="38.57719">
            <text:p>38.57719</text:p>
          </table:table-cell>
          <table:table-cell office:value-type="float" office:value="43.884971">
            <text:p>43.884971</text:p>
          </table:table-cell>
          <table:table-cell office:value-type="float" office:value="44.42543">
            <text:p>44.42543</text:p>
          </table:table-cell>
          <table:table-cell office:value-type="float" office:value="56.299752">
            <text:p>56.299752</text:p>
          </table:table-cell>
          <table:table-cell office:value-type="float" office:value="61.634582">
            <text:p>61.634582</text:p>
          </table:table-cell>
          <table:table-cell office:value-type="float" office:value="65.269959">
            <text:p>65.269959</text:p>
          </table:table-cell>
          <table:table-cell office:value-type="float" office:value="63.321333">
            <text:p>63.321333</text:p>
          </table:table-cell>
          <table:table-cell office:value-type="float" office:value="57.211403">
            <text:p>57.211403</text:p>
          </table:table-cell>
          <table:table-cell office:value-type="float" office:value="17.711434">
            <text:p>17.711434</text:p>
          </table:table-cell>
          <table:table-cell office:value-type="float" office:value="23.247062">
            <text:p>23.247062</text:p>
          </table:table-cell>
          <table:table-cell office:value-type="float" office:value="33.377602">
            <text:p>33.377602</text:p>
          </table:table-cell>
          <table:table-cell office:value-type="float" office:value="43.873764">
            <text:p>43.873764</text:p>
          </table:table-cell>
          <table:table-cell office:value-type="float" office:value="46.480758">
            <text:p>46.480758</text:p>
          </table:table-cell>
          <table:table-cell office:value-type="float" office:value="19.718079">
            <text:p>19.718079</text:p>
          </table:table-cell>
          <table:table-cell office:value-type="float" office:value="23.093162">
            <text:p>23.093162</text:p>
          </table:table-cell>
          <table:table-cell office:value-type="float" office:value="28.691694">
            <text:p>28.691694</text:p>
          </table:table-cell>
          <table:table-cell office:value-type="float" office:value="31.400264">
            <text:p>31.400264</text:p>
          </table:table-cell>
          <table:table-cell office:value-type="float" office:value="27.302136">
            <text:p>27.302136</text:p>
          </table:table-cell>
          <table:table-cell office:value-type="float" office:value="8.943841">
            <text:p>8.943841</text:p>
          </table:table-cell>
          <table:table-cell office:value-type="float" office:value="13.775725">
            <text:p>13.775725</text:p>
          </table:table-cell>
          <table:table-cell office:value-type="float" office:value="82.709017">
            <text:p>82.709017</text:p>
          </table:table-cell>
          <table:table-cell office:value-type="float" office:value="98.931271">
            <text:p>98.931271</text:p>
          </table:table-cell>
          <table:table-cell office:value-type="float" office:value="122.515463">
            <text:p>122.515463</text:p>
          </table:table-cell>
          <table:table-cell office:value-type="float" office:value="194.718061">
            <text:p>194.718061</text:p>
          </table:table-cell>
          <table:table-cell office:value-type="float" office:value="268.622679">
            <text:p>268.622679</text:p>
          </table:table-cell>
          <table:table-cell office:value-type="float" office:value="431.273165">
            <text:p>431.273165</text:p>
          </table:table-cell>
          <table:table-cell office:value-type="float" office:value="558.650651">
            <text:p>558.650651</text:p>
          </table:table-cell>
          <table:table-cell office:value-type="float" office:value="676.267587">
            <text:p>676.267587</text:p>
          </table:table-cell>
          <table:table-cell office:value-type="float" office:value="7.255717">
            <text:p>7.255717</text:p>
          </table:table-cell>
          <table:table-cell office:value-type="float" office:value="11.101446">
            <text:p>11.101446</text:p>
          </table:table-cell>
          <table:table-cell office:value-type="float" office:value="59.492467">
            <text:p>59.492467</text:p>
          </table:table-cell>
          <table:table-cell office:value-type="float" office:value="91.545075">
            <text:p>91.545075</text:p>
          </table:table-cell>
          <table:table-cell office:value-type="float" office:value="116.168081">
            <text:p>116.168081</text:p>
          </table:table-cell>
          <table:table-cell office:value-type="float" office:value="206.557508">
            <text:p>206.557508</text:p>
          </table:table-cell>
          <table:table-cell office:value-type="float" office:value="262.875878">
            <text:p>262.875878</text:p>
          </table:table-cell>
          <table:table-cell office:value-type="float" office:value="232.32404">
            <text:p>232.32404</text:p>
          </table:table-cell>
          <table:table-cell office:value-type="float" office:value="318.024169">
            <text:p>318.024169</text:p>
          </table:table-cell>
          <table:table-cell office:value-type="float" office:value="612.203234">
            <text:p>612.203234</text:p>
          </table:table-cell>
          <table:table-cell office:value-type="float" office:value="205.581647">
            <text:p>205.581647</text:p>
          </table:table-cell>
          <table:table-cell office:value-type="float" office:value="291.846279">
            <text:p>291.846279</text:p>
          </table:table-cell>
          <table:table-cell office:value-type="float" office:value="265.750602">
            <text:p>265.750602</text:p>
          </table:table-cell>
          <table:table-cell office:value-type="float" office:value="348.373109">
            <text:p>348.373109</text:p>
          </table:table-cell>
          <table:table-cell office:value-type="float" office:value="619.899025">
            <text:p>619.899025</text:p>
          </table:table-cell>
          <table:table-cell office:value-type="float" office:value="89.811538">
            <text:p>89.811538</text:p>
          </table:table-cell>
          <table:table-cell office:value-type="float" office:value="215.682711">
            <text:p>215.682711</text:p>
          </table:table-cell>
          <table:table-cell office:value-type="float" office:value="211.413746">
            <text:p>211.413746</text:p>
          </table:table-cell>
          <table:table-cell office:value-type="float" office:value="260.758574">
            <text:p>260.758574</text:p>
          </table:table-cell>
          <table:table-cell office:value-type="float" office:value="362.267567">
            <text:p>362.267567</text:p>
          </table:table-cell>
          <table:table-cell office:value-type="float" office:value="24.485895">
            <text:p>24.485895</text:p>
          </table:table-cell>
          <table:table-cell office:value-type="float" office:value="37.155833">
            <text:p>37.155833</text:p>
          </table:table-cell>
          <table:table-cell office:value-type="float" office:value="110.672953">
            <text:p>110.672953</text:p>
          </table:table-cell>
          <table:table-cell office:value-type="float" office:value="182.109976">
            <text:p>182.109976</text:p>
          </table:table-cell>
          <table:table-cell office:value-type="float" office:value="626.319385">
            <text:p>626.319385</text:p>
          </table:table-cell>
          <table:table-cell office:value-type="float" office:value="87.296449">
            <text:p>87.296449</text:p>
          </table:table-cell>
          <table:table-cell office:value-type="float" office:value="134.006814">
            <text:p>134.006814</text:p>
          </table:table-cell>
          <table:table-cell office:value-type="float" office:value="339.098307">
            <text:p>339.098307</text:p>
          </table:table-cell>
          <table:table-cell office:value-type="float" office:value="354.902003">
            <text:p>354.902003</text:p>
          </table:table-cell>
          <table:table-cell office:value-type="float" office:value="392.845104">
            <text:p>392.845104</text:p>
          </table:table-cell>
          <table:table-cell office:value-type="float" office:value="136.120588">
            <text:p>136.120588</text:p>
          </table:table-cell>
          <table:table-cell office:value-type="float" office:value="211.883037">
            <text:p>211.883037</text:p>
          </table:table-cell>
          <table:table-cell office:value-type="float" office:value="438.678783">
            <text:p>438.678783</text:p>
          </table:table-cell>
          <table:table-cell office:value-type="float" office:value="520.346966">
            <text:p>520.346966</text:p>
          </table:table-cell>
          <table:table-cell office:value-type="float" office:value="647.521735">
            <text:p>647.521735</text:p>
          </table:table-cell>
          <table:table-cell office:value-type="float" office:value="21.271836">
            <text:p>21.271836</text:p>
          </table:table-cell>
          <table:table-cell office:value-type="float" office:value="34.306211">
            <text:p>34.306211</text:p>
          </table:table-cell>
          <table:table-cell office:value-type="float" office:value="88.24561">
            <text:p>88.24561</text:p>
          </table:table-cell>
          <table:table-cell office:value-type="float" office:value="177.706065">
            <text:p>177.706065</text:p>
          </table:table-cell>
          <table:table-cell office:value-type="float" office:value="623.664847">
            <text:p>623.664847</text:p>
          </table:table-cell>
          <table:table-cell office:value-type="float" office:value="16.106527">
            <text:p>16.106527</text:p>
          </table:table-cell>
          <table:table-cell office:value-type="float" office:value="24.898338">
            <text:p>24.898338</text:p>
          </table:table-cell>
          <table:table-cell office:value-type="float" office:value="58.74479">
            <text:p>58.74479</text:p>
          </table:table-cell>
          <table:table-cell office:value-type="float" office:value="159.819812">
            <text:p>159.819812</text:p>
          </table:table-cell>
          <table:table-cell office:value-type="float" office:value="483.348189">
            <text:p>483.348189</text:p>
          </table:table-cell>
          <table:table-cell office:value-type="float" office:value="16.258528">
            <text:p>16.258528</text:p>
          </table:table-cell>
          <table:table-cell office:value-type="float" office:value="25.854051">
            <text:p>25.854051</text:p>
          </table:table-cell>
          <table:table-cell office:value-type="float" office:value="62.851259">
            <text:p>62.851259</text:p>
          </table:table-cell>
          <table:table-cell office:value-type="float" office:value="147.921076">
            <text:p>147.921076</text:p>
          </table:table-cell>
          <table:table-cell office:value-type="float" office:value="322.513282">
            <text:p>322.513282</text:p>
          </table:table-cell>
          <table:table-cell office:value-type="float" office:value="87.405651">
            <text:p>87.405651</text:p>
          </table:table-cell>
          <table:table-cell office:value-type="float" office:value="112.999275">
            <text:p>112.999275</text:p>
          </table:table-cell>
          <table:table-cell office:value-type="float" office:value="207.034649">
            <text:p>207.034649</text:p>
          </table:table-cell>
          <table:table-cell office:value-type="float" office:value="324.817336">
            <text:p>324.817336</text:p>
          </table:table-cell>
          <table:table-cell office:value-type="float" office:value="354.785741">
            <text:p>354.785741</text:p>
          </table:table-cell>
          <table:table-cell office:value-type="float" office:value="17.670967">
            <text:p>17.670967</text:p>
          </table:table-cell>
          <table:table-cell office:value-type="float" office:value="25.510134">
            <text:p>25.510134</text:p>
          </table:table-cell>
          <table:table-cell office:value-type="float" office:value="41.071331">
            <text:p>41.071331</text:p>
          </table:table-cell>
          <table:table-cell office:value-type="float" office:value="156.037517">
            <text:p>156.037517</text:p>
          </table:table-cell>
          <table:table-cell office:value-type="float" office:value="351.316995">
            <text:p>351.316995</text:p>
          </table:table-cell>
          <table:table-cell office:value-type="float" office:value="16.780497">
            <text:p>16.780497</text:p>
          </table:table-cell>
          <table:table-cell office:value-type="float" office:value="24.39899">
            <text:p>24.39899</text:p>
          </table:table-cell>
          <table:table-cell office:value-type="float" office:value="43.081741">
            <text:p>43.081741</text:p>
          </table:table-cell>
          <table:table-cell office:value-type="float" office:value="146.179288">
            <text:p>146.179288</text:p>
          </table:table-cell>
          <table:table-cell office:value-type="float" office:value="325.146945">
            <text:p>325.146945</text:p>
          </table:table-cell>
          <table:table-cell office:value-type="float" office:value="47.004512">
            <text:p>47.004512</text:p>
          </table:table-cell>
          <table:table-cell office:value-type="float" office:value="57.847576">
            <text:p>57.847576</text:p>
          </table:table-cell>
          <table:table-cell office:value-type="float" office:value="78.486356">
            <text:p>78.486356</text:p>
          </table:table-cell>
          <table:table-cell office:value-type="float" office:value="94.620792">
            <text:p>94.620792</text:p>
          </table:table-cell>
          <table:table-cell office:value-type="float" office:value="142.367584">
            <text:p>142.367584</text:p>
          </table:table-cell>
          <table:table-cell office:value-type="float" office:value="123.9811">
            <text:p>123.9811</text:p>
          </table:table-cell>
          <table:table-cell office:value-type="float" office:value="150.917306">
            <text:p>150.917306</text:p>
          </table:table-cell>
          <table:table-cell office:value-type="float" office:value="147.863317">
            <text:p>147.863317</text:p>
          </table:table-cell>
          <table:table-cell office:value-type="float" office:value="135.401484">
            <text:p>135.401484</text:p>
          </table:table-cell>
          <table:table-cell office:value-type="float" office:value="127.804899">
            <text:p>127.804899</text:p>
          </table:table-cell>
          <table:table-cell office:value-type="float" office:value="307.436943">
            <text:p>307.436943</text:p>
          </table:table-cell>
          <table:table-cell office:value-type="float" office:value="237.012361">
            <text:p>237.012361</text:p>
          </table:table-cell>
          <table:table-cell office:value-type="float" office:value="216.212302">
            <text:p>216.212302</text:p>
          </table:table-cell>
          <table:table-cell office:value-type="float" office:value="190.698251">
            <text:p>190.698251</text:p>
          </table:table-cell>
          <table:table-cell office:value-type="float" office:value="176.203787">
            <text:p>176.203787</text:p>
          </table:table-cell>
          <table:table-cell office:value-type="float" office:value="38.762514">
            <text:p>38.762514</text:p>
          </table:table-cell>
          <table:table-cell office:value-type="float" office:value="49.417311">
            <text:p>49.417311</text:p>
          </table:table-cell>
          <table:table-cell office:value-type="float" office:value="72.692466">
            <text:p>72.692466</text:p>
          </table:table-cell>
          <table:table-cell office:value-type="float" office:value="89.976402">
            <text:p>89.976402</text:p>
          </table:table-cell>
          <table:table-cell office:value-type="float" office:value="141.752273">
            <text:p>141.752273</text:p>
          </table:table-cell>
          <table:table-cell office:value-type="float" office:value="20.719886">
            <text:p>20.719886</text:p>
          </table:table-cell>
          <table:table-cell office:value-type="float" office:value="45.556638">
            <text:p>45.556638</text:p>
          </table:table-cell>
          <table:table-cell office:value-type="float" office:value="59.388424">
            <text:p>59.388424</text:p>
          </table:table-cell>
          <table:table-cell office:value-type="float" office:value="66.664773">
            <text:p>66.664773</text:p>
          </table:table-cell>
          <table:table-cell office:value-type="float" office:value="75.775631">
            <text:p>75.775631</text:p>
          </table:table-cell>
          <table:table-cell office:value-type="float" office:value="20.740061">
            <text:p>20.740061</text:p>
          </table:table-cell>
          <table:table-cell office:value-type="float" office:value="44.967524">
            <text:p>44.967524</text:p>
          </table:table-cell>
          <table:table-cell office:value-type="float" office:value="57.916644">
            <text:p>57.916644</text:p>
          </table:table-cell>
          <table:table-cell office:value-type="float" office:value="64.705429">
            <text:p>64.705429</text:p>
          </table:table-cell>
          <table:table-cell office:value-type="float" office:value="71.581013">
            <text:p>71.581013</text:p>
          </table:table-cell>
          <table:table-cell office:value-type="float" office:value="122.559631">
            <text:p>122.559631</text:p>
          </table:table-cell>
          <table:table-cell office:value-type="float" office:value="124.960732">
            <text:p>124.960732</text:p>
          </table:table-cell>
          <table:table-cell office:value-type="float" office:value="120.739527">
            <text:p>120.739527</text:p>
          </table:table-cell>
          <table:table-cell office:value-type="float" office:value="108.506477">
            <text:p>108.506477</text:p>
          </table:table-cell>
          <table:table-cell office:value-type="float" office:value="98.010664">
            <text:p>98.010664</text:p>
          </table:table-cell>
          <table:table-cell office:value-type="float" office:value="27.84057">
            <text:p>27.84057</text:p>
          </table:table-cell>
          <table:table-cell office:value-type="float" office:value="34.259204">
            <text:p>34.259204</text:p>
          </table:table-cell>
          <table:table-cell office:value-type="float" office:value="48.519282">
            <text:p>48.519282</text:p>
          </table:table-cell>
          <table:table-cell office:value-type="float" office:value="72.326322">
            <text:p>72.326322</text:p>
          </table:table-cell>
          <table:table-cell office:value-type="float" office:value="94.952314">
            <text:p>94.952314</text:p>
          </table:table-cell>
          <table:table-cell office:value-type="float" office:value="34.911042">
            <text:p>34.911042</text:p>
          </table:table-cell>
          <table:table-cell office:value-type="float" office:value="42.890316">
            <text:p>42.890316</text:p>
          </table:table-cell>
          <table:table-cell office:value-type="float" office:value="48.395621">
            <text:p>48.395621</text:p>
          </table:table-cell>
          <table:table-cell office:value-type="float" office:value="55.853276">
            <text:p>55.853276</text:p>
          </table:table-cell>
          <table:table-cell office:value-type="float" office:value="49.401662">
            <text:p>49.401662</text:p>
          </table:table-cell>
        </table:table-row>
        <table:table-row table:style-name="ro3">
          <table:table-cell/>
          <table:table-cell office:value-type="string">
            <text:p>POS (INC)</text:p>
          </table:table-cell>
          <table:table-cell table:number-columns-repeated="164"/>
        </table:table-row>
        <table:table-row table:style-name="ro3">
          <table:table-cell office:value-type="string">
            <text:p>K20</text:p>
          </table:table-cell>
          <table:table-cell table:number-columns-repeated="165"/>
        </table:table-row>
        <table:table-row table:style-name="ro3">
          <table:table-cell/>
          <table:table-cell table:style-name="ce4" office:value-type="string" table:number-columns-spanned="5" table:number-rows-spanned="1">
            <text:p>v107</text:p>
          </table:table-cell>
          <table:covered-table-cell table:number-columns-repeated="4"/>
          <table:table-cell table:style-name="ce6" office:value-type="string" table:number-columns-spanned="5" table:number-rows-spanned="1">
            <text:p>v108</text:p>
          </table:table-cell>
          <table:covered-table-cell table:number-columns-repeated="2" table:style-name="ce7"/>
          <table:covered-table-cell table:style-name="ce8"/>
          <table:covered-table-cell table:style-name="ce7"/>
          <table:table-cell table:style-name="ce2" office:value-type="string" table:number-columns-spanned="5" table:number-rows-spanned="1">
            <text:p>v109</text:p>
          </table:table-cell>
          <table:covered-table-cell table:style-name="ce7"/>
          <table:covered-table-cell table:number-columns-repeated="3"/>
          <table:table-cell table:style-name="ce6" office:value-type="string" table:number-columns-spanned="5" table:number-rows-spanned="1">
            <text:p>v110</text:p>
          </table:table-cell>
          <table:covered-table-cell table:number-columns-repeated="4"/>
          <table:table-cell table:style-name="ce2" office:value-type="string" table:number-columns-spanned="5" table:number-rows-spanned="1">
            <text:p>v112</text:p>
          </table:table-cell>
          <table:covered-table-cell table:number-columns-repeated="3"/>
          <table:covered-table-cell table:style-name="ce8"/>
          <table:table-cell table:style-name="ce6" office:value-type="string" table:number-columns-spanned="5" table:number-rows-spanned="1">
            <text:p>v1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4</text:p>
          </table:table-cell>
          <table:covered-table-cell table:number-columns-repeated="4"/>
          <table:table-cell table:style-name="ce6" office:value-type="string" table:number-columns-spanned="5" table:number-rows-spanned="1">
            <text:p>v1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6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204</text:p>
          </table:table-cell>
          <table:covered-table-cell table:number-columns-repeated="4"/>
          <table:table-cell table:style-name="ce2" office:value-type="string" table:number-columns-spanned="5" table:number-rows-spanned="1">
            <text:p>v205</text:p>
          </table:table-cell>
          <table:covered-table-cell table:number-columns-repeated="4"/>
          <table:table-cell table:style-name="ce6" office:value-type="string" table:number-columns-spanned="5" table:number-rows-spanned="1">
            <text:p>v211</text:p>
          </table:table-cell>
          <table:covered-table-cell table:number-columns-repeated="4"/>
          <table:table-cell table:style-name="ce2" office:value-type="string" table:number-columns-spanned="5" table:number-rows-spanned="1">
            <text:p>v302</text:p>
          </table:table-cell>
          <table:covered-table-cell table:number-columns-repeated="4"/>
          <table:table-cell table:style-name="ce6" office:value-type="string" table:number-columns-spanned="5" table:number-rows-spanned="1">
            <text:p>v303</text:p>
          </table:table-cell>
          <table:covered-table-cell table:number-columns-repeated="4"/>
          <table:table-cell table:style-name="ce2" office:value-type="string" table:number-columns-spanned="5" table:number-rows-spanned="1">
            <text:p>v306</text:p>
          </table:table-cell>
          <table:covered-table-cell table:number-columns-repeated="4"/>
          <table:table-cell table:style-name="ce6" office:value-type="string" table:number-columns-spanned="5" table:number-rows-spanned="1">
            <text:p>v407</text:p>
          </table:table-cell>
          <table:covered-table-cell table:number-columns-repeated="4"/>
          <table:table-cell table:style-name="ce2" office:value-type="string" table:number-columns-spanned="5" table:number-rows-spanned="1">
            <text:p>v408</text:p>
          </table:table-cell>
          <table:covered-table-cell table:number-columns-repeated="4"/>
          <table:table-cell table:style-name="ce6" office:value-type="string" table:number-columns-spanned="5" table:number-rows-spanned="1">
            <text:p>v409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0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2</text:p>
          </table:table-cell>
          <table:covered-table-cell table:number-columns-repeated="4"/>
          <table:table-cell table:style-name="ce10" table:number-columns-repeated="2"/>
          <table:table-cell table:style-name="ce10" office:value-type="string">
            <text:p>v413</text:p>
          </table:table-cell>
          <table:table-cell table:style-name="ce10" table:number-columns-repeated="2"/>
          <table:table-cell table:style-name="ce6" office:value-type="string" table:number-columns-spanned="5" table:number-rows-spanned="1">
            <text:p>v414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5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6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7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08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9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0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2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4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6</text:p>
          </table:table-cell>
          <table:covered-table-cell table:number-columns-repeated="4" table:style-name="ce10"/>
        </table:table-row>
        <table:table-row table:style-name="ro3">
          <table:table-cell/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9.385855">
            <text:p>9.385855</text:p>
          </table:table-cell>
          <table:table-cell office:value-type="float" office:value="9.655952">
            <text:p>9.655952</text:p>
          </table:table-cell>
          <table:table-cell office:value-type="float" office:value="9.586981">
            <text:p>9.586981</text:p>
          </table:table-cell>
          <table:table-cell office:value-type="float" office:value="9.942054">
            <text:p>9.942054</text:p>
          </table:table-cell>
          <table:table-cell table:number-columns-repeated="2" office:value-type="float" office:value="10.245628">
            <text:p>10.245628</text:p>
          </table:table-cell>
          <table:table-cell office:value-type="float" office:value="9.942054">
            <text:p>9.942054</text:p>
          </table:table-cell>
          <table:table-cell table:number-columns-repeated="2" office:value-type="float" office:value="10.245628">
            <text:p>10.245628</text:p>
          </table:table-cell>
          <table:table-cell office:value-type="float" office:value="9.942054">
            <text:p>9.942054</text:p>
          </table:table-cell>
          <table:table-cell office:value-type="float" office:value="10.245628">
            <text:p>10.245628</text:p>
          </table:table-cell>
          <table:table-cell office:value-type="float" office:value="9.942054">
            <text:p>9.942054</text:p>
          </table:table-cell>
          <table:table-cell office:value-type="float" office:value="10.568325">
            <text:p>10.568325</text:p>
          </table:table-cell>
          <table:table-cell table:number-columns-repeated="2" office:value-type="float" office:value="10.245628">
            <text:p>10.245628</text:p>
          </table:table-cell>
          <table:table-cell office:value-type="float" office:value="8.659208">
            <text:p>8.659208</text:p>
          </table:table-cell>
          <table:table-cell office:value-type="float" office:value="9.130458">
            <text:p>9.130458</text:p>
          </table:table-cell>
          <table:table-cell office:value-type="float" office:value="9.385855">
            <text:p>9.385855</text:p>
          </table:table-cell>
          <table:table-cell office:value-type="float" office:value="9.586981">
            <text:p>9.586981</text:p>
          </table:table-cell>
          <table:table-cell office:value-type="float" office:value="10.568325">
            <text:p>10.568325</text:p>
          </table:table-cell>
          <table:table-cell office:value-type="float" office:value="7.98915">
            <text:p>7.98915</text:p>
          </table:table-cell>
          <table:table-cell office:value-type="float" office:value="8.388608">
            <text:p>8.388608</text:p>
          </table:table-cell>
          <table:table-cell office:value-type="float" office:value="9.068765">
            <text:p>9.068765</text:p>
          </table:table-cell>
          <table:table-cell office:value-type="float" office:value="9.385855">
            <text:p>9.385855</text:p>
          </table:table-cell>
          <table:table-cell office:value-type="float" office:value="9.130458">
            <text:p>9.130458</text:p>
          </table:table-cell>
          <table:table-cell office:value-type="float" office:value="7.626007">
            <text:p>7.626007</text:p>
          </table:table-cell>
          <table:table-cell office:value-type="float" office:value="8.888591">
            <text:p>8.888591</text:p>
          </table:table-cell>
          <table:table-cell office:value-type="float" office:value="8.830114">
            <text:p>8.830114</text:p>
          </table:table-cell>
          <table:table-cell table:number-columns-repeated="2" office:value-type="float" office:value="9.320676">
            <text:p>9.320676</text:p>
          </table:table-cell>
          <table:table-cell table:number-columns-repeated="2" office:value-type="float" office:value="9.942054">
            <text:p>9.942054</text:p>
          </table:table-cell>
          <table:table-cell office:value-type="float" office:value="8.388608">
            <text:p>8.388608</text:p>
          </table:table-cell>
          <table:table-cell table:number-columns-repeated="2" office:value-type="float" office:value="9.655952">
            <text:p>9.655952</text:p>
          </table:table-cell>
          <table:table-cell office:value-type="float" office:value="8.441367">
            <text:p>8.441367</text:p>
          </table:table-cell>
          <table:table-cell office:value-type="float" office:value="8.888591">
            <text:p>8.888591</text:p>
          </table:table-cell>
          <table:table-cell office:value-type="float" office:value="9.130458">
            <text:p>9.130458</text:p>
          </table:table-cell>
          <table:table-cell office:value-type="float" office:value="9.385855">
            <text:p>9.385855</text:p>
          </table:table-cell>
          <table:table-cell office:value-type="float" office:value="9.320676">
            <text:p>9.320676</text:p>
          </table:table-cell>
          <table:table-cell office:value-type="float" office:value="7.803356">
            <text:p>7.803356</text:p>
          </table:table-cell>
          <table:table-cell office:value-type="float" office:value="8.234216">
            <text:p>8.234216</text:p>
          </table:table-cell>
          <table:table-cell office:value-type="float" office:value="8.388608">
            <text:p>8.388608</text:p>
          </table:table-cell>
          <table:table-cell office:value-type="float" office:value="8.184008">
            <text:p>8.184008</text:p>
          </table:table-cell>
          <table:table-cell office:value-type="float" office:value="8.234216">
            <text:p>8.234216</text:p>
          </table:table-cell>
          <table:table-cell office:value-type="float" office:value="20.425302">
            <text:p>20.425302</text:p>
          </table:table-cell>
          <table:table-cell office:value-type="float" office:value="28.230297">
            <text:p>28.230297</text:p>
          </table:table-cell>
          <table:table-cell office:value-type="float" office:value="61.890961">
            <text:p>61.890961</text:p>
          </table:table-cell>
          <table:table-cell office:value-type="float" office:value="162.390789">
            <text:p>162.390789</text:p>
          </table:table-cell>
          <table:table-cell office:value-type="float" office:value="323.256782">
            <text:p>323.256782</text:p>
          </table:table-cell>
          <table:table-cell office:value-type="float" office:value="162.390789">
            <text:p>162.390789</text:p>
          </table:table-cell>
          <table:table-cell office:value-type="float" office:value="216.86203">
            <text:p>216.86203</text:p>
          </table:table-cell>
          <table:table-cell office:value-type="float" office:value="314.400431">
            <text:p>314.400431</text:p>
          </table:table-cell>
          <table:table-cell office:value-type="float" office:value="430.33559">
            <text:p>430.33559</text:p>
          </table:table-cell>
          <table:table-cell office:value-type="float" office:value="533.749569">
            <text:p>533.749569</text:p>
          </table:table-cell>
          <table:table-cell office:value-type="float" office:value="20.701652">
            <text:p>20.701652</text:p>
          </table:table-cell>
          <table:table-cell office:value-type="float" office:value="30.285329">
            <text:p>30.285329</text:p>
          </table:table-cell>
          <table:table-cell office:value-type="float" office:value="51.021634">
            <text:p>51.021634</text:p>
          </table:table-cell>
          <table:table-cell office:value-type="float" office:value="129.790187">
            <text:p>129.790187</text:p>
          </table:table-cell>
          <table:table-cell office:value-type="float" office:value="250.833131">
            <text:p>250.833131</text:p>
          </table:table-cell>
          <table:table-cell office:value-type="float" office:value="333.431934">
            <text:p>333.431934</text:p>
          </table:table-cell>
          <table:table-cell office:value-type="float" office:value="330.233547">
            <text:p>330.233547</text:p>
          </table:table-cell>
          <table:table-cell office:value-type="float" office:value="343.409947">
            <text:p>343.409947</text:p>
          </table:table-cell>
          <table:table-cell office:value-type="float" office:value="333.431934">
            <text:p>333.431934</text:p>
          </table:table-cell>
          <table:table-cell office:value-type="float" office:value="409.843419">
            <text:p>409.843419</text:p>
          </table:table-cell>
          <table:table-cell office:value-type="float" office:value="282.766712">
            <text:p>282.766712</text:p>
          </table:table-cell>
          <table:table-cell office:value-type="float" office:value="327.095936">
            <text:p>327.095936</text:p>
          </table:table-cell>
          <table:table-cell office:value-type="float" office:value="292.372376">
            <text:p>292.372376</text:p>
          </table:table-cell>
          <table:table-cell office:value-type="float" office:value="332.626543">
            <text:p>332.626543</text:p>
          </table:table-cell>
          <table:table-cell office:value-type="float" office:value="391.214173">
            <text:p>391.214173</text:p>
          </table:table-cell>
          <table:table-cell office:value-type="float" office:value="256.438341">
            <text:p>256.438341</text:p>
          </table:table-cell>
          <table:table-cell office:value-type="float" office:value="254.542309">
            <text:p>254.542309</text:p>
          </table:table-cell>
          <table:table-cell office:value-type="float" office:value="268.959744">
            <text:p>268.959744</text:p>
          </table:table-cell>
          <table:table-cell office:value-type="float" office:value="275.966711">
            <text:p>275.966711</text:p>
          </table:table-cell>
          <table:table-cell office:value-type="float" office:value="346.869997">
            <text:p>346.869997</text:p>
          </table:table-cell>
          <table:table-cell office:value-type="float" office:value="24.403223">
            <text:p>24.403223</text:p>
          </table:table-cell>
          <table:table-cell office:value-type="float" office:value="38.292386">
            <text:p>38.292386</text:p>
          </table:table-cell>
          <table:table-cell office:value-type="float" office:value="84.340965">
            <text:p>84.340965</text:p>
          </table:table-cell>
          <table:table-cell office:value-type="float" office:value="133.203488">
            <text:p>133.203488</text:p>
          </table:table-cell>
          <table:table-cell office:value-type="float" office:value="248.27129">
            <text:p>248.27129</text:p>
          </table:table-cell>
          <table:table-cell office:value-type="float" office:value="96.323834">
            <text:p>96.323834</text:p>
          </table:table-cell>
          <table:table-cell office:value-type="float" office:value="135.942892">
            <text:p>135.942892</text:p>
          </table:table-cell>
          <table:table-cell office:value-type="float" office:value="181.724347">
            <text:p>181.724347</text:p>
          </table:table-cell>
          <table:table-cell office:value-type="float" office:value="204.968158">
            <text:p>204.968158</text:p>
          </table:table-cell>
          <table:table-cell office:value-type="float" office:value="222.192373">
            <text:p>222.192373</text:p>
          </table:table-cell>
          <table:table-cell office:value-type="float" office:value="130.572308">
            <text:p>130.572308</text:p>
          </table:table-cell>
          <table:table-cell office:value-type="float" office:value="190.222248">
            <text:p>190.222248</text:p>
          </table:table-cell>
          <table:table-cell office:value-type="float" office:value="229.920804">
            <text:p>229.920804</text:p>
          </table:table-cell>
          <table:table-cell office:value-type="float" office:value="225.990533">
            <text:p>225.990533</text:p>
          </table:table-cell>
          <table:table-cell office:value-type="float" office:value="248.27129">
            <text:p>248.27129</text:p>
          </table:table-cell>
          <table:table-cell office:value-type="float" office:value="20.168492">
            <text:p>20.168492</text:p>
          </table:table-cell>
          <table:table-cell office:value-type="float" office:value="29.609062">
            <text:p>29.609062</text:p>
          </table:table-cell>
          <table:table-cell office:value-type="float" office:value="66.267901">
            <text:p>66.267901</text:p>
          </table:table-cell>
          <table:table-cell office:value-type="float" office:value="128.979963">
            <text:p>128.979963</text:p>
          </table:table-cell>
          <table:table-cell office:value-type="float" office:value="243.694861">
            <text:p>243.694861</text:p>
          </table:table-cell>
          <table:table-cell office:value-type="float" office:value="18.310867">
            <text:p>18.310867</text:p>
          </table:table-cell>
          <table:table-cell office:value-type="float" office:value="25.472921">
            <text:p>25.472921</text:p>
          </table:table-cell>
          <table:table-cell office:value-type="float" office:value="50.030071">
            <text:p>50.030071</text:p>
          </table:table-cell>
          <table:table-cell office:value-type="float" office:value="113.237227">
            <text:p>113.237227</text:p>
          </table:table-cell>
          <table:table-cell office:value-type="float" office:value="204.968158">
            <text:p>204.968158</text:p>
          </table:table-cell>
          <table:table-cell office:value-type="float" office:value="18.02993">
            <text:p>18.02993</text:p>
          </table:table-cell>
          <table:table-cell office:value-type="float" office:value="25.509785">
            <text:p>25.509785</text:p>
          </table:table-cell>
          <table:table-cell office:value-type="float" office:value="51.441425">
            <text:p>51.441425</text:p>
          </table:table-cell>
          <table:table-cell office:value-type="float" office:value="113.237227">
            <text:p>113.237227</text:p>
          </table:table-cell>
          <table:table-cell office:value-type="float" office:value="163.720696">
            <text:p>163.720696</text:p>
          </table:table-cell>
          <table:table-cell office:value-type="float" office:value="76.418764">
            <text:p>76.418764</text:p>
          </table:table-cell>
          <table:table-cell office:value-type="float" office:value="127.73378">
            <text:p>127.73378</text:p>
          </table:table-cell>
          <table:table-cell office:value-type="float" office:value="179.870016">
            <text:p>179.870016</text:p>
          </table:table-cell>
          <table:table-cell office:value-type="float" office:value="182.350982">
            <text:p>182.350982</text:p>
          </table:table-cell>
          <table:table-cell office:value-type="float" office:value="198.059119">
            <text:p>198.059119</text:p>
          </table:table-cell>
          <table:table-cell office:value-type="float" office:value="21.237665">
            <text:p>21.237665</text:p>
          </table:table-cell>
          <table:table-cell office:value-type="float" office:value="34.608498">
            <text:p>34.608498</text:p>
          </table:table-cell>
          <table:table-cell office:value-type="float" office:value="76.418764">
            <text:p>76.418764</text:p>
          </table:table-cell>
          <table:table-cell office:value-type="float" office:value="112.275552">
            <text:p>112.275552</text:p>
          </table:table-cell>
          <table:table-cell office:value-type="float" office:value="181.724347">
            <text:p>181.724347</text:p>
          </table:table-cell>
          <table:table-cell office:value-type="float" office:value="20.951579">
            <text:p>20.951579</text:p>
          </table:table-cell>
          <table:table-cell office:value-type="float" office:value="30.816891">
            <text:p>30.816891</text:p>
          </table:table-cell>
          <table:table-cell office:value-type="float" office:value="66.184962">
            <text:p>66.184962</text:p>
          </table:table-cell>
          <table:table-cell office:value-type="float" office:value="109.486097">
            <text:p>109.486097</text:p>
          </table:table-cell>
          <table:table-cell office:value-type="float" office:value="170.037893">
            <text:p>170.037893</text:p>
          </table:table-cell>
          <table:table-cell office:value-type="float" office:value="16.579837">
            <text:p>16.579837</text:p>
          </table:table-cell>
          <table:table-cell office:value-type="float" office:value="21.192273">
            <text:p>21.192273</text:p>
          </table:table-cell>
          <table:table-cell office:value-type="float" office:value="28.614947">
            <text:p>28.614947</text:p>
          </table:table-cell>
          <table:table-cell office:value-type="float" office:value="32.774096">
            <text:p>32.774096</text:p>
          </table:table-cell>
          <table:table-cell office:value-type="float" office:value="33.554432">
            <text:p>33.554432</text:p>
          </table:table-cell>
          <table:table-cell table:number-columns-repeated="2" office:value-type="float" office:value="34.372833">
            <text:p>34.372833</text:p>
          </table:table-cell>
          <table:table-cell office:value-type="float" office:value="35.232154">
            <text:p>35.232154</text:p>
          </table:table-cell>
          <table:table-cell office:value-type="float" office:value="33.554432">
            <text:p>33.554432</text:p>
          </table:table-cell>
          <table:table-cell office:value-type="float" office:value="32.774096">
            <text:p>32.774096</text:p>
          </table:table-cell>
          <table:table-cell office:value-type="float" office:value="39.146837">
            <text:p>39.146837</text:p>
          </table:table-cell>
          <table:table-cell office:value-type="float" office:value="36.368675">
            <text:p>36.368675</text:p>
          </table:table-cell>
          <table:table-cell office:value-type="float" office:value="36.135542">
            <text:p>36.135542</text:p>
          </table:table-cell>
          <table:table-cell office:value-type="float" office:value="34.372833">
            <text:p>34.372833</text:p>
          </table:table-cell>
          <table:table-cell office:value-type="float" office:value="33.554432">
            <text:p>33.554432</text:p>
          </table:table-cell>
          <table:table-cell office:value-type="float" office:value="16.777216">
            <text:p>16.777216</text:p>
          </table:table-cell>
          <table:table-cell office:value-type="float" office:value="20.57352">
            <text:p>20.57352</text:p>
          </table:table-cell>
          <table:table-cell office:value-type="float" office:value="28.760942">
            <text:p>28.760942</text:p>
          </table:table-cell>
          <table:table-cell office:value-type="float" office:value="31.31747">
            <text:p>31.31747</text:p>
          </table:table-cell>
          <table:table-cell office:value-type="float" office:value="32.774096">
            <text:p>32.774096</text:p>
          </table:table-cell>
          <table:table-cell office:value-type="float" office:value="14.641934">
            <text:p>14.641934</text:p>
          </table:table-cell>
          <table:table-cell office:value-type="float" office:value="17.6713">
            <text:p>17.6713</text:p>
          </table:table-cell>
          <table:table-cell office:value-type="float" office:value="23.390641">
            <text:p>23.390641</text:p>
          </table:table-cell>
          <table:table-cell office:value-type="float" office:value="28.045495">
            <text:p>28.045495</text:p>
          </table:table-cell>
          <table:table-cell office:value-type="float" office:value="27.498266">
            <text:p>27.498266</text:p>
          </table:table-cell>
          <table:table-cell office:value-type="float" office:value="14.022748">
            <text:p>14.022748</text:p>
          </table:table-cell>
          <table:table-cell office:value-type="float" office:value="17.895697">
            <text:p>17.895697</text:p>
          </table:table-cell>
          <table:table-cell office:value-type="float" office:value="22.915222">
            <text:p>22.915222</text:p>
          </table:table-cell>
          <table:table-cell office:value-type="float" office:value="25.858461">
            <text:p>25.858461</text:p>
          </table:table-cell>
          <table:table-cell office:value-type="float" office:value="26.465467">
            <text:p>26.465467</text:p>
          </table:table-cell>
          <table:table-cell office:value-type="float" office:value="32.774096">
            <text:p>32.774096</text:p>
          </table:table-cell>
          <table:table-cell office:value-type="float" office:value="33.554432">
            <text:p>33.554432</text:p>
          </table:table-cell>
          <table:table-cell office:value-type="float" office:value="34.372833">
            <text:p>34.372833</text:p>
          </table:table-cell>
          <table:table-cell office:value-type="float" office:value="32.774096">
            <text:p>32.774096</text:p>
          </table:table-cell>
          <table:table-cell office:value-type="float" office:value="31.31747">
            <text:p>31.31747</text:p>
          </table:table-cell>
          <table:table-cell office:value-type="float" office:value="16.579837">
            <text:p>16.579837</text:p>
          </table:table-cell>
          <table:table-cell office:value-type="float" office:value="19.989874">
            <text:p>19.989874</text:p>
          </table:table-cell>
          <table:table-cell office:value-type="float" office:value="26.465467">
            <text:p>26.465467</text:p>
          </table:table-cell>
          <table:table-cell table:number-columns-repeated="2" office:value-type="float" office:value="29.208003">
            <text:p>29.208003</text:p>
          </table:table-cell>
          <table:table-cell office:value-type="float" office:value="15.834676">
            <text:p>15.834676</text:p>
          </table:table-cell>
          <table:table-cell office:value-type="float" office:value="19.710296">
            <text:p>19.710296</text:p>
          </table:table-cell>
          <table:table-cell office:value-type="float" office:value="24.509324">
            <text:p>24.509324</text:p>
          </table:table-cell>
          <table:table-cell office:value-type="float" office:value="25.507442">
            <text:p>25.507442</text:p>
          </table:table-cell>
          <table:table-cell office:value-type="float" office:value="21.849398">
            <text:p>21.849398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20.491256">
            <text:p>20.491256</text:p>
          </table:table-cell>
          <table:table-cell office:value-type="float" office:value="25.687603">
            <text:p>25.687603</text:p>
          </table:table-cell>
          <table:table-cell office:value-type="float" office:value="27.962027">
            <text:p>27.962027</text:p>
          </table:table-cell>
          <table:table-cell office:value-type="float" office:value="29.826162">
            <text:p>29.826162</text:p>
          </table:table-cell>
          <table:table-cell office:value-type="float" office:value="33.554432">
            <text:p>33.554432</text:p>
          </table:table-cell>
          <table:table-cell office:value-type="float" office:value="35.320455">
            <text:p>35.320455</text:p>
          </table:table-cell>
          <table:table-cell office:value-type="float" office:value="33.765466">
            <text:p>33.765466</text:p>
          </table:table-cell>
          <table:table-cell office:value-type="float" office:value="33.554432">
            <text:p>33.554432</text:p>
          </table:table-cell>
          <table:table-cell office:value-type="float" office:value="34.414802">
            <text:p>34.414802</text:p>
          </table:table-cell>
          <table:table-cell office:value-type="float" office:value="32.147959">
            <text:p>32.147959</text:p>
          </table:table-cell>
          <table:table-cell office:value-type="float" office:value="35.320455">
            <text:p>35.320455</text:p>
          </table:table-cell>
          <table:table-cell table:number-columns-repeated="2" office:value-type="float" office:value="34.414802">
            <text:p>34.414802</text:p>
          </table:table-cell>
          <table:table-cell office:value-type="float" office:value="33.765466">
            <text:p>33.765466</text:p>
          </table:table-cell>
          <table:table-cell office:value-type="float" office:value="32.736031">
            <text:p>32.736031</text:p>
          </table:table-cell>
          <table:table-cell office:value-type="float" office:value="20.491256">
            <text:p>20.491256</text:p>
          </table:table-cell>
          <table:table-cell office:value-type="float" office:value="26.188825">
            <text:p>26.188825</text:p>
          </table:table-cell>
          <table:table-cell office:value-type="float" office:value="27.817146">
            <text:p>27.817146</text:p>
          </table:table-cell>
          <table:table-cell office:value-type="float" office:value="29.826162">
            <text:p>29.826162</text:p>
          </table:table-cell>
          <table:table-cell office:value-type="float" office:value="31.213425">
            <text:p>31.213425</text:p>
          </table:table-cell>
          <table:table-cell office:value-type="float" office:value="17.26273">
            <text:p>17.26273</text:p>
          </table:table-cell>
          <table:table-cell office:value-type="float" office:value="22.184748">
            <text:p>22.184748</text:p>
          </table:table-cell>
          <table:table-cell office:value-type="float" office:value="23.04167">
            <text:p>23.04167</text:p>
          </table:table-cell>
          <table:table-cell office:value-type="float" office:value="24.183374">
            <text:p>24.183374</text:p>
          </table:table-cell>
          <table:table-cell office:value-type="float" office:value="25.687603">
            <text:p>25.687603</text:p>
          </table:table-cell>
          <table:table-cell office:value-type="float" office:value="17.718512">
            <text:p>17.718512</text:p>
          </table:table-cell>
          <table:table-cell office:value-type="float" office:value="21.13665">
            <text:p>21.13665</text:p>
          </table:table-cell>
          <table:table-cell office:value-type="float" office:value="24.740595">
            <text:p>24.740595</text:p>
          </table:table-cell>
          <table:table-cell office:value-type="float" office:value="26.709996">
            <text:p>26.709996</text:p>
          </table:table-cell>
          <table:table-cell office:value-type="float" office:value="27.962027">
            <text:p>27.962027</text:p>
          </table:table-cell>
          <table:table-cell office:value-type="float" office:value="30.504029">
            <text:p>30.504029</text:p>
          </table:table-cell>
          <table:table-cell office:value-type="float" office:value="31.213425">
            <text:p>31.213425</text:p>
          </table:table-cell>
          <table:table-cell table:number-columns-repeated="2" office:value-type="float" office:value="29.177767">
            <text:p>29.177767</text:p>
          </table:table-cell>
          <table:table-cell office:value-type="float" office:value="28.556963">
            <text:p>28.556963</text:p>
          </table:table-cell>
          <table:table-cell office:value-type="float" office:value="17.487652">
            <text:p>17.487652</text:p>
          </table:table-cell>
          <table:table-cell office:value-type="float" office:value="21.824021">
            <text:p>21.824021</text:p>
          </table:table-cell>
          <table:table-cell office:value-type="float" office:value="24.740595">
            <text:p>24.740595</text:p>
          </table:table-cell>
          <table:table-cell office:value-type="float" office:value="26.188825">
            <text:p>26.188825</text:p>
          </table:table-cell>
          <table:table-cell office:value-type="float" office:value="27.252331">
            <text:p>27.252331</text:p>
          </table:table-cell>
          <table:table-cell office:value-type="float" office:value="17.718512">
            <text:p>17.718512</text:p>
          </table:table-cell>
          <table:table-cell office:value-type="float" office:value="21.474836">
            <text:p>21.474836</text:p>
          </table:table-cell>
          <table:table-cell office:value-type="float" office:value="22.276801">
            <text:p>22.276801</text:p>
          </table:table-cell>
          <table:table-cell office:value-type="float" office:value="21.474836">
            <text:p>21.474836</text:p>
          </table:table-cell>
          <table:table-cell office:value-type="float" office:value="19.884108">
            <text:p>19.884108</text:p>
          </table:table-cell>
          <table:table-cell office:value-type="float" office:value="22.794469">
            <text:p>22.794469</text:p>
          </table:table-cell>
          <table:table-cell office:value-type="float" office:value="34.176486">
            <text:p>34.176486</text:p>
          </table:table-cell>
          <table:table-cell office:value-type="float" office:value="57.971313">
            <text:p>57.971313</text:p>
          </table:table-cell>
          <table:table-cell office:value-type="float" office:value="169.948328">
            <text:p>169.948328</text:p>
          </table:table-cell>
          <table:table-cell office:value-type="float" office:value="433.471985">
            <text:p>433.471985</text:p>
          </table:table-cell>
          <table:table-cell office:value-type="float" office:value="196.849467">
            <text:p>196.849467</text:p>
          </table:table-cell>
          <table:table-cell office:value-type="float" office:value="259.144189">
            <text:p>259.144189</text:p>
          </table:table-cell>
          <table:table-cell office:value-type="float" office:value="498.67937">
            <text:p>498.67937</text:p>
          </table:table-cell>
          <table:table-cell office:value-type="float" office:value="748.69753">
            <text:p>748.69753</text:p>
          </table:table-cell>
          <table:table-cell office:value-type="float" office:value="969.67874">
            <text:p>969.67874</text:p>
          </table:table-cell>
          <table:table-cell office:value-type="float" office:value="18.80314">
            <text:p>18.80314</text:p>
          </table:table-cell>
          <table:table-cell office:value-type="float" office:value="25.918691">
            <text:p>25.918691</text:p>
          </table:table-cell>
          <table:table-cell office:value-type="float" office:value="47.455388">
            <text:p>47.455388</text:p>
          </table:table-cell>
          <table:table-cell office:value-type="float" office:value="123.480912">
            <text:p>123.480912</text:p>
          </table:table-cell>
          <table:table-cell office:value-type="float" office:value="306.058223">
            <text:p>306.058223</text:p>
          </table:table-cell>
          <table:table-cell office:value-type="float" office:value="434.842106">
            <text:p>434.842106</text:p>
          </table:table-cell>
          <table:table-cell office:value-type="float" office:value="491.113507">
            <text:p>491.113507</text:p>
          </table:table-cell>
          <table:table-cell office:value-type="float" office:value="548.373378">
            <text:p>548.373378</text:p>
          </table:table-cell>
          <table:table-cell office:value-type="float" office:value="513.812031">
            <text:p>513.812031</text:p>
          </table:table-cell>
          <table:table-cell office:value-type="float" office:value="595.554854">
            <text:p>595.554854</text:p>
          </table:table-cell>
          <table:table-cell office:value-type="float" office:value="472.354236">
            <text:p>472.354236</text:p>
          </table:table-cell>
          <table:table-cell office:value-type="float" office:value="482.28982">
            <text:p>482.28982</text:p>
          </table:table-cell>
          <table:table-cell office:value-type="float" office:value="464.970583">
            <text:p>464.970583</text:p>
          </table:table-cell>
          <table:table-cell office:value-type="float" office:value="511.662189">
            <text:p>511.662189</text:p>
          </table:table-cell>
          <table:table-cell office:value-type="float" office:value="590.759726">
            <text:p>590.759726</text:p>
          </table:table-cell>
          <table:table-cell office:value-type="float" office:value="229.288619">
            <text:p>229.288619</text:p>
          </table:table-cell>
          <table:table-cell office:value-type="float" office:value="352.074654">
            <text:p>352.074654</text:p>
          </table:table-cell>
          <table:table-cell office:value-type="float" office:value="402.849696">
            <text:p>402.849696</text:p>
          </table:table-cell>
          <table:table-cell office:value-type="float" office:value="429.245464">
            <text:p>429.245464</text:p>
          </table:table-cell>
          <table:table-cell office:value-type="float" office:value="482.501258">
            <text:p>482.501258</text:p>
          </table:table-cell>
          <table:table-cell office:value-type="float" office:value="24.544806">
            <text:p>24.544806</text:p>
          </table:table-cell>
          <table:table-cell office:value-type="float" office:value="50.677321">
            <text:p>50.677321</text:p>
          </table:table-cell>
          <table:table-cell office:value-type="float" office:value="103.893487">
            <text:p>103.893487</text:p>
          </table:table-cell>
          <table:table-cell office:value-type="float" office:value="179.870016">
            <text:p>179.870016</text:p>
          </table:table-cell>
          <table:table-cell office:value-type="float" office:value="437.944388">
            <text:p>437.944388</text:p>
          </table:table-cell>
          <table:table-cell office:value-type="float" office:value="111.330073">
            <text:p>111.330073</text:p>
          </table:table-cell>
          <table:table-cell office:value-type="float" office:value="228.431036">
            <text:p>228.431036</text:p>
          </table:table-cell>
          <table:table-cell office:value-type="float" office:value="295.016931">
            <text:p>295.016931</text:p>
          </table:table-cell>
          <table:table-cell office:value-type="float" office:value="328.969112">
            <text:p>328.969112</text:p>
          </table:table-cell>
          <table:table-cell office:value-type="float" office:value="356.106295">
            <text:p>356.106295</text:p>
          </table:table-cell>
          <table:table-cell office:value-type="float" office:value="248.563031">
            <text:p>248.563031</text:p>
          </table:table-cell>
          <table:table-cell office:value-type="float" office:value="366.598162">
            <text:p>366.598162</text:p>
          </table:table-cell>
          <table:table-cell office:value-type="float" office:value="406.78296">
            <text:p>406.78296</text:p>
          </table:table-cell>
          <table:table-cell office:value-type="float" office:value="419.696705">
            <text:p>419.696705</text:p>
          </table:table-cell>
          <table:table-cell office:value-type="float" office:value="449.102207">
            <text:p>449.102207</text:p>
          </table:table-cell>
          <table:table-cell office:value-type="float" office:value="22.761986">
            <text:p>22.761986</text:p>
          </table:table-cell>
          <table:table-cell office:value-type="float" office:value="42.646601">
            <text:p>42.646601</text:p>
          </table:table-cell>
          <table:table-cell office:value-type="float" office:value="94.221443">
            <text:p>94.221443</text:p>
          </table:table-cell>
          <table:table-cell office:value-type="float" office:value="169.221711">
            <text:p>169.221711</text:p>
          </table:table-cell>
          <table:table-cell office:value-type="float" office:value="423.054279">
            <text:p>423.054279</text:p>
          </table:table-cell>
          <table:table-cell office:value-type="float" office:value="19.319311">
            <text:p>19.319311</text:p>
          </table:table-cell>
          <table:table-cell office:value-type="float" office:value="29.580078">
            <text:p>29.580078</text:p>
          </table:table-cell>
          <table:table-cell office:value-type="float" office:value="69.787905">
            <text:p>69.787905</text:p>
          </table:table-cell>
          <table:table-cell office:value-type="float" office:value="152.727176">
            <text:p>152.727176</text:p>
          </table:table-cell>
          <table:table-cell office:value-type="float" office:value="353.724313">
            <text:p>353.724313</text:p>
          </table:table-cell>
          <table:table-cell office:value-type="float" office:value="18.827516">
            <text:p>18.827516</text:p>
          </table:table-cell>
          <table:table-cell office:value-type="float" office:value="30.629473">
            <text:p>30.629473</text:p>
          </table:table-cell>
          <table:table-cell office:value-type="float" office:value="70.556084">
            <text:p>70.556084</text:p>
          </table:table-cell>
          <table:table-cell office:value-type="float" office:value="143.896013">
            <text:p>143.896013</text:p>
          </table:table-cell>
          <table:table-cell office:value-type="float" office:value="279.059551">
            <text:p>279.059551</text:p>
          </table:table-cell>
          <table:table-cell office:value-type="float" office:value="104.303323">
            <text:p>104.303323</text:p>
          </table:table-cell>
          <table:table-cell office:value-type="float" office:value="204.968158">
            <text:p>204.968158</text:p>
          </table:table-cell>
          <table:table-cell office:value-type="float" office:value="266.071873">
            <text:p>266.071873</text:p>
          </table:table-cell>
          <table:table-cell office:value-type="float" office:value="297.088679">
            <text:p>297.088679</text:p>
          </table:table-cell>
          <table:table-cell office:value-type="float" office:value="312.909969">
            <text:p>312.909969</text:p>
          </table:table-cell>
          <table:table-cell office:value-type="float" office:value="21.5624">
            <text:p>21.5624</text:p>
          </table:table-cell>
          <table:table-cell office:value-type="float" office:value="40.00135">
            <text:p>40.00135</text:p>
          </table:table-cell>
          <table:table-cell office:value-type="float" office:value="76.391166">
            <text:p>76.391166</text:p>
          </table:table-cell>
          <table:table-cell office:value-type="float" office:value="152.727176">
            <text:p>152.727176</text:p>
          </table:table-cell>
          <table:table-cell office:value-type="float" office:value="282.036186">
            <text:p>282.036186</text:p>
          </table:table-cell>
          <table:table-cell office:value-type="float" office:value="19.76335">
            <text:p>19.76335</text:p>
          </table:table-cell>
          <table:table-cell office:value-type="float" office:value="32.537631">
            <text:p>32.537631</text:p>
          </table:table-cell>
          <table:table-cell office:value-type="float" office:value="84.543221">
            <text:p>84.543221</text:p>
          </table:table-cell>
          <table:table-cell office:value-type="float" office:value="141.489725">
            <text:p>141.489725</text:p>
          </table:table-cell>
          <table:table-cell office:value-type="float" office:value="279.059551">
            <text:p>279.059551</text:p>
          </table:table-cell>
          <table:table-cell office:value-type="float" office:value="22.753359">
            <text:p>22.753359</text:p>
          </table:table-cell>
          <table:table-cell office:value-type="float" office:value="39.628433">
            <text:p>39.628433</text:p>
          </table:table-cell>
          <table:table-cell office:value-type="float" office:value="55.53837">
            <text:p>55.53837</text:p>
          </table:table-cell>
          <table:table-cell office:value-type="float" office:value="71.35626">
            <text:p>71.35626</text:p>
          </table:table-cell>
          <table:table-cell office:value-type="float" office:value="84.451604">
            <text:p>84.451604</text:p>
          </table:table-cell>
          <table:table-cell office:value-type="float" office:value="72.503467">
            <text:p>72.503467</text:p>
          </table:table-cell>
          <table:table-cell office:value-type="float" office:value="84.769091">
            <text:p>84.769091</text:p>
          </table:table-cell>
          <table:table-cell table:number-columns-repeated="2" office:value-type="float" office:value="87.39759">
            <text:p>87.39759</text:p>
          </table:table-cell>
          <table:table-cell office:value-type="float" office:value="80.819277">
            <text:p>80.819277</text:p>
          </table:table-cell>
          <table:table-cell office:value-type="float" office:value="103.910499">
            <text:p>103.910499</text:p>
          </table:table-cell>
          <table:table-cell office:value-type="float" office:value="105.86187">
            <text:p>105.86187</text:p>
          </table:table-cell>
          <table:table-cell office:value-type="float" office:value="99.77247">
            <text:p>99.77247</text:p>
          </table:table-cell>
          <table:table-cell office:value-type="float" office:value="93.175943">
            <text:p>93.175943</text:p>
          </table:table-cell>
          <table:table-cell office:value-type="float" office:value="87.39759">
            <text:p>87.39759</text:p>
          </table:table-cell>
          <table:table-cell office:value-type="float" office:value="20.705765">
            <text:p>20.705765</text:p>
          </table:table-cell>
          <table:table-cell office:value-type="float" office:value="31.448505">
            <text:p>31.448505</text:p>
          </table:table-cell>
          <table:table-cell office:value-type="float" office:value="53.943967">
            <text:p>53.943967</text:p>
          </table:table-cell>
          <table:table-cell office:value-type="float" office:value="67.917405">
            <text:p>67.917405</text:p>
          </table:table-cell>
          <table:table-cell office:value-type="float" office:value="83.513253">
            <text:p>83.513253</text:p>
          </table:table-cell>
          <table:table-cell office:value-type="float" office:value="18.302417">
            <text:p>18.302417</text:p>
          </table:table-cell>
          <table:table-cell office:value-type="float" office:value="25.507442">
            <text:p>25.507442</text:p>
          </table:table-cell>
          <table:table-cell office:value-type="float" office:value="39.283237">
            <text:p>39.283237</text:p>
          </table:table-cell>
          <table:table-cell office:value-type="float" office:value="52.930935">
            <text:p>52.930935</text:p>
          </table:table-cell>
          <table:table-cell office:value-type="float" office:value="57.375517">
            <text:p>57.375517</text:p>
          </table:table-cell>
          <table:table-cell office:value-type="float" office:value="18.543239">
            <text:p>18.543239</text:p>
          </table:table-cell>
          <table:table-cell office:value-type="float" office:value="25.137768">
            <text:p>25.137768</text:p>
          </table:table-cell>
          <table:table-cell office:value-type="float" office:value="41.373538">
            <text:p>41.373538</text:p>
          </table:table-cell>
          <table:table-cell office:value-type="float" office:value="51.363504">
            <text:p>51.363504</text:p>
          </table:table-cell>
          <table:table-cell office:value-type="float" office:value="56.090991">
            <text:p>56.090991</text:p>
          </table:table-cell>
          <table:table-cell office:value-type="float" office:value="73.448138">
            <text:p>73.448138</text:p>
          </table:table-cell>
          <table:table-cell office:value-type="float" office:value="80.819277">
            <text:p>80.819277</text:p>
          </table:table-cell>
          <table:table-cell office:value-type="float" office:value="81.109994">
            <text:p>81.109994</text:p>
          </table:table-cell>
          <table:table-cell office:value-type="float" office:value="73.448138">
            <text:p>73.448138</text:p>
          </table:table-cell>
          <table:table-cell office:value-type="float" office:value="66.319348">
            <text:p>66.319348</text:p>
          </table:table-cell>
          <table:table-cell office:value-type="float" office:value="21.765037">
            <text:p>21.765037</text:p>
          </table:table-cell>
          <table:table-cell office:value-type="float" office:value="35.28729">
            <text:p>35.28729</text:p>
          </table:table-cell>
          <table:table-cell office:value-type="float" office:value="51.835812">
            <text:p>51.835812</text:p>
          </table:table-cell>
          <table:table-cell office:value-type="float" office:value="59.810553">
            <text:p>59.810553</text:p>
          </table:table-cell>
          <table:table-cell office:value-type="float" office:value="64.609107">
            <text:p>64.609107</text:p>
          </table:table-cell>
          <table:table-cell office:value-type="float" office:value="20.405953">
            <text:p>20.405953</text:p>
          </table:table-cell>
          <table:table-cell office:value-type="float" office:value="30.42993">
            <text:p>30.42993</text:p>
          </table:table-cell>
          <table:table-cell office:value-type="float" office:value="43.362651">
            <text:p>43.362651</text:p>
          </table:table-cell>
          <table:table-cell office:value-type="float" office:value="44.739243">
            <text:p>44.739243</text:p>
          </table:table-cell>
          <table:table-cell office:value-type="float" office:value="38.217929">
            <text:p>38.217929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office:value-type="float" office:value="32.98746">
            <text:p>32.98746</text:p>
          </table:table-cell>
          <table:table-cell office:value-type="float" office:value="51.375207">
            <text:p>51.375207</text:p>
          </table:table-cell>
          <table:table-cell office:value-type="float" office:value="59.487082">
            <text:p>59.487082</text:p>
          </table:table-cell>
          <table:table-cell office:value-type="float" office:value="69.950607">
            <text:p>69.950607</text:p>
          </table:table-cell>
          <table:table-cell office:value-type="float" office:value="81.965025">
            <text:p>81.965025</text:p>
          </table:table-cell>
          <table:table-cell office:value-type="float" office:value="78.090314">
            <text:p>78.090314</text:p>
          </table:table-cell>
          <table:table-cell office:value-type="float" office:value="77.247613">
            <text:p>77.247613</text:p>
          </table:table-cell>
          <table:table-cell office:value-type="float" office:value="78.090314">
            <text:p>78.090314</text:p>
          </table:table-cell>
          <table:table-cell office:value-type="float" office:value="76.97074">
            <text:p>76.97074</text:p>
          </table:table-cell>
          <table:table-cell office:value-type="float" office:value="74.825214">
            <text:p>74.825214</text:p>
          </table:table-cell>
          <table:table-cell office:value-type="float" office:value="106.839982">
            <text:p>106.839982</text:p>
          </table:table-cell>
          <table:table-cell office:value-type="float" office:value="98.96238">
            <text:p>98.96238</text:p>
          </table:table-cell>
          <table:table-cell table:number-columns-repeated="2" office:value-type="float" office:value="100.820829">
            <text:p>100.820829</text:p>
          </table:table-cell>
          <table:table-cell office:value-type="float" office:value="95.443718">
            <text:p>95.443718</text:p>
          </table:table-cell>
          <table:table-cell office:value-type="float" office:value="32.147959">
            <text:p>32.147959</text:p>
          </table:table-cell>
          <table:table-cell office:value-type="float" office:value="50.410414">
            <text:p>50.410414</text:p>
          </table:table-cell>
          <table:table-cell office:value-type="float" office:value="54.64335">
            <text:p>54.64335</text:p>
          </table:table-cell>
          <table:table-cell office:value-type="float" office:value="61.008058">
            <text:p>61.008058</text:p>
          </table:table-cell>
          <table:table-cell office:value-type="float" office:value="67.958343">
            <text:p>67.958343</text:p>
          </table:table-cell>
          <table:table-cell office:value-type="float" office:value="25.811102">
            <text:p>25.811102</text:p>
          </table:table-cell>
          <table:table-cell office:value-type="float" office:value="35.911098">
            <text:p>35.911098</text:p>
          </table:table-cell>
          <table:table-cell office:value-type="float" office:value="43.648042">
            <text:p>43.648042</text:p>
          </table:table-cell>
          <table:table-cell office:value-type="float" office:value="46.381936">
            <text:p>46.381936</text:p>
          </table:table-cell>
          <table:table-cell office:value-type="float" office:value="49.029307">
            <text:p>49.029307</text:p>
          </table:table-cell>
          <table:table-cell office:value-type="float" office:value="25.444119">
            <text:p>25.444119</text:p>
          </table:table-cell>
          <table:table-cell office:value-type="float" office:value="34.087042">
            <text:p>34.087042</text:p>
          </table:table-cell>
          <table:table-cell office:value-type="float" office:value="45.594133">
            <text:p>45.594133</text:p>
          </table:table-cell>
          <table:table-cell office:value-type="float" office:value="51.997183">
            <text:p>51.997183</text:p>
          </table:table-cell>
          <table:table-cell office:value-type="float" office:value="55.634291">
            <text:p>55.634291</text:p>
          </table:table-cell>
          <table:table-cell office:value-type="float" office:value="71.822196">
            <text:p>71.822196</text:p>
          </table:table-cell>
          <table:table-cell office:value-type="float" office:value="68.829604">
            <text:p>68.829604</text:p>
          </table:table-cell>
          <table:table-cell office:value-type="float" office:value="65.472062">
            <text:p>65.472062</text:p>
          </table:table-cell>
          <table:table-cell office:value-type="float" office:value="63.913204">
            <text:p>63.913204</text:p>
          </table:table-cell>
          <table:table-cell office:value-type="float" office:value="61.008058">
            <text:p>61.008058</text:p>
          </table:table-cell>
          <table:table-cell office:value-type="float" office:value="25.842162">
            <text:p>25.842162</text:p>
          </table:table-cell>
          <table:table-cell office:value-type="float" office:value="38.279566">
            <text:p>38.279566</text:p>
          </table:table-cell>
          <table:table-cell office:value-type="float" office:value="46.786136">
            <text:p>46.786136</text:p>
          </table:table-cell>
          <table:table-cell office:value-type="float" office:value="52.505713">
            <text:p>52.505713</text:p>
          </table:table-cell>
          <table:table-cell office:value-type="float" office:value="58.197389">
            <text:p>58.197389</text:p>
          </table:table-cell>
          <table:table-cell office:value-type="float" office:value="26.743258">
            <text:p>26.743258</text:p>
          </table:table-cell>
          <table:table-cell office:value-type="float" office:value="33.81864">
            <text:p>33.81864</text:p>
          </table:table-cell>
          <table:table-cell office:value-type="float" office:value="36.961853">
            <text:p>36.961853</text:p>
          </table:table-cell>
          <table:table-cell office:value-type="float" office:value="36.898344">
            <text:p>36.898344</text:p>
          </table:table-cell>
          <table:table-cell office:value-type="float" office:value="31.580642">
            <text:p>31.580642</text:p>
          </table:table-cell>
          <table:table-cell office:value-type="float" office:value="22.930934">
            <text:p>22.930934</text:p>
          </table:table-cell>
          <table:table-cell office:value-type="float" office:value="31.570106">
            <text:p>31.570106</text:p>
          </table:table-cell>
          <table:table-cell office:value-type="float" office:value="54.27246">
            <text:p>54.27246</text:p>
          </table:table-cell>
          <table:table-cell office:value-type="float" office:value="166.667702">
            <text:p>166.667702</text:p>
          </table:table-cell>
          <table:table-cell office:value-type="float" office:value="456.570064">
            <text:p>456.570064</text:p>
          </table:table-cell>
          <table:table-cell office:value-type="float" office:value="239.498925">
            <text:p>239.498925</text:p>
          </table:table-cell>
          <table:table-cell office:value-type="float" office:value="298.075735">
            <text:p>298.075735</text:p>
          </table:table-cell>
          <table:table-cell office:value-type="float" office:value="575.113579">
            <text:p>575.113579</text:p>
          </table:table-cell>
          <table:table-cell office:value-type="float" office:value="822.54304">
            <text:p>822.54304</text:p>
          </table:table-cell>
          <table:table-cell office:value-type="float" office:value="1144.691466">
            <text:p>1144.691466</text:p>
          </table:table-cell>
          <table:table-cell office:value-type="float" office:value="19.673761">
            <text:p>19.673761</text:p>
          </table:table-cell>
          <table:table-cell office:value-type="float" office:value="26.96346">
            <text:p>26.96346</text:p>
          </table:table-cell>
          <table:table-cell office:value-type="float" office:value="43.393348">
            <text:p>43.393348</text:p>
          </table:table-cell>
          <table:table-cell office:value-type="float" office:value="120.043486">
            <text:p>120.043486</text:p>
          </table:table-cell>
          <table:table-cell office:value-type="float" office:value="336.49631">
            <text:p>336.49631</text:p>
          </table:table-cell>
          <table:table-cell office:value-type="float" office:value="510.818899">
            <text:p>510.818899</text:p>
          </table:table-cell>
          <table:table-cell office:value-type="float" office:value="541.462376">
            <text:p>541.462376</text:p>
          </table:table-cell>
          <table:table-cell office:value-type="float" office:value="607.971536">
            <text:p>607.971536</text:p>
          </table:table-cell>
          <table:table-cell office:value-type="float" office:value="562.468873">
            <text:p>562.468873</text:p>
          </table:table-cell>
          <table:table-cell office:value-type="float" office:value="671.426565">
            <text:p>671.426565</text:p>
          </table:table-cell>
          <table:table-cell office:value-type="float" office:value="455.695318">
            <text:p>455.695318</text:p>
          </table:table-cell>
          <table:table-cell office:value-type="float" office:value="565.395952">
            <text:p>565.395952</text:p>
          </table:table-cell>
          <table:table-cell office:value-type="float" office:value="538.909246">
            <text:p>538.909246</text:p>
          </table:table-cell>
          <table:table-cell office:value-type="float" office:value="461.841406">
            <text:p>461.841406</text:p>
          </table:table-cell>
          <table:table-cell office:value-type="float" office:value="655.815485">
            <text:p>655.815485</text:p>
          </table:table-cell>
          <table:table-cell office:value-type="float" office:value="242.088138">
            <text:p>242.088138</text:p>
          </table:table-cell>
          <table:table-cell office:value-type="float" office:value="380.936196">
            <text:p>380.936196</text:p>
          </table:table-cell>
          <table:table-cell office:value-type="float" office:value="434.308246">
            <text:p>434.308246</text:p>
          </table:table-cell>
          <table:table-cell office:value-type="float" office:value="473.980072">
            <text:p>473.980072</text:p>
          </table:table-cell>
          <table:table-cell office:value-type="float" office:value="535.53143">
            <text:p>535.53143</text:p>
          </table:table-cell>
          <table:table-cell office:value-type="float" office:value="26.869119">
            <text:p>26.869119</text:p>
          </table:table-cell>
          <table:table-cell office:value-type="float" office:value="48.78956">
            <text:p>48.78956</text:p>
          </table:table-cell>
          <table:table-cell office:value-type="float" office:value="119.692822">
            <text:p>119.692822</text:p>
          </table:table-cell>
          <table:table-cell office:value-type="float" office:value="200.785135">
            <text:p>200.785135</text:p>
          </table:table-cell>
          <table:table-cell office:value-type="float" office:value="569.003737">
            <text:p>569.003737</text:p>
          </table:table-cell>
          <table:table-cell office:value-type="float" office:value="123.177836">
            <text:p>123.177836</text:p>
          </table:table-cell>
          <table:table-cell office:value-type="float" office:value="253.477698">
            <text:p>253.477698</text:p>
          </table:table-cell>
          <table:table-cell office:value-type="float" office:value="359.281765">
            <text:p>359.281765</text:p>
          </table:table-cell>
          <table:table-cell office:value-type="float" office:value="394.088755">
            <text:p>394.088755</text:p>
          </table:table-cell>
          <table:table-cell office:value-type="float" office:value="431.467903">
            <text:p>431.467903</text:p>
          </table:table-cell>
          <table:table-cell office:value-type="float" office:value="396.489483">
            <text:p>396.489483</text:p>
          </table:table-cell>
          <table:table-cell office:value-type="float" office:value="452.948906">
            <text:p>452.948906</text:p>
          </table:table-cell>
          <table:table-cell office:value-type="float" office:value="511.243841">
            <text:p>511.243841</text:p>
          </table:table-cell>
          <table:table-cell office:value-type="float" office:value="549.421141">
            <text:p>549.421141</text:p>
          </table:table-cell>
          <table:table-cell office:value-type="float" office:value="614.904475">
            <text:p>614.904475</text:p>
          </table:table-cell>
          <table:table-cell office:value-type="float" office:value="24.457539">
            <text:p>24.457539</text:p>
          </table:table-cell>
          <table:table-cell office:value-type="float" office:value="45.248867">
            <text:p>45.248867</text:p>
          </table:table-cell>
          <table:table-cell office:value-type="float" office:value="108.26725">
            <text:p>108.26725</text:p>
          </table:table-cell>
          <table:table-cell office:value-type="float" office:value="191.991958">
            <text:p>191.991958</text:p>
          </table:table-cell>
          <table:table-cell office:value-type="float" office:value="561.079945">
            <text:p>561.079945</text:p>
          </table:table-cell>
          <table:table-cell office:value-type="float" office:value="20.430003">
            <text:p>20.430003</text:p>
          </table:table-cell>
          <table:table-cell office:value-type="float" office:value="31.614862">
            <text:p>31.614862</text:p>
          </table:table-cell>
          <table:table-cell office:value-type="float" office:value="75.809386">
            <text:p>75.809386</text:p>
          </table:table-cell>
          <table:table-cell office:value-type="float" office:value="167.945327">
            <text:p>167.945327</text:p>
          </table:table-cell>
          <table:table-cell office:value-type="float" office:value="428.626422">
            <text:p>428.626422</text:p>
          </table:table-cell>
          <table:table-cell office:value-type="float" office:value="20.65493">
            <text:p>20.65493</text:p>
          </table:table-cell>
          <table:table-cell office:value-type="float" office:value="31.94309">
            <text:p>31.94309</text:p>
          </table:table-cell>
          <table:table-cell office:value-type="float" office:value="74.468276">
            <text:p>74.468276</text:p>
          </table:table-cell>
          <table:table-cell office:value-type="float" office:value="154.146212">
            <text:p>154.146212</text:p>
          </table:table-cell>
          <table:table-cell office:value-type="float" office:value="321.225724">
            <text:p>321.225724</text:p>
          </table:table-cell>
          <table:table-cell office:value-type="float" office:value="120.941761">
            <text:p>120.941761</text:p>
          </table:table-cell>
          <table:table-cell office:value-type="float" office:value="245.106766">
            <text:p>245.106766</text:p>
          </table:table-cell>
          <table:table-cell office:value-type="float" office:value="330.511155">
            <text:p>330.511155</text:p>
          </table:table-cell>
          <table:table-cell office:value-type="float" office:value="358.065407">
            <text:p>358.065407</text:p>
          </table:table-cell>
          <table:table-cell office:value-type="float" office:value="374.881948">
            <text:p>374.881948</text:p>
          </table:table-cell>
          <table:table-cell office:value-type="float" office:value="23.602671">
            <text:p>23.602671</text:p>
          </table:table-cell>
          <table:table-cell office:value-type="float" office:value="42.166279">
            <text:p>42.166279</text:p>
          </table:table-cell>
          <table:table-cell office:value-type="float" office:value="91.204975">
            <text:p>91.204975</text:p>
          </table:table-cell>
          <table:table-cell office:value-type="float" office:value="169.867207">
            <text:p>169.867207</text:p>
          </table:table-cell>
          <table:table-cell office:value-type="float" office:value="336.424874">
            <text:p>336.424874</text:p>
          </table:table-cell>
          <table:table-cell office:value-type="float" office:value="21.567346">
            <text:p>21.567346</text:p>
          </table:table-cell>
          <table:table-cell office:value-type="float" office:value="33.533155">
            <text:p>33.533155</text:p>
          </table:table-cell>
          <table:table-cell office:value-type="float" office:value="86.576134">
            <text:p>86.576134</text:p>
          </table:table-cell>
          <table:table-cell office:value-type="float" office:value="155.649109">
            <text:p>155.649109</text:p>
          </table:table-cell>
          <table:table-cell office:value-type="float" office:value="324.303778">
            <text:p>324.303778</text:p>
          </table:table-cell>
          <table:table-cell office:value-type="float" office:value="26.629558">
            <text:p>26.629558</text:p>
          </table:table-cell>
          <table:table-cell office:value-type="float" office:value="58.227446">
            <text:p>58.227446</text:p>
          </table:table-cell>
          <table:table-cell office:value-type="float" office:value="80.387088">
            <text:p>80.387088</text:p>
          </table:table-cell>
          <table:table-cell office:value-type="float" office:value="102.844143">
            <text:p>102.844143</text:p>
          </table:table-cell>
          <table:table-cell office:value-type="float" office:value="134.417754">
            <text:p>134.417754</text:p>
          </table:table-cell>
          <table:table-cell office:value-type="float" office:value="105.367188">
            <text:p>105.367188</text:p>
          </table:table-cell>
          <table:table-cell office:value-type="float" office:value="137.491331">
            <text:p>137.491331</text:p>
          </table:table-cell>
          <table:table-cell office:value-type="float" office:value="142.038289">
            <text:p>142.038289</text:p>
          </table:table-cell>
          <table:table-cell office:value-type="float" office:value="135.834809">
            <text:p>135.834809</text:p>
          </table:table-cell>
          <table:table-cell office:value-type="float" office:value="127.935196">
            <text:p>127.935196</text:p>
          </table:table-cell>
          <table:table-cell office:value-type="float" office:value="241.80781">
            <text:p>241.80781</text:p>
          </table:table-cell>
          <table:table-cell office:value-type="float" office:value="218.388168">
            <text:p>218.388168</text:p>
          </table:table-cell>
          <table:table-cell office:value-type="float" office:value="191.495357">
            <text:p>191.495357</text:p>
          </table:table-cell>
          <table:table-cell office:value-type="float" office:value="172.126552">
            <text:p>172.126552</text:p>
          </table:table-cell>
          <table:table-cell office:value-type="float" office:value="154.973047">
            <text:p>154.973047</text:p>
          </table:table-cell>
          <table:table-cell office:value-type="float" office:value="24.278415">
            <text:p>24.278415</text:p>
          </table:table-cell>
          <table:table-cell office:value-type="float" office:value="42.186302">
            <text:p>42.186302</text:p>
          </table:table-cell>
          <table:table-cell office:value-type="float" office:value="73.150295">
            <text:p>73.150295</text:p>
          </table:table-cell>
          <table:table-cell office:value-type="float" office:value="99.11463">
            <text:p>99.11463</text:p>
          </table:table-cell>
          <table:table-cell office:value-type="float" office:value="133.42354">
            <text:p>133.42354</text:p>
          </table:table-cell>
          <table:table-cell office:value-type="float" office:value="20.503367">
            <text:p>20.503367</text:p>
          </table:table-cell>
          <table:table-cell office:value-type="float" office:value="28.596802">
            <text:p>28.596802</text:p>
          </table:table-cell>
          <table:table-cell office:value-type="float" office:value="49.584559">
            <text:p>49.584559</text:p>
          </table:table-cell>
          <table:table-cell office:value-type="float" office:value="70.135547">
            <text:p>70.135547</text:p>
          </table:table-cell>
          <table:table-cell office:value-type="float" office:value="78.090314">
            <text:p>78.090314</text:p>
          </table:table-cell>
          <table:table-cell office:value-type="float" office:value="20.424437">
            <text:p>20.424437</text:p>
          </table:table-cell>
          <table:table-cell office:value-type="float" office:value="29.245886">
            <text:p>29.245886</text:p>
          </table:table-cell>
          <table:table-cell office:value-type="float" office:value="50.842341">
            <text:p>50.842341</text:p>
          </table:table-cell>
          <table:table-cell office:value-type="float" office:value="67.968586">
            <text:p>67.968586</text:p>
          </table:table-cell>
          <table:table-cell office:value-type="float" office:value="75.161928">
            <text:p>75.161928</text:p>
          </table:table-cell>
          <table:table-cell office:value-type="float" office:value="105.86187">
            <text:p>105.86187</text:p>
          </table:table-cell>
          <table:table-cell office:value-type="float" office:value="129.403606">
            <text:p>129.403606</text:p>
          </table:table-cell>
          <table:table-cell office:value-type="float" office:value="125.096135">
            <text:p>125.096135</text:p>
          </table:table-cell>
          <table:table-cell office:value-type="float" office:value="112.321685">
            <text:p>112.321685</text:p>
          </table:table-cell>
          <table:table-cell office:value-type="float" office:value="92.129023">
            <text:p>92.129023</text:p>
          </table:table-cell>
          <table:table-cell office:value-type="float" office:value="23.654423">
            <text:p>23.654423</text:p>
          </table:table-cell>
          <table:table-cell office:value-type="float" office:value="42.665238">
            <text:p>42.665238</text:p>
          </table:table-cell>
          <table:table-cell office:value-type="float" office:value="67.510713">
            <text:p>67.510713</text:p>
          </table:table-cell>
          <table:table-cell office:value-type="float" office:value="81.256138">
            <text:p>81.256138</text:p>
          </table:table-cell>
          <table:table-cell office:value-type="float" office:value="90.647551">
            <text:p>90.647551</text:p>
          </table:table-cell>
          <table:table-cell office:value-type="float" office:value="21.608604">
            <text:p>21.608604</text:p>
          </table:table-cell>
          <table:table-cell office:value-type="float" office:value="33.014024">
            <text:p>33.014024</text:p>
          </table:table-cell>
          <table:table-cell office:value-type="float" office:value="52.806975">
            <text:p>52.806975</text:p>
          </table:table-cell>
          <table:table-cell office:value-type="float" office:value="55.606852">
            <text:p>55.606852</text:p>
          </table:table-cell>
          <table:table-cell office:value-type="float" office:value="44.672765">
            <text:p>44.672765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36.537365">
            <text:p>36.537365</text:p>
          </table:table-cell>
          <table:table-cell office:value-type="float" office:value="67.00417">
            <text:p>67.00417</text:p>
          </table:table-cell>
          <table:table-cell office:value-type="float" office:value="81.886888">
            <text:p>81.886888</text:p>
          </table:table-cell>
          <table:table-cell office:value-type="float" office:value="98.96238">
            <text:p>98.96238</text:p>
          </table:table-cell>
          <table:table-cell office:value-type="float" office:value="130.944125">
            <text:p>130.944125</text:p>
          </table:table-cell>
          <table:table-cell office:value-type="float" office:value="127.826408">
            <text:p>127.826408</text:p>
          </table:table-cell>
          <table:table-cell office:value-type="float" office:value="112.140138">
            <text:p>112.140138</text:p>
          </table:table-cell>
          <table:table-cell office:value-type="float" office:value="126.322568">
            <text:p>126.322568</text:p>
          </table:table-cell>
          <table:table-cell office:value-type="float" office:value="119.139176">
            <text:p>119.139176</text:p>
          </table:table-cell>
          <table:table-cell office:value-type="float" office:value="112.7288">
            <text:p>112.7288</text:p>
          </table:table-cell>
          <table:table-cell office:value-type="float" office:value="225.457601">
            <text:p>225.457601</text:p>
          </table:table-cell>
          <table:table-cell office:value-type="float" office:value="194.342412">
            <text:p>194.342412</text:p>
          </table:table-cell>
          <table:table-cell office:value-type="float" office:value="195.670492">
            <text:p>195.670492</text:p>
          </table:table-cell>
          <table:table-cell office:value-type="float" office:value="189.205608">
            <text:p>189.205608</text:p>
          </table:table-cell>
          <table:table-cell office:value-type="float" office:value="173.184165">
            <text:p>173.184165</text:p>
          </table:table-cell>
          <table:table-cell office:value-type="float" office:value="36.930071">
            <text:p>36.930071</text:p>
          </table:table-cell>
          <table:table-cell office:value-type="float" office:value="65.322697">
            <text:p>65.322697</text:p>
          </table:table-cell>
          <table:table-cell office:value-type="float" office:value="73.860143">
            <text:p>73.860143</text:p>
          </table:table-cell>
          <table:table-cell office:value-type="float" office:value="83.88608">
            <text:p>83.88608</text:p>
          </table:table-cell>
          <table:table-cell office:value-type="float" office:value="89.665288">
            <text:p>89.665288</text:p>
          </table:table-cell>
          <table:table-cell office:value-type="float" office:value="27.736308">
            <text:p>27.736308</text:p>
          </table:table-cell>
          <table:table-cell office:value-type="float" office:value="40.962969">
            <text:p>40.962969</text:p>
          </table:table-cell>
          <table:table-cell office:value-type="float" office:value="52.537826">
            <text:p>52.537826</text:p>
          </table:table-cell>
          <table:table-cell office:value-type="float" office:value="59.077955">
            <text:p>59.077955</text:p>
          </table:table-cell>
          <table:table-cell office:value-type="float" office:value="63.913204">
            <text:p>63.913204</text:p>
          </table:table-cell>
          <table:table-cell office:value-type="float" office:value="26.373763">
            <text:p>26.373763</text:p>
          </table:table-cell>
          <table:table-cell office:value-type="float" office:value="35.911098">
            <text:p>35.911098</text:p>
          </table:table-cell>
          <table:table-cell office:value-type="float" office:value="50.797957">
            <text:p>50.797957</text:p>
          </table:table-cell>
          <table:table-cell office:value-type="float" office:value="63.960794">
            <text:p>63.960794</text:p>
          </table:table-cell>
          <table:table-cell office:value-type="float" office:value="71.523186">
            <text:p>71.523186</text:p>
          </table:table-cell>
          <table:table-cell office:value-type="float" office:value="104.246779">
            <text:p>104.246779</text:p>
          </table:table-cell>
          <table:table-cell office:value-type="float" office:value="98.848499">
            <text:p>98.848499</text:p>
          </table:table-cell>
          <table:table-cell office:value-type="float" office:value="95.337787">
            <text:p>95.337787</text:p>
          </table:table-cell>
          <table:table-cell office:value-type="float" office:value="90.041243">
            <text:p>90.041243</text:p>
          </table:table-cell>
          <table:table-cell office:value-type="float" office:value="79.757981">
            <text:p>79.757981</text:p>
          </table:table-cell>
          <table:table-cell office:value-type="float" office:value="28.452914">
            <text:p>28.452914</text:p>
          </table:table-cell>
          <table:table-cell office:value-type="float" office:value="41.779838">
            <text:p>41.779838</text:p>
          </table:table-cell>
          <table:table-cell office:value-type="float" office:value="55.924053">
            <text:p>55.924053</text:p>
          </table:table-cell>
          <table:table-cell office:value-type="float" office:value="68.120021">
            <text:p>68.120021</text:p>
          </table:table-cell>
          <table:table-cell office:value-type="float" office:value="77.108928">
            <text:p>77.108928</text:p>
          </table:table-cell>
          <table:table-cell office:value-type="float" office:value="27.772178">
            <text:p>27.772178</text:p>
          </table:table-cell>
          <table:table-cell office:value-type="float" office:value="37.380046">
            <text:p>37.380046</text:p>
          </table:table-cell>
          <table:table-cell office:value-type="float" office:value="44.530506">
            <text:p>44.530506</text:p>
          </table:table-cell>
          <table:table-cell office:value-type="float" office:value="44.232413">
            <text:p>44.232413</text:p>
          </table:table-cell>
          <table:table-cell office:value-type="float" office:value="36.866672">
            <text:p>36.866672</text:p>
          </table:table-cell>
          <table:table-cell office:value-type="float" office:value="21.965008">
            <text:p>21.965008</text:p>
          </table:table-cell>
          <table:table-cell office:value-type="float" office:value="28.230853">
            <text:p>28.230853</text:p>
          </table:table-cell>
          <table:table-cell office:value-type="float" office:value="50.54953">
            <text:p>50.54953</text:p>
          </table:table-cell>
          <table:table-cell office:value-type="float" office:value="160.918894">
            <text:p>160.918894</text:p>
          </table:table-cell>
          <table:table-cell office:value-type="float" office:value="471.067235">
            <text:p>471.067235</text:p>
          </table:table-cell>
          <table:table-cell office:value-type="float" office:value="223.201502">
            <text:p>223.201502</text:p>
          </table:table-cell>
          <table:table-cell office:value-type="float" office:value="271.625036">
            <text:p>271.625036</text:p>
          </table:table-cell>
          <table:table-cell office:value-type="float" office:value="518.890385">
            <text:p>518.890385</text:p>
          </table:table-cell>
          <table:table-cell office:value-type="float" office:value="852.59432">
            <text:p>852.59432</text:p>
          </table:table-cell>
          <table:table-cell office:value-type="float" office:value="1179.40857">
            <text:p>1179.40857</text:p>
          </table:table-cell>
          <table:table-cell office:value-type="float" office:value="17.532217">
            <text:p>17.532217</text:p>
          </table:table-cell>
          <table:table-cell office:value-type="float" office:value="24.52543">
            <text:p>24.52543</text:p>
          </table:table-cell>
          <table:table-cell office:value-type="float" office:value="39.076437">
            <text:p>39.076437</text:p>
          </table:table-cell>
          <table:table-cell office:value-type="float" office:value="107.828347">
            <text:p>107.828347</text:p>
          </table:table-cell>
          <table:table-cell office:value-type="float" office:value="342.45392">
            <text:p>342.45392</text:p>
          </table:table-cell>
          <table:table-cell office:value-type="float" office:value="510.216697">
            <text:p>510.216697</text:p>
          </table:table-cell>
          <table:table-cell office:value-type="float" office:value="552.918122">
            <text:p>552.918122</text:p>
          </table:table-cell>
          <table:table-cell office:value-type="float" office:value="619.087578">
            <text:p>619.087578</text:p>
          </table:table-cell>
          <table:table-cell office:value-type="float" office:value="569.497658">
            <text:p>569.497658</text:p>
          </table:table-cell>
          <table:table-cell office:value-type="float" office:value="686.598163">
            <text:p>686.598163</text:p>
          </table:table-cell>
          <table:table-cell office:value-type="float" office:value="381.028789">
            <text:p>381.028789</text:p>
          </table:table-cell>
          <table:table-cell office:value-type="float" office:value="567.262444">
            <text:p>567.262444</text:p>
          </table:table-cell>
          <table:table-cell office:value-type="float" office:value="552.505801">
            <text:p>552.505801</text:p>
          </table:table-cell>
          <table:table-cell office:value-type="float" office:value="617.377062">
            <text:p>617.377062</text:p>
          </table:table-cell>
          <table:table-cell office:value-type="float" office:value="671.224314">
            <text:p>671.224314</text:p>
          </table:table-cell>
          <table:table-cell office:value-type="float" office:value="261.044401">
            <text:p>261.044401</text:p>
          </table:table-cell>
          <table:table-cell office:value-type="float" office:value="375.623981">
            <text:p>375.623981</text:p>
          </table:table-cell>
          <table:table-cell office:value-type="float" office:value="437.69891">
            <text:p>437.69891</text:p>
          </table:table-cell>
          <table:table-cell office:value-type="float" office:value="474.528909">
            <text:p>474.528909</text:p>
          </table:table-cell>
          <table:table-cell office:value-type="float" office:value="548.629897">
            <text:p>548.629897</text:p>
          </table:table-cell>
          <table:table-cell office:value-type="float" office:value="25.933766">
            <text:p>25.933766</text:p>
          </table:table-cell>
          <table:table-cell office:value-type="float" office:value="47.405023">
            <text:p>47.405023</text:p>
          </table:table-cell>
          <table:table-cell office:value-type="float" office:value="120.412503">
            <text:p>120.412503</text:p>
          </table:table-cell>
          <table:table-cell office:value-type="float" office:value="206.305043">
            <text:p>206.305043</text:p>
          </table:table-cell>
          <table:table-cell office:value-type="float" office:value="610.247787">
            <text:p>610.247787</text:p>
          </table:table-cell>
          <table:table-cell office:value-type="float" office:value="121.475691">
            <text:p>121.475691</text:p>
          </table:table-cell>
          <table:table-cell office:value-type="float" office:value="265.258581">
            <text:p>265.258581</text:p>
          </table:table-cell>
          <table:table-cell office:value-type="float" office:value="373.722861">
            <text:p>373.722861</text:p>
          </table:table-cell>
          <table:table-cell office:value-type="float" office:value="417.110455">
            <text:p>417.110455</text:p>
          </table:table-cell>
          <table:table-cell office:value-type="float" office:value="461.094582">
            <text:p>461.094582</text:p>
          </table:table-cell>
          <table:table-cell office:value-type="float" office:value="434.180145">
            <text:p>434.180145</text:p>
          </table:table-cell>
          <table:table-cell office:value-type="float" office:value="512.24977">
            <text:p>512.24977</text:p>
          </table:table-cell>
          <table:table-cell office:value-type="float" office:value="556.101582">
            <text:p>556.101582</text:p>
          </table:table-cell>
          <table:table-cell office:value-type="float" office:value="606.638148">
            <text:p>606.638148</text:p>
          </table:table-cell>
          <table:table-cell office:value-type="float" office:value="678.37928">
            <text:p>678.37928</text:p>
          </table:table-cell>
          <table:table-cell office:value-type="float" office:value="24.412905">
            <text:p>24.412905</text:p>
          </table:table-cell>
          <table:table-cell office:value-type="float" office:value="45.339794">
            <text:p>45.339794</text:p>
          </table:table-cell>
          <table:table-cell office:value-type="float" office:value="108.806759">
            <text:p>108.806759</text:p>
          </table:table-cell>
          <table:table-cell office:value-type="float" office:value="198.430712">
            <text:p>198.430712</text:p>
          </table:table-cell>
          <table:table-cell office:value-type="float" office:value="602.74875">
            <text:p>602.74875</text:p>
          </table:table-cell>
          <table:table-cell office:value-type="float" office:value="20.215233">
            <text:p>20.215233</text:p>
          </table:table-cell>
          <table:table-cell office:value-type="float" office:value="29.813288">
            <text:p>29.813288</text:p>
          </table:table-cell>
          <table:table-cell office:value-type="float" office:value="61.473694">
            <text:p>61.473694</text:p>
          </table:table-cell>
          <table:table-cell office:value-type="float" office:value="171.043323">
            <text:p>171.043323</text:p>
          </table:table-cell>
          <table:table-cell office:value-type="float" office:value="455.754677">
            <text:p>455.754677</text:p>
          </table:table-cell>
          <table:table-cell office:value-type="float" office:value="19.825752">
            <text:p>19.825752</text:p>
          </table:table-cell>
          <table:table-cell office:value-type="float" office:value="28.714985">
            <text:p>28.714985</text:p>
          </table:table-cell>
          <table:table-cell office:value-type="float" office:value="61.355563">
            <text:p>61.355563</text:p>
          </table:table-cell>
          <table:table-cell office:value-type="float" office:value="157.5988">
            <text:p>157.5988</text:p>
          </table:table-cell>
          <table:table-cell office:value-type="float" office:value="331.839811">
            <text:p>331.839811</text:p>
          </table:table-cell>
          <table:table-cell office:value-type="float" office:value="122.722251">
            <text:p>122.722251</text:p>
          </table:table-cell>
          <table:table-cell office:value-type="float" office:value="198.675329">
            <text:p>198.675329</text:p>
          </table:table-cell>
          <table:table-cell office:value-type="float" office:value="325.927796">
            <text:p>325.927796</text:p>
          </table:table-cell>
          <table:table-cell office:value-type="float" office:value="376.927746">
            <text:p>376.927746</text:p>
          </table:table-cell>
          <table:table-cell office:value-type="float" office:value="395.14702">
            <text:p>395.14702</text:p>
          </table:table-cell>
          <table:table-cell office:value-type="float" office:value="22.405756">
            <text:p>22.405756</text:p>
          </table:table-cell>
          <table:table-cell office:value-type="float" office:value="35.202819">
            <text:p>35.202819</text:p>
          </table:table-cell>
          <table:table-cell office:value-type="float" office:value="77.425746">
            <text:p>77.425746</text:p>
          </table:table-cell>
          <table:table-cell office:value-type="float" office:value="172.975275">
            <text:p>172.975275</text:p>
          </table:table-cell>
          <table:table-cell office:value-type="float" office:value="349.993198">
            <text:p>349.993198</text:p>
          </table:table-cell>
          <table:table-cell office:value-type="float" office:value="20.911965">
            <text:p>20.911965</text:p>
          </table:table-cell>
          <table:table-cell office:value-type="float" office:value="31.072661">
            <text:p>31.072661</text:p>
          </table:table-cell>
          <table:table-cell office:value-type="float" office:value="79.725666">
            <text:p>79.725666</text:p>
          </table:table-cell>
          <table:table-cell office:value-type="float" office:value="156.346571">
            <text:p>156.346571</text:p>
          </table:table-cell>
          <table:table-cell office:value-type="float" office:value="328.649663">
            <text:p>328.649663</text:p>
          </table:table-cell>
          <table:table-cell office:value-type="float" office:value="25.317702">
            <text:p>25.317702</text:p>
          </table:table-cell>
          <table:table-cell office:value-type="float" office:value="52.868882">
            <text:p>52.868882</text:p>
          </table:table-cell>
          <table:table-cell office:value-type="float" office:value="85.919803">
            <text:p>85.919803</text:p>
          </table:table-cell>
          <table:table-cell office:value-type="float" office:value="115.301135">
            <text:p>115.301135</text:p>
          </table:table-cell>
          <table:table-cell office:value-type="float" office:value="153.131262">
            <text:p>153.131262</text:p>
          </table:table-cell>
          <table:table-cell office:value-type="float" office:value="120.019046">
            <text:p>120.019046</text:p>
          </table:table-cell>
          <table:table-cell office:value-type="float" office:value="158.166266">
            <text:p>158.166266</text:p>
          </table:table-cell>
          <table:table-cell office:value-type="float" office:value="170.660952">
            <text:p>170.660952</text:p>
          </table:table-cell>
          <table:table-cell office:value-type="float" office:value="162.512276">
            <text:p>162.512276</text:p>
          </table:table-cell>
          <table:table-cell office:value-type="float" office:value="149.824441">
            <text:p>149.824441</text:p>
          </table:table-cell>
          <table:table-cell office:value-type="float" office:value="327.384077">
            <text:p>327.384077</text:p>
          </table:table-cell>
          <table:table-cell office:value-type="float" office:value="298.409638">
            <text:p>298.409638</text:p>
          </table:table-cell>
          <table:table-cell office:value-type="float" office:value="262.192771">
            <text:p>262.192771</text:p>
          </table:table-cell>
          <table:table-cell office:value-type="float" office:value="228.774415">
            <text:p>228.774415</text:p>
          </table:table-cell>
          <table:table-cell office:value-type="float" office:value="198.447334">
            <text:p>198.447334</text:p>
          </table:table-cell>
          <table:table-cell office:value-type="float" office:value="22.97359">
            <text:p>22.97359</text:p>
          </table:table-cell>
          <table:table-cell office:value-type="float" office:value="37.335947">
            <text:p>37.335947</text:p>
          </table:table-cell>
          <table:table-cell office:value-type="float" office:value="77.670022">
            <text:p>77.670022</text:p>
          </table:table-cell>
          <table:table-cell office:value-type="float" office:value="110.803825">
            <text:p>110.803825</text:p>
          </table:table-cell>
          <table:table-cell office:value-type="float" office:value="155.843306">
            <text:p>155.843306</text:p>
          </table:table-cell>
          <table:table-cell office:value-type="float" office:value="21.301131">
            <text:p>21.301131</text:p>
          </table:table-cell>
          <table:table-cell office:value-type="float" office:value="31.61662">
            <text:p>31.61662</text:p>
          </table:table-cell>
          <table:table-cell office:value-type="float" office:value="55.181593">
            <text:p>55.181593</text:p>
          </table:table-cell>
          <table:table-cell office:value-type="float" office:value="77.536482">
            <text:p>77.536482</text:p>
          </table:table-cell>
          <table:table-cell office:value-type="float" office:value="85.269972">
            <text:p>85.269972</text:p>
          </table:table-cell>
          <table:table-cell office:value-type="float" office:value="21.409842">
            <text:p>21.409842</text:p>
          </table:table-cell>
          <table:table-cell office:value-type="float" office:value="32.348001">
            <text:p>32.348001</text:p>
          </table:table-cell>
          <table:table-cell office:value-type="float" office:value="56.283503">
            <text:p>56.283503</text:p>
          </table:table-cell>
          <table:table-cell office:value-type="float" office:value="74.710551">
            <text:p>74.710551</text:p>
          </table:table-cell>
          <table:table-cell office:value-type="float" office:value="82.088112">
            <text:p>82.088112</text:p>
          </table:table-cell>
          <table:table-cell office:value-type="float" office:value="120.984994">
            <text:p>120.984994</text:p>
          </table:table-cell>
          <table:table-cell office:value-type="float" office:value="150.323855">
            <text:p>150.323855</text:p>
          </table:table-cell>
          <table:table-cell office:value-type="float" office:value="146.063665">
            <text:p>146.063665</text:p>
          </table:table-cell>
          <table:table-cell office:value-type="float" office:value="128.573504">
            <text:p>128.573504</text:p>
          </table:table-cell>
          <table:table-cell office:value-type="float" office:value="103.88058">
            <text:p>103.88058</text:p>
          </table:table-cell>
          <table:table-cell office:value-type="float" office:value="23.475875">
            <text:p>23.475875</text:p>
          </table:table-cell>
          <table:table-cell office:value-type="float" office:value="41.626544">
            <text:p>41.626544</text:p>
          </table:table-cell>
          <table:table-cell office:value-type="float" office:value="72.737349">
            <text:p>72.737349</text:p>
          </table:table-cell>
          <table:table-cell office:value-type="float" office:value="88.188035">
            <text:p>88.188035</text:p>
          </table:table-cell>
          <table:table-cell office:value-type="float" office:value="100.663296">
            <text:p>100.663296</text:p>
          </table:table-cell>
          <table:table-cell office:value-type="float" office:value="22.125429">
            <text:p>22.125429</text:p>
          </table:table-cell>
          <table:table-cell office:value-type="float" office:value="33.720652">
            <text:p>33.720652</text:p>
          </table:table-cell>
          <table:table-cell office:value-type="float" office:value="57.266231">
            <text:p>57.266231</text:p>
          </table:table-cell>
          <table:table-cell office:value-type="float" office:value="59.318851">
            <text:p>59.318851</text:p>
          </table:table-cell>
          <table:table-cell office:value-type="float" office:value="46.902919">
            <text:p>46.902919</text:p>
          </table:table-cell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34.366612">
            <text:p>34.366612</text:p>
          </table:table-cell>
          <table:table-cell office:value-type="float" office:value="56.643156">
            <text:p>56.643156</text:p>
          </table:table-cell>
          <table:table-cell office:value-type="float" office:value="80.036661">
            <text:p>80.036661</text:p>
          </table:table-cell>
          <table:table-cell office:value-type="float" office:value="104.979341">
            <text:p>104.979341</text:p>
          </table:table-cell>
          <table:table-cell office:value-type="float" office:value="146.398544">
            <text:p>146.398544</text:p>
          </table:table-cell>
          <table:table-cell office:value-type="float" office:value="146.149461">
            <text:p>146.149461</text:p>
          </table:table-cell>
          <table:table-cell office:value-type="float" office:value="126.6952">
            <text:p>126.6952</text:p>
          </table:table-cell>
          <table:table-cell office:value-type="float" office:value="141.98239">
            <text:p>141.98239</text:p>
          </table:table-cell>
          <table:table-cell office:value-type="float" office:value="137.769601">
            <text:p>137.769601</text:p>
          </table:table-cell>
          <table:table-cell office:value-type="float" office:value="125.95212">
            <text:p>125.95212</text:p>
          </table:table-cell>
          <table:table-cell office:value-type="float" office:value="309.547193">
            <text:p>309.547193</text:p>
          </table:table-cell>
          <table:table-cell office:value-type="float" office:value="262.890118">
            <text:p>262.890118</text:p>
          </table:table-cell>
          <table:table-cell office:value-type="float" office:value="265.531208">
            <text:p>265.531208</text:p>
          </table:table-cell>
          <table:table-cell office:value-type="float" office:value="251.167678">
            <text:p>251.167678</text:p>
          </table:table-cell>
          <table:table-cell office:value-type="float" office:value="228.607707">
            <text:p>228.607707</text:p>
          </table:table-cell>
          <table:table-cell office:value-type="float" office:value="34.070142">
            <text:p>34.070142</text:p>
          </table:table-cell>
          <table:table-cell office:value-type="float" office:value="58.504578">
            <text:p>58.504578</text:p>
          </table:table-cell>
          <table:table-cell office:value-type="float" office:value="72.260228">
            <text:p>72.260228</text:p>
          </table:table-cell>
          <table:table-cell office:value-type="float" office:value="84.235691">
            <text:p>84.235691</text:p>
          </table:table-cell>
          <table:table-cell office:value-type="float" office:value="95.549884">
            <text:p>95.549884</text:p>
          </table:table-cell>
          <table:table-cell office:value-type="float" office:value="28.659386">
            <text:p>28.659386</text:p>
          </table:table-cell>
          <table:table-cell office:value-type="float" office:value="45.245903">
            <text:p>45.245903</text:p>
          </table:table-cell>
          <table:table-cell office:value-type="float" office:value="56.83053">
            <text:p>56.83053</text:p>
          </table:table-cell>
          <table:table-cell office:value-type="float" office:value="63.172896">
            <text:p>63.172896</text:p>
          </table:table-cell>
          <table:table-cell office:value-type="float" office:value="67.985236">
            <text:p>67.985236</text:p>
          </table:table-cell>
          <table:table-cell office:value-type="float" office:value="27.140394">
            <text:p>27.140394</text:p>
          </table:table-cell>
          <table:table-cell office:value-type="float" office:value="39.814297">
            <text:p>39.814297</text:p>
          </table:table-cell>
          <table:table-cell office:value-type="float" office:value="51.91077">
            <text:p>51.91077</text:p>
          </table:table-cell>
          <table:table-cell office:value-type="float" office:value="64.719793">
            <text:p>64.719793</text:p>
          </table:table-cell>
          <table:table-cell office:value-type="float" office:value="68.093021">
            <text:p>68.093021</text:p>
          </table:table-cell>
          <table:table-cell office:value-type="float" office:value="120.349346">
            <text:p>120.349346</text:p>
          </table:table-cell>
          <table:table-cell office:value-type="float" office:value="113.849365">
            <text:p>113.849365</text:p>
          </table:table-cell>
          <table:table-cell office:value-type="float" office:value="107.139814">
            <text:p>107.139814</text:p>
          </table:table-cell>
          <table:table-cell office:value-type="float" office:value="100.115788">
            <text:p>100.115788</text:p>
          </table:table-cell>
          <table:table-cell office:value-type="float" office:value="88.487608">
            <text:p>88.487608</text:p>
          </table:table-cell>
          <table:table-cell office:value-type="float" office:value="29.445315">
            <text:p>29.445315</text:p>
          </table:table-cell>
          <table:table-cell office:value-type="float" office:value="42.603519">
            <text:p>42.603519</text:p>
          </table:table-cell>
          <table:table-cell office:value-type="float" office:value="54.86147">
            <text:p>54.86147</text:p>
          </table:table-cell>
          <table:table-cell office:value-type="float" office:value="63.40605">
            <text:p>63.40605</text:p>
          </table:table-cell>
          <table:table-cell office:value-type="float" office:value="65.136945">
            <text:p>65.136945</text:p>
          </table:table-cell>
          <table:table-cell office:value-type="float" office:value="28.291263">
            <text:p>28.291263</text:p>
          </table:table-cell>
          <table:table-cell office:value-type="float" office:value="37.518823">
            <text:p>37.518823</text:p>
          </table:table-cell>
          <table:table-cell office:value-type="float" office:value="42.799873">
            <text:p>42.799873</text:p>
          </table:table-cell>
          <table:table-cell office:value-type="float" office:value="42.976533">
            <text:p>42.976533</text:p>
          </table:table-cell>
          <table:table-cell office:value-type="float" office:value="36.248273">
            <text:p>36.248273</text:p>
          </table:table-cell>
          <table:table-cell office:value-type="float" office:value="17.453264">
            <text:p>17.453264</text:p>
          </table:table-cell>
          <table:table-cell office:value-type="float" office:value="24.708127">
            <text:p>24.708127</text:p>
          </table:table-cell>
          <table:table-cell office:value-type="float" office:value="42.460923">
            <text:p>42.460923</text:p>
          </table:table-cell>
          <table:table-cell office:value-type="float" office:value="115.283098">
            <text:p>115.283098</text:p>
          </table:table-cell>
          <table:table-cell office:value-type="float" office:value="470.445766">
            <text:p>470.445766</text:p>
          </table:table-cell>
          <table:table-cell office:value-type="float" office:value="202.015159">
            <text:p>202.015159</text:p>
          </table:table-cell>
          <table:table-cell office:value-type="float" office:value="263.047972">
            <text:p>263.047972</text:p>
          </table:table-cell>
          <table:table-cell office:value-type="float" office:value="430.212175">
            <text:p>430.212175</text:p>
          </table:table-cell>
          <table:table-cell office:value-type="float" office:value="776.440398">
            <text:p>776.440398</text:p>
          </table:table-cell>
          <table:table-cell office:value-type="float" office:value="1176.595661">
            <text:p>1176.595661</text:p>
          </table:table-cell>
          <table:table-cell office:value-type="float" office:value="16.774843">
            <text:p>16.774843</text:p>
          </table:table-cell>
          <table:table-cell office:value-type="float" office:value="22.523653">
            <text:p>22.523653</text:p>
          </table:table-cell>
          <table:table-cell office:value-type="float" office:value="36.893746">
            <text:p>36.893746</text:p>
          </table:table-cell>
          <table:table-cell office:value-type="float" office:value="98.80294">
            <text:p>98.80294</text:p>
          </table:table-cell>
          <table:table-cell office:value-type="float" office:value="343.080857">
            <text:p>343.080857</text:p>
          </table:table-cell>
          <table:table-cell office:value-type="float" office:value="506.586917">
            <text:p>506.586917</text:p>
          </table:table-cell>
          <table:table-cell office:value-type="float" office:value="552.850644">
            <text:p>552.850644</text:p>
          </table:table-cell>
          <table:table-cell office:value-type="float" office:value="615.380811">
            <text:p>615.380811</text:p>
          </table:table-cell>
          <table:table-cell office:value-type="float" office:value="578.293723">
            <text:p>578.293723</text:p>
          </table:table-cell>
          <table:table-cell office:value-type="float" office:value="684.38389">
            <text:p>684.38389</text:p>
          </table:table-cell>
          <table:table-cell office:value-type="float" office:value="353.447583">
            <text:p>353.447583</text:p>
          </table:table-cell>
          <table:table-cell office:value-type="float" office:value="509.689826">
            <text:p>509.689826</text:p>
          </table:table-cell>
          <table:table-cell office:value-type="float" office:value="549.348144">
            <text:p>549.348144</text:p>
          </table:table-cell>
          <table:table-cell office:value-type="float" office:value="610.897787">
            <text:p>610.897787</text:p>
          </table:table-cell>
          <table:table-cell office:value-type="float" office:value="671.839949">
            <text:p>671.839949</text:p>
          </table:table-cell>
          <table:table-cell office:value-type="float" office:value="258.075205">
            <text:p>258.075205</text:p>
          </table:table-cell>
          <table:table-cell office:value-type="float" office:value="360.516997">
            <text:p>360.516997</text:p>
          </table:table-cell>
          <table:table-cell office:value-type="float" office:value="426.613651">
            <text:p>426.613651</text:p>
          </table:table-cell>
          <table:table-cell office:value-type="float" office:value="474.779081">
            <text:p>474.779081</text:p>
          </table:table-cell>
          <table:table-cell office:value-type="float" office:value="550.500834">
            <text:p>550.500834</text:p>
          </table:table-cell>
          <table:table-cell office:value-type="float" office:value="24.033505">
            <text:p>24.033505</text:p>
          </table:table-cell>
          <table:table-cell office:value-type="float" office:value="37.422908">
            <text:p>37.422908</text:p>
          </table:table-cell>
          <table:table-cell office:value-type="float" office:value="100.839002">
            <text:p>100.839002</text:p>
          </table:table-cell>
          <table:table-cell office:value-type="float" office:value="206.67354">
            <text:p>206.67354</text:p>
          </table:table-cell>
          <table:table-cell office:value-type="float" office:value="616.978257">
            <text:p>616.978257</text:p>
          </table:table-cell>
          <table:table-cell office:value-type="float" office:value="128.814282">
            <text:p>128.814282</text:p>
          </table:table-cell>
          <table:table-cell office:value-type="float" office:value="203.906147">
            <text:p>203.906147</text:p>
          </table:table-cell>
          <table:table-cell office:value-type="float" office:value="342.779585">
            <text:p>342.779585</text:p>
          </table:table-cell>
          <table:table-cell office:value-type="float" office:value="423.305616">
            <text:p>423.305616</text:p>
          </table:table-cell>
          <table:table-cell office:value-type="float" office:value="469.408354">
            <text:p>469.408354</text:p>
          </table:table-cell>
          <table:table-cell office:value-type="float" office:value="408.698736">
            <text:p>408.698736</text:p>
          </table:table-cell>
          <table:table-cell office:value-type="float" office:value="500.175014">
            <text:p>500.175014</text:p>
          </table:table-cell>
          <table:table-cell office:value-type="float" office:value="563.626167">
            <text:p>563.626167</text:p>
          </table:table-cell>
          <table:table-cell office:value-type="float" office:value="619.292631">
            <text:p>619.292631</text:p>
          </table:table-cell>
          <table:table-cell office:value-type="float" office:value="702.164778">
            <text:p>702.164778</text:p>
          </table:table-cell>
          <table:table-cell office:value-type="float" office:value="23.096659">
            <text:p>23.096659</text:p>
          </table:table-cell>
          <table:table-cell office:value-type="float" office:value="38.131785">
            <text:p>38.131785</text:p>
          </table:table-cell>
          <table:table-cell office:value-type="float" office:value="90.217297">
            <text:p>90.217297</text:p>
          </table:table-cell>
          <table:table-cell office:value-type="float" office:value="198.064915">
            <text:p>198.064915</text:p>
          </table:table-cell>
          <table:table-cell office:value-type="float" office:value="610.137773">
            <text:p>610.137773</text:p>
          </table:table-cell>
          <table:table-cell office:value-type="float" office:value="20.593222">
            <text:p>20.593222</text:p>
          </table:table-cell>
          <table:table-cell office:value-type="float" office:value="31.477253">
            <text:p>31.477253</text:p>
          </table:table-cell>
          <table:table-cell office:value-type="float" office:value="69.228676">
            <text:p>69.228676</text:p>
          </table:table-cell>
          <table:table-cell office:value-type="float" office:value="174.125521">
            <text:p>174.125521</text:p>
          </table:table-cell>
          <table:table-cell office:value-type="float" office:value="461.15741">
            <text:p>461.15741</text:p>
          </table:table-cell>
          <table:table-cell office:value-type="float" office:value="20.521641">
            <text:p>20.521641</text:p>
          </table:table-cell>
          <table:table-cell office:value-type="float" office:value="31.168524">
            <text:p>31.168524</text:p>
          </table:table-cell>
          <table:table-cell office:value-type="float" office:value="70.844821">
            <text:p>70.844821</text:p>
          </table:table-cell>
          <table:table-cell office:value-type="float" office:value="160.41113">
            <text:p>160.41113</text:p>
          </table:table-cell>
          <table:table-cell office:value-type="float" office:value="337.498427">
            <text:p>337.498427</text:p>
          </table:table-cell>
          <table:table-cell office:value-type="float" office:value="127.951088">
            <text:p>127.951088</text:p>
          </table:table-cell>
          <table:table-cell office:value-type="float" office:value="204.133673">
            <text:p>204.133673</text:p>
          </table:table-cell>
          <table:table-cell office:value-type="float" office:value="330.809983">
            <text:p>330.809983</text:p>
          </table:table-cell>
          <table:table-cell office:value-type="float" office:value="381.871793">
            <text:p>381.871793</text:p>
          </table:table-cell>
          <table:table-cell office:value-type="float" office:value="401.296485">
            <text:p>401.296485</text:p>
          </table:table-cell>
          <table:table-cell office:value-type="float" office:value="22.323549">
            <text:p>22.323549</text:p>
          </table:table-cell>
          <table:table-cell office:value-type="float" office:value="35.567125">
            <text:p>35.567125</text:p>
          </table:table-cell>
          <table:table-cell office:value-type="float" office:value="78.911015">
            <text:p>78.911015</text:p>
          </table:table-cell>
          <table:table-cell office:value-type="float" office:value="173.334062">
            <text:p>173.334062</text:p>
          </table:table-cell>
          <table:table-cell office:value-type="float" office:value="352.811679">
            <text:p>352.811679</text:p>
          </table:table-cell>
          <table:table-cell office:value-type="float" office:value="20.953589">
            <text:p>20.953589</text:p>
          </table:table-cell>
          <table:table-cell office:value-type="float" office:value="31.093215">
            <text:p>31.093215</text:p>
          </table:table-cell>
          <table:table-cell office:value-type="float" office:value="81.119182">
            <text:p>81.119182</text:p>
          </table:table-cell>
          <table:table-cell office:value-type="float" office:value="156.151805">
            <text:p>156.151805</text:p>
          </table:table-cell>
          <table:table-cell office:value-type="float" office:value="326.714377">
            <text:p>326.714377</text:p>
          </table:table-cell>
          <table:table-cell office:value-type="float" office:value="25.124202">
            <text:p>25.124202</text:p>
          </table:table-cell>
          <table:table-cell office:value-type="float" office:value="53.172771">
            <text:p>53.172771</text:p>
          </table:table-cell>
          <table:table-cell office:value-type="float" office:value="88.746634">
            <text:p>88.746634</text:p>
          </table:table-cell>
          <table:table-cell office:value-type="float" office:value="116.511304">
            <text:p>116.511304</text:p>
          </table:table-cell>
          <table:table-cell office:value-type="float" office:value="161.33136">
            <text:p>161.33136</text:p>
          </table:table-cell>
          <table:table-cell office:value-type="float" office:value="124.631575">
            <text:p>124.631575</text:p>
          </table:table-cell>
          <table:table-cell office:value-type="float" office:value="170.782132">
            <text:p>170.782132</text:p>
          </table:table-cell>
          <table:table-cell office:value-type="float" office:value="182.348877">
            <text:p>182.348877</text:p>
          </table:table-cell>
          <table:table-cell office:value-type="float" office:value="170.863013">
            <text:p>170.863013</text:p>
          </table:table-cell>
          <table:table-cell office:value-type="float" office:value="158.062323">
            <text:p>158.062323</text:p>
          </table:table-cell>
          <table:table-cell office:value-type="float" office:value="412.552605">
            <text:p>412.552605</text:p>
          </table:table-cell>
          <table:table-cell office:value-type="float" office:value="345.406657">
            <text:p>345.406657</text:p>
          </table:table-cell>
          <table:table-cell office:value-type="float" office:value="302.919608">
            <text:p>302.919608</text:p>
          </table:table-cell>
          <table:table-cell office:value-type="float" office:value="264.887851">
            <text:p>264.887851</text:p>
          </table:table-cell>
          <table:table-cell office:value-type="float" office:value="235.340674">
            <text:p>235.340674</text:p>
          </table:table-cell>
          <table:table-cell office:value-type="float" office:value="23.485044">
            <text:p>23.485044</text:p>
          </table:table-cell>
          <table:table-cell office:value-type="float" office:value="39.608855">
            <text:p>39.608855</text:p>
          </table:table-cell>
          <table:table-cell office:value-type="float" office:value="81.256138">
            <text:p>81.256138</text:p>
          </table:table-cell>
          <table:table-cell office:value-type="float" office:value="110.659383">
            <text:p>110.659383</text:p>
          </table:table-cell>
          <table:table-cell office:value-type="float" office:value="163.173791">
            <text:p>163.173791</text:p>
          </table:table-cell>
          <table:table-cell office:value-type="float" office:value="21.117535">
            <text:p>21.117535</text:p>
          </table:table-cell>
          <table:table-cell office:value-type="float" office:value="31.164623">
            <text:p>31.164623</text:p>
          </table:table-cell>
          <table:table-cell office:value-type="float" office:value="54.733711">
            <text:p>54.733711</text:p>
          </table:table-cell>
          <table:table-cell office:value-type="float" office:value="77.328744">
            <text:p>77.328744</text:p>
          </table:table-cell>
          <table:table-cell office:value-type="float" office:value="88.32297">
            <text:p>88.32297</text:p>
          </table:table-cell>
          <table:table-cell office:value-type="float" office:value="21.045471">
            <text:p>21.045471</text:p>
          </table:table-cell>
          <table:table-cell office:value-type="float" office:value="31.766251">
            <text:p>31.766251</text:p>
          </table:table-cell>
          <table:table-cell office:value-type="float" office:value="56.021313">
            <text:p>56.021313</text:p>
          </table:table-cell>
          <table:table-cell office:value-type="float" office:value="74.753122">
            <text:p>74.753122</text:p>
          </table:table-cell>
          <table:table-cell office:value-type="float" office:value="83.707019">
            <text:p>83.707019</text:p>
          </table:table-cell>
          <table:table-cell office:value-type="float" office:value="125.520485">
            <text:p>125.520485</text:p>
          </table:table-cell>
          <table:table-cell office:value-type="float" office:value="159.283555">
            <text:p>159.283555</text:p>
          </table:table-cell>
          <table:table-cell office:value-type="float" office:value="149.669053">
            <text:p>149.669053</text:p>
          </table:table-cell>
          <table:table-cell office:value-type="float" office:value="134.731492">
            <text:p>134.731492</text:p>
          </table:table-cell>
          <table:table-cell office:value-type="float" office:value="107.486147">
            <text:p>107.486147</text:p>
          </table:table-cell>
          <table:table-cell office:value-type="float" office:value="23.607601">
            <text:p>23.607601</text:p>
          </table:table-cell>
          <table:table-cell office:value-type="float" office:value="42.13334">
            <text:p>42.13334</text:p>
          </table:table-cell>
          <table:table-cell office:value-type="float" office:value="69.068106">
            <text:p>69.068106</text:p>
          </table:table-cell>
          <table:table-cell office:value-type="float" office:value="89.556225">
            <text:p>89.556225</text:p>
          </table:table-cell>
          <table:table-cell office:value-type="float" office:value="99.107823">
            <text:p>99.107823</text:p>
          </table:table-cell>
          <table:table-cell office:value-type="float" office:value="22.200652">
            <text:p>22.200652</text:p>
          </table:table-cell>
          <table:table-cell office:value-type="float" office:value="33.325844">
            <text:p>33.325844</text:p>
          </table:table-cell>
          <table:table-cell office:value-type="float" office:value="53.954051">
            <text:p>53.954051</text:p>
          </table:table-cell>
          <table:table-cell office:value-type="float" office:value="59.00597">
            <text:p>59.00597</text:p>
          </table:table-cell>
          <table:table-cell office:value-type="float" office:value="46.121928">
            <text:p>46.121928</text:p>
          </table:table-cell>
        </table:table-row>
        <table:table-row table:style-name="ro3">
          <table:table-cell table:style-name="ce1" office:value-type="float" office:value="4096">
            <text:p>4096</text:p>
          </table:table-cell>
          <table:table-cell office:value-type="float" office:value="33.11782">
            <text:p>33.11782</text:p>
          </table:table-cell>
          <table:table-cell office:value-type="float" office:value="58.549439">
            <text:p>58.549439</text:p>
          </table:table-cell>
          <table:table-cell office:value-type="float" office:value="73.390801">
            <text:p>73.390801</text:p>
          </table:table-cell>
          <table:table-cell office:value-type="float" office:value="84.137713">
            <text:p>84.137713</text:p>
          </table:table-cell>
          <table:table-cell office:value-type="float" office:value="91.079492">
            <text:p>91.079492</text:p>
          </table:table-cell>
          <table:table-cell office:value-type="float" office:value="155.702904">
            <text:p>155.702904</text:p>
          </table:table-cell>
          <table:table-cell office:value-type="float" office:value="135.088415">
            <text:p>135.088415</text:p>
          </table:table-cell>
          <table:table-cell office:value-type="float" office:value="148.134246">
            <text:p>148.134246</text:p>
          </table:table-cell>
          <table:table-cell office:value-type="float" office:value="146.899266">
            <text:p>146.899266</text:p>
          </table:table-cell>
          <table:table-cell office:value-type="float" office:value="135.194721">
            <text:p>135.194721</text:p>
          </table:table-cell>
          <table:table-cell office:value-type="float" office:value="388.794776">
            <text:p>388.794776</text:p>
          </table:table-cell>
          <table:table-cell office:value-type="float" office:value="322.021915">
            <text:p>322.021915</text:p>
          </table:table-cell>
          <table:table-cell office:value-type="float" office:value="306.441368">
            <text:p>306.441368</text:p>
          </table:table-cell>
          <table:table-cell office:value-type="float" office:value="282.679871">
            <text:p>282.679871</text:p>
          </table:table-cell>
          <table:table-cell office:value-type="float" office:value="253.437126">
            <text:p>253.437126</text:p>
          </table:table-cell>
          <table:table-cell office:value-type="float" office:value="33.571644">
            <text:p>33.571644</text:p>
          </table:table-cell>
          <table:table-cell office:value-type="float" office:value="61.95409">
            <text:p>61.95409</text:p>
          </table:table-cell>
          <table:table-cell office:value-type="float" office:value="70.9692">
            <text:p>70.9692</text:p>
          </table:table-cell>
          <table:table-cell office:value-type="float" office:value="80.214167">
            <text:p>80.214167</text:p>
          </table:table-cell>
          <table:table-cell office:value-type="float" office:value="86.526664">
            <text:p>86.526664</text:p>
          </table:table-cell>
          <table:table-cell office:value-type="float" office:value="27.763202">
            <text:p>27.763202</text:p>
          </table:table-cell>
          <table:table-cell office:value-type="float" office:value="44.16135">
            <text:p>44.16135</text:p>
          </table:table-cell>
          <table:table-cell office:value-type="float" office:value="56.403724">
            <text:p>56.403724</text:p>
          </table:table-cell>
          <table:table-cell office:value-type="float" office:value="63.213574">
            <text:p>63.213574</text:p>
          </table:table-cell>
          <table:table-cell office:value-type="float" office:value="69.127328">
            <text:p>69.127328</text:p>
          </table:table-cell>
          <table:table-cell office:value-type="float" office:value="26.920838">
            <text:p>26.920838</text:p>
          </table:table-cell>
          <table:table-cell office:value-type="float" office:value="39.592934">
            <text:p>39.592934</text:p>
          </table:table-cell>
          <table:table-cell office:value-type="float" office:value="51.535098">
            <text:p>51.535098</text:p>
          </table:table-cell>
          <table:table-cell office:value-type="float" office:value="59.50511">
            <text:p>59.50511</text:p>
          </table:table-cell>
          <table:table-cell office:value-type="float" office:value="60.964759">
            <text:p>60.964759</text:p>
          </table:table-cell>
          <table:table-cell office:value-type="float" office:value="130.409862">
            <text:p>130.409862</text:p>
          </table:table-cell>
          <table:table-cell office:value-type="float" office:value="119.325363">
            <text:p>119.325363</text:p>
          </table:table-cell>
          <table:table-cell office:value-type="float" office:value="112.259212">
            <text:p>112.259212</text:p>
          </table:table-cell>
          <table:table-cell office:value-type="float" office:value="104.7553">
            <text:p>104.7553</text:p>
          </table:table-cell>
          <table:table-cell office:value-type="float" office:value="94.278333">
            <text:p>94.278333</text:p>
          </table:table-cell>
          <table:table-cell office:value-type="float" office:value="29.673544">
            <text:p>29.673544</text:p>
          </table:table-cell>
          <table:table-cell office:value-type="float" office:value="44.461359">
            <text:p>44.461359</text:p>
          </table:table-cell>
          <table:table-cell office:value-type="float" office:value="55.472616">
            <text:p>55.472616</text:p>
          </table:table-cell>
          <table:table-cell office:value-type="float" office:value="60.31728">
            <text:p>60.31728</text:p>
          </table:table-cell>
          <table:table-cell office:value-type="float" office:value="62.035185">
            <text:p>62.035185</text:p>
          </table:table-cell>
          <table:table-cell office:value-type="float" office:value="27.514755">
            <text:p>27.514755</text:p>
          </table:table-cell>
          <table:table-cell office:value-type="float" office:value="37.486077">
            <text:p>37.486077</text:p>
          </table:table-cell>
          <table:table-cell office:value-type="float" office:value="42.19543">
            <text:p>42.19543</text:p>
          </table:table-cell>
          <table:table-cell office:value-type="float" office:value="42.291511">
            <text:p>42.291511</text:p>
          </table:table-cell>
          <table:table-cell table:style-name="ce1" office:value-type="float" office:value="36.228208">
            <text:p>36.228208</text:p>
          </table:table-cell>
          <table:table-cell office:value-type="float" office:value="18.727424">
            <text:p>18.727424</text:p>
          </table:table-cell>
          <table:table-cell office:value-type="float" office:value="25.093696">
            <text:p>25.093696</text:p>
          </table:table-cell>
          <table:table-cell office:value-type="float" office:value="39.702995">
            <text:p>39.702995</text:p>
          </table:table-cell>
          <table:table-cell office:value-type="float" office:value="105.004617">
            <text:p>105.004617</text:p>
          </table:table-cell>
          <table:table-cell office:value-type="float" office:value="472.38748">
            <text:p>472.38748</text:p>
          </table:table-cell>
          <table:table-cell office:value-type="float" office:value="192.406371">
            <text:p>192.406371</text:p>
          </table:table-cell>
          <table:table-cell office:value-type="float" office:value="265.279438">
            <text:p>265.279438</text:p>
          </table:table-cell>
          <table:table-cell office:value-type="float" office:value="450.567768">
            <text:p>450.567768</text:p>
          </table:table-cell>
          <table:table-cell office:value-type="float" office:value="795.214333">
            <text:p>795.214333</text:p>
          </table:table-cell>
          <table:table-cell office:value-type="float" office:value="1186.157521">
            <text:p>1186.157521</text:p>
          </table:table-cell>
          <table:table-cell office:value-type="float" office:value="16.97505">
            <text:p>16.97505</text:p>
          </table:table-cell>
          <table:table-cell office:value-type="float" office:value="21.676941">
            <text:p>21.676941</text:p>
          </table:table-cell>
          <table:table-cell office:value-type="float" office:value="34.072495">
            <text:p>34.072495</text:p>
          </table:table-cell>
          <table:table-cell office:value-type="float" office:value="87.820825">
            <text:p>87.820825</text:p>
          </table:table-cell>
          <table:table-cell office:value-type="float" office:value="342.908845">
            <text:p>342.908845</text:p>
          </table:table-cell>
          <table:table-cell office:value-type="float" office:value="505.904443">
            <text:p>505.904443</text:p>
          </table:table-cell>
          <table:table-cell office:value-type="float" office:value="547.123012">
            <text:p>547.123012</text:p>
          </table:table-cell>
          <table:table-cell office:value-type="float" office:value="604.622227">
            <text:p>604.622227</text:p>
          </table:table-cell>
          <table:table-cell office:value-type="float" office:value="574.659454">
            <text:p>574.659454</text:p>
          </table:table-cell>
          <table:table-cell office:value-type="float" office:value="691.542495">
            <text:p>691.542495</text:p>
          </table:table-cell>
          <table:table-cell office:value-type="float" office:value="456.187833">
            <text:p>456.187833</text:p>
          </table:table-cell>
          <table:table-cell office:value-type="float" office:value="548.249625">
            <text:p>548.249625</text:p>
          </table:table-cell>
          <table:table-cell office:value-type="float" office:value="529.355982">
            <text:p>529.355982</text:p>
          </table:table-cell>
          <table:table-cell office:value-type="float" office:value="600.457836">
            <text:p>600.457836</text:p>
          </table:table-cell>
          <table:table-cell office:value-type="float" office:value="671.232862">
            <text:p>671.232862</text:p>
          </table:table-cell>
          <table:table-cell office:value-type="float" office:value="254.32895">
            <text:p>254.32895</text:p>
          </table:table-cell>
          <table:table-cell office:value-type="float" office:value="354.149098">
            <text:p>354.149098</text:p>
          </table:table-cell>
          <table:table-cell office:value-type="float" office:value="409.843293">
            <text:p>409.843293</text:p>
          </table:table-cell>
          <table:table-cell office:value-type="float" office:value="476.732903">
            <text:p>476.732903</text:p>
          </table:table-cell>
          <table:table-cell office:value-type="float" office:value="557.36427">
            <text:p>557.36427</text:p>
          </table:table-cell>
          <table:table-cell office:value-type="float" office:value="26.371423">
            <text:p>26.371423</text:p>
          </table:table-cell>
          <table:table-cell office:value-type="float" office:value="43.334625">
            <text:p>43.334625</text:p>
          </table:table-cell>
          <table:table-cell office:value-type="float" office:value="103.355705">
            <text:p>103.355705</text:p>
          </table:table-cell>
          <table:table-cell office:value-type="float" office:value="207.298572">
            <text:p>207.298572</text:p>
          </table:table-cell>
          <table:table-cell office:value-type="float" office:value="622.345998">
            <text:p>622.345998</text:p>
          </table:table-cell>
          <table:table-cell office:value-type="float" office:value="124.969878">
            <text:p>124.969878</text:p>
          </table:table-cell>
          <table:table-cell office:value-type="float" office:value="245.546894">
            <text:p>245.546894</text:p>
          </table:table-cell>
          <table:table-cell office:value-type="float" office:value="337.101338">
            <text:p>337.101338</text:p>
          </table:table-cell>
          <table:table-cell office:value-type="float" office:value="424.097957">
            <text:p>424.097957</text:p>
          </table:table-cell>
          <table:table-cell office:value-type="float" office:value="471.788563">
            <text:p>471.788563</text:p>
          </table:table-cell>
          <table:table-cell office:value-type="float" office:value="466.561101">
            <text:p>466.561101</text:p>
          </table:table-cell>
          <table:table-cell office:value-type="float" office:value="532.651483">
            <text:p>532.651483</text:p>
          </table:table-cell>
          <table:table-cell office:value-type="float" office:value="575.577935">
            <text:p>575.577935</text:p>
          </table:table-cell>
          <table:table-cell office:value-type="float" office:value="635.693882">
            <text:p>635.693882</text:p>
          </table:table-cell>
          <table:table-cell office:value-type="float" office:value="722.272654">
            <text:p>722.272654</text:p>
          </table:table-cell>
          <table:table-cell office:value-type="float" office:value="24.450791">
            <text:p>24.450791</text:p>
          </table:table-cell>
          <table:table-cell office:value-type="float" office:value="41.858976">
            <text:p>41.858976</text:p>
          </table:table-cell>
          <table:table-cell office:value-type="float" office:value="90.241954">
            <text:p>90.241954</text:p>
          </table:table-cell>
          <table:table-cell office:value-type="float" office:value="198.264339">
            <text:p>198.264339</text:p>
          </table:table-cell>
          <table:table-cell office:value-type="float" office:value="614.618327">
            <text:p>614.618327</text:p>
          </table:table-cell>
          <table:table-cell office:value-type="float" office:value="20.698891">
            <text:p>20.698891</text:p>
          </table:table-cell>
          <table:table-cell office:value-type="float" office:value="31.526715">
            <text:p>31.526715</text:p>
          </table:table-cell>
          <table:table-cell office:value-type="float" office:value="69.067972">
            <text:p>69.067972</text:p>
          </table:table-cell>
          <table:table-cell office:value-type="float" office:value="173.63085">
            <text:p>173.63085</text:p>
          </table:table-cell>
          <table:table-cell office:value-type="float" office:value="463.030446">
            <text:p>463.030446</text:p>
          </table:table-cell>
          <table:table-cell office:value-type="float" office:value="20.685718">
            <text:p>20.685718</text:p>
          </table:table-cell>
          <table:table-cell office:value-type="float" office:value="31.469972">
            <text:p>31.469972</text:p>
          </table:table-cell>
          <table:table-cell office:value-type="float" office:value="71.376249">
            <text:p>71.376249</text:p>
          </table:table-cell>
          <table:table-cell office:value-type="float" office:value="160.30998">
            <text:p>160.30998</text:p>
          </table:table-cell>
          <table:table-cell office:value-type="float" office:value="338.646611">
            <text:p>338.646611</text:p>
          </table:table-cell>
          <table:table-cell office:value-type="float" office:value="127.286109">
            <text:p>127.286109</text:p>
          </table:table-cell>
          <table:table-cell office:value-type="float" office:value="232.382567">
            <text:p>232.382567</text:p>
          </table:table-cell>
          <table:table-cell office:value-type="float" office:value="337.30712">
            <text:p>337.30712</text:p>
          </table:table-cell>
          <table:table-cell office:value-type="float" office:value="383.277283">
            <text:p>383.277283</text:p>
          </table:table-cell>
          <table:table-cell office:value-type="float" office:value="400.862766">
            <text:p>400.862766</text:p>
          </table:table-cell>
          <table:table-cell office:value-type="float" office:value="22.496455">
            <text:p>22.496455</text:p>
          </table:table-cell>
          <table:table-cell office:value-type="float" office:value="37.316914">
            <text:p>37.316914</text:p>
          </table:table-cell>
          <table:table-cell office:value-type="float" office:value="82.729661">
            <text:p>82.729661</text:p>
          </table:table-cell>
          <table:table-cell office:value-type="float" office:value="174.310488">
            <text:p>174.310488</text:p>
          </table:table-cell>
          <table:table-cell office:value-type="float" office:value="353.923136">
            <text:p>353.923136</text:p>
          </table:table-cell>
          <table:table-cell office:value-type="float" office:value="21.492122">
            <text:p>21.492122</text:p>
          </table:table-cell>
          <table:table-cell office:value-type="float" office:value="32.31648">
            <text:p>32.31648</text:p>
          </table:table-cell>
          <table:table-cell office:value-type="float" office:value="83.04201">
            <text:p>83.04201</text:p>
          </table:table-cell>
          <table:table-cell office:value-type="float" office:value="155.975043">
            <text:p>155.975043</text:p>
          </table:table-cell>
          <table:table-cell office:value-type="float" office:value="331.372757">
            <text:p>331.372757</text:p>
          </table:table-cell>
          <table:table-cell office:value-type="float" office:value="25.44616">
            <text:p>25.44616</text:p>
          </table:table-cell>
          <table:table-cell office:value-type="float" office:value="57.731288">
            <text:p>57.731288</text:p>
          </table:table-cell>
          <table:table-cell office:value-type="float" office:value="81.598429">
            <text:p>81.598429</text:p>
          </table:table-cell>
          <table:table-cell office:value-type="float" office:value="117.481145">
            <text:p>117.481145</text:p>
          </table:table-cell>
          <table:table-cell office:value-type="float" office:value="163.887231">
            <text:p>163.887231</text:p>
          </table:table-cell>
          <table:table-cell office:value-type="float" office:value="126.644055">
            <text:p>126.644055</text:p>
          </table:table-cell>
          <table:table-cell office:value-type="float" office:value="175.571387">
            <text:p>175.571387</text:p>
          </table:table-cell>
          <table:table-cell office:value-type="float" office:value="179.569341">
            <text:p>179.569341</text:p>
          </table:table-cell>
          <table:table-cell office:value-type="float" office:value="172.94134">
            <text:p>172.94134</text:p>
          </table:table-cell>
          <table:table-cell office:value-type="float" office:value="159.892417">
            <text:p>159.892417</text:p>
          </table:table-cell>
          <table:table-cell office:value-type="float" office:value="470.834914">
            <text:p>470.834914</text:p>
          </table:table-cell>
          <table:table-cell office:value-type="float" office:value="377.308062">
            <text:p>377.308062</text:p>
          </table:table-cell>
          <table:table-cell office:value-type="float" office:value="319.201285">
            <text:p>319.201285</text:p>
          </table:table-cell>
          <table:table-cell office:value-type="float" office:value="278.726994">
            <text:p>278.726994</text:p>
          </table:table-cell>
          <table:table-cell office:value-type="float" office:value="248.51197">
            <text:p>248.51197</text:p>
          </table:table-cell>
          <table:table-cell office:value-type="float" office:value="23.269384">
            <text:p>23.269384</text:p>
          </table:table-cell>
          <table:table-cell office:value-type="float" office:value="40.885618">
            <text:p>40.885618</text:p>
          </table:table-cell>
          <table:table-cell office:value-type="float" office:value="73.791783">
            <text:p>73.791783</text:p>
          </table:table-cell>
          <table:table-cell office:value-type="float" office:value="111.723848">
            <text:p>111.723848</text:p>
          </table:table-cell>
          <table:table-cell office:value-type="float" office:value="165.271453">
            <text:p>165.271453</text:p>
          </table:table-cell>
          <table:table-cell office:value-type="float" office:value="20.788686">
            <text:p>20.788686</text:p>
          </table:table-cell>
          <table:table-cell office:value-type="float" office:value="29.780768">
            <text:p>29.780768</text:p>
          </table:table-cell>
          <table:table-cell office:value-type="float" office:value="50.957689">
            <text:p>50.957689</text:p>
          </table:table-cell>
          <table:table-cell office:value-type="float" office:value="76.758055">
            <text:p>76.758055</text:p>
          </table:table-cell>
          <table:table-cell office:value-type="float" office:value="88.041425">
            <text:p>88.041425</text:p>
          </table:table-cell>
          <table:table-cell office:value-type="float" office:value="20.780978">
            <text:p>20.780978</text:p>
          </table:table-cell>
          <table:table-cell office:value-type="float" office:value="30.165795">
            <text:p>30.165795</text:p>
          </table:table-cell>
          <table:table-cell office:value-type="float" office:value="52.701391">
            <text:p>52.701391</text:p>
          </table:table-cell>
          <table:table-cell office:value-type="float" office:value="74.239731">
            <text:p>74.239731</text:p>
          </table:table-cell>
          <table:table-cell office:value-type="float" office:value="83.277108">
            <text:p>83.277108</text:p>
          </table:table-cell>
          <table:table-cell office:value-type="float" office:value="129.270302">
            <text:p>129.270302</text:p>
          </table:table-cell>
          <table:table-cell office:value-type="float" office:value="156.659594">
            <text:p>156.659594</text:p>
          </table:table-cell>
          <table:table-cell office:value-type="float" office:value="149.479142">
            <text:p>149.479142</text:p>
          </table:table-cell>
          <table:table-cell office:value-type="float" office:value="135.729409">
            <text:p>135.729409</text:p>
          </table:table-cell>
          <table:table-cell office:value-type="float" office:value="107.023807">
            <text:p>107.023807</text:p>
          </table:table-cell>
          <table:table-cell office:value-type="float" office:value="23.11295">
            <text:p>23.11295</text:p>
          </table:table-cell>
          <table:table-cell office:value-type="float" office:value="38.427315">
            <text:p>38.427315</text:p>
          </table:table-cell>
          <table:table-cell office:value-type="float" office:value="66.416256">
            <text:p>66.416256</text:p>
          </table:table-cell>
          <table:table-cell office:value-type="float" office:value="89.787464">
            <text:p>89.787464</text:p>
          </table:table-cell>
          <table:table-cell office:value-type="float" office:value="99.293645">
            <text:p>99.293645</text:p>
          </table:table-cell>
          <table:table-cell office:value-type="float" office:value="21.851134">
            <text:p>21.851134</text:p>
          </table:table-cell>
          <table:table-cell office:value-type="float" office:value="31.358642">
            <text:p>31.358642</text:p>
          </table:table-cell>
          <table:table-cell office:value-type="float" office:value="53.95859">
            <text:p>53.95859</text:p>
          </table:table-cell>
          <table:table-cell office:value-type="float" office:value="58.702938">
            <text:p>58.702938</text:p>
          </table:table-cell>
          <table:table-cell office:value-type="float" office:value="45.689333">
            <text:p>45.689333</text:p>
          </table:table-cell>
        </table:table-row>
        <table:table-row table:style-name="ro2">
          <table:table-cell table:number-columns-repeated="166"/>
        </table:table-row>
        <table:table-row table:style-name="ro3">
          <table:table-cell office:value-type="string">
            <text:p>HD7970</text:p>
          </table:table-cell>
          <table:table-cell table:number-columns-repeated="165"/>
        </table:table-row>
        <table:table-row table:style-name="ro3">
          <table:table-cell/>
          <table:table-cell table:style-name="ce4" office:value-type="string" table:number-columns-spanned="5" table:number-rows-spanned="1">
            <text:p>v107</text:p>
          </table:table-cell>
          <table:covered-table-cell table:number-columns-repeated="4"/>
          <table:table-cell table:style-name="ce6" office:value-type="string" table:number-columns-spanned="5" table:number-rows-spanned="1">
            <text:p>v108</text:p>
          </table:table-cell>
          <table:covered-table-cell table:number-columns-repeated="2" table:style-name="ce7"/>
          <table:covered-table-cell table:style-name="ce8"/>
          <table:covered-table-cell table:style-name="ce7"/>
          <table:table-cell table:style-name="ce2" office:value-type="string" table:number-columns-spanned="5" table:number-rows-spanned="1">
            <text:p>v109</text:p>
          </table:table-cell>
          <table:covered-table-cell table:style-name="ce7"/>
          <table:covered-table-cell table:number-columns-repeated="3"/>
          <table:table-cell table:style-name="ce6" office:value-type="string" table:number-columns-spanned="5" table:number-rows-spanned="1">
            <text:p>v110</text:p>
          </table:table-cell>
          <table:covered-table-cell table:number-columns-repeated="4"/>
          <table:table-cell table:style-name="ce2" office:value-type="string" table:number-columns-spanned="5" table:number-rows-spanned="1">
            <text:p>v112</text:p>
          </table:table-cell>
          <table:covered-table-cell table:number-columns-repeated="3"/>
          <table:covered-table-cell table:style-name="ce8"/>
          <table:table-cell table:style-name="ce6" office:value-type="string" table:number-columns-spanned="5" table:number-rows-spanned="1">
            <text:p>v1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4</text:p>
          </table:table-cell>
          <table:covered-table-cell table:number-columns-repeated="4"/>
          <table:table-cell table:style-name="ce6" office:value-type="string" table:number-columns-spanned="5" table:number-rows-spanned="1">
            <text:p>v1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6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204</text:p>
          </table:table-cell>
          <table:covered-table-cell table:number-columns-repeated="4"/>
          <table:table-cell table:style-name="ce2" office:value-type="string" table:number-columns-spanned="5" table:number-rows-spanned="1">
            <text:p>v205</text:p>
          </table:table-cell>
          <table:covered-table-cell table:number-columns-repeated="4"/>
          <table:table-cell table:style-name="ce6" office:value-type="string" table:number-columns-spanned="5" table:number-rows-spanned="1">
            <text:p>v211</text:p>
          </table:table-cell>
          <table:covered-table-cell table:number-columns-repeated="4"/>
          <table:table-cell table:style-name="ce2" office:value-type="string" table:number-columns-spanned="5" table:number-rows-spanned="1">
            <text:p>v302</text:p>
          </table:table-cell>
          <table:covered-table-cell table:number-columns-repeated="4"/>
          <table:table-cell table:style-name="ce6" office:value-type="string" table:number-columns-spanned="5" table:number-rows-spanned="1">
            <text:p>v303</text:p>
          </table:table-cell>
          <table:covered-table-cell table:number-columns-repeated="4"/>
          <table:table-cell table:style-name="ce2" office:value-type="string" table:number-columns-spanned="5" table:number-rows-spanned="1">
            <text:p>v306</text:p>
          </table:table-cell>
          <table:covered-table-cell table:number-columns-repeated="4"/>
          <table:table-cell table:style-name="ce6" office:value-type="string" table:number-columns-spanned="5" table:number-rows-spanned="1">
            <text:p>v407</text:p>
          </table:table-cell>
          <table:covered-table-cell table:number-columns-repeated="4"/>
          <table:table-cell table:style-name="ce2" office:value-type="string" table:number-columns-spanned="5" table:number-rows-spanned="1">
            <text:p>v408</text:p>
          </table:table-cell>
          <table:covered-table-cell table:number-columns-repeated="4"/>
          <table:table-cell table:style-name="ce6" office:value-type="string" table:number-columns-spanned="5" table:number-rows-spanned="1">
            <text:p>v409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0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2</text:p>
          </table:table-cell>
          <table:covered-table-cell table:number-columns-repeated="4"/>
          <table:table-cell table:style-name="ce10" table:number-columns-repeated="2"/>
          <table:table-cell table:style-name="ce10" office:value-type="string">
            <text:p>v413</text:p>
          </table:table-cell>
          <table:table-cell table:style-name="ce10" table:number-columns-repeated="2"/>
          <table:table-cell table:style-name="ce6" office:value-type="string" table:number-columns-spanned="5" table:number-rows-spanned="1">
            <text:p>v414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5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6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7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08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9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0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2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4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6</text:p>
          </table:table-cell>
          <table:covered-table-cell table:number-columns-repeated="4" table:style-name="ce10"/>
        </table:table-row>
        <table:table-row table:style-name="ro3">
          <table:table-cell/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0.206871">
            <text:p>0.206871</text:p>
          </table:table-cell>
          <table:table-cell office:value-type="float" office:value="0.240922">
            <text:p>0.240922</text:p>
          </table:table-cell>
          <table:table-cell office:value-type="float" office:value="0.193091">
            <text:p>0.193091</text:p>
          </table:table-cell>
          <table:table-cell office:value-type="float" office:value="0.199314">
            <text:p>0.199314</text:p>
          </table:table-cell>
          <table:table-cell office:value-type="float" office:value="0.214166">
            <text:p>0.214166</text:p>
          </table:table-cell>
          <table:table-cell office:value-type="float" office:value="0.23391">
            <text:p>0.23391</text:p>
          </table:table-cell>
          <table:table-cell office:value-type="float" office:value="0.213315">
            <text:p>0.213315</text:p>
          </table:table-cell>
          <table:table-cell office:value-type="float" office:value="0.207254">
            <text:p>0.207254</text:p>
          </table:table-cell>
          <table:table-cell office:value-type="float" office:value="0.23209">
            <text:p>0.23209</text:p>
          </table:table-cell>
          <table:table-cell office:value-type="float" office:value="0.210571">
            <text:p>0.210571</text:p>
          </table:table-cell>
          <table:table-cell office:value-type="float" office:value="0.218311">
            <text:p>0.218311</text:p>
          </table:table-cell>
          <table:table-cell office:value-type="float" office:value="0.197408">
            <text:p>0.197408</text:p>
          </table:table-cell>
          <table:table-cell office:value-type="float" office:value="0.22351">
            <text:p>0.22351</text:p>
          </table:table-cell>
          <table:table-cell office:value-type="float" office:value="0.244923">
            <text:p>0.244923</text:p>
          </table:table-cell>
          <table:table-cell office:value-type="float" office:value="0.223659">
            <text:p>0.223659</text:p>
          </table:table-cell>
          <table:table-cell office:value-type="float" office:value="0.243634">
            <text:p>0.243634</text:p>
          </table:table-cell>
          <table:table-cell office:value-type="float" office:value="0.200925">
            <text:p>0.200925</text:p>
          </table:table-cell>
          <table:table-cell office:value-type="float" office:value="0.240922">
            <text:p>0.240922</text:p>
          </table:table-cell>
          <table:table-cell office:value-type="float" office:value="0.235222">
            <text:p>0.235222</text:p>
          </table:table-cell>
          <table:table-cell office:value-type="float" office:value="0.204009">
            <text:p>0.204009</text:p>
          </table:table-cell>
          <table:table-cell office:value-type="float" office:value="0.209127">
            <text:p>0.209127</text:p>
          </table:table-cell>
          <table:table-cell office:value-type="float" office:value="0.218134">
            <text:p>0.218134</text:p>
          </table:table-cell>
          <table:table-cell office:value-type="float" office:value="0.225084">
            <text:p>0.225084</text:p>
          </table:table-cell>
          <table:table-cell office:value-type="float" office:value="0.211533">
            <text:p>0.211533</text:p>
          </table:table-cell>
          <table:table-cell office:value-type="float" office:value="0.210307">
            <text:p>0.210307</text:p>
          </table:table-cell>
          <table:table-cell office:value-type="float" office:value="0.223361">
            <text:p>0.223361</text:p>
          </table:table-cell>
          <table:table-cell office:value-type="float" office:value="0.209617">
            <text:p>0.209617</text:p>
          </table:table-cell>
          <table:table-cell office:value-type="float" office:value="0.19611">
            <text:p>0.19611</text:p>
          </table:table-cell>
          <table:table-cell office:value-type="float" office:value="0.201892">
            <text:p>0.201892</text:p>
          </table:table-cell>
          <table:table-cell office:value-type="float" office:value="0.243634">
            <text:p>0.243634</text:p>
          </table:table-cell>
          <table:table-cell office:value-type="float" office:value="0.199937">
            <text:p>0.199937</text:p>
          </table:table-cell>
          <table:table-cell office:value-type="float" office:value="0.22021">
            <text:p>0.22021</text:p>
          </table:table-cell>
          <table:table-cell office:value-type="float" office:value="0.210868">
            <text:p>0.210868</text:p>
          </table:table-cell>
          <table:table-cell office:value-type="float" office:value="0.217427">
            <text:p>0.217427</text:p>
          </table:table-cell>
          <table:table-cell office:value-type="float" office:value="0.195283">
            <text:p>0.195283</text:p>
          </table:table-cell>
          <table:table-cell office:value-type="float" office:value="0.214303">
            <text:p>0.214303</text:p>
          </table:table-cell>
          <table:table-cell office:value-type="float" office:value="0.203638">
            <text:p>0.203638</text:p>
          </table:table-cell>
          <table:table-cell office:value-type="float" office:value="0.186829">
            <text:p>0.186829</text:p>
          </table:table-cell>
          <table:table-cell office:value-type="float" office:value="0.185358">
            <text:p>0.185358</text:p>
          </table:table-cell>
          <table:table-cell office:value-type="float" office:value="0.205038">
            <text:p>0.205038</text:p>
          </table:table-cell>
          <table:table-cell office:value-type="float" office:value="0.219633">
            <text:p>0.219633</text:p>
          </table:table-cell>
          <table:table-cell office:value-type="float" office:value="0.24768">
            <text:p>0.24768</text:p>
          </table:table-cell>
          <table:table-cell office:value-type="float" office:value="0.199669">
            <text:p>0.199669</text:p>
          </table:table-cell>
          <table:table-cell office:value-type="float" office:value="0.222325">
            <text:p>0.222325</text:p>
          </table:table-cell>
          <table:table-cell office:value-type="float" office:value="0.223213">
            <text:p>0.223213</text:p>
          </table:table-cell>
          <table:table-cell office:value-type="float" office:value="18.321898">
            <text:p>18.321898</text:p>
          </table:table-cell>
          <table:table-cell office:value-type="float" office:value="17.780166">
            <text:p>17.780166</text:p>
          </table:table-cell>
          <table:table-cell office:value-type="float" office:value="17.70473">
            <text:p>17.70473</text:p>
          </table:table-cell>
          <table:table-cell office:value-type="float" office:value="15.486661">
            <text:p>15.486661</text:p>
          </table:table-cell>
          <table:table-cell office:value-type="float" office:value="19.343642">
            <text:p>19.343642</text:p>
          </table:table-cell>
          <table:table-cell office:value-type="float" office:value="18.983649">
            <text:p>18.983649</text:p>
          </table:table-cell>
          <table:table-cell office:value-type="float" office:value="18.791947">
            <text:p>18.791947</text:p>
          </table:table-cell>
          <table:table-cell office:value-type="float" office:value="18.114626">
            <text:p>18.114626</text:p>
          </table:table-cell>
          <table:table-cell office:value-type="float" office:value="22.189396">
            <text:p>22.189396</text:p>
          </table:table-cell>
          <table:table-cell office:value-type="float" office:value="20.62723">
            <text:p>20.62723</text:p>
          </table:table-cell>
          <table:table-cell office:value-type="float" office:value="16.529515">
            <text:p>16.529515</text:p>
          </table:table-cell>
          <table:table-cell office:value-type="float" office:value="18.921048">
            <text:p>18.921048</text:p>
          </table:table-cell>
          <table:table-cell office:value-type="float" office:value="19.243626">
            <text:p>19.243626</text:p>
          </table:table-cell>
          <table:table-cell office:value-type="float" office:value="19.165955">
            <text:p>19.165955</text:p>
          </table:table-cell>
          <table:table-cell office:value-type="float" office:value="19.513588">
            <text:p>19.513588</text:p>
          </table:table-cell>
          <table:table-cell office:value-type="float" office:value="19.311091">
            <text:p>19.311091</text:p>
          </table:table-cell>
          <table:table-cell office:value-type="float" office:value="21.917458">
            <text:p>21.917458</text:p>
          </table:table-cell>
          <table:table-cell office:value-type="float" office:value="18.273273">
            <text:p>18.273273</text:p>
          </table:table-cell>
          <table:table-cell office:value-type="float" office:value="19.400872">
            <text:p>19.400872</text:p>
          </table:table-cell>
          <table:table-cell office:value-type="float" office:value="19.278649">
            <text:p>19.278649</text:p>
          </table:table-cell>
          <table:table-cell office:value-type="float" office:value="19.357238">
            <text:p>19.357238</text:p>
          </table:table-cell>
          <table:table-cell office:value-type="float" office:value="18.960125">
            <text:p>18.960125</text:p>
          </table:table-cell>
          <table:table-cell office:value-type="float" office:value="18.373234">
            <text:p>18.373234</text:p>
          </table:table-cell>
          <table:table-cell office:value-type="float" office:value="19.765665">
            <text:p>19.765665</text:p>
          </table:table-cell>
          <table:table-cell office:value-type="float" office:value="21.594384">
            <text:p>21.594384</text:p>
          </table:table-cell>
          <table:table-cell office:value-type="float" office:value="17.921316">
            <text:p>17.921316</text:p>
          </table:table-cell>
          <table:table-cell office:value-type="float" office:value="19.638818">
            <text:p>19.638818</text:p>
          </table:table-cell>
          <table:table-cell office:value-type="float" office:value="20.398073">
            <text:p>20.398073</text:p>
          </table:table-cell>
          <table:table-cell office:value-type="float" office:value="22.490183">
            <text:p>22.490183</text:p>
          </table:table-cell>
          <table:table-cell office:value-type="float" office:value="19.894162">
            <text:p>19.894162</text:p>
          </table:table-cell>
          <table:table-cell office:value-type="float" office:value="7.085862">
            <text:p>7.085862</text:p>
          </table:table-cell>
          <table:table-cell office:value-type="float" office:value="7.527656">
            <text:p>7.527656</text:p>
          </table:table-cell>
          <table:table-cell office:value-type="float" office:value="7.630849">
            <text:p>7.630849</text:p>
          </table:table-cell>
          <table:table-cell office:value-type="float" office:value="7.580531">
            <text:p>7.580531</text:p>
          </table:table-cell>
          <table:table-cell office:value-type="float" office:value="8.145685">
            <text:p>8.145685</text:p>
          </table:table-cell>
          <table:table-cell office:value-type="float" office:value="7.108722">
            <text:p>7.108722</text:p>
          </table:table-cell>
          <table:table-cell office:value-type="float" office:value="7.599049">
            <text:p>7.599049</text:p>
          </table:table-cell>
          <table:table-cell office:value-type="float" office:value="8.825398">
            <text:p>8.825398</text:p>
          </table:table-cell>
          <table:table-cell office:value-type="float" office:value="9.163366">
            <text:p>9.163366</text:p>
          </table:table-cell>
          <table:table-cell office:value-type="float" office:value="8.073555">
            <text:p>8.073555</text:p>
          </table:table-cell>
          <table:table-cell office:value-type="float" office:value="7.233181">
            <text:p>7.233181</text:p>
          </table:table-cell>
          <table:table-cell office:value-type="float" office:value="7.974934">
            <text:p>7.974934</text:p>
          </table:table-cell>
          <table:table-cell office:value-type="float" office:value="7.679609">
            <text:p>7.679609</text:p>
          </table:table-cell>
          <table:table-cell office:value-type="float" office:value="8.568014">
            <text:p>8.568014</text:p>
          </table:table-cell>
          <table:table-cell office:value-type="float" office:value="8.404607">
            <text:p>8.404607</text:p>
          </table:table-cell>
          <table:table-cell office:value-type="float" office:value="8.522447">
            <text:p>8.522447</text:p>
          </table:table-cell>
          <table:table-cell office:value-type="float" office:value="7.505221">
            <text:p>7.505221</text:p>
          </table:table-cell>
          <table:table-cell office:value-type="float" office:value="7.7031">
            <text:p>7.7031</text:p>
          </table:table-cell>
          <table:table-cell office:value-type="float" office:value="8.910158">
            <text:p>8.910158</text:p>
          </table:table-cell>
          <table:table-cell office:value-type="float" office:value="8.689087">
            <text:p>8.689087</text:p>
          </table:table-cell>
          <table:table-cell office:value-type="float" office:value="7.572932">
            <text:p>7.572932</text:p>
          </table:table-cell>
          <table:table-cell office:value-type="float" office:value="6.73825">
            <text:p>6.73825</text:p>
          </table:table-cell>
          <table:table-cell office:value-type="float" office:value="8.155735">
            <text:p>8.155735</text:p>
          </table:table-cell>
          <table:table-cell office:value-type="float" office:value="7.777877">
            <text:p>7.777877</text:p>
          </table:table-cell>
          <table:table-cell office:value-type="float" office:value="9.117549">
            <text:p>9.117549</text:p>
          </table:table-cell>
          <table:table-cell office:value-type="float" office:value="7.023746">
            <text:p>7.023746</text:p>
          </table:table-cell>
          <table:table-cell office:value-type="float" office:value="6.997722">
            <text:p>6.997722</text:p>
          </table:table-cell>
          <table:table-cell office:value-type="float" office:value="8.308214">
            <text:p>8.308214</text:p>
          </table:table-cell>
          <table:table-cell office:value-type="float" office:value="7.886918">
            <text:p>7.886918</text:p>
          </table:table-cell>
          <table:table-cell office:value-type="float" office:value="7.935442">
            <text:p>7.935442</text:p>
          </table:table-cell>
          <table:table-cell office:value-type="float" office:value="8.034303">
            <text:p>8.034303</text:p>
          </table:table-cell>
          <table:table-cell office:value-type="float" office:value="9.274252">
            <text:p>9.274252</text:p>
          </table:table-cell>
          <table:table-cell office:value-type="float" office:value="7.934251">
            <text:p>7.934251</text:p>
          </table:table-cell>
          <table:table-cell office:value-type="float" office:value="7.676264">
            <text:p>7.676264</text:p>
          </table:table-cell>
          <table:table-cell office:value-type="float" office:value="8.383289">
            <text:p>8.383289</text:p>
          </table:table-cell>
          <table:table-cell office:value-type="float" office:value="7.113503">
            <text:p>7.113503</text:p>
          </table:table-cell>
          <table:table-cell office:value-type="float" office:value="7.759616">
            <text:p>7.759616</text:p>
          </table:table-cell>
          <table:table-cell office:value-type="float" office:value="7.872828">
            <text:p>7.872828</text:p>
          </table:table-cell>
          <table:table-cell office:value-type="float" office:value="8.094564">
            <text:p>8.094564</text:p>
          </table:table-cell>
          <table:table-cell office:value-type="float" office:value="9.041167">
            <text:p>9.041167</text:p>
          </table:table-cell>
          <table:table-cell office:value-type="float" office:value="6.997722">
            <text:p>6.997722</text:p>
          </table:table-cell>
          <table:table-cell office:value-type="float" office:value="7.581618">
            <text:p>7.581618</text:p>
          </table:table-cell>
          <table:table-cell office:value-type="float" office:value="8.12441">
            <text:p>8.12441</text:p>
          </table:table-cell>
          <table:table-cell office:value-type="float" office:value="7.800824">
            <text:p>7.800824</text:p>
          </table:table-cell>
          <table:table-cell office:value-type="float" office:value="7.196759">
            <text:p>7.196759</text:p>
          </table:table-cell>
          <table:table-cell office:value-type="float" office:value="0.944087">
            <text:p>0.944087</text:p>
          </table:table-cell>
          <table:table-cell office:value-type="float" office:value="0.960986">
            <text:p>0.960986</text:p>
          </table:table-cell>
          <table:table-cell office:value-type="float" office:value="0.894785">
            <text:p>0.894785</text:p>
          </table:table-cell>
          <table:table-cell office:value-type="float" office:value="0.88163">
            <text:p>0.88163</text:p>
          </table:table-cell>
          <table:table-cell office:value-type="float" office:value="1.000913">
            <text:p>1.000913</text:p>
          </table:table-cell>
          <table:table-cell office:value-type="float" office:value="0.931144">
            <text:p>0.931144</text:p>
          </table:table-cell>
          <table:table-cell office:value-type="float" office:value="0.915121">
            <text:p>0.915121</text:p>
          </table:table-cell>
          <table:table-cell office:value-type="float" office:value="0.87943">
            <text:p>0.87943</text:p>
          </table:table-cell>
          <table:table-cell office:value-type="float" office:value="0.878881">
            <text:p>0.878881</text:p>
          </table:table-cell>
          <table:table-cell office:value-type="float" office:value="0.812035">
            <text:p>0.812035</text:p>
          </table:table-cell>
          <table:table-cell office:value-type="float" office:value="0.935005">
            <text:p>0.935005</text:p>
          </table:table-cell>
          <table:table-cell office:value-type="float" office:value="0.865522">
            <text:p>0.865522</text:p>
          </table:table-cell>
          <table:table-cell office:value-type="float" office:value="0.851147">
            <text:p>0.851147</text:p>
          </table:table-cell>
          <table:table-cell office:value-type="float" office:value="1.000203">
            <text:p>1.000203</text:p>
          </table:table-cell>
          <table:table-cell office:value-type="float" office:value="0.956421">
            <text:p>0.956421</text:p>
          </table:table-cell>
          <table:table-cell office:value-type="float" office:value="0.929915">
            <text:p>0.929915</text:p>
          </table:table-cell>
          <table:table-cell office:value-type="float" office:value="0.907899">
            <text:p>0.907899</text:p>
          </table:table-cell>
          <table:table-cell office:value-type="float" office:value="0.911422">
            <text:p>0.911422</text:p>
          </table:table-cell>
          <table:table-cell office:value-type="float" office:value="0.814381">
            <text:p>0.814381</text:p>
          </table:table-cell>
          <table:table-cell office:value-type="float" office:value="0.777966">
            <text:p>0.777966</text:p>
          </table:table-cell>
          <table:table-cell office:value-type="float" office:value="0.793294">
            <text:p>0.793294</text:p>
          </table:table-cell>
          <table:table-cell office:value-type="float" office:value="0.921704">
            <text:p>0.921704</text:p>
          </table:table-cell>
          <table:table-cell office:value-type="float" office:value="0.829114">
            <text:p>0.829114</text:p>
          </table:table-cell>
          <table:table-cell office:value-type="float" office:value="0.745161">
            <text:p>0.745161</text:p>
          </table:table-cell>
          <table:table-cell office:value-type="float" office:value="0.850633">
            <text:p>0.850633</text:p>
          </table:table-cell>
          <table:table-cell office:value-type="float" office:value="0.964439">
            <text:p>0.964439</text:p>
          </table:table-cell>
          <table:table-cell office:value-type="float" office:value="0.9193">
            <text:p>0.9193</text:p>
          </table:table-cell>
          <table:table-cell office:value-type="float" office:value="0.83009">
            <text:p>0.83009</text:p>
          </table:table-cell>
          <table:table-cell office:value-type="float" office:value="0.9205">
            <text:p>0.9205</text:p>
          </table:table-cell>
          <table:table-cell office:value-type="float" office:value="0.838611">
            <text:p>0.838611</text:p>
          </table:table-cell>
          <table:table-cell office:value-type="float" office:value="1.044302">
            <text:p>1.044302</text:p>
          </table:table-cell>
          <table:table-cell office:value-type="float" office:value="0.880529">
            <text:p>0.880529</text:p>
          </table:table-cell>
          <table:table-cell office:value-type="float" office:value="0.773165">
            <text:p>0.773165</text:p>
          </table:table-cell>
          <table:table-cell office:value-type="float" office:value="0.827531">
            <text:p>0.827531</text:p>
          </table:table-cell>
          <table:table-cell office:value-type="float" office:value="0.83009">
            <text:p>0.83009</text:p>
          </table:table-cell>
          <table:table-cell office:value-type="float" office:value="0.894785">
            <text:p>0.894785</text:p>
          </table:table-cell>
          <table:table-cell office:value-type="float" office:value="1.076818">
            <text:p>1.076818</text:p>
          </table:table-cell>
          <table:table-cell office:value-type="float" office:value="0.778074">
            <text:p>0.778074</text:p>
          </table:table-cell>
          <table:table-cell office:value-type="float" office:value="0.803355">
            <text:p>0.803355</text:p>
          </table:table-cell>
          <table:table-cell office:value-type="float" office:value="0.849607">
            <text:p>0.849607</text:p>
          </table:table-cell>
          <table:table-cell office:value-type="float" office:value="0.777966">
            <text:p>0.777966</text:p>
          </table:table-cell>
          <table:table-cell office:value-type="float" office:value="0.9205">
            <text:p>0.9205</text:p>
          </table:table-cell>
          <table:table-cell office:value-type="float" office:value="0.99368">
            <text:p>0.99368</text:p>
          </table:table-cell>
          <table:table-cell office:value-type="float" office:value="0.888999">
            <text:p>0.888999</text:p>
          </table:table-cell>
          <table:table-cell office:value-type="float" office:value="0.79229">
            <text:p>0.79229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0.917885">
            <text:p>0.917885</text:p>
          </table:table-cell>
          <table:table-cell office:value-type="float" office:value="0.769597">
            <text:p>0.769597</text:p>
          </table:table-cell>
          <table:table-cell office:value-type="float" office:value="0.924365">
            <text:p>0.924365</text:p>
          </table:table-cell>
          <table:table-cell office:value-type="float" office:value="0.871968">
            <text:p>0.871968</text:p>
          </table:table-cell>
          <table:table-cell office:value-type="float" office:value="0.791495">
            <text:p>0.791495</text:p>
          </table:table-cell>
          <table:table-cell office:value-type="float" office:value="0.869708">
            <text:p>0.869708</text:p>
          </table:table-cell>
          <table:table-cell office:value-type="float" office:value="0.868161">
            <text:p>0.868161</text:p>
          </table:table-cell>
          <table:table-cell office:value-type="float" office:value="0.856117">
            <text:p>0.856117</text:p>
          </table:table-cell>
          <table:table-cell office:value-type="float" office:value="0.73273">
            <text:p>0.73273</text:p>
          </table:table-cell>
          <table:table-cell office:value-type="float" office:value="0.835337">
            <text:p>0.835337</text:p>
          </table:table-cell>
          <table:table-cell office:value-type="float" office:value="0.827483">
            <text:p>0.827483</text:p>
          </table:table-cell>
          <table:table-cell office:value-type="float" office:value="0.842283">
            <text:p>0.842283</text:p>
          </table:table-cell>
          <table:table-cell office:value-type="float" office:value="0.775601">
            <text:p>0.775601</text:p>
          </table:table-cell>
          <table:table-cell office:value-type="float" office:value="0.833262">
            <text:p>0.833262</text:p>
          </table:table-cell>
          <table:table-cell office:value-type="float" office:value="0.729841">
            <text:p>0.729841</text:p>
          </table:table-cell>
          <table:table-cell office:value-type="float" office:value="0.789632">
            <text:p>0.789632</text:p>
          </table:table-cell>
          <table:table-cell office:value-type="float" office:value="0.761195">
            <text:p>0.761195</text:p>
          </table:table-cell>
          <table:table-cell office:value-type="float" office:value="0.921034">
            <text:p>0.921034</text:p>
          </table:table-cell>
          <table:table-cell office:value-type="float" office:value="0.773812">
            <text:p>0.773812</text:p>
          </table:table-cell>
          <table:table-cell office:value-type="float" office:value="0.810127">
            <text:p>0.810127</text:p>
          </table:table-cell>
          <table:table-cell office:value-type="float" office:value="0.830684">
            <text:p>0.830684</text:p>
          </table:table-cell>
          <table:table-cell office:value-type="float" office:value="0.764773">
            <text:p>0.764773</text:p>
          </table:table-cell>
          <table:table-cell office:value-type="float" office:value="0.927559">
            <text:p>0.927559</text:p>
          </table:table-cell>
          <table:table-cell office:value-type="float" office:value="0.832229">
            <text:p>0.832229</text:p>
          </table:table-cell>
          <table:table-cell office:value-type="float" office:value="0.90703">
            <text:p>0.90703</text:p>
          </table:table-cell>
          <table:table-cell office:value-type="float" office:value="0.793015">
            <text:p>0.793015</text:p>
          </table:table-cell>
          <table:table-cell office:value-type="float" office:value="0.813071">
            <text:p>0.813071</text:p>
          </table:table-cell>
          <table:table-cell office:value-type="float" office:value="0.885049">
            <text:p>0.885049</text:p>
          </table:table-cell>
          <table:table-cell office:value-type="float" office:value="0.791962">
            <text:p>0.791962</text:p>
          </table:table-cell>
          <table:table-cell office:value-type="float" office:value="0.769266">
            <text:p>0.769266</text:p>
          </table:table-cell>
          <table:table-cell office:value-type="float" office:value="0.993837">
            <text:p>0.993837</text:p>
          </table:table-cell>
          <table:table-cell office:value-type="float" office:value="0.830042">
            <text:p>0.830042</text:p>
          </table:table-cell>
          <table:table-cell office:value-type="float" office:value="0.989259">
            <text:p>0.989259</text:p>
          </table:table-cell>
          <table:table-cell office:value-type="float" office:value="0.765537">
            <text:p>0.765537</text:p>
          </table:table-cell>
          <table:table-cell office:value-type="float" office:value="0.870978">
            <text:p>0.870978</text:p>
          </table:table-cell>
          <table:table-cell office:value-type="float" office:value="0.858307">
            <text:p>0.858307</text:p>
          </table:table-cell>
          <table:table-cell office:value-type="float" office:value="0.824307">
            <text:p>0.824307</text:p>
          </table:table-cell>
          <table:table-cell office:value-type="float" office:value="0.837944">
            <text:p>0.837944</text:p>
          </table:table-cell>
          <table:table-cell office:value-type="float" office:value="0.936131">
            <text:p>0.936131</text:p>
          </table:table-cell>
          <table:table-cell office:value-type="float" office:value="0.83378">
            <text:p>0.83378</text:p>
          </table:table-cell>
          <table:table-cell office:value-type="float" office:value="0.882576">
            <text:p>0.882576</text:p>
          </table:table-cell>
          <table:table-cell office:value-type="float" office:value="0.819275">
            <text:p>0.819275</text:p>
          </table:table-cell>
          <table:table-cell office:value-type="float" office:value="0.935641">
            <text:p>0.935641</text:p>
          </table:table-cell>
          <table:table-cell office:value-type="float" office:value="0.807689">
            <text:p>0.807689</text:p>
          </table:table-cell>
          <table:table-cell office:value-type="float" office:value="0.921034">
            <text:p>0.921034</text:p>
          </table:table-cell>
          <table:table-cell office:value-type="float" office:value="78.04463">
            <text:p>78.04463</text:p>
          </table:table-cell>
          <table:table-cell office:value-type="float" office:value="90.012707">
            <text:p>90.012707</text:p>
          </table:table-cell>
          <table:table-cell office:value-type="float" office:value="102.791199">
            <text:p>102.791199</text:p>
          </table:table-cell>
          <table:table-cell office:value-type="float" office:value="124.177521">
            <text:p>124.177521</text:p>
          </table:table-cell>
          <table:table-cell office:value-type="float" office:value="134.562339">
            <text:p>134.562339</text:p>
          </table:table-cell>
          <table:table-cell office:value-type="float" office:value="143.923809">
            <text:p>143.923809</text:p>
          </table:table-cell>
          <table:table-cell office:value-type="float" office:value="134.3488">
            <text:p>134.3488</text:p>
          </table:table-cell>
          <table:table-cell office:value-type="float" office:value="147.393246">
            <text:p>147.393246</text:p>
          </table:table-cell>
          <table:table-cell office:value-type="float" office:value="156.310946">
            <text:p>156.310946</text:p>
          </table:table-cell>
          <table:table-cell office:value-type="float" office:value="159.090108">
            <text:p>159.090108</text:p>
          </table:table-cell>
          <table:table-cell office:value-type="float" office:value="62.387924">
            <text:p>62.387924</text:p>
          </table:table-cell>
          <table:table-cell office:value-type="float" office:value="85.382884">
            <text:p>85.382884</text:p>
          </table:table-cell>
          <table:table-cell office:value-type="float" office:value="101.119567">
            <text:p>101.119567</text:p>
          </table:table-cell>
          <table:table-cell office:value-type="float" office:value="121.196495">
            <text:p>121.196495</text:p>
          </table:table-cell>
          <table:table-cell office:value-type="float" office:value="124.051552">
            <text:p>124.051552</text:p>
          </table:table-cell>
          <table:table-cell office:value-type="float" office:value="139.810133">
            <text:p>139.810133</text:p>
          </table:table-cell>
          <table:table-cell office:value-type="float" office:value="143.305387">
            <text:p>143.305387</text:p>
          </table:table-cell>
          <table:table-cell office:value-type="float" office:value="156.756213">
            <text:p>156.756213</text:p>
          </table:table-cell>
          <table:table-cell office:value-type="float" office:value="144.528611">
            <text:p>144.528611</text:p>
          </table:table-cell>
          <table:table-cell office:value-type="float" office:value="157.406374">
            <text:p>157.406374</text:p>
          </table:table-cell>
          <table:table-cell office:value-type="float" office:value="143.137647">
            <text:p>143.137647</text:p>
          </table:table-cell>
          <table:table-cell office:value-type="float" office:value="160.880773">
            <text:p>160.880773</text:p>
          </table:table-cell>
          <table:table-cell office:value-type="float" office:value="144.376934">
            <text:p>144.376934</text:p>
          </table:table-cell>
          <table:table-cell office:value-type="float" office:value="146.744716">
            <text:p>146.744716</text:p>
          </table:table-cell>
          <table:table-cell office:value-type="float" office:value="154.511494">
            <text:p>154.511494</text:p>
          </table:table-cell>
          <table:table-cell office:value-type="float" office:value="156.133547">
            <text:p>156.133547</text:p>
          </table:table-cell>
          <table:table-cell office:value-type="float" office:value="141.354401">
            <text:p>141.354401</text:p>
          </table:table-cell>
          <table:table-cell office:value-type="float" office:value="172.370457">
            <text:p>172.370457</text:p>
          </table:table-cell>
          <table:table-cell office:value-type="float" office:value="141.04644">
            <text:p>141.04644</text:p>
          </table:table-cell>
          <table:table-cell office:value-type="float" office:value="155.956549">
            <text:p>155.956549</text:p>
          </table:table-cell>
          <table:table-cell office:value-type="float" office:value="26.64741">
            <text:p>26.64741</text:p>
          </table:table-cell>
          <table:table-cell office:value-type="float" office:value="18.517652">
            <text:p>18.517652</text:p>
          </table:table-cell>
          <table:table-cell office:value-type="float" office:value="30.961232">
            <text:p>30.961232</text:p>
          </table:table-cell>
          <table:table-cell office:value-type="float" office:value="28.724489">
            <text:p>28.724489</text:p>
          </table:table-cell>
          <table:table-cell office:value-type="float" office:value="35.201721">
            <text:p>35.201721</text:p>
          </table:table-cell>
          <table:table-cell office:value-type="float" office:value="30.594032">
            <text:p>30.594032</text:p>
          </table:table-cell>
          <table:table-cell office:value-type="float" office:value="32.891796">
            <text:p>32.891796</text:p>
          </table:table-cell>
          <table:table-cell office:value-type="float" office:value="30.92502">
            <text:p>30.92502</text:p>
          </table:table-cell>
          <table:table-cell office:value-type="float" office:value="26.5771">
            <text:p>26.5771</text:p>
          </table:table-cell>
          <table:table-cell office:value-type="float" office:value="32.708696">
            <text:p>32.708696</text:p>
          </table:table-cell>
          <table:table-cell office:value-type="float" office:value="35.664667">
            <text:p>35.664667</text:p>
          </table:table-cell>
          <table:table-cell office:value-type="float" office:value="30.961232">
            <text:p>30.961232</text:p>
          </table:table-cell>
          <table:table-cell office:value-type="float" office:value="29.62565">
            <text:p>29.62565</text:p>
          </table:table-cell>
          <table:table-cell office:value-type="float" office:value="28.720589">
            <text:p>28.720589</text:p>
          </table:table-cell>
          <table:table-cell office:value-type="float" office:value="30.758636">
            <text:p>30.758636</text:p>
          </table:table-cell>
          <table:table-cell office:value-type="float" office:value="25.287165">
            <text:p>25.287165</text:p>
          </table:table-cell>
          <table:table-cell office:value-type="float" office:value="27.839845">
            <text:p>27.839845</text:p>
          </table:table-cell>
          <table:table-cell office:value-type="float" office:value="27.858177">
            <text:p>27.858177</text:p>
          </table:table-cell>
          <table:table-cell office:value-type="float" office:value="27.763111">
            <text:p>27.763111</text:p>
          </table:table-cell>
          <table:table-cell office:value-type="float" office:value="35.443556">
            <text:p>35.443556</text:p>
          </table:table-cell>
          <table:table-cell office:value-type="float" office:value="12.894065">
            <text:p>12.894065</text:p>
          </table:table-cell>
          <table:table-cell office:value-type="float" office:value="26.457428">
            <text:p>26.457428</text:p>
          </table:table-cell>
          <table:table-cell office:value-type="float" office:value="32.156756">
            <text:p>32.156756</text:p>
          </table:table-cell>
          <table:table-cell office:value-type="float" office:value="30.92502">
            <text:p>30.92502</text:p>
          </table:table-cell>
          <table:table-cell office:value-type="float" office:value="29.696355">
            <text:p>29.696355</text:p>
          </table:table-cell>
          <table:table-cell office:value-type="float" office:value="25.326525">
            <text:p>25.326525</text:p>
          </table:table-cell>
          <table:table-cell office:value-type="float" office:value="30.304748">
            <text:p>30.304748</text:p>
          </table:table-cell>
          <table:table-cell office:value-type="float" office:value="29.160069">
            <text:p>29.160069</text:p>
          </table:table-cell>
          <table:table-cell office:value-type="float" office:value="31.604234">
            <text:p>31.604234</text:p>
          </table:table-cell>
          <table:table-cell office:value-type="float" office:value="31.148158">
            <text:p>31.148158</text:p>
          </table:table-cell>
          <table:table-cell office:value-type="float" office:value="30.571924">
            <text:p>30.571924</text:p>
          </table:table-cell>
          <table:table-cell office:value-type="float" office:value="28.720589">
            <text:p>28.720589</text:p>
          </table:table-cell>
          <table:table-cell office:value-type="float" office:value="31.996239">
            <text:p>31.996239</text:p>
          </table:table-cell>
          <table:table-cell office:value-type="float" office:value="28.91295">
            <text:p>28.91295</text:p>
          </table:table-cell>
          <table:table-cell office:value-type="float" office:value="32.477681">
            <text:p>32.477681</text:p>
          </table:table-cell>
          <table:table-cell office:value-type="float" office:value="30.505789">
            <text:p>30.505789</text:p>
          </table:table-cell>
          <table:table-cell office:value-type="float" office:value="30.431181">
            <text:p>30.431181</text:p>
          </table:table-cell>
          <table:table-cell office:value-type="float" office:value="31.604234">
            <text:p>31.604234</text:p>
          </table:table-cell>
          <table:table-cell office:value-type="float" office:value="28.91295">
            <text:p>28.91295</text:p>
          </table:table-cell>
          <table:table-cell office:value-type="float" office:value="30.536616">
            <text:p>30.536616</text:p>
          </table:table-cell>
          <table:table-cell office:value-type="float" office:value="28.173567">
            <text:p>28.173567</text:p>
          </table:table-cell>
          <table:table-cell office:value-type="float" office:value="27.279745">
            <text:p>27.279745</text:p>
          </table:table-cell>
          <table:table-cell office:value-type="float" office:value="30.374374">
            <text:p>30.374374</text:p>
          </table:table-cell>
          <table:table-cell office:value-type="float" office:value="32.151868">
            <text:p>32.151868</text:p>
          </table:table-cell>
          <table:table-cell office:value-type="float" office:value="30.722896">
            <text:p>30.722896</text:p>
          </table:table-cell>
          <table:table-cell office:value-type="float" office:value="3.314018">
            <text:p>3.314018</text:p>
          </table:table-cell>
          <table:table-cell office:value-type="float" office:value="4.20212">
            <text:p>4.20212</text:p>
          </table:table-cell>
          <table:table-cell office:value-type="float" office:value="4.033013">
            <text:p>4.033013</text:p>
          </table:table-cell>
          <table:table-cell office:value-type="float" office:value="3.770665">
            <text:p>3.770665</text:p>
          </table:table-cell>
          <table:table-cell office:value-type="float" office:value="3.167825">
            <text:p>3.167825</text:p>
          </table:table-cell>
          <table:table-cell office:value-type="float" office:value="3.709868">
            <text:p>3.709868</text:p>
          </table:table-cell>
          <table:table-cell office:value-type="float" office:value="3.265071">
            <text:p>3.265071</text:p>
          </table:table-cell>
          <table:table-cell office:value-type="float" office:value="3.449377">
            <text:p>3.449377</text:p>
          </table:table-cell>
          <table:table-cell office:value-type="float" office:value="3.063666">
            <text:p>3.063666</text:p>
          </table:table-cell>
          <table:table-cell office:value-type="float" office:value="2.953317">
            <text:p>2.953317</text:p>
          </table:table-cell>
          <table:table-cell office:value-type="float" office:value="3.799255">
            <text:p>3.799255</text:p>
          </table:table-cell>
          <table:table-cell office:value-type="float" office:value="3.247671">
            <text:p>3.247671</text:p>
          </table:table-cell>
          <table:table-cell office:value-type="float" office:value="4.138873">
            <text:p>4.138873</text:p>
          </table:table-cell>
          <table:table-cell office:value-type="float" office:value="3.421116">
            <text:p>3.421116</text:p>
          </table:table-cell>
          <table:table-cell office:value-type="float" office:value="3.983144">
            <text:p>3.983144</text:p>
          </table:table-cell>
          <table:table-cell office:value-type="float" office:value="3.486714">
            <text:p>3.486714</text:p>
          </table:table-cell>
          <table:table-cell office:value-type="float" office:value="3.98596">
            <text:p>3.98596</text:p>
          </table:table-cell>
          <table:table-cell office:value-type="float" office:value="3.863704">
            <text:p>3.863704</text:p>
          </table:table-cell>
          <table:table-cell office:value-type="float" office:value="3.513334">
            <text:p>3.513334</text:p>
          </table:table-cell>
          <table:table-cell office:value-type="float" office:value="3.375536">
            <text:p>3.375536</text:p>
          </table:table-cell>
          <table:table-cell office:value-type="float" office:value="3.332631">
            <text:p>3.332631</text:p>
          </table:table-cell>
          <table:table-cell office:value-type="float" office:value="3.364957">
            <text:p>3.364957</text:p>
          </table:table-cell>
          <table:table-cell office:value-type="float" office:value="3.16205">
            <text:p>3.16205</text:p>
          </table:table-cell>
          <table:table-cell office:value-type="float" office:value="3.801817">
            <text:p>3.801817</text:p>
          </table:table-cell>
          <table:table-cell office:value-type="float" office:value="3.423714">
            <text:p>3.423714</text:p>
          </table:table-cell>
          <table:table-cell office:value-type="float" office:value="3.417487">
            <text:p>3.417487</text:p>
          </table:table-cell>
          <table:table-cell office:value-type="float" office:value="3.8446">
            <text:p>3.8446</text:p>
          </table:table-cell>
          <table:table-cell office:value-type="float" office:value="3.113584">
            <text:p>3.113584</text:p>
          </table:table-cell>
          <table:table-cell office:value-type="float" office:value="3.358942">
            <text:p>3.358942</text:p>
          </table:table-cell>
          <table:table-cell office:value-type="float" office:value="3.556558">
            <text:p>3.556558</text:p>
          </table:table-cell>
          <table:table-cell office:value-type="float" office:value="3.417487">
            <text:p>3.417487</text:p>
          </table:table-cell>
          <table:table-cell office:value-type="float" office:value="3.398429">
            <text:p>3.398429</text:p>
          </table:table-cell>
          <table:table-cell office:value-type="float" office:value="3.689231">
            <text:p>3.689231</text:p>
          </table:table-cell>
          <table:table-cell office:value-type="float" office:value="3.662862">
            <text:p>3.662862</text:p>
          </table:table-cell>
          <table:table-cell office:value-type="float" office:value="4.018638">
            <text:p>4.018638</text:p>
          </table:table-cell>
          <table:table-cell office:value-type="float" office:value="3.749971">
            <text:p>3.749971</text:p>
          </table:table-cell>
          <table:table-cell office:value-type="float" office:value="3.348467">
            <text:p>3.348467</text:p>
          </table:table-cell>
          <table:table-cell office:value-type="float" office:value="3.682603">
            <text:p>3.682603</text:p>
          </table:table-cell>
          <table:table-cell office:value-type="float" office:value="3.783319">
            <text:p>3.783319</text:p>
          </table:table-cell>
          <table:table-cell office:value-type="float" office:value="3.763114">
            <text:p>3.763114</text:p>
          </table:table-cell>
          <table:table-cell office:value-type="float" office:value="3.71966">
            <text:p>3.71966</text:p>
          </table:table-cell>
          <table:table-cell office:value-type="float" office:value="3.773189">
            <text:p>3.773189</text:p>
          </table:table-cell>
          <table:table-cell office:value-type="float" office:value="3.526521">
            <text:p>3.526521</text:p>
          </table:table-cell>
          <table:table-cell office:value-type="float" office:value="3.567813">
            <text:p>3.567813</text:p>
          </table:table-cell>
          <table:table-cell office:value-type="float" office:value="3.674801">
            <text:p>3.674801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office:value-type="float" office:value="3.0409">
            <text:p>3.0409</text:p>
          </table:table-cell>
          <table:table-cell office:value-type="float" office:value="3.146957">
            <text:p>3.146957</text:p>
          </table:table-cell>
          <table:table-cell office:value-type="float" office:value="3.181457">
            <text:p>3.181457</text:p>
          </table:table-cell>
          <table:table-cell office:value-type="float" office:value="3.796153">
            <text:p>3.796153</text:p>
          </table:table-cell>
          <table:table-cell office:value-type="float" office:value="3.689834">
            <text:p>3.689834</text:p>
          </table:table-cell>
          <table:table-cell office:value-type="float" office:value="3.218651">
            <text:p>3.218651</text:p>
          </table:table-cell>
          <table:table-cell office:value-type="float" office:value="2.978893">
            <text:p>2.978893</text:p>
          </table:table-cell>
          <table:table-cell office:value-type="float" office:value="2.97024">
            <text:p>2.97024</text:p>
          </table:table-cell>
          <table:table-cell office:value-type="float" office:value="3.030601">
            <text:p>3.030601</text:p>
          </table:table-cell>
          <table:table-cell office:value-type="float" office:value="3.726329">
            <text:p>3.726329</text:p>
          </table:table-cell>
          <table:table-cell office:value-type="float" office:value="3.439826">
            <text:p>3.439826</text:p>
          </table:table-cell>
          <table:table-cell office:value-type="float" office:value="3.102403">
            <text:p>3.102403</text:p>
          </table:table-cell>
          <table:table-cell office:value-type="float" office:value="2.861785">
            <text:p>2.861785</text:p>
          </table:table-cell>
          <table:table-cell office:value-type="float" office:value="3.431033">
            <text:p>3.431033</text:p>
          </table:table-cell>
          <table:table-cell office:value-type="float" office:value="3.815714">
            <text:p>3.815714</text:p>
          </table:table-cell>
          <table:table-cell office:value-type="float" office:value="1.92203">
            <text:p>1.92203</text:p>
          </table:table-cell>
          <table:table-cell office:value-type="float" office:value="3.023347">
            <text:p>3.023347</text:p>
          </table:table-cell>
          <table:table-cell office:value-type="float" office:value="3.048238">
            <text:p>3.048238</text:p>
          </table:table-cell>
          <table:table-cell office:value-type="float" office:value="3.37814">
            <text:p>3.37814</text:p>
          </table:table-cell>
          <table:table-cell office:value-type="float" office:value="2.907899">
            <text:p>2.907899</text:p>
          </table:table-cell>
          <table:table-cell office:value-type="float" office:value="2.775602">
            <text:p>2.775602</text:p>
          </table:table-cell>
          <table:table-cell office:value-type="float" office:value="3.181457">
            <text:p>3.181457</text:p>
          </table:table-cell>
          <table:table-cell office:value-type="float" office:value="2.955524">
            <text:p>2.955524</text:p>
          </table:table-cell>
          <table:table-cell office:value-type="float" office:value="2.66239">
            <text:p>2.66239</text:p>
          </table:table-cell>
          <table:table-cell office:value-type="float" office:value="2.690071">
            <text:p>2.690071</text:p>
          </table:table-cell>
          <table:table-cell office:value-type="float" office:value="3.26862">
            <text:p>3.26862</text:p>
          </table:table-cell>
          <table:table-cell office:value-type="float" office:value="3.333049">
            <text:p>3.333049</text:p>
          </table:table-cell>
          <table:table-cell office:value-type="float" office:value="3.085908">
            <text:p>3.085908</text:p>
          </table:table-cell>
          <table:table-cell office:value-type="float" office:value="3.206635">
            <text:p>3.206635</text:p>
          </table:table-cell>
          <table:table-cell office:value-type="float" office:value="3.777456">
            <text:p>3.777456</text:p>
          </table:table-cell>
          <table:table-cell office:value-type="float" office:value="3.185232">
            <text:p>3.185232</text:p>
          </table:table-cell>
          <table:table-cell office:value-type="float" office:value="3.16225">
            <text:p>3.16225</text:p>
          </table:table-cell>
          <table:table-cell office:value-type="float" office:value="3.47433">
            <text:p>3.47433</text:p>
          </table:table-cell>
          <table:table-cell office:value-type="float" office:value="3.453657">
            <text:p>3.453657</text:p>
          </table:table-cell>
          <table:table-cell office:value-type="float" office:value="3.179102">
            <text:p>3.179102</text:p>
          </table:table-cell>
          <table:table-cell office:value-type="float" office:value="3.46536">
            <text:p>3.46536</text:p>
          </table:table-cell>
          <table:table-cell office:value-type="float" office:value="3.17159">
            <text:p>3.17159</text:p>
          </table:table-cell>
          <table:table-cell office:value-type="float" office:value="4.073376">
            <text:p>4.073376</text:p>
          </table:table-cell>
          <table:table-cell office:value-type="float" office:value="3.248349">
            <text:p>3.248349</text:p>
          </table:table-cell>
          <table:table-cell office:value-type="float" office:value="3.016552">
            <text:p>3.016552</text:p>
          </table:table-cell>
          <table:table-cell office:value-type="float" office:value="3.449219">
            <text:p>3.449219</text:p>
          </table:table-cell>
          <table:table-cell office:value-type="float" office:value="3.49981">
            <text:p>3.49981</text:p>
          </table:table-cell>
          <table:table-cell office:value-type="float" office:value="3.393621">
            <text:p>3.393621</text:p>
          </table:table-cell>
          <table:table-cell office:value-type="float" office:value="3.745176">
            <text:p>3.745176</text:p>
          </table:table-cell>
          <table:table-cell office:value-type="float" office:value="3.115456">
            <text:p>3.115456</text:p>
          </table:table-cell>
          <table:table-cell office:value-type="float" office:value="119.795105">
            <text:p>119.795105</text:p>
          </table:table-cell>
          <table:table-cell office:value-type="float" office:value="151.613196">
            <text:p>151.613196</text:p>
          </table:table-cell>
          <table:table-cell office:value-type="float" office:value="220.34021">
            <text:p>220.34021</text:p>
          </table:table-cell>
          <table:table-cell office:value-type="float" office:value="358.497148">
            <text:p>358.497148</text:p>
          </table:table-cell>
          <table:table-cell office:value-type="float" office:value="383.058588">
            <text:p>383.058588</text:p>
          </table:table-cell>
          <table:table-cell office:value-type="float" office:value="387.887341">
            <text:p>387.887341</text:p>
          </table:table-cell>
          <table:table-cell office:value-type="float" office:value="493.68271">
            <text:p>493.68271</text:p>
          </table:table-cell>
          <table:table-cell office:value-type="float" office:value="709.308293">
            <text:p>709.308293</text:p>
          </table:table-cell>
          <table:table-cell office:value-type="float" office:value="898.182077">
            <text:p>898.182077</text:p>
          </table:table-cell>
          <table:table-cell office:value-type="float" office:value="1000.61262">
            <text:p>1000.61262</text:p>
          </table:table-cell>
          <table:table-cell office:value-type="float" office:value="46.484933">
            <text:p>46.484933</text:p>
          </table:table-cell>
          <table:table-cell office:value-type="float" office:value="78.487995">
            <text:p>78.487995</text:p>
          </table:table-cell>
          <table:table-cell office:value-type="float" office:value="186.373875">
            <text:p>186.373875</text:p>
          </table:table-cell>
          <table:table-cell office:value-type="float" office:value="325.337818">
            <text:p>325.337818</text:p>
          </table:table-cell>
          <table:table-cell office:value-type="float" office:value="334.870167">
            <text:p>334.870167</text:p>
          </table:table-cell>
          <table:table-cell office:value-type="float" office:value="721.225044">
            <text:p>721.225044</text:p>
          </table:table-cell>
          <table:table-cell office:value-type="float" office:value="788.1415">
            <text:p>788.1415</text:p>
          </table:table-cell>
          <table:table-cell office:value-type="float" office:value="761.41097">
            <text:p>761.41097</text:p>
          </table:table-cell>
          <table:table-cell office:value-type="float" office:value="714.027423">
            <text:p>714.027423</text:p>
          </table:table-cell>
          <table:table-cell office:value-type="float" office:value="765.917144">
            <text:p>765.917144</text:p>
          </table:table-cell>
          <table:table-cell office:value-type="float" office:value="731.293667">
            <text:p>731.293667</text:p>
          </table:table-cell>
          <table:table-cell office:value-type="float" office:value="758.392622">
            <text:p>758.392622</text:p>
          </table:table-cell>
          <table:table-cell office:value-type="float" office:value="764.320652">
            <text:p>764.320652</text:p>
          </table:table-cell>
          <table:table-cell office:value-type="float" office:value="719.044692">
            <text:p>719.044692</text:p>
          </table:table-cell>
          <table:table-cell office:value-type="float" office:value="775.364581">
            <text:p>775.364581</text:p>
          </table:table-cell>
          <table:table-cell office:value-type="float" office:value="754.426746">
            <text:p>754.426746</text:p>
          </table:table-cell>
          <table:table-cell office:value-type="float" office:value="744.470687">
            <text:p>744.470687</text:p>
          </table:table-cell>
          <table:table-cell office:value-type="float" office:value="695.572873">
            <text:p>695.572873</text:p>
          </table:table-cell>
          <table:table-cell office:value-type="float" office:value="683.36605">
            <text:p>683.36605</text:p>
          </table:table-cell>
          <table:table-cell office:value-type="float" office:value="745.479711">
            <text:p>745.479711</text:p>
          </table:table-cell>
          <table:table-cell office:value-type="float" office:value="69.109577">
            <text:p>69.109577</text:p>
          </table:table-cell>
          <table:table-cell office:value-type="float" office:value="40.290884">
            <text:p>40.290884</text:p>
          </table:table-cell>
          <table:table-cell office:value-type="float" office:value="95.952433">
            <text:p>95.952433</text:p>
          </table:table-cell>
          <table:table-cell office:value-type="float" office:value="102.521333">
            <text:p>102.521333</text:p>
          </table:table-cell>
          <table:table-cell office:value-type="float" office:value="120.597001">
            <text:p>120.597001</text:p>
          </table:table-cell>
          <table:table-cell office:value-type="float" office:value="114.897957">
            <text:p>114.897957</text:p>
          </table:table-cell>
          <table:table-cell office:value-type="float" office:value="115.541248">
            <text:p>115.541248</text:p>
          </table:table-cell>
          <table:table-cell office:value-type="float" office:value="129.99056">
            <text:p>129.99056</text:p>
          </table:table-cell>
          <table:table-cell office:value-type="float" office:value="117.891676">
            <text:p>117.891676</text:p>
          </table:table-cell>
          <table:table-cell office:value-type="float" office:value="108.558963">
            <text:p>108.558963</text:p>
          </table:table-cell>
          <table:table-cell office:value-type="float" office:value="127.598938">
            <text:p>127.598938</text:p>
          </table:table-cell>
          <table:table-cell office:value-type="float" office:value="115.085495">
            <text:p>115.085495</text:p>
          </table:table-cell>
          <table:table-cell office:value-type="float" office:value="131.403721">
            <text:p>131.403721</text:p>
          </table:table-cell>
          <table:table-cell office:value-type="float" office:value="110.113035">
            <text:p>110.113035</text:p>
          </table:table-cell>
          <table:table-cell office:value-type="float" office:value="113.61737">
            <text:p>113.61737</text:p>
          </table:table-cell>
          <table:table-cell office:value-type="float" office:value="37.165447">
            <text:p>37.165447</text:p>
          </table:table-cell>
          <table:table-cell office:value-type="float" office:value="79.761365">
            <text:p>79.761365</text:p>
          </table:table-cell>
          <table:table-cell office:value-type="float" office:value="80.589443">
            <text:p>80.589443</text:p>
          </table:table-cell>
          <table:table-cell office:value-type="float" office:value="89.233132">
            <text:p>89.233132</text:p>
          </table:table-cell>
          <table:table-cell office:value-type="float" office:value="92.178729">
            <text:p>92.178729</text:p>
          </table:table-cell>
          <table:table-cell office:value-type="float" office:value="12.91611">
            <text:p>12.91611</text:p>
          </table:table-cell>
          <table:table-cell office:value-type="float" office:value="24.662136">
            <text:p>24.662136</text:p>
          </table:table-cell>
          <table:table-cell office:value-type="float" office:value="74.468276">
            <text:p>74.468276</text:p>
          </table:table-cell>
          <table:table-cell office:value-type="float" office:value="80.093578">
            <text:p>80.093578</text:p>
          </table:table-cell>
          <table:table-cell office:value-type="float" office:value="74.22656">
            <text:p>74.22656</text:p>
          </table:table-cell>
          <table:table-cell office:value-type="float" office:value="74.116026">
            <text:p>74.116026</text:p>
          </table:table-cell>
          <table:table-cell office:value-type="float" office:value="78.905955">
            <text:p>78.905955</text:p>
          </table:table-cell>
          <table:table-cell office:value-type="float" office:value="88.017118">
            <text:p>88.017118</text:p>
          </table:table-cell>
          <table:table-cell office:value-type="float" office:value="104.226233">
            <text:p>104.226233</text:p>
          </table:table-cell>
          <table:table-cell office:value-type="float" office:value="129.334845">
            <text:p>129.334845</text:p>
          </table:table-cell>
          <table:table-cell office:value-type="float" office:value="118.918982">
            <text:p>118.918982</text:p>
          </table:table-cell>
          <table:table-cell office:value-type="float" office:value="112.514436">
            <text:p>112.514436</text:p>
          </table:table-cell>
          <table:table-cell table:number-columns-repeated="2" office:value-type="float" office:value="113.754848">
            <text:p>113.754848</text:p>
          </table:table-cell>
          <table:table-cell office:value-type="float" office:value="126.190687">
            <text:p>126.190687</text:p>
          </table:table-cell>
          <table:table-cell office:value-type="float" office:value="76.709751">
            <text:p>76.709751</text:p>
          </table:table-cell>
          <table:table-cell office:value-type="float" office:value="87.119909">
            <text:p>87.119909</text:p>
          </table:table-cell>
          <table:table-cell office:value-type="float" office:value="94.802079">
            <text:p>94.802079</text:p>
          </table:table-cell>
          <table:table-cell office:value-type="float" office:value="102.88285">
            <text:p>102.88285</text:p>
          </table:table-cell>
          <table:table-cell office:value-type="float" office:value="118.369972">
            <text:p>118.369972</text:p>
          </table:table-cell>
          <table:table-cell office:value-type="float" office:value="75.249783">
            <text:p>75.249783</text:p>
          </table:table-cell>
          <table:table-cell office:value-type="float" office:value="89.696656">
            <text:p>89.696656</text:p>
          </table:table-cell>
          <table:table-cell office:value-type="float" office:value="103.85523">
            <text:p>103.85523</text:p>
          </table:table-cell>
          <table:table-cell office:value-type="float" office:value="94.410685">
            <text:p>94.410685</text:p>
          </table:table-cell>
          <table:table-cell office:value-type="float" office:value="108.322693">
            <text:p>108.322693</text:p>
          </table:table-cell>
          <table:table-cell office:value-type="float" office:value="12.248006">
            <text:p>12.248006</text:p>
          </table:table-cell>
          <table:table-cell office:value-type="float" office:value="12.267997">
            <text:p>12.267997</text:p>
          </table:table-cell>
          <table:table-cell office:value-type="float" office:value="12.357078">
            <text:p>12.357078</text:p>
          </table:table-cell>
          <table:table-cell office:value-type="float" office:value="14.582751">
            <text:p>14.582751</text:p>
          </table:table-cell>
          <table:table-cell office:value-type="float" office:value="13.805956">
            <text:p>13.805956</text:p>
          </table:table-cell>
          <table:table-cell office:value-type="float" office:value="16.419864">
            <text:p>16.419864</text:p>
          </table:table-cell>
          <table:table-cell office:value-type="float" office:value="12.892269">
            <text:p>12.892269</text:p>
          </table:table-cell>
          <table:table-cell office:value-type="float" office:value="12.193364">
            <text:p>12.193364</text:p>
          </table:table-cell>
          <table:table-cell office:value-type="float" office:value="15.84302">
            <text:p>15.84302</text:p>
          </table:table-cell>
          <table:table-cell office:value-type="float" office:value="14.197122">
            <text:p>14.197122</text:p>
          </table:table-cell>
          <table:table-cell office:value-type="float" office:value="14.97001">
            <text:p>14.97001</text:p>
          </table:table-cell>
          <table:table-cell office:value-type="float" office:value="12.77178">
            <text:p>12.77178</text:p>
          </table:table-cell>
          <table:table-cell office:value-type="float" office:value="15.751714">
            <text:p>15.751714</text:p>
          </table:table-cell>
          <table:table-cell office:value-type="float" office:value="6.270025">
            <text:p>6.270025</text:p>
          </table:table-cell>
          <table:table-cell office:value-type="float" office:value="14.179266">
            <text:p>14.179266</text:p>
          </table:table-cell>
          <table:table-cell office:value-type="float" office:value="13.186303">
            <text:p>13.186303</text:p>
          </table:table-cell>
          <table:table-cell office:value-type="float" office:value="12.817154">
            <text:p>12.817154</text:p>
          </table:table-cell>
          <table:table-cell office:value-type="float" office:value="14.601637">
            <text:p>14.601637</text:p>
          </table:table-cell>
          <table:table-cell office:value-type="float" office:value="14.114916">
            <text:p>14.114916</text:p>
          </table:table-cell>
          <table:table-cell office:value-type="float" office:value="13.692776">
            <text:p>13.692776</text:p>
          </table:table-cell>
          <table:table-cell office:value-type="float" office:value="14.309743">
            <text:p>14.309743</text:p>
          </table:table-cell>
          <table:table-cell office:value-type="float" office:value="12.975732">
            <text:p>12.975732</text:p>
          </table:table-cell>
          <table:table-cell office:value-type="float" office:value="12.152292">
            <text:p>12.152292</text:p>
          </table:table-cell>
          <table:table-cell office:value-type="float" office:value="13.500122">
            <text:p>13.500122</text:p>
          </table:table-cell>
          <table:table-cell office:value-type="float" office:value="13.037628">
            <text:p>13.037628</text:p>
          </table:table-cell>
          <table:table-cell office:value-type="float" office:value="14.161456">
            <text:p>14.161456</text:p>
          </table:table-cell>
          <table:table-cell office:value-type="float" office:value="13.744943">
            <text:p>13.744943</text:p>
          </table:table-cell>
          <table:table-cell office:value-type="float" office:value="11.427127">
            <text:p>11.427127</text:p>
          </table:table-cell>
          <table:table-cell office:value-type="float" office:value="11.776252">
            <text:p>11.776252</text:p>
          </table:table-cell>
          <table:table-cell office:value-type="float" office:value="14.042397">
            <text:p>14.042397</text:p>
          </table:table-cell>
          <table:table-cell office:value-type="float" office:value="13.643067">
            <text:p>13.643067</text:p>
          </table:table-cell>
          <table:table-cell office:value-type="float" office:value="13.435768">
            <text:p>13.435768</text:p>
          </table:table-cell>
          <table:table-cell office:value-type="float" office:value="13.814415">
            <text:p>13.814415</text:p>
          </table:table-cell>
          <table:table-cell office:value-type="float" office:value="13.217221">
            <text:p>13.217221</text:p>
          </table:table-cell>
          <table:table-cell office:value-type="float" office:value="12.95337">
            <text:p>12.95337</text:p>
          </table:table-cell>
          <table:table-cell office:value-type="float" office:value="13.626577">
            <text:p>13.626577</text:p>
          </table:table-cell>
          <table:table-cell office:value-type="float" office:value="11.391047">
            <text:p>11.391047</text:p>
          </table:table-cell>
          <table:table-cell office:value-type="float" office:value="12.206566">
            <text:p>12.206566</text:p>
          </table:table-cell>
          <table:table-cell office:value-type="float" office:value="12.809873">
            <text:p>12.809873</text:p>
          </table:table-cell>
          <table:table-cell office:value-type="float" office:value="14.027109">
            <text:p>14.027109</text:p>
          </table:table-cell>
          <table:table-cell office:value-type="float" office:value="13.694855">
            <text:p>13.694855</text:p>
          </table:table-cell>
          <table:table-cell office:value-type="float" office:value="13.232734">
            <text:p>13.232734</text:p>
          </table:table-cell>
          <table:table-cell office:value-type="float" office:value="12.241356">
            <text:p>12.241356</text:p>
          </table:table-cell>
          <table:table-cell office:value-type="float" office:value="13.822883">
            <text:p>13.822883</text:p>
          </table:table-cell>
          <table:table-cell office:value-type="float" office:value="13.927473">
            <text:p>13.927473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12.364956">
            <text:p>12.364956</text:p>
          </table:table-cell>
          <table:table-cell office:value-type="float" office:value="13.843569">
            <text:p>13.843569</text:p>
          </table:table-cell>
          <table:table-cell office:value-type="float" office:value="11.25663">
            <text:p>11.25663</text:p>
          </table:table-cell>
          <table:table-cell office:value-type="float" office:value="13.76151">
            <text:p>13.76151</text:p>
          </table:table-cell>
          <table:table-cell office:value-type="float" office:value="13.77696">
            <text:p>13.77696</text:p>
          </table:table-cell>
          <table:table-cell office:value-type="float" office:value="11.269922">
            <text:p>11.269922</text:p>
          </table:table-cell>
          <table:table-cell office:value-type="float" office:value="11.600182">
            <text:p>11.600182</text:p>
          </table:table-cell>
          <table:table-cell office:value-type="float" office:value="11.448667">
            <text:p>11.448667</text:p>
          </table:table-cell>
          <table:table-cell office:value-type="float" office:value="10.794087">
            <text:p>10.794087</text:p>
          </table:table-cell>
          <table:table-cell office:value-type="float" office:value="10.917558">
            <text:p>10.917558</text:p>
          </table:table-cell>
          <table:table-cell office:value-type="float" office:value="12.671389">
            <text:p>12.671389</text:p>
          </table:table-cell>
          <table:table-cell office:value-type="float" office:value="13.478636">
            <text:p>13.478636</text:p>
          </table:table-cell>
          <table:table-cell office:value-type="float" office:value="13.76151">
            <text:p>13.76151</text:p>
          </table:table-cell>
          <table:table-cell office:value-type="float" office:value="12.723944">
            <text:p>12.723944</text:p>
          </table:table-cell>
          <table:table-cell office:value-type="float" office:value="12.541881">
            <text:p>12.541881</text:p>
          </table:table-cell>
          <table:table-cell office:value-type="float" office:value="9.68644">
            <text:p>9.68644</text:p>
          </table:table-cell>
          <table:table-cell office:value-type="float" office:value="9.386881">
            <text:p>9.386881</text:p>
          </table:table-cell>
          <table:table-cell office:value-type="float" office:value="8.358407">
            <text:p>8.358407</text:p>
          </table:table-cell>
          <table:table-cell office:value-type="float" office:value="7.76737">
            <text:p>7.76737</text:p>
          </table:table-cell>
          <table:table-cell office:value-type="float" office:value="8.966529">
            <text:p>8.966529</text:p>
          </table:table-cell>
          <table:table-cell office:value-type="float" office:value="7.452659">
            <text:p>7.452659</text:p>
          </table:table-cell>
          <table:table-cell office:value-type="float" office:value="6.649586">
            <text:p>6.649586</text:p>
          </table:table-cell>
          <table:table-cell office:value-type="float" office:value="6.971784">
            <text:p>6.971784</text:p>
          </table:table-cell>
          <table:table-cell office:value-type="float" office:value="7.089745">
            <text:p>7.089745</text:p>
          </table:table-cell>
          <table:table-cell office:value-type="float" office:value="6.543715">
            <text:p>6.543715</text:p>
          </table:table-cell>
          <table:table-cell office:value-type="float" office:value="11.25663">
            <text:p>11.25663</text:p>
          </table:table-cell>
          <table:table-cell office:value-type="float" office:value="12.052665">
            <text:p>12.052665</text:p>
          </table:table-cell>
          <table:table-cell office:value-type="float" office:value="11.48387">
            <text:p>11.48387</text:p>
          </table:table-cell>
          <table:table-cell office:value-type="float" office:value="14.245331">
            <text:p>14.245331</text:p>
          </table:table-cell>
          <table:table-cell office:value-type="float" office:value="12.527249">
            <text:p>12.527249</text:p>
          </table:table-cell>
          <table:table-cell office:value-type="float" office:value="11.80747">
            <text:p>11.80747</text:p>
          </table:table-cell>
          <table:table-cell office:value-type="float" office:value="12.701367">
            <text:p>12.701367</text:p>
          </table:table-cell>
          <table:table-cell office:value-type="float" office:value="13.834651">
            <text:p>13.834651</text:p>
          </table:table-cell>
          <table:table-cell office:value-type="float" office:value="13.51256">
            <text:p>13.51256</text:p>
          </table:table-cell>
          <table:table-cell office:value-type="float" office:value="11.323404">
            <text:p>11.323404</text:p>
          </table:table-cell>
          <table:table-cell office:value-type="float" office:value="11.625301">
            <text:p>11.625301</text:p>
          </table:table-cell>
          <table:table-cell office:value-type="float" office:value="13.034802">
            <text:p>13.034802</text:p>
          </table:table-cell>
          <table:table-cell office:value-type="float" office:value="11.775099">
            <text:p>11.775099</text:p>
          </table:table-cell>
          <table:table-cell office:value-type="float" office:value="11.755761">
            <text:p>11.755761</text:p>
          </table:table-cell>
          <table:table-cell office:value-type="float" office:value="12.53639">
            <text:p>12.53639</text:p>
          </table:table-cell>
          <table:table-cell office:value-type="float" office:value="13.357074">
            <text:p>13.357074</text:p>
          </table:table-cell>
          <table:table-cell office:value-type="float" office:value="14.424743">
            <text:p>14.424743</text:p>
          </table:table-cell>
          <table:table-cell office:value-type="float" office:value="12.763647">
            <text:p>12.763647</text:p>
          </table:table-cell>
          <table:table-cell office:value-type="float" office:value="11.91557">
            <text:p>11.91557</text:p>
          </table:table-cell>
          <table:table-cell office:value-type="float" office:value="11.262534">
            <text:p>11.262534</text:p>
          </table:table-cell>
          <table:table-cell office:value-type="float" office:value="131.615121">
            <text:p>131.615121</text:p>
          </table:table-cell>
          <table:table-cell office:value-type="float" office:value="172.768591">
            <text:p>172.768591</text:p>
          </table:table-cell>
          <table:table-cell office:value-type="float" office:value="263.035468">
            <text:p>263.035468</text:p>
          </table:table-cell>
          <table:table-cell office:value-type="float" office:value="501.799597">
            <text:p>501.799597</text:p>
          </table:table-cell>
          <table:table-cell office:value-type="float" office:value="517.060716">
            <text:p>517.060716</text:p>
          </table:table-cell>
          <table:table-cell office:value-type="float" office:value="664.300166">
            <text:p>664.300166</text:p>
          </table:table-cell>
          <table:table-cell office:value-type="float" office:value="909.167429">
            <text:p>909.167429</text:p>
          </table:table-cell>
          <table:table-cell office:value-type="float" office:value="1606.14116">
            <text:p>1606.14116</text:p>
          </table:table-cell>
          <table:table-cell office:value-type="float" office:value="2204.451253">
            <text:p>2204.451253</text:p>
          </table:table-cell>
          <table:table-cell office:value-type="float" office:value="2840.891348">
            <text:p>2840.891348</text:p>
          </table:table-cell>
          <table:table-cell office:value-type="float" office:value="58.43328">
            <text:p>58.43328</text:p>
          </table:table-cell>
          <table:table-cell office:value-type="float" office:value="79.474555">
            <text:p>79.474555</text:p>
          </table:table-cell>
          <table:table-cell office:value-type="float" office:value="223.858852">
            <text:p>223.858852</text:p>
          </table:table-cell>
          <table:table-cell office:value-type="float" office:value="449.632518">
            <text:p>449.632518</text:p>
          </table:table-cell>
          <table:table-cell office:value-type="float" office:value="459.024665">
            <text:p>459.024665</text:p>
          </table:table-cell>
          <table:table-cell office:value-type="float" office:value="1135.769768">
            <text:p>1135.769768</text:p>
          </table:table-cell>
          <table:table-cell office:value-type="float" office:value="1413.513888">
            <text:p>1413.513888</text:p>
          </table:table-cell>
          <table:table-cell office:value-type="float" office:value="1347.563257">
            <text:p>1347.563257</text:p>
          </table:table-cell>
          <table:table-cell office:value-type="float" office:value="1278.76756">
            <text:p>1278.76756</text:p>
          </table:table-cell>
          <table:table-cell office:value-type="float" office:value="1794.872473">
            <text:p>1794.872473</text:p>
          </table:table-cell>
          <table:table-cell office:value-type="float" office:value="929.51843">
            <text:p>929.51843</text:p>
          </table:table-cell>
          <table:table-cell office:value-type="float" office:value="1471.369945">
            <text:p>1471.369945</text:p>
          </table:table-cell>
          <table:table-cell office:value-type="float" office:value="1238.055373">
            <text:p>1238.055373</text:p>
          </table:table-cell>
          <table:table-cell office:value-type="float" office:value="721.596072">
            <text:p>721.596072</text:p>
          </table:table-cell>
          <table:table-cell office:value-type="float" office:value="454.231679">
            <text:p>454.231679</text:p>
          </table:table-cell>
          <table:table-cell office:value-type="float" office:value="1090.561411">
            <text:p>1090.561411</text:p>
          </table:table-cell>
          <table:table-cell office:value-type="float" office:value="1263.162199">
            <text:p>1263.162199</text:p>
          </table:table-cell>
          <table:table-cell office:value-type="float" office:value="1016.505987">
            <text:p>1016.505987</text:p>
          </table:table-cell>
          <table:table-cell office:value-type="float" office:value="912.881782">
            <text:p>912.881782</text:p>
          </table:table-cell>
          <table:table-cell office:value-type="float" office:value="1061.339667">
            <text:p>1061.339667</text:p>
          </table:table-cell>
          <table:table-cell office:value-type="float" office:value="119.42252">
            <text:p>119.42252</text:p>
          </table:table-cell>
          <table:table-cell office:value-type="float" office:value="79.525218">
            <text:p>79.525218</text:p>
          </table:table-cell>
          <table:table-cell office:value-type="float" office:value="207.087697">
            <text:p>207.087697</text:p>
          </table:table-cell>
          <table:table-cell office:value-type="float" office:value="287.401005">
            <text:p>287.401005</text:p>
          </table:table-cell>
          <table:table-cell office:value-type="float" office:value="480.402304">
            <text:p>480.402304</text:p>
          </table:table-cell>
          <table:table-cell office:value-type="float" office:value="289.218444">
            <text:p>289.218444</text:p>
          </table:table-cell>
          <table:table-cell office:value-type="float" office:value="219.057232">
            <text:p>219.057232</text:p>
          </table:table-cell>
          <table:table-cell office:value-type="float" office:value="436.757547">
            <text:p>436.757547</text:p>
          </table:table-cell>
          <table:table-cell office:value-type="float" office:value="403.052784">
            <text:p>403.052784</text:p>
          </table:table-cell>
          <table:table-cell office:value-type="float" office:value="421.578753">
            <text:p>421.578753</text:p>
          </table:table-cell>
          <table:table-cell office:value-type="float" office:value="236.889076">
            <text:p>236.889076</text:p>
          </table:table-cell>
          <table:table-cell office:value-type="float" office:value="412.08258">
            <text:p>412.08258</text:p>
          </table:table-cell>
          <table:table-cell office:value-type="float" office:value="417.316181">
            <text:p>417.316181</text:p>
          </table:table-cell>
          <table:table-cell office:value-type="float" office:value="422.420648">
            <text:p>422.420648</text:p>
          </table:table-cell>
          <table:table-cell office:value-type="float" office:value="451.257897">
            <text:p>451.257897</text:p>
          </table:table-cell>
          <table:table-cell office:value-type="float" office:value="28.213258">
            <text:p>28.213258</text:p>
          </table:table-cell>
          <table:table-cell office:value-type="float" office:value="50.104137">
            <text:p>50.104137</text:p>
          </table:table-cell>
          <table:table-cell office:value-type="float" office:value="116.640275">
            <text:p>116.640275</text:p>
          </table:table-cell>
          <table:table-cell office:value-type="float" office:value="155.928783">
            <text:p>155.928783</text:p>
          </table:table-cell>
          <table:table-cell office:value-type="float" office:value="160.727275">
            <text:p>160.727275</text:p>
          </table:table-cell>
          <table:table-cell office:value-type="float" office:value="8.836827">
            <text:p>8.836827</text:p>
          </table:table-cell>
          <table:table-cell office:value-type="float" office:value="22.091319">
            <text:p>22.091319</text:p>
          </table:table-cell>
          <table:table-cell office:value-type="float" office:value="53.598667">
            <text:p>53.598667</text:p>
          </table:table-cell>
          <table:table-cell office:value-type="float" office:value="114.905759">
            <text:p>114.905759</text:p>
          </table:table-cell>
          <table:table-cell office:value-type="float" office:value="105.28649">
            <text:p>105.28649</text:p>
          </table:table-cell>
          <table:table-cell office:value-type="float" office:value="109.36934">
            <text:p>109.36934</text:p>
          </table:table-cell>
          <table:table-cell office:value-type="float" office:value="142.412549">
            <text:p>142.412549</text:p>
          </table:table-cell>
          <table:table-cell office:value-type="float" office:value="187.275024">
            <text:p>187.275024</text:p>
          </table:table-cell>
          <table:table-cell office:value-type="float" office:value="271.253845">
            <text:p>271.253845</text:p>
          </table:table-cell>
          <table:table-cell office:value-type="float" office:value="389.552743">
            <text:p>389.552743</text:p>
          </table:table-cell>
          <table:table-cell office:value-type="float" office:value="299.374987">
            <text:p>299.374987</text:p>
          </table:table-cell>
          <table:table-cell office:value-type="float" office:value="359.243629">
            <text:p>359.243629</text:p>
          </table:table-cell>
          <table:table-cell office:value-type="float" office:value="428.355174">
            <text:p>428.355174</text:p>
          </table:table-cell>
          <table:table-cell office:value-type="float" office:value="428.789336">
            <text:p>428.789336</text:p>
          </table:table-cell>
          <table:table-cell office:value-type="float" office:value="417.110455">
            <text:p>417.110455</text:p>
          </table:table-cell>
          <table:table-cell office:value-type="float" office:value="136.955092">
            <text:p>136.955092</text:p>
          </table:table-cell>
          <table:table-cell office:value-type="float" office:value="171.4332">
            <text:p>171.4332</text:p>
          </table:table-cell>
          <table:table-cell office:value-type="float" office:value="209.290349">
            <text:p>209.290349</text:p>
          </table:table-cell>
          <table:table-cell office:value-type="float" office:value="264.760559">
            <text:p>264.760559</text:p>
          </table:table-cell>
          <table:table-cell office:value-type="float" office:value="371.874984">
            <text:p>371.874984</text:p>
          </table:table-cell>
          <table:table-cell office:value-type="float" office:value="135.074802">
            <text:p>135.074802</text:p>
          </table:table-cell>
          <table:table-cell office:value-type="float" office:value="166.278581">
            <text:p>166.278581</text:p>
          </table:table-cell>
          <table:table-cell office:value-type="float" office:value="220.988196">
            <text:p>220.988196</text:p>
          </table:table-cell>
          <table:table-cell office:value-type="float" office:value="265.258581">
            <text:p>265.258581</text:p>
          </table:table-cell>
          <table:table-cell office:value-type="float" office:value="296.90624">
            <text:p>296.90624</text:p>
          </table:table-cell>
          <table:table-cell office:value-type="float" office:value="45.807168">
            <text:p>45.807168</text:p>
          </table:table-cell>
          <table:table-cell office:value-type="float" office:value="49.098701">
            <text:p>49.098701</text:p>
          </table:table-cell>
          <table:table-cell office:value-type="float" office:value="45.007142">
            <text:p>45.007142</text:p>
          </table:table-cell>
          <table:table-cell office:value-type="float" office:value="51.716923">
            <text:p>51.716923</text:p>
          </table:table-cell>
          <table:table-cell office:value-type="float" office:value="53.024288">
            <text:p>53.024288</text:p>
          </table:table-cell>
          <table:table-cell office:value-type="float" office:value="54.073329">
            <text:p>54.073329</text:p>
          </table:table-cell>
          <table:table-cell office:value-type="float" office:value="32.467355">
            <text:p>32.467355</text:p>
          </table:table-cell>
          <table:table-cell office:value-type="float" office:value="48.472021">
            <text:p>48.472021</text:p>
          </table:table-cell>
          <table:table-cell office:value-type="float" office:value="57.715126">
            <text:p>57.715126</text:p>
          </table:table-cell>
          <table:table-cell office:value-type="float" office:value="44.283448">
            <text:p>44.283448</text:p>
          </table:table-cell>
          <table:table-cell office:value-type="float" office:value="54.032837">
            <text:p>54.032837</text:p>
          </table:table-cell>
          <table:table-cell office:value-type="float" office:value="45.261229">
            <text:p>45.261229</text:p>
          </table:table-cell>
          <table:table-cell office:value-type="float" office:value="47.098858">
            <text:p>47.098858</text:p>
          </table:table-cell>
          <table:table-cell office:value-type="float" office:value="42.924123">
            <text:p>42.924123</text:p>
          </table:table-cell>
          <table:table-cell office:value-type="float" office:value="48.498085">
            <text:p>48.498085</text:p>
          </table:table-cell>
          <table:table-cell office:value-type="float" office:value="44.507433">
            <text:p>44.507433</text:p>
          </table:table-cell>
          <table:table-cell office:value-type="float" office:value="43.237926">
            <text:p>43.237926</text:p>
          </table:table-cell>
          <table:table-cell office:value-type="float" office:value="41.906987">
            <text:p>41.906987</text:p>
          </table:table-cell>
          <table:table-cell office:value-type="float" office:value="53.149271">
            <text:p>53.149271</text:p>
          </table:table-cell>
          <table:table-cell office:value-type="float" office:value="40.514009">
            <text:p>40.514009</text:p>
          </table:table-cell>
          <table:table-cell office:value-type="float" office:value="49.625482">
            <text:p>49.625482</text:p>
          </table:table-cell>
          <table:table-cell office:value-type="float" office:value="44.573419">
            <text:p>44.573419</text:p>
          </table:table-cell>
          <table:table-cell office:value-type="float" office:value="47.658818">
            <text:p>47.658818</text:p>
          </table:table-cell>
          <table:table-cell office:value-type="float" office:value="44.126376">
            <text:p>44.126376</text:p>
          </table:table-cell>
          <table:table-cell office:value-type="float" office:value="46.854189">
            <text:p>46.854189</text:p>
          </table:table-cell>
          <table:table-cell office:value-type="float" office:value="47.558299">
            <text:p>47.558299</text:p>
          </table:table-cell>
          <table:table-cell office:value-type="float" office:value="47.892905">
            <text:p>47.892905</text:p>
          </table:table-cell>
          <table:table-cell office:value-type="float" office:value="45.142299">
            <text:p>45.142299</text:p>
          </table:table-cell>
          <table:table-cell office:value-type="float" office:value="44.507433">
            <text:p>44.507433</text:p>
          </table:table-cell>
          <table:table-cell office:value-type="float" office:value="42.796827">
            <text:p>42.796827</text:p>
          </table:table-cell>
          <table:table-cell office:value-type="float" office:value="56.824264">
            <text:p>56.824264</text:p>
          </table:table-cell>
          <table:table-cell office:value-type="float" office:value="57.531056">
            <text:p>57.531056</text:p>
          </table:table-cell>
          <table:table-cell office:value-type="float" office:value="48.374531">
            <text:p>48.374531</text:p>
          </table:table-cell>
          <table:table-cell office:value-type="float" office:value="45.238527">
            <text:p>45.238527</text:p>
          </table:table-cell>
          <table:table-cell office:value-type="float" office:value="53.157102">
            <text:p>53.157102</text:p>
          </table:table-cell>
          <table:table-cell office:value-type="float" office:value="44.96227">
            <text:p>44.96227</text:p>
          </table:table-cell>
          <table:table-cell office:value-type="float" office:value="46.046873">
            <text:p>46.046873</text:p>
          </table:table-cell>
          <table:table-cell office:value-type="float" office:value="47.533235">
            <text:p>47.533235</text:p>
          </table:table-cell>
          <table:table-cell office:value-type="float" office:value="51.00046">
            <text:p>51.00046</text:p>
          </table:table-cell>
          <table:table-cell office:value-type="float" office:value="46.336662">
            <text:p>46.336662</text:p>
          </table:table-cell>
          <table:table-cell office:value-type="float" office:value="46.212022">
            <text:p>46.212022</text:p>
          </table:table-cell>
          <table:table-cell office:value-type="float" office:value="46.921219">
            <text:p>46.921219</text:p>
          </table:table-cell>
          <table:table-cell office:value-type="float" office:value="54.342108">
            <text:p>54.342108</text:p>
          </table:table-cell>
          <table:table-cell office:value-type="float" office:value="52.675902">
            <text:p>52.675902</text:p>
          </table:table-cell>
          <table:table-cell office:value-type="float" office:value="40.256333">
            <text:p>40.256333</text:p>
          </table:table-cell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40.860671">
            <text:p>40.860671</text:p>
          </table:table-cell>
          <table:table-cell office:value-type="float" office:value="40.21505">
            <text:p>40.21505</text:p>
          </table:table-cell>
          <table:table-cell office:value-type="float" office:value="43.46583">
            <text:p>43.46583</text:p>
          </table:table-cell>
          <table:table-cell office:value-type="float" office:value="40.385212">
            <text:p>40.385212</text:p>
          </table:table-cell>
          <table:table-cell office:value-type="float" office:value="44.056595">
            <text:p>44.056595</text:p>
          </table:table-cell>
          <table:table-cell office:value-type="float" office:value="42.992666">
            <text:p>42.992666</text:p>
          </table:table-cell>
          <table:table-cell office:value-type="float" office:value="42.092047">
            <text:p>42.092047</text:p>
          </table:table-cell>
          <table:table-cell office:value-type="float" office:value="43.062713">
            <text:p>43.062713</text:p>
          </table:table-cell>
          <table:table-cell office:value-type="float" office:value="45.269748">
            <text:p>45.269748</text:p>
          </table:table-cell>
          <table:table-cell office:value-type="float" office:value="42.066281">
            <text:p>42.066281</text:p>
          </table:table-cell>
          <table:table-cell office:value-type="float" office:value="46.238378">
            <text:p>46.238378</text:p>
          </table:table-cell>
          <table:table-cell office:value-type="float" office:value="44.576723">
            <text:p>44.576723</text:p>
          </table:table-cell>
          <table:table-cell office:value-type="float" office:value="44.692688">
            <text:p>44.692688</text:p>
          </table:table-cell>
          <table:table-cell office:value-type="float" office:value="46.837157">
            <text:p>46.837157</text:p>
          </table:table-cell>
          <table:table-cell office:value-type="float" office:value="52.005053">
            <text:p>52.005053</text:p>
          </table:table-cell>
          <table:table-cell office:value-type="float" office:value="13.125425">
            <text:p>13.125425</text:p>
          </table:table-cell>
          <table:table-cell office:value-type="float" office:value="13.467014">
            <text:p>13.467014</text:p>
          </table:table-cell>
          <table:table-cell office:value-type="float" office:value="11.021568">
            <text:p>11.021568</text:p>
          </table:table-cell>
          <table:table-cell office:value-type="float" office:value="10.444007">
            <text:p>10.444007</text:p>
          </table:table-cell>
          <table:table-cell office:value-type="float" office:value="9.963965">
            <text:p>9.963965</text:p>
          </table:table-cell>
          <table:table-cell office:value-type="float" office:value="6.97603">
            <text:p>6.97603</text:p>
          </table:table-cell>
          <table:table-cell office:value-type="float" office:value="7.100587">
            <text:p>7.100587</text:p>
          </table:table-cell>
          <table:table-cell office:value-type="float" office:value="6.632898">
            <text:p>6.632898</text:p>
          </table:table-cell>
          <table:table-cell office:value-type="float" office:value="6.403947">
            <text:p>6.403947</text:p>
          </table:table-cell>
          <table:table-cell office:value-type="float" office:value="5.663382">
            <text:p>5.663382</text:p>
          </table:table-cell>
          <table:table-cell office:value-type="float" office:value="31.941748">
            <text:p>31.941748</text:p>
          </table:table-cell>
          <table:table-cell office:value-type="float" office:value="35.4846">
            <text:p>35.4846</text:p>
          </table:table-cell>
          <table:table-cell office:value-type="float" office:value="32.704872">
            <text:p>32.704872</text:p>
          </table:table-cell>
          <table:table-cell office:value-type="float" office:value="36.69736">
            <text:p>36.69736</text:p>
          </table:table-cell>
          <table:table-cell office:value-type="float" office:value="33.197815">
            <text:p>33.197815</text:p>
          </table:table-cell>
          <table:table-cell office:value-type="float" office:value="39.680954">
            <text:p>39.680954</text:p>
          </table:table-cell>
          <table:table-cell office:value-type="float" office:value="41.382318">
            <text:p>41.382318</text:p>
          </table:table-cell>
          <table:table-cell office:value-type="float" office:value="41.302727">
            <text:p>41.302727</text:p>
          </table:table-cell>
          <table:table-cell office:value-type="float" office:value="38.710836">
            <text:p>38.710836</text:p>
          </table:table-cell>
          <table:table-cell office:value-type="float" office:value="42.998046">
            <text:p>42.998046</text:p>
          </table:table-cell>
          <table:table-cell office:value-type="float" office:value="33.662916">
            <text:p>33.662916</text:p>
          </table:table-cell>
          <table:table-cell office:value-type="float" office:value="32.98746">
            <text:p>32.98746</text:p>
          </table:table-cell>
          <table:table-cell office:value-type="float" office:value="33.313689">
            <text:p>33.313689</text:p>
          </table:table-cell>
          <table:table-cell office:value-type="float" office:value="32.76725">
            <text:p>32.76725</text:p>
          </table:table-cell>
          <table:table-cell office:value-type="float" office:value="33.606943">
            <text:p>33.606943</text:p>
          </table:table-cell>
          <table:table-cell office:value-type="float" office:value="42.906766">
            <text:p>42.906766</text:p>
          </table:table-cell>
          <table:table-cell office:value-type="float" office:value="40.962969">
            <text:p>40.962969</text:p>
          </table:table-cell>
          <table:table-cell office:value-type="float" office:value="35.096771">
            <text:p>35.096771</text:p>
          </table:table-cell>
          <table:table-cell office:value-type="float" office:value="27.157555">
            <text:p>27.157555</text:p>
          </table:table-cell>
          <table:table-cell office:value-type="float" office:value="22.544281">
            <text:p>22.544281</text:p>
          </table:table-cell>
          <table:table-cell office:value-type="float" office:value="135.871186">
            <text:p>135.871186</text:p>
          </table:table-cell>
          <table:table-cell office:value-type="float" office:value="169.793776">
            <text:p>169.793776</text:p>
          </table:table-cell>
          <table:table-cell office:value-type="float" office:value="268.04784">
            <text:p>268.04784</text:p>
          </table:table-cell>
          <table:table-cell office:value-type="float" office:value="532.081336">
            <text:p>532.081336</text:p>
          </table:table-cell>
          <table:table-cell office:value-type="float" office:value="546.345837">
            <text:p>546.345837</text:p>
          </table:table-cell>
          <table:table-cell office:value-type="float" office:value="745.914726">
            <text:p>745.914726</text:p>
          </table:table-cell>
          <table:table-cell office:value-type="float" office:value="1073.043995">
            <text:p>1073.043995</text:p>
          </table:table-cell>
          <table:table-cell office:value-type="float" office:value="1893.403483">
            <text:p>1893.403483</text:p>
          </table:table-cell>
          <table:table-cell office:value-type="float" office:value="2698.271692">
            <text:p>2698.271692</text:p>
          </table:table-cell>
          <table:table-cell office:value-type="float" office:value="3664.221804">
            <text:p>3664.221804</text:p>
          </table:table-cell>
          <table:table-cell office:value-type="float" office:value="68.923226">
            <text:p>68.923226</text:p>
          </table:table-cell>
          <table:table-cell office:value-type="float" office:value="79.784427">
            <text:p>79.784427</text:p>
          </table:table-cell>
          <table:table-cell office:value-type="float" office:value="191.657906">
            <text:p>191.657906</text:p>
          </table:table-cell>
          <table:table-cell office:value-type="float" office:value="476.312627">
            <text:p>476.312627</text:p>
          </table:table-cell>
          <table:table-cell office:value-type="float" office:value="484.00238">
            <text:p>484.00238</text:p>
          </table:table-cell>
          <table:table-cell office:value-type="float" office:value="943.830808">
            <text:p>943.830808</text:p>
          </table:table-cell>
          <table:table-cell office:value-type="float" office:value="1615.112919">
            <text:p>1615.112919</text:p>
          </table:table-cell>
          <table:table-cell office:value-type="float" office:value="1528.098362">
            <text:p>1528.098362</text:p>
          </table:table-cell>
          <table:table-cell office:value-type="float" office:value="1407.881054">
            <text:p>1407.881054</text:p>
          </table:table-cell>
          <table:table-cell office:value-type="float" office:value="2152.86219">
            <text:p>2152.86219</text:p>
          </table:table-cell>
          <table:table-cell office:value-type="float" office:value="144.746747">
            <text:p>144.746747</text:p>
          </table:table-cell>
          <table:table-cell office:value-type="float" office:value="286.561998">
            <text:p>286.561998</text:p>
          </table:table-cell>
          <table:table-cell office:value-type="float" office:value="210.631358">
            <text:p>210.631358</text:p>
          </table:table-cell>
          <table:table-cell office:value-type="float" office:value="202.071858">
            <text:p>202.071858</text:p>
          </table:table-cell>
          <table:table-cell office:value-type="float" office:value="194.965713">
            <text:p>194.965713</text:p>
          </table:table-cell>
          <table:table-cell office:value-type="float" office:value="695.724676">
            <text:p>695.724676</text:p>
          </table:table-cell>
          <table:table-cell office:value-type="float" office:value="1162.860486">
            <text:p>1162.860486</text:p>
          </table:table-cell>
          <table:table-cell office:value-type="float" office:value="949.201168">
            <text:p>949.201168</text:p>
          </table:table-cell>
          <table:table-cell office:value-type="float" office:value="832.116985">
            <text:p>832.116985</text:p>
          </table:table-cell>
          <table:table-cell office:value-type="float" office:value="1050.860861">
            <text:p>1050.860861</text:p>
          </table:table-cell>
          <table:table-cell office:value-type="float" office:value="145.127001">
            <text:p>145.127001</text:p>
          </table:table-cell>
          <table:table-cell office:value-type="float" office:value="182.72263">
            <text:p>182.72263</text:p>
          </table:table-cell>
          <table:table-cell office:value-type="float" office:value="261.295829">
            <text:p>261.295829</text:p>
          </table:table-cell>
          <table:table-cell office:value-type="float" office:value="468.612168">
            <text:p>468.612168</text:p>
          </table:table-cell>
          <table:table-cell office:value-type="float" office:value="872.501735">
            <text:p>872.501735</text:p>
          </table:table-cell>
          <table:table-cell office:value-type="float" office:value="465.902774">
            <text:p>465.902774</text:p>
          </table:table-cell>
          <table:table-cell office:value-type="float" office:value="710.791605">
            <text:p>710.791605</text:p>
          </table:table-cell>
          <table:table-cell office:value-type="float" office:value="958.559578">
            <text:p>958.559578</text:p>
          </table:table-cell>
          <table:table-cell office:value-type="float" office:value="1001.237846">
            <text:p>1001.237846</text:p>
          </table:table-cell>
          <table:table-cell office:value-type="float" office:value="1058.71095">
            <text:p>1058.71095</text:p>
          </table:table-cell>
          <table:table-cell office:value-type="float" office:value="822.362831">
            <text:p>822.362831</text:p>
          </table:table-cell>
          <table:table-cell office:value-type="float" office:value="1090.433904">
            <text:p>1090.433904</text:p>
          </table:table-cell>
          <table:table-cell office:value-type="float" office:value="1132.296497">
            <text:p>1132.296497</text:p>
          </table:table-cell>
          <table:table-cell office:value-type="float" office:value="1021.330586">
            <text:p>1021.330586</text:p>
          </table:table-cell>
          <table:table-cell office:value-type="float" office:value="972.95795">
            <text:p>972.95795</text:p>
          </table:table-cell>
          <table:table-cell office:value-type="float" office:value="13.13131">
            <text:p>13.13131</text:p>
          </table:table-cell>
          <table:table-cell office:value-type="float" office:value="40.443872">
            <text:p>40.443872</text:p>
          </table:table-cell>
          <table:table-cell office:value-type="float" office:value="94.859872">
            <text:p>94.859872</text:p>
          </table:table-cell>
          <table:table-cell office:value-type="float" office:value="128.294244">
            <text:p>128.294244</text:p>
          </table:table-cell>
          <table:table-cell office:value-type="float" office:value="119.74258">
            <text:p>119.74258</text:p>
          </table:table-cell>
          <table:table-cell office:value-type="float" office:value="4.124506">
            <text:p>4.124506</text:p>
          </table:table-cell>
          <table:table-cell office:value-type="float" office:value="9.768241">
            <text:p>9.768241</text:p>
          </table:table-cell>
          <table:table-cell office:value-type="float" office:value="35.271148">
            <text:p>35.271148</text:p>
          </table:table-cell>
          <table:table-cell office:value-type="float" office:value="80.47686">
            <text:p>80.47686</text:p>
          </table:table-cell>
          <table:table-cell office:value-type="float" office:value="71.328958">
            <text:p>71.328958</text:p>
          </table:table-cell>
          <table:table-cell office:value-type="float" office:value="121.843044">
            <text:p>121.843044</text:p>
          </table:table-cell>
          <table:table-cell office:value-type="float" office:value="165.795953">
            <text:p>165.795953</text:p>
          </table:table-cell>
          <table:table-cell office:value-type="float" office:value="250.49936">
            <text:p>250.49936</text:p>
          </table:table-cell>
          <table:table-cell office:value-type="float" office:value="410.01081">
            <text:p>410.01081</text:p>
          </table:table-cell>
          <table:table-cell office:value-type="float" office:value="649.074024">
            <text:p>649.074024</text:p>
          </table:table-cell>
          <table:table-cell office:value-type="float" office:value="529.334777">
            <text:p>529.334777</text:p>
          </table:table-cell>
          <table:table-cell office:value-type="float" office:value="784.705363">
            <text:p>784.705363</text:p>
          </table:table-cell>
          <table:table-cell office:value-type="float" office:value="1096.261796">
            <text:p>1096.261796</text:p>
          </table:table-cell>
          <table:table-cell office:value-type="float" office:value="959.102863">
            <text:p>959.102863</text:p>
          </table:table-cell>
          <table:table-cell office:value-type="float" office:value="1012.318621">
            <text:p>1012.318621</text:p>
          </table:table-cell>
          <table:table-cell office:value-type="float" office:value="166.992363">
            <text:p>166.992363</text:p>
          </table:table-cell>
          <table:table-cell office:value-type="float" office:value="215.19213">
            <text:p>215.19213</text:p>
          </table:table-cell>
          <table:table-cell office:value-type="float" office:value="315.432614">
            <text:p>315.432614</text:p>
          </table:table-cell>
          <table:table-cell office:value-type="float" office:value="465.310267">
            <text:p>465.310267</text:p>
          </table:table-cell>
          <table:table-cell office:value-type="float" office:value="673.284772">
            <text:p>673.284772</text:p>
          </table:table-cell>
          <table:table-cell office:value-type="float" office:value="166.362358">
            <text:p>166.362358</text:p>
          </table:table-cell>
          <table:table-cell office:value-type="float" office:value="219.028878">
            <text:p>219.028878</text:p>
          </table:table-cell>
          <table:table-cell office:value-type="float" office:value="309.78803">
            <text:p>309.78803</text:p>
          </table:table-cell>
          <table:table-cell office:value-type="float" office:value="402.764992">
            <text:p>402.764992</text:p>
          </table:table-cell>
          <table:table-cell office:value-type="float" office:value="449.549609">
            <text:p>449.549609</text:p>
          </table:table-cell>
          <table:table-cell office:value-type="float" office:value="126.744161">
            <text:p>126.744161</text:p>
          </table:table-cell>
          <table:table-cell office:value-type="float" office:value="147.346234">
            <text:p>147.346234</text:p>
          </table:table-cell>
          <table:table-cell office:value-type="float" office:value="147.844382">
            <text:p>147.844382</text:p>
          </table:table-cell>
          <table:table-cell office:value-type="float" office:value="150.433546">
            <text:p>150.433546</text:p>
          </table:table-cell>
          <table:table-cell office:value-type="float" office:value="126.911354">
            <text:p>126.911354</text:p>
          </table:table-cell>
          <table:table-cell office:value-type="float" office:value="177.395084">
            <text:p>177.395084</text:p>
          </table:table-cell>
          <table:table-cell office:value-type="float" office:value="180.682235">
            <text:p>180.682235</text:p>
          </table:table-cell>
          <table:table-cell office:value-type="float" office:value="166.122829">
            <text:p>166.122829</text:p>
          </table:table-cell>
          <table:table-cell office:value-type="float" office:value="159.424327">
            <text:p>159.424327</text:p>
          </table:table-cell>
          <table:table-cell office:value-type="float" office:value="133.251063">
            <text:p>133.251063</text:p>
          </table:table-cell>
          <table:table-cell office:value-type="float" office:value="193.161426">
            <text:p>193.161426</text:p>
          </table:table-cell>
          <table:table-cell office:value-type="float" office:value="186.520487">
            <text:p>186.520487</text:p>
          </table:table-cell>
          <table:table-cell office:value-type="float" office:value="177.854204">
            <text:p>177.854204</text:p>
          </table:table-cell>
          <table:table-cell office:value-type="float" office:value="169.797507">
            <text:p>169.797507</text:p>
          </table:table-cell>
          <table:table-cell office:value-type="float" office:value="166.660008">
            <text:p>166.660008</text:p>
          </table:table-cell>
          <table:table-cell office:value-type="float" office:value="123.142675">
            <text:p>123.142675</text:p>
          </table:table-cell>
          <table:table-cell office:value-type="float" office:value="127.325658">
            <text:p>127.325658</text:p>
          </table:table-cell>
          <table:table-cell office:value-type="float" office:value="142.122219">
            <text:p>142.122219</text:p>
          </table:table-cell>
          <table:table-cell office:value-type="float" office:value="133.398873">
            <text:p>133.398873</text:p>
          </table:table-cell>
          <table:table-cell office:value-type="float" office:value="108.839959">
            <text:p>108.839959</text:p>
          </table:table-cell>
          <table:table-cell office:value-type="float" office:value="129.102613">
            <text:p>129.102613</text:p>
          </table:table-cell>
          <table:table-cell office:value-type="float" office:value="131.275267">
            <text:p>131.275267</text:p>
          </table:table-cell>
          <table:table-cell office:value-type="float" office:value="122.796887">
            <text:p>122.796887</text:p>
          </table:table-cell>
          <table:table-cell office:value-type="float" office:value="103.992867">
            <text:p>103.992867</text:p>
          </table:table-cell>
          <table:table-cell office:value-type="float" office:value="94.407236">
            <text:p>94.407236</text:p>
          </table:table-cell>
          <table:table-cell office:value-type="float" office:value="130.787476">
            <text:p>130.787476</text:p>
          </table:table-cell>
          <table:table-cell office:value-type="float" office:value="125.925743">
            <text:p>125.925743</text:p>
          </table:table-cell>
          <table:table-cell office:value-type="float" office:value="100.544068">
            <text:p>100.544068</text:p>
          </table:table-cell>
          <table:table-cell office:value-type="float" office:value="87.075907">
            <text:p>87.075907</text:p>
          </table:table-cell>
          <table:table-cell office:value-type="float" office:value="72.510753">
            <text:p>72.510753</text:p>
          </table:table-cell>
          <table:table-cell office:value-type="float" office:value="179.379616">
            <text:p>179.379616</text:p>
          </table:table-cell>
          <table:table-cell office:value-type="float" office:value="151.794363">
            <text:p>151.794363</text:p>
          </table:table-cell>
          <table:table-cell office:value-type="float" office:value="163.266095">
            <text:p>163.266095</text:p>
          </table:table-cell>
          <table:table-cell office:value-type="float" office:value="142.754873">
            <text:p>142.754873</text:p>
          </table:table-cell>
          <table:table-cell office:value-type="float" office:value="129.811011">
            <text:p>129.811011</text:p>
          </table:table-cell>
          <table:table-cell office:value-type="float" office:value="133.757439">
            <text:p>133.757439</text:p>
          </table:table-cell>
          <table:table-cell office:value-type="float" office:value="129.056431">
            <text:p>129.056431</text:p>
          </table:table-cell>
          <table:table-cell office:value-type="float" office:value="132.249726">
            <text:p>132.249726</text:p>
          </table:table-cell>
          <table:table-cell office:value-type="float" office:value="118.065042">
            <text:p>118.065042</text:p>
          </table:table-cell>
          <table:table-cell office:value-type="float" office:value="102.362676">
            <text:p>102.362676</text:p>
          </table:table-cell>
          <table:table-cell office:value-type="float" office:value="125.651634">
            <text:p>125.651634</text:p>
          </table:table-cell>
          <table:table-cell office:value-type="float" office:value="138.056923">
            <text:p>138.056923</text:p>
          </table:table-cell>
          <table:table-cell office:value-type="float" office:value="101.656031">
            <text:p>101.656031</text:p>
          </table:table-cell>
          <table:table-cell office:value-type="float" office:value="81.032568">
            <text:p>81.032568</text:p>
          </table:table-cell>
          <table:table-cell office:value-type="float" office:value="71.363318">
            <text:p>71.363318</text:p>
          </table:table-cell>
        </table:table-row>
        <table:table-row table:style-name="ro3">
          <table:table-cell table:style-name="ce1" office:value-type="float" office:value="4096">
            <text:p>4096</text:p>
          </table:table-cell>
          <table:table-cell office:value-type="float" office:value="52.014894">
            <text:p>52.014894</text:p>
          </table:table-cell>
          <table:table-cell office:value-type="float" office:value="54.791482">
            <text:p>54.791482</text:p>
          </table:table-cell>
          <table:table-cell office:value-type="float" office:value="56.223749">
            <text:p>56.223749</text:p>
          </table:table-cell>
          <table:table-cell office:value-type="float" office:value="54.033242">
            <text:p>54.033242</text:p>
          </table:table-cell>
          <table:table-cell office:value-type="float" office:value="56.168603">
            <text:p>56.168603</text:p>
          </table:table-cell>
          <table:table-cell office:value-type="float" office:value="56.861095">
            <text:p>56.861095</text:p>
          </table:table-cell>
          <table:table-cell office:value-type="float" office:value="56.776533">
            <text:p>56.776533</text:p>
          </table:table-cell>
          <table:table-cell office:value-type="float" office:value="58.41506">
            <text:p>58.41506</text:p>
          </table:table-cell>
          <table:table-cell office:value-type="float" office:value="56.373648">
            <text:p>56.373648</text:p>
          </table:table-cell>
          <table:table-cell office:value-type="float" office:value="57.981334">
            <text:p>57.981334</text:p>
          </table:table-cell>
          <table:table-cell office:value-type="float" office:value="59.149145">
            <text:p>59.149145</text:p>
          </table:table-cell>
          <table:table-cell office:value-type="float" office:value="59.577335">
            <text:p>59.577335</text:p>
          </table:table-cell>
          <table:table-cell office:value-type="float" office:value="56.461652">
            <text:p>56.461652</text:p>
          </table:table-cell>
          <table:table-cell office:value-type="float" office:value="58.641871">
            <text:p>58.641871</text:p>
          </table:table-cell>
          <table:table-cell office:value-type="float" office:value="60.655348">
            <text:p>60.655348</text:p>
          </table:table-cell>
          <table:table-cell office:value-type="float" office:value="6.005477">
            <text:p>6.005477</text:p>
          </table:table-cell>
          <table:table-cell office:value-type="float" office:value="6.710067">
            <text:p>6.710067</text:p>
          </table:table-cell>
          <table:table-cell office:value-type="float" office:value="6.620055">
            <text:p>6.620055</text:p>
          </table:table-cell>
          <table:table-cell office:value-type="float" office:value="6.778673">
            <text:p>6.778673</text:p>
          </table:table-cell>
          <table:table-cell office:value-type="float" office:value="6.844501">
            <text:p>6.844501</text:p>
          </table:table-cell>
          <table:table-cell office:value-type="float" office:value="3.348046">
            <text:p>3.348046</text:p>
          </table:table-cell>
          <table:table-cell office:value-type="float" office:value="3.718939">
            <text:p>3.718939</text:p>
          </table:table-cell>
          <table:table-cell office:value-type="float" office:value="3.725117">
            <text:p>3.725117</text:p>
          </table:table-cell>
          <table:table-cell office:value-type="float" office:value="3.637337">
            <text:p>3.637337</text:p>
          </table:table-cell>
          <table:table-cell office:value-type="float" office:value="3.582423">
            <text:p>3.582423</text:p>
          </table:table-cell>
          <table:table-cell office:value-type="float" office:value="51.275539">
            <text:p>51.275539</text:p>
          </table:table-cell>
          <table:table-cell office:value-type="float" office:value="52.403612">
            <text:p>52.403612</text:p>
          </table:table-cell>
          <table:table-cell office:value-type="float" office:value="50.816739">
            <text:p>50.816739</text:p>
          </table:table-cell>
          <table:table-cell office:value-type="float" office:value="51.566035">
            <text:p>51.566035</text:p>
          </table:table-cell>
          <table:table-cell office:value-type="float" office:value="49.208361">
            <text:p>49.208361</text:p>
          </table:table-cell>
          <table:table-cell office:value-type="float" office:value="53.712269">
            <text:p>53.712269</text:p>
          </table:table-cell>
          <table:table-cell office:value-type="float" office:value="53.405461">
            <text:p>53.405461</text:p>
          </table:table-cell>
          <table:table-cell office:value-type="float" office:value="58.003357">
            <text:p>58.003357</text:p>
          </table:table-cell>
          <table:table-cell office:value-type="float" office:value="57.783878">
            <text:p>57.783878</text:p>
          </table:table-cell>
          <table:table-cell office:value-type="float" office:value="56.498789">
            <text:p>56.498789</text:p>
          </table:table-cell>
          <table:table-cell office:value-type="float" office:value="54.673782">
            <text:p>54.673782</text:p>
          </table:table-cell>
          <table:table-cell office:value-type="float" office:value="53.024288">
            <text:p>53.024288</text:p>
          </table:table-cell>
          <table:table-cell office:value-type="float" office:value="49.120427">
            <text:p>49.120427</text:p>
          </table:table-cell>
          <table:table-cell office:value-type="float" office:value="52.751575">
            <text:p>52.751575</text:p>
          </table:table-cell>
          <table:table-cell office:value-type="float" office:value="51.725172">
            <text:p>51.725172</text:p>
          </table:table-cell>
          <table:table-cell office:value-type="float" office:value="53.747978">
            <text:p>53.747978</text:p>
          </table:table-cell>
          <table:table-cell office:value-type="float" office:value="55.017395">
            <text:p>55.017395</text:p>
          </table:table-cell>
          <table:table-cell office:value-type="float" office:value="47.09394">
            <text:p>47.09394</text:p>
          </table:table-cell>
          <table:table-cell office:value-type="float" office:value="42.72935">
            <text:p>42.72935</text:p>
          </table:table-cell>
          <table:table-cell office:value-type="float" office:value="34.890953">
            <text:p>34.890953</text:p>
          </table:table-cell>
          <table:table-cell office:value-type="float" office:value="134.273456">
            <text:p>134.273456</text:p>
          </table:table-cell>
          <table:table-cell office:value-type="float" office:value="135.463249">
            <text:p>135.463249</text:p>
          </table:table-cell>
          <table:table-cell office:value-type="float" office:value="265.483376">
            <text:p>265.483376</text:p>
          </table:table-cell>
          <table:table-cell office:value-type="float" office:value="530.592816">
            <text:p>530.592816</text:p>
          </table:table-cell>
          <table:table-cell office:value-type="float" office:value="550.345491">
            <text:p>550.345491</text:p>
          </table:table-cell>
          <table:table-cell office:value-type="float" office:value="729.266218">
            <text:p>729.266218</text:p>
          </table:table-cell>
          <table:table-cell office:value-type="float" office:value="1030.45781">
            <text:p>1030.45781</text:p>
          </table:table-cell>
          <table:table-cell office:value-type="float" office:value="1911.191008">
            <text:p>1911.191008</text:p>
          </table:table-cell>
          <table:table-cell office:value-type="float" office:value="2372.062032">
            <text:p>2372.062032</text:p>
          </table:table-cell>
          <table:table-cell office:value-type="float" office:value="3787.368727">
            <text:p>3787.368727</text:p>
          </table:table-cell>
          <table:table-cell office:value-type="float" office:value="57.809288">
            <text:p>57.809288</text:p>
          </table:table-cell>
          <table:table-cell office:value-type="float" office:value="62.031171">
            <text:p>62.031171</text:p>
          </table:table-cell>
          <table:table-cell office:value-type="float" office:value="173.111057">
            <text:p>173.111057</text:p>
          </table:table-cell>
          <table:table-cell office:value-type="float" office:value="475.062481">
            <text:p>475.062481</text:p>
          </table:table-cell>
          <table:table-cell office:value-type="float" office:value="486.139826">
            <text:p>486.139826</text:p>
          </table:table-cell>
          <table:table-cell office:value-type="float" office:value="733.079337">
            <text:p>733.079337</text:p>
          </table:table-cell>
          <table:table-cell office:value-type="float" office:value="1403.969287">
            <text:p>1403.969287</text:p>
          </table:table-cell>
          <table:table-cell office:value-type="float" office:value="1398.558521">
            <text:p>1398.558521</text:p>
          </table:table-cell>
          <table:table-cell office:value-type="float" office:value="1401.685401">
            <text:p>1401.685401</text:p>
          </table:table-cell>
          <table:table-cell office:value-type="float" office:value="1987.33546">
            <text:p>1987.33546</text:p>
          </table:table-cell>
          <table:table-cell table:style-name="ce1" office:value-type="float" office:value="318.446094">
            <text:p>318.446094</text:p>
          </table:table-cell>
          <table:table-cell table:style-name="ce1" office:value-type="float" office:value="253.388819">
            <text:p>253.388819</text:p>
          </table:table-cell>
          <table:table-cell table:style-name="ce1" office:value-type="float" office:value="67.960911">
            <text:p>67.960911</text:p>
          </table:table-cell>
          <table:table-cell table:style-name="ce1" office:value-type="float" office:value="78.857308">
            <text:p>78.857308</text:p>
          </table:table-cell>
          <table:table-cell table:style-name="ce1" office:value-type="float" office:value="98.489625">
            <text:p>98.489625</text:p>
          </table:table-cell>
          <table:table-cell office:value-type="float" office:value="464.080852">
            <text:p>464.080852</text:p>
          </table:table-cell>
          <table:table-cell office:value-type="float" office:value="771.499908">
            <text:p>771.499908</text:p>
          </table:table-cell>
          <table:table-cell office:value-type="float" office:value="833.63124">
            <text:p>833.63124</text:p>
          </table:table-cell>
          <table:table-cell office:value-type="float" office:value="914.833699">
            <text:p>914.833699</text:p>
          </table:table-cell>
          <table:table-cell office:value-type="float" office:value="1043.107069">
            <text:p>1043.107069</text:p>
          </table:table-cell>
          <table:table-cell office:value-type="float" office:value="151.362371">
            <text:p>151.362371</text:p>
          </table:table-cell>
          <table:table-cell office:value-type="float" office:value="198.976831">
            <text:p>198.976831</text:p>
          </table:table-cell>
          <table:table-cell office:value-type="float" office:value="293.370684">
            <text:p>293.370684</text:p>
          </table:table-cell>
          <table:table-cell office:value-type="float" office:value="558.297482">
            <text:p>558.297482</text:p>
          </table:table-cell>
          <table:table-cell office:value-type="float" office:value="1344.663596">
            <text:p>1344.663596</text:p>
          </table:table-cell>
          <table:table-cell office:value-type="float" office:value="544.006466">
            <text:p>544.006466</text:p>
          </table:table-cell>
          <table:table-cell office:value-type="float" office:value="924.046068">
            <text:p>924.046068</text:p>
          </table:table-cell>
          <table:table-cell office:value-type="float" office:value="1351.644851">
            <text:p>1351.644851</text:p>
          </table:table-cell>
          <table:table-cell office:value-type="float" office:value="1477.999554">
            <text:p>1477.999554</text:p>
          </table:table-cell>
          <table:table-cell office:value-type="float" office:value="1636.227456">
            <text:p>1636.227456</text:p>
          </table:table-cell>
          <table:table-cell office:value-type="float" office:value="1053.008219">
            <text:p>1053.008219</text:p>
          </table:table-cell>
          <table:table-cell office:value-type="float" office:value="1708.932612">
            <text:p>1708.932612</text:p>
          </table:table-cell>
          <table:table-cell office:value-type="float" office:value="1799.154351">
            <text:p>1799.154351</text:p>
          </table:table-cell>
          <table:table-cell office:value-type="float" office:value="1519.941271">
            <text:p>1519.941271</text:p>
          </table:table-cell>
          <table:table-cell office:value-type="float" office:value="1717.82342">
            <text:p>1717.82342</text:p>
          </table:table-cell>
          <table:table-cell office:value-type="float" office:value="6.243408">
            <text:p>6.243408</text:p>
          </table:table-cell>
          <table:table-cell office:value-type="float" office:value="12.314369">
            <text:p>12.314369</text:p>
          </table:table-cell>
          <table:table-cell office:value-type="float" office:value="48.47783">
            <text:p>48.47783</text:p>
          </table:table-cell>
          <table:table-cell office:value-type="float" office:value="80.98876">
            <text:p>80.98876</text:p>
          </table:table-cell>
          <table:table-cell table:style-name="ce1" office:value-type="float" office:value="68.976827">
            <text:p>68.976827</text:p>
          </table:table-cell>
          <table:table-cell office:value-type="float" office:value="1.732862">
            <text:p>1.732862</text:p>
          </table:table-cell>
          <table:table-cell office:value-type="float" office:value="3.881739">
            <text:p>3.881739</text:p>
          </table:table-cell>
          <table:table-cell office:value-type="float" office:value="17.25821">
            <text:p>17.25821</text:p>
          </table:table-cell>
          <table:table-cell office:value-type="float" office:value="47.494374">
            <text:p>47.494374</text:p>
          </table:table-cell>
          <table:table-cell office:value-type="float" office:value="42.445731">
            <text:p>42.445731</text:p>
          </table:table-cell>
          <table:table-cell office:value-type="float" office:value="124.628475">
            <text:p>124.628475</text:p>
          </table:table-cell>
          <table:table-cell office:value-type="float" office:value="176.883532">
            <text:p>176.883532</text:p>
          </table:table-cell>
          <table:table-cell office:value-type="float" office:value="274.186178">
            <text:p>274.186178</text:p>
          </table:table-cell>
          <table:table-cell office:value-type="float" office:value="462.737647">
            <text:p>462.737647</text:p>
          </table:table-cell>
          <table:table-cell office:value-type="float" office:value="828.667692">
            <text:p>828.667692</text:p>
          </table:table-cell>
          <table:table-cell office:value-type="float" office:value="620.619895">
            <text:p>620.619895</text:p>
          </table:table-cell>
          <table:table-cell office:value-type="float" office:value="989.474074">
            <text:p>989.474074</text:p>
          </table:table-cell>
          <table:table-cell office:value-type="float" office:value="1674.529893">
            <text:p>1674.529893</text:p>
          </table:table-cell>
          <table:table-cell office:value-type="float" office:value="1481.598612">
            <text:p>1481.598612</text:p>
          </table:table-cell>
          <table:table-cell office:value-type="float" office:value="1508.677114">
            <text:p>1508.677114</text:p>
          </table:table-cell>
          <table:table-cell office:value-type="float" office:value="178.871848">
            <text:p>178.871848</text:p>
          </table:table-cell>
          <table:table-cell office:value-type="float" office:value="234.504961">
            <text:p>234.504961</text:p>
          </table:table-cell>
          <table:table-cell office:value-type="float" office:value="347.980257">
            <text:p>347.980257</text:p>
          </table:table-cell>
          <table:table-cell office:value-type="float" office:value="544.476876">
            <text:p>544.476876</text:p>
          </table:table-cell>
          <table:table-cell office:value-type="float" office:value="982.561832">
            <text:p>982.561832</text:p>
          </table:table-cell>
          <table:table-cell office:value-type="float" office:value="180.333645">
            <text:p>180.333645</text:p>
          </table:table-cell>
          <table:table-cell office:value-type="float" office:value="233.812382">
            <text:p>233.812382</text:p>
          </table:table-cell>
          <table:table-cell office:value-type="float" office:value="344.903904">
            <text:p>344.903904</text:p>
          </table:table-cell>
          <table:table-cell office:value-type="float" office:value="480.321341">
            <text:p>480.321341</text:p>
          </table:table-cell>
          <table:table-cell office:value-type="float" office:value="594.177358">
            <text:p>594.177358</text:p>
          </table:table-cell>
          <table:table-cell office:value-type="float" office:value="199.276281">
            <text:p>199.276281</text:p>
          </table:table-cell>
          <table:table-cell office:value-type="float" office:value="208.662379">
            <text:p>208.662379</text:p>
          </table:table-cell>
          <table:table-cell office:value-type="float" office:value="222.598953">
            <text:p>222.598953</text:p>
          </table:table-cell>
          <table:table-cell office:value-type="float" office:value="214.564771">
            <text:p>214.564771</text:p>
          </table:table-cell>
          <table:table-cell table:style-name="ce1" office:value-type="float" office:value="177.340585">
            <text:p>177.340585</text:p>
          </table:table-cell>
          <table:table-cell office:value-type="float" office:value="217.008874">
            <text:p>217.008874</text:p>
          </table:table-cell>
          <table:table-cell office:value-type="float" office:value="230.280291">
            <text:p>230.280291</text:p>
          </table:table-cell>
          <table:table-cell office:value-type="float" office:value="250.724755">
            <text:p>250.724755</text:p>
          </table:table-cell>
          <table:table-cell office:value-type="float" office:value="229.301503">
            <text:p>229.301503</text:p>
          </table:table-cell>
          <table:table-cell table:style-name="ce1" office:value-type="float" office:value="217.450314">
            <text:p>217.450314</text:p>
          </table:table-cell>
          <table:table-cell office:value-type="float" office:value="258.251434">
            <text:p>258.251434</text:p>
          </table:table-cell>
          <table:table-cell office:value-type="float" office:value="245.56243">
            <text:p>245.56243</text:p>
          </table:table-cell>
          <table:table-cell office:value-type="float" office:value="238.422041">
            <text:p>238.422041</text:p>
          </table:table-cell>
          <table:table-cell office:value-type="float" office:value="247.712142">
            <text:p>247.712142</text:p>
          </table:table-cell>
          <table:table-cell office:value-type="float" office:value="230.353807">
            <text:p>230.353807</text:p>
          </table:table-cell>
          <table:table-cell office:value-type="float" office:value="189.907753">
            <text:p>189.907753</text:p>
          </table:table-cell>
          <table:table-cell office:value-type="float" office:value="215.293005">
            <text:p>215.293005</text:p>
          </table:table-cell>
          <table:table-cell office:value-type="float" office:value="212.534464">
            <text:p>212.534464</text:p>
          </table:table-cell>
          <table:table-cell office:value-type="float" office:value="203.742625">
            <text:p>203.742625</text:p>
          </table:table-cell>
          <table:table-cell table:style-name="ce1" office:value-type="float" office:value="171.197463">
            <text:p>171.197463</text:p>
          </table:table-cell>
          <table:table-cell office:value-type="float" office:value="198.912338">
            <text:p>198.912338</text:p>
          </table:table-cell>
          <table:table-cell office:value-type="float" office:value="202.690967">
            <text:p>202.690967</text:p>
          </table:table-cell>
          <table:table-cell office:value-type="float" office:value="183.042746">
            <text:p>183.042746</text:p>
          </table:table-cell>
          <table:table-cell office:value-type="float" office:value="166.17065">
            <text:p>166.17065</text:p>
          </table:table-cell>
          <table:table-cell table:style-name="ce1" office:value-type="float" office:value="139.602797">
            <text:p>139.602797</text:p>
          </table:table-cell>
          <table:table-cell office:value-type="float" office:value="212.432784">
            <text:p>212.432784</text:p>
          </table:table-cell>
          <table:table-cell office:value-type="float" office:value="191.374732">
            <text:p>191.374732</text:p>
          </table:table-cell>
          <table:table-cell office:value-type="float" office:value="151.277217">
            <text:p>151.277217</text:p>
          </table:table-cell>
          <table:table-cell office:value-type="float" office:value="124.814825">
            <text:p>124.814825</text:p>
          </table:table-cell>
          <table:table-cell office:value-type="float" office:value="102.404443">
            <text:p>102.404443</text:p>
          </table:table-cell>
          <table:table-cell office:value-type="float" office:value="228.403278">
            <text:p>228.403278</text:p>
          </table:table-cell>
          <table:table-cell office:value-type="float" office:value="233.872297">
            <text:p>233.872297</text:p>
          </table:table-cell>
          <table:table-cell office:value-type="float" office:value="236.584944">
            <text:p>236.584944</text:p>
          </table:table-cell>
          <table:table-cell office:value-type="float" office:value="220.338806">
            <text:p>220.338806</text:p>
          </table:table-cell>
          <table:table-cell office:value-type="float" office:value="223.40878">
            <text:p>223.40878</text:p>
          </table:table-cell>
          <table:table-cell office:value-type="float" office:value="212.339012">
            <text:p>212.339012</text:p>
          </table:table-cell>
          <table:table-cell office:value-type="float" office:value="208.692554">
            <text:p>208.692554</text:p>
          </table:table-cell>
          <table:table-cell office:value-type="float" office:value="202.279008">
            <text:p>202.279008</text:p>
          </table:table-cell>
          <table:table-cell office:value-type="float" office:value="179.776264">
            <text:p>179.776264</text:p>
          </table:table-cell>
          <table:table-cell office:value-type="float" office:value="146.133922">
            <text:p>146.133922</text:p>
          </table:table-cell>
          <table:table-cell office:value-type="float" office:value="214.628594">
            <text:p>214.628594</text:p>
          </table:table-cell>
          <table:table-cell office:value-type="float" office:value="214.732388">
            <text:p>214.732388</text:p>
          </table:table-cell>
          <table:table-cell office:value-type="float" office:value="152.900062">
            <text:p>152.900062</text:p>
          </table:table-cell>
          <table:table-cell office:value-type="float" office:value="120.111447">
            <text:p>120.111447</text:p>
          </table:table-cell>
          <table:table-cell office:value-type="float" office:value="94.203865">
            <text:p>94.203865</text:p>
          </table:table-cell>
        </table:table-row>
        <table:table-row table:style-name="ro2">
          <table:table-cell table:number-columns-repeated="166"/>
        </table:table-row>
        <table:table-row table:style-name="ro3">
          <table:table-cell office:value-type="string">
            <text:p>E5620</text:p>
          </table:table-cell>
          <table:table-cell table:number-columns-repeated="165"/>
        </table:table-row>
        <table:table-row table:style-name="ro3">
          <table:table-cell/>
          <table:table-cell table:style-name="ce4" office:value-type="string" table:number-columns-spanned="5" table:number-rows-spanned="1">
            <text:p>v107</text:p>
          </table:table-cell>
          <table:covered-table-cell table:number-columns-repeated="4"/>
          <table:table-cell table:style-name="ce6" office:value-type="string" table:number-columns-spanned="5" table:number-rows-spanned="1">
            <text:p>v108</text:p>
          </table:table-cell>
          <table:covered-table-cell table:number-columns-repeated="2" table:style-name="ce7"/>
          <table:covered-table-cell table:style-name="ce8"/>
          <table:covered-table-cell table:style-name="ce7"/>
          <table:table-cell table:style-name="ce2" office:value-type="string" table:number-columns-spanned="5" table:number-rows-spanned="1">
            <text:p>v109</text:p>
          </table:table-cell>
          <table:covered-table-cell table:style-name="ce7"/>
          <table:covered-table-cell table:number-columns-repeated="3"/>
          <table:table-cell table:style-name="ce6" office:value-type="string" table:number-columns-spanned="5" table:number-rows-spanned="1">
            <text:p>v110</text:p>
          </table:table-cell>
          <table:covered-table-cell table:number-columns-repeated="4"/>
          <table:table-cell table:style-name="ce2" office:value-type="string" table:number-columns-spanned="5" table:number-rows-spanned="1">
            <text:p>v112</text:p>
          </table:table-cell>
          <table:covered-table-cell table:number-columns-repeated="3"/>
          <table:covered-table-cell table:style-name="ce8"/>
          <table:table-cell table:style-name="ce6" office:value-type="string" table:number-columns-spanned="5" table:number-rows-spanned="1">
            <text:p>v1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4</text:p>
          </table:table-cell>
          <table:covered-table-cell table:number-columns-repeated="4"/>
          <table:table-cell table:style-name="ce6" office:value-type="string" table:number-columns-spanned="5" table:number-rows-spanned="1">
            <text:p>v1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6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204</text:p>
          </table:table-cell>
          <table:covered-table-cell table:number-columns-repeated="4"/>
          <table:table-cell table:style-name="ce2" office:value-type="string" table:number-columns-spanned="5" table:number-rows-spanned="1">
            <text:p>v205</text:p>
          </table:table-cell>
          <table:covered-table-cell table:number-columns-repeated="4"/>
          <table:table-cell table:style-name="ce6" office:value-type="string" table:number-columns-spanned="5" table:number-rows-spanned="1">
            <text:p>v211</text:p>
          </table:table-cell>
          <table:covered-table-cell table:number-columns-repeated="4"/>
          <table:table-cell table:style-name="ce2" office:value-type="string" table:number-columns-spanned="5" table:number-rows-spanned="1">
            <text:p>v302</text:p>
          </table:table-cell>
          <table:covered-table-cell table:number-columns-repeated="4"/>
          <table:table-cell table:style-name="ce6" office:value-type="string" table:number-columns-spanned="5" table:number-rows-spanned="1">
            <text:p>v303</text:p>
          </table:table-cell>
          <table:covered-table-cell table:number-columns-repeated="4"/>
          <table:table-cell table:style-name="ce2" office:value-type="string" table:number-columns-spanned="5" table:number-rows-spanned="1">
            <text:p>v306</text:p>
          </table:table-cell>
          <table:covered-table-cell table:number-columns-repeated="4"/>
          <table:table-cell table:style-name="ce6" office:value-type="string" table:number-columns-spanned="5" table:number-rows-spanned="1">
            <text:p>v407</text:p>
          </table:table-cell>
          <table:covered-table-cell table:number-columns-repeated="4"/>
          <table:table-cell table:style-name="ce2" office:value-type="string" table:number-columns-spanned="5" table:number-rows-spanned="1">
            <text:p>v408</text:p>
          </table:table-cell>
          <table:covered-table-cell table:number-columns-repeated="4"/>
          <table:table-cell table:style-name="ce6" office:value-type="string" table:number-columns-spanned="5" table:number-rows-spanned="1">
            <text:p>v409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0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2</text:p>
          </table:table-cell>
          <table:covered-table-cell table:number-columns-repeated="4"/>
          <table:table-cell table:style-name="ce10" table:number-columns-repeated="2"/>
          <table:table-cell table:style-name="ce10" office:value-type="string">
            <text:p>v413</text:p>
          </table:table-cell>
          <table:table-cell table:style-name="ce10" table:number-columns-repeated="2"/>
          <table:table-cell table:style-name="ce6" office:value-type="string" table:number-columns-spanned="5" table:number-rows-spanned="1">
            <text:p>v414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5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6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7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08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9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0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2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4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6</text:p>
          </table:table-cell>
          <table:covered-table-cell table:number-columns-repeated="4" table:style-name="ce10"/>
        </table:table-row>
        <table:table-row table:style-name="ro3">
          <table:table-cell/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table:number-columns-repeated="165"/>
        </table:table-row>
        <table:table-row table:style-name="ro3">
          <table:table-cell office:value-type="float" office:value="256">
            <text:p>256</text:p>
          </table:table-cell>
          <table:table-cell table:number-columns-repeated="165"/>
        </table:table-row>
        <table:table-row table:style-name="ro3">
          <table:table-cell office:value-type="float" office:value="512">
            <text:p>512</text:p>
          </table:table-cell>
          <table:table-cell table:number-columns-repeated="165"/>
        </table:table-row>
        <table:table-row table:style-name="ro3">
          <table:table-cell office:value-type="float" office:value="1024">
            <text:p>1024</text:p>
          </table:table-cell>
          <table:table-cell table:number-columns-repeated="165"/>
        </table:table-row>
        <table:table-row table:style-name="ro3">
          <table:table-cell office:value-type="float" office:value="2048">
            <text:p>2048</text:p>
          </table:table-cell>
          <table:table-cell table:number-columns-repeated="165"/>
        </table:table-row>
        <table:table-row table:style-name="ro3">
          <table:table-cell table:style-name="ce1" office:value-type="float" office:value="4096">
            <text:p>4096</text:p>
          </table:table-cell>
          <table:table-cell table:number-columns-repeated="165"/>
        </table:table-row>
        <table:table-row table:style-name="ro2">
          <table:table-cell table:number-columns-repeated="166"/>
        </table:table-row>
        <table:table-row table:style-name="ro3">
          <table:table-cell office:value-type="string">
            <text:p>X5650</text:p>
          </table:table-cell>
          <table:table-cell table:number-columns-repeated="165"/>
        </table:table-row>
        <table:table-row table:style-name="ro3">
          <table:table-cell/>
          <table:table-cell table:style-name="ce4" office:value-type="string" table:number-columns-spanned="5" table:number-rows-spanned="1">
            <text:p>v107</text:p>
          </table:table-cell>
          <table:covered-table-cell table:number-columns-repeated="4"/>
          <table:table-cell table:style-name="ce6" office:value-type="string" table:number-columns-spanned="5" table:number-rows-spanned="1">
            <text:p>v108</text:p>
          </table:table-cell>
          <table:covered-table-cell table:number-columns-repeated="2" table:style-name="ce7"/>
          <table:covered-table-cell table:style-name="ce8"/>
          <table:covered-table-cell table:style-name="ce7"/>
          <table:table-cell table:style-name="ce2" office:value-type="string" table:number-columns-spanned="5" table:number-rows-spanned="1">
            <text:p>v109</text:p>
          </table:table-cell>
          <table:covered-table-cell table:style-name="ce7"/>
          <table:covered-table-cell table:number-columns-repeated="3"/>
          <table:table-cell table:style-name="ce6" office:value-type="string" table:number-columns-spanned="5" table:number-rows-spanned="1">
            <text:p>v110</text:p>
          </table:table-cell>
          <table:covered-table-cell table:number-columns-repeated="4"/>
          <table:table-cell table:style-name="ce2" office:value-type="string" table:number-columns-spanned="5" table:number-rows-spanned="1">
            <text:p>v112</text:p>
          </table:table-cell>
          <table:covered-table-cell table:number-columns-repeated="3"/>
          <table:covered-table-cell table:style-name="ce8"/>
          <table:table-cell table:style-name="ce6" office:value-type="string" table:number-columns-spanned="5" table:number-rows-spanned="1">
            <text:p>v1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4</text:p>
          </table:table-cell>
          <table:covered-table-cell table:number-columns-repeated="4"/>
          <table:table-cell table:style-name="ce6" office:value-type="string" table:number-columns-spanned="5" table:number-rows-spanned="1">
            <text:p>v1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6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204</text:p>
          </table:table-cell>
          <table:covered-table-cell table:number-columns-repeated="4"/>
          <table:table-cell table:style-name="ce2" office:value-type="string" table:number-columns-spanned="5" table:number-rows-spanned="1">
            <text:p>v205</text:p>
          </table:table-cell>
          <table:covered-table-cell table:number-columns-repeated="4"/>
          <table:table-cell table:style-name="ce6" office:value-type="string" table:number-columns-spanned="5" table:number-rows-spanned="1">
            <text:p>v211</text:p>
          </table:table-cell>
          <table:covered-table-cell table:number-columns-repeated="4"/>
          <table:table-cell table:style-name="ce2" office:value-type="string" table:number-columns-spanned="5" table:number-rows-spanned="1">
            <text:p>v302</text:p>
          </table:table-cell>
          <table:covered-table-cell table:number-columns-repeated="4"/>
          <table:table-cell table:style-name="ce6" office:value-type="string" table:number-columns-spanned="5" table:number-rows-spanned="1">
            <text:p>v303</text:p>
          </table:table-cell>
          <table:covered-table-cell table:number-columns-repeated="4"/>
          <table:table-cell table:style-name="ce2" office:value-type="string" table:number-columns-spanned="5" table:number-rows-spanned="1">
            <text:p>v306</text:p>
          </table:table-cell>
          <table:covered-table-cell table:number-columns-repeated="4"/>
          <table:table-cell table:style-name="ce6" office:value-type="string" table:number-columns-spanned="5" table:number-rows-spanned="1">
            <text:p>v407</text:p>
          </table:table-cell>
          <table:covered-table-cell table:number-columns-repeated="4"/>
          <table:table-cell table:style-name="ce2" office:value-type="string" table:number-columns-spanned="5" table:number-rows-spanned="1">
            <text:p>v408</text:p>
          </table:table-cell>
          <table:covered-table-cell table:number-columns-repeated="4"/>
          <table:table-cell table:style-name="ce6" office:value-type="string" table:number-columns-spanned="5" table:number-rows-spanned="1">
            <text:p>v409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0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2</text:p>
          </table:table-cell>
          <table:covered-table-cell table:number-columns-repeated="4"/>
          <table:table-cell table:style-name="ce10" table:number-columns-repeated="2"/>
          <table:table-cell table:style-name="ce10" office:value-type="string">
            <text:p>v413</text:p>
          </table:table-cell>
          <table:table-cell table:style-name="ce10" table:number-columns-repeated="2"/>
          <table:table-cell table:style-name="ce6" office:value-type="string" table:number-columns-spanned="5" table:number-rows-spanned="1">
            <text:p>v414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5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6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7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08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9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0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2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4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6</text:p>
          </table:table-cell>
          <table:covered-table-cell table:number-columns-repeated="4" table:style-name="ce10"/>
        </table:table-row>
        <table:table-row table:style-name="ro3">
          <table:table-cell/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2.375535">
            <text:p>2.375535</text:p>
          </table:table-cell>
          <table:table-cell office:value-type="float" office:value="4.827976">
            <text:p>4.827976</text:p>
          </table:table-cell>
          <table:table-cell office:value-type="float" office:value="3.180515">
            <text:p>3.180515</text:p>
          </table:table-cell>
          <table:table-cell office:value-type="float" office:value="2.021351">
            <text:p>2.021351</text:p>
          </table:table-cell>
          <table:table-cell office:value-type="float" office:value="5.122814">
            <text:p>5.122814</text:p>
          </table:table-cell>
          <table:table-cell office:value-type="float" office:value="4.549753">
            <text:p>4.549753</text:p>
          </table:table-cell>
          <table:table-cell office:value-type="float" office:value="4.952684">
            <text:p>4.952684</text:p>
          </table:table-cell>
          <table:table-cell office:value-type="float" office:value="3.901678">
            <text:p>3.901678</text:p>
          </table:table-cell>
          <table:table-cell table:number-columns-repeated="2" office:value-type="float" office:value="4.092004">
            <text:p>4.092004</text:p>
          </table:table-cell>
          <table:table-cell office:value-type="float" office:value="5.122814">
            <text:p>5.122814</text:p>
          </table:table-cell>
          <table:table-cell office:value-type="float" office:value="3.281607">
            <text:p>3.281607</text:p>
          </table:table-cell>
          <table:table-cell office:value-type="float" office:value="3.637337">
            <text:p>3.637337</text:p>
          </table:table-cell>
          <table:table-cell office:value-type="float" office:value="3.380799">
            <text:p>3.380799</text:p>
          </table:table-cell>
          <table:table-cell office:value-type="float" office:value="3.121343">
            <text:p>3.121343</text:p>
          </table:table-cell>
          <table:table-cell office:value-type="float" office:value="3.347076">
            <text:p>3.347076</text:p>
          </table:table-cell>
          <table:table-cell office:value-type="float" office:value="3.18807">
            <text:p>3.18807</text:p>
          </table:table-cell>
          <table:table-cell office:value-type="float" office:value="1.97379">
            <text:p>1.97379</text:p>
          </table:table-cell>
          <table:table-cell office:value-type="float" office:value="2.80204">
            <text:p>2.80204</text:p>
          </table:table-cell>
          <table:table-cell office:value-type="float" office:value="3.994575">
            <text:p>3.994575</text:p>
          </table:table-cell>
          <table:table-cell office:value-type="float" office:value="3.347076">
            <text:p>3.347076</text:p>
          </table:table-cell>
          <table:table-cell office:value-type="float" office:value="4.194304">
            <text:p>4.194304</text:p>
          </table:table-cell>
          <table:table-cell office:value-type="float" office:value="3.901678">
            <text:p>3.901678</text:p>
          </table:table-cell>
          <table:table-cell office:value-type="float" office:value="2.290405">
            <text:p>2.290405</text:p>
          </table:table-cell>
          <table:table-cell office:value-type="float" office:value="3.598331">
            <text:p>3.598331</text:p>
          </table:table-cell>
          <table:table-cell office:value-type="float" office:value="3.637337">
            <text:p>3.637337</text:p>
          </table:table-cell>
          <table:table-cell office:value-type="float" office:value="4.549753">
            <text:p>4.549753</text:p>
          </table:table-cell>
          <table:table-cell office:value-type="float" office:value="1.831074">
            <text:p>1.831074</text:p>
          </table:table-cell>
          <table:table-cell office:value-type="float" office:value="2.773094">
            <text:p>2.773094</text:p>
          </table:table-cell>
          <table:table-cell office:value-type="float" office:value="1.821136">
            <text:p>1.821136</text:p>
          </table:table-cell>
          <table:table-cell office:value-type="float" office:value="4.207452">
            <text:p>4.207452</text:p>
          </table:table-cell>
          <table:table-cell office:value-type="float" office:value="3.901678">
            <text:p>3.901678</text:p>
          </table:table-cell>
          <table:table-cell office:value-type="float" office:value="2.728003">
            <text:p>2.728003</text:p>
          </table:table-cell>
          <table:table-cell office:value-type="float" office:value="3.560152">
            <text:p>3.560152</text:p>
          </table:table-cell>
          <table:table-cell office:value-type="float" office:value="4.092004">
            <text:p>4.092004</text:p>
          </table:table-cell>
          <table:table-cell office:value-type="float" office:value="2.94984">
            <text:p>2.94984</text:p>
          </table:table-cell>
          <table:table-cell office:value-type="float" office:value="3.7596">
            <text:p>3.7596</text:p>
          </table:table-cell>
          <table:table-cell office:value-type="float" office:value="4.429628">
            <text:p>4.429628</text:p>
          </table:table-cell>
          <table:table-cell office:value-type="float" office:value="3.241974">
            <text:p>3.241974</text:p>
          </table:table-cell>
          <table:table-cell office:value-type="float" office:value="3.009366">
            <text:p>3.009366</text:p>
          </table:table-cell>
          <table:table-cell office:value-type="float" office:value="1.893057">
            <text:p>1.893057</text:p>
          </table:table-cell>
          <table:table-cell office:value-type="float" office:value="1.605475">
            <text:p>1.605475</text:p>
          </table:table-cell>
          <table:table-cell office:value-type="float" office:value="4.194304">
            <text:p>4.194304</text:p>
          </table:table-cell>
          <table:table-cell office:value-type="float" office:value="1.516584">
            <text:p>1.516584</text:p>
          </table:table-cell>
          <table:table-cell office:value-type="float" office:value="2.274877">
            <text:p>2.274877</text:p>
          </table:table-cell>
          <table:table-cell office:value-type="float" office:value="8.590069">
            <text:p>8.590069</text:p>
          </table:table-cell>
          <table:table-cell office:value-type="float" office:value="6.985259">
            <text:p>6.985259</text:p>
          </table:table-cell>
          <table:table-cell office:value-type="float" office:value="8.290631">
            <text:p>8.290631</text:p>
          </table:table-cell>
          <table:table-cell office:value-type="float" office:value="52.781675">
            <text:p>52.781675</text:p>
          </table:table-cell>
          <table:table-cell office:value-type="float" office:value="12.994941">
            <text:p>12.994941</text:p>
          </table:table-cell>
          <table:table-cell office:value-type="float" office:value="207.390646">
            <text:p>207.390646</text:p>
          </table:table-cell>
          <table:table-cell office:value-type="float" office:value="26.574178">
            <text:p>26.574178</text:p>
          </table:table-cell>
          <table:table-cell office:value-type="float" office:value="38.867454">
            <text:p>38.867454</text:p>
          </table:table-cell>
          <table:table-cell office:value-type="float" office:value="41.920058">
            <text:p>41.920058</text:p>
          </table:table-cell>
          <table:table-cell office:value-type="float" office:value="158.649066">
            <text:p>158.649066</text:p>
          </table:table-cell>
          <table:table-cell office:value-type="float" office:value="39.880506">
            <text:p>39.880506</text:p>
          </table:table-cell>
          <table:table-cell office:value-type="float" office:value="60.451005">
            <text:p>60.451005</text:p>
          </table:table-cell>
          <table:table-cell office:value-type="float" office:value="44.943665">
            <text:p>44.943665</text:p>
          </table:table-cell>
          <table:table-cell office:value-type="float" office:value="18.380591">
            <text:p>18.380591</text:p>
          </table:table-cell>
          <table:table-cell office:value-type="float" office:value="10.841394">
            <text:p>10.841394</text:p>
          </table:table-cell>
          <table:table-cell office:value-type="float" office:value="16.337334">
            <text:p>16.337334</text:p>
          </table:table-cell>
          <table:table-cell office:value-type="float" office:value="98.927722">
            <text:p>98.927722</text:p>
          </table:table-cell>
          <table:table-cell office:value-type="float" office:value="79.50773">
            <text:p>79.50773</text:p>
          </table:table-cell>
          <table:table-cell office:value-type="float" office:value="17.675188">
            <text:p>17.675188</text:p>
          </table:table-cell>
          <table:table-cell office:value-type="float" office:value="21.693035">
            <text:p>21.693035</text:p>
          </table:table-cell>
          <table:table-cell office:value-type="float" office:value="64.772996">
            <text:p>64.772996</text:p>
          </table:table-cell>
          <table:table-cell office:value-type="float" office:value="78.331848">
            <text:p>78.331848</text:p>
          </table:table-cell>
          <table:table-cell office:value-type="float" office:value="116.701177">
            <text:p>116.701177</text:p>
          </table:table-cell>
          <table:table-cell office:value-type="float" office:value="131.274918">
            <text:p>131.274918</text:p>
          </table:table-cell>
          <table:table-cell office:value-type="float" office:value="46.759725">
            <text:p>46.759725</text:p>
          </table:table-cell>
          <table:table-cell office:value-type="float" office:value="6.936352">
            <text:p>6.936352</text:p>
          </table:table-cell>
          <table:table-cell office:value-type="float" office:value="7.709085">
            <text:p>7.709085</text:p>
          </table:table-cell>
          <table:table-cell office:value-type="float" office:value="8.060606">
            <text:p>8.060606</text:p>
          </table:table-cell>
          <table:table-cell office:value-type="float" office:value="20.909109">
            <text:p>20.909109</text:p>
          </table:table-cell>
          <table:table-cell office:value-type="float" office:value="26.938065">
            <text:p>26.938065</text:p>
          </table:table-cell>
          <table:table-cell office:value-type="float" office:value="34.608498">
            <text:p>34.608498</text:p>
          </table:table-cell>
          <table:table-cell office:value-type="float" office:value="7.343672">
            <text:p>7.343672</text:p>
          </table:table-cell>
          <table:table-cell office:value-type="float" office:value="28.203619">
            <text:p>28.203619</text:p>
          </table:table-cell>
          <table:table-cell office:value-type="float" office:value="8.29128">
            <text:p>8.29128</text:p>
          </table:table-cell>
          <table:table-cell office:value-type="float" office:value="38.543575">
            <text:p>38.543575</text:p>
          </table:table-cell>
          <table:table-cell office:value-type="float" office:value="38.656275">
            <text:p>38.656275</text:p>
          </table:table-cell>
          <table:table-cell office:value-type="float" office:value="39.258935">
            <text:p>39.258935</text:p>
          </table:table-cell>
          <table:table-cell office:value-type="float" office:value="6.055397">
            <text:p>6.055397</text:p>
          </table:table-cell>
          <table:table-cell office:value-type="float" office:value="47.131716">
            <text:p>47.131716</text:p>
          </table:table-cell>
          <table:table-cell office:value-type="float" office:value="87.263671">
            <text:p>87.263671</text:p>
          </table:table-cell>
          <table:table-cell office:value-type="float" office:value="104.924176">
            <text:p>104.924176</text:p>
          </table:table-cell>
          <table:table-cell office:value-type="float" office:value="39.850629">
            <text:p>39.850629</text:p>
          </table:table-cell>
          <table:table-cell office:value-type="float" office:value="11.694335">
            <text:p>11.694335</text:p>
          </table:table-cell>
          <table:table-cell office:value-type="float" office:value="91.64954">
            <text:p>91.64954</text:p>
          </table:table-cell>
          <table:table-cell office:value-type="float" office:value="32.927637">
            <text:p>32.927637</text:p>
          </table:table-cell>
          <table:table-cell office:value-type="float" office:value="37.853819">
            <text:p>37.853819</text:p>
          </table:table-cell>
          <table:table-cell office:value-type="float" office:value="7.385724">
            <text:p>7.385724</text:p>
          </table:table-cell>
          <table:table-cell office:value-type="float" office:value="28.248817">
            <text:p>28.248817</text:p>
          </table:table-cell>
          <table:table-cell office:value-type="float" office:value="4.265004">
            <text:p>4.265004</text:p>
          </table:table-cell>
          <table:table-cell office:value-type="float" office:value="41.121139">
            <text:p>41.121139</text:p>
          </table:table-cell>
          <table:table-cell office:value-type="float" office:value="4.507867">
            <text:p>4.507867</text:p>
          </table:table-cell>
          <table:table-cell office:value-type="float" office:value="30.166449">
            <text:p>30.166449</text:p>
          </table:table-cell>
          <table:table-cell office:value-type="float" office:value="3.598379">
            <text:p>3.598379</text:p>
          </table:table-cell>
          <table:table-cell office:value-type="float" office:value="11.673683">
            <text:p>11.673683</text:p>
          </table:table-cell>
          <table:table-cell office:value-type="float" office:value="10.344637">
            <text:p>10.344637</text:p>
          </table:table-cell>
          <table:table-cell office:value-type="float" office:value="8.694802">
            <text:p>8.694802</text:p>
          </table:table-cell>
          <table:table-cell office:value-type="float" office:value="3.619561">
            <text:p>3.619561</text:p>
          </table:table-cell>
          <table:table-cell office:value-type="float" office:value="26.0245">
            <text:p>26.0245</text:p>
          </table:table-cell>
          <table:table-cell office:value-type="float" office:value="4.101271">
            <text:p>4.101271</text:p>
          </table:table-cell>
          <table:table-cell office:value-type="float" office:value="42.750028">
            <text:p>42.750028</text:p>
          </table:table-cell>
          <table:table-cell office:value-type="float" office:value="8.904156">
            <text:p>8.904156</text:p>
          </table:table-cell>
          <table:table-cell office:value-type="float" office:value="38.40362">
            <text:p>38.40362</text:p>
          </table:table-cell>
          <table:table-cell office:value-type="float" office:value="11.40431">
            <text:p>11.40431</text:p>
          </table:table-cell>
          <table:table-cell office:value-type="float" office:value="49.841456">
            <text:p>49.841456</text:p>
          </table:table-cell>
          <table:table-cell office:value-type="float" office:value="25.871715">
            <text:p>25.871715</text:p>
          </table:table-cell>
          <table:table-cell office:value-type="float" office:value="33.175524">
            <text:p>33.175524</text:p>
          </table:table-cell>
          <table:table-cell office:value-type="float" office:value="7.082066">
            <text:p>7.082066</text:p>
          </table:table-cell>
          <table:table-cell office:value-type="float" office:value="13.270209">
            <text:p>13.270209</text:p>
          </table:table-cell>
          <table:table-cell office:value-type="float" office:value="34.428245">
            <text:p>34.428245</text:p>
          </table:table-cell>
          <table:table-cell office:value-type="float" office:value="10.436508">
            <text:p>10.436508</text:p>
          </table:table-cell>
          <table:table-cell office:value-type="float" office:value="33.963895">
            <text:p>33.963895</text:p>
          </table:table-cell>
          <table:table-cell office:value-type="float" office:value="6.878484">
            <text:p>6.878484</text:p>
          </table:table-cell>
          <table:table-cell office:value-type="float" office:value="6.834038">
            <text:p>6.834038</text:p>
          </table:table-cell>
          <table:table-cell office:value-type="float" office:value="3.934949">
            <text:p>3.934949</text:p>
          </table:table-cell>
          <table:table-cell office:value-type="float" office:value="15.38603">
            <text:p>15.38603</text:p>
          </table:table-cell>
          <table:table-cell office:value-type="float" office:value="11.867673">
            <text:p>11.867673</text:p>
          </table:table-cell>
          <table:table-cell office:value-type="float" office:value="4.988624">
            <text:p>4.988624</text:p>
          </table:table-cell>
          <table:table-cell office:value-type="float" office:value="12.988812">
            <text:p>12.988812</text:p>
          </table:table-cell>
          <table:table-cell office:value-type="float" office:value="10.67641">
            <text:p>10.67641</text:p>
          </table:table-cell>
          <table:table-cell office:value-type="float" office:value="13.109639">
            <text:p>13.109639</text:p>
          </table:table-cell>
          <table:table-cell office:value-type="float" office:value="16.152277">
            <text:p>16.152277</text:p>
          </table:table-cell>
          <table:table-cell office:value-type="float" office:value="9.820809">
            <text:p>9.820809</text:p>
          </table:table-cell>
          <table:table-cell office:value-type="float" office:value="12.281361">
            <text:p>12.281361</text:p>
          </table:table-cell>
          <table:table-cell office:value-type="float" office:value="9.977247">
            <text:p>9.977247</text:p>
          </table:table-cell>
          <table:table-cell office:value-type="float" office:value="15.318328">
            <text:p>15.318328</text:p>
          </table:table-cell>
          <table:table-cell office:value-type="float" office:value="25.507442">
            <text:p>25.507442</text:p>
          </table:table-cell>
          <table:table-cell office:value-type="float" office:value="10.576256">
            <text:p>10.576256</text:p>
          </table:table-cell>
          <table:table-cell office:value-type="float" office:value="8.766943">
            <text:p>8.766943</text:p>
          </table:table-cell>
          <table:table-cell office:value-type="float" office:value="16.198691">
            <text:p>16.198691</text:p>
          </table:table-cell>
          <table:table-cell office:value-type="float" office:value="4.108706">
            <text:p>4.108706</text:p>
          </table:table-cell>
          <table:table-cell office:value-type="float" office:value="12.070973">
            <text:p>12.070973</text:p>
          </table:table-cell>
          <table:table-cell office:value-type="float" office:value="5.037663">
            <text:p>5.037663</text:p>
          </table:table-cell>
          <table:table-cell office:value-type="float" office:value="4.438697">
            <text:p>4.438697</text:p>
          </table:table-cell>
          <table:table-cell office:value-type="float" office:value="14.795655">
            <text:p>14.795655</text:p>
          </table:table-cell>
          <table:table-cell office:value-type="float" office:value="4.527827">
            <text:p>4.527827</text:p>
          </table:table-cell>
          <table:table-cell office:value-type="float" office:value="11.010048">
            <text:p>11.010048</text:p>
          </table:table-cell>
          <table:table-cell office:value-type="float" office:value="6.009749">
            <text:p>6.009749</text:p>
          </table:table-cell>
          <table:table-cell office:value-type="float" office:value="11.671107">
            <text:p>11.671107</text:p>
          </table:table-cell>
          <table:table-cell office:value-type="float" office:value="11.480946">
            <text:p>11.480946</text:p>
          </table:table-cell>
          <table:table-cell office:value-type="float" office:value="4.000812">
            <text:p>4.000812</text:p>
          </table:table-cell>
          <table:table-cell office:value-type="float" office:value="3.863704">
            <text:p>3.863704</text:p>
          </table:table-cell>
          <table:table-cell office:value-type="float" office:value="4.777241">
            <text:p>4.777241</text:p>
          </table:table-cell>
          <table:table-cell office:value-type="float" office:value="8.933668">
            <text:p>8.933668</text:p>
          </table:table-cell>
          <table:table-cell office:value-type="float" office:value="4.000812">
            <text:p>4.000812</text:p>
          </table:table-cell>
          <table:table-cell office:value-type="float" office:value="3.989487">
            <text:p>3.989487</text:p>
          </table:table-cell>
          <table:table-cell office:value-type="float" office:value="14.491374">
            <text:p>14.491374</text:p>
          </table:table-cell>
          <table:table-cell office:value-type="float" office:value="5.734633">
            <text:p>5.734633</text:p>
          </table:table-cell>
          <table:table-cell office:value-type="float" office:value="8.289918">
            <text:p>8.289918</text:p>
          </table:table-cell>
          <table:table-cell office:value-type="float" office:value="15.153614">
            <text:p>15.153614</text:p>
          </table:table-cell>
          <table:table-cell office:value-type="float" office:value="6.554819">
            <text:p>6.554819</text:p>
          </table:table-cell>
          <table:table-cell office:value-type="float" office:value="3.730738">
            <text:p>3.730738</text:p>
          </table:table-cell>
          <table:table-cell office:value-type="float" office:value="9.241221">
            <text:p>9.241221</text:p>
          </table:table-cell>
          <table:table-cell office:value-type="float" office:value="10.924699">
            <text:p>10.924699</text:p>
          </table:table-cell>
          <table:table-cell table:number-columns-repeated="2" office:value-type="float" office:value="9.490142">
            <text:p>9.490142</text:p>
          </table:table-cell>
          <table:table-cell office:value-type="float" office:value="3.698914">
            <text:p>3.698914</text:p>
          </table:table-cell>
          <table:table-cell office:value-type="float" office:value="10.757909">
            <text:p>10.757909</text:p>
          </table:table-cell>
          <table:table-cell office:value-type="float" office:value="10.840663">
            <text:p>10.840663</text:p>
          </table:table-cell>
          <table:table-cell office:value-type="float" office:value="3.44148">
            <text:p>3.44148</text:p>
          </table:table-cell>
          <table:table-cell office:value-type="float" office:value="1.81084">
            <text:p>1.81084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2.352633">
            <text:p>2.352633</text:p>
          </table:table-cell>
          <table:table-cell office:value-type="float" office:value="10.091558">
            <text:p>10.091558</text:p>
          </table:table-cell>
          <table:table-cell office:value-type="float" office:value="4.746869">
            <text:p>4.746869</text:p>
          </table:table-cell>
          <table:table-cell office:value-type="float" office:value="4.616259">
            <text:p>4.616259</text:p>
          </table:table-cell>
          <table:table-cell office:value-type="float" office:value="6.271856">
            <text:p>6.271856</text:p>
          </table:table-cell>
          <table:table-cell office:value-type="float" office:value="12.257327">
            <text:p>12.257327</text:p>
          </table:table-cell>
          <table:table-cell office:value-type="float" office:value="5.060046">
            <text:p>5.060046</text:p>
          </table:table-cell>
          <table:table-cell office:value-type="float" office:value="8.508255">
            <text:p>8.508255</text:p>
          </table:table-cell>
          <table:table-cell office:value-type="float" office:value="4.13614">
            <text:p>4.13614</text:p>
          </table:table-cell>
          <table:table-cell office:value-type="float" office:value="7.45654">
            <text:p>7.45654</text:p>
          </table:table-cell>
          <table:table-cell office:value-type="float" office:value="6.452775">
            <text:p>6.452775</text:p>
          </table:table-cell>
          <table:table-cell office:value-type="float" office:value="5.506368">
            <text:p>5.506368</text:p>
          </table:table-cell>
          <table:table-cell office:value-type="float" office:value="16.368016">
            <text:p>16.368016</text:p>
          </table:table-cell>
          <table:table-cell office:value-type="float" office:value="15.038401">
            <text:p>15.038401</text:p>
          </table:table-cell>
          <table:table-cell office:value-type="float" office:value="7.405116">
            <text:p>7.405116</text:p>
          </table:table-cell>
          <table:table-cell office:value-type="float" office:value="11.620583">
            <text:p>11.620583</text:p>
          </table:table-cell>
          <table:table-cell office:value-type="float" office:value="3.682242">
            <text:p>3.682242</text:p>
          </table:table-cell>
          <table:table-cell office:value-type="float" office:value="12.146401">
            <text:p>12.146401</text:p>
          </table:table-cell>
          <table:table-cell office:value-type="float" office:value="4.503951">
            <text:p>4.503951</text:p>
          </table:table-cell>
          <table:table-cell office:value-type="float" office:value="4.73014">
            <text:p>4.73014</text:p>
          </table:table-cell>
          <table:table-cell office:value-type="float" office:value="2.283585">
            <text:p>2.283585</text:p>
          </table:table-cell>
          <table:table-cell office:value-type="float" office:value="3.639803">
            <text:p>3.639803</text:p>
          </table:table-cell>
          <table:table-cell office:value-type="float" office:value="2.173566">
            <text:p>2.173566</text:p>
          </table:table-cell>
          <table:table-cell office:value-type="float" office:value="2.103726">
            <text:p>2.103726</text:p>
          </table:table-cell>
          <table:table-cell office:value-type="float" office:value="3.682242">
            <text:p>3.682242</text:p>
          </table:table-cell>
          <table:table-cell office:value-type="float" office:value="8.34947">
            <text:p>8.34947</text:p>
          </table:table-cell>
          <table:table-cell office:value-type="float" office:value="8.401736">
            <text:p>8.401736</text:p>
          </table:table-cell>
          <table:table-cell office:value-type="float" office:value="2.166549">
            <text:p>2.166549</text:p>
          </table:table-cell>
          <table:table-cell office:value-type="float" office:value="8.29785">
            <text:p>8.29785</text:p>
          </table:table-cell>
          <table:table-cell office:value-type="float" office:value="4.107658">
            <text:p>4.107658</text:p>
          </table:table-cell>
          <table:table-cell office:value-type="float" office:value="5.003457">
            <text:p>5.003457</text:p>
          </table:table-cell>
          <table:table-cell office:value-type="float" office:value="3.620168">
            <text:p>3.620168</text:p>
          </table:table-cell>
          <table:table-cell office:value-type="float" office:value="5.748083">
            <text:p>5.748083</text:p>
          </table:table-cell>
          <table:table-cell office:value-type="float" office:value="3.370188">
            <text:p>3.370188</text:p>
          </table:table-cell>
          <table:table-cell office:value-type="float" office:value="11.184811">
            <text:p>11.184811</text:p>
          </table:table-cell>
          <table:table-cell office:value-type="float" office:value="9.638616">
            <text:p>9.638616</text:p>
          </table:table-cell>
          <table:table-cell table:number-columns-repeated="2" office:value-type="float" office:value="8.977774">
            <text:p>8.977774</text:p>
          </table:table-cell>
          <table:table-cell office:value-type="float" office:value="2.097152">
            <text:p>2.097152</text:p>
          </table:table-cell>
          <table:table-cell office:value-type="float" office:value="4.16179">
            <text:p>4.16179</text:p>
          </table:table-cell>
          <table:table-cell office:value-type="float" office:value="2.441432">
            <text:p>2.441432</text:p>
          </table:table-cell>
          <table:table-cell office:value-type="float" office:value="1.864135">
            <text:p>1.864135</text:p>
          </table:table-cell>
          <table:table-cell office:value-type="float" office:value="1.808255">
            <text:p>1.808255</text:p>
          </table:table-cell>
          <table:table-cell office:value-type="float" office:value="1.75448">
            <text:p>1.75448</text:p>
          </table:table-cell>
          <table:table-cell office:value-type="float" office:value="4.354184">
            <text:p>4.354184</text:p>
          </table:table-cell>
          <table:table-cell office:value-type="float" office:value="49.183777">
            <text:p>49.183777</text:p>
          </table:table-cell>
          <table:table-cell office:value-type="float" office:value="78.866741">
            <text:p>78.866741</text:p>
          </table:table-cell>
          <table:table-cell office:value-type="float" office:value="55.095383">
            <text:p>55.095383</text:p>
          </table:table-cell>
          <table:table-cell office:value-type="float" office:value="62.558141">
            <text:p>62.558141</text:p>
          </table:table-cell>
          <table:table-cell office:value-type="float" office:value="71.235299">
            <text:p>71.235299</text:p>
          </table:table-cell>
          <table:table-cell office:value-type="float" office:value="278.136308">
            <text:p>278.136308</text:p>
          </table:table-cell>
          <table:table-cell office:value-type="float" office:value="305.294139">
            <text:p>305.294139</text:p>
          </table:table-cell>
          <table:table-cell office:value-type="float" office:value="210.115573">
            <text:p>210.115573</text:p>
          </table:table-cell>
          <table:table-cell office:value-type="float" office:value="21.613585">
            <text:p>21.613585</text:p>
          </table:table-cell>
          <table:table-cell office:value-type="float" office:value="270.879983">
            <text:p>270.879983</text:p>
          </table:table-cell>
          <table:table-cell office:value-type="float" office:value="45.30463">
            <text:p>45.30463</text:p>
          </table:table-cell>
          <table:table-cell office:value-type="float" office:value="68.597941">
            <text:p>68.597941</text:p>
          </table:table-cell>
          <table:table-cell office:value-type="float" office:value="56.966116">
            <text:p>56.966116</text:p>
          </table:table-cell>
          <table:table-cell office:value-type="float" office:value="49.861159">
            <text:p>49.861159</text:p>
          </table:table-cell>
          <table:table-cell office:value-type="float" office:value="58.924155">
            <text:p>58.924155</text:p>
          </table:table-cell>
          <table:table-cell office:value-type="float" office:value="40.947443">
            <text:p>40.947443</text:p>
          </table:table-cell>
          <table:table-cell office:value-type="float" office:value="53.9344">
            <text:p>53.9344</text:p>
          </table:table-cell>
          <table:table-cell office:value-type="float" office:value="78.133279">
            <text:p>78.133279</text:p>
          </table:table-cell>
          <table:table-cell office:value-type="float" office:value="84.954486">
            <text:p>84.954486</text:p>
          </table:table-cell>
          <table:table-cell office:value-type="float" office:value="55.18655">
            <text:p>55.18655</text:p>
          </table:table-cell>
          <table:table-cell office:value-type="float" office:value="41.529956">
            <text:p>41.529956</text:p>
          </table:table-cell>
          <table:table-cell office:value-type="float" office:value="53.52521">
            <text:p>53.52521</text:p>
          </table:table-cell>
          <table:table-cell office:value-type="float" office:value="76.007277">
            <text:p>76.007277</text:p>
          </table:table-cell>
          <table:table-cell office:value-type="float" office:value="181.794742">
            <text:p>181.794742</text:p>
          </table:table-cell>
          <table:table-cell office:value-type="float" office:value="275.835932">
            <text:p>275.835932</text:p>
          </table:table-cell>
          <table:table-cell office:value-type="float" office:value="32.090779">
            <text:p>32.090779</text:p>
          </table:table-cell>
          <table:table-cell office:value-type="float" office:value="39.776839">
            <text:p>39.776839</text:p>
          </table:table-cell>
          <table:table-cell office:value-type="float" office:value="52.103649">
            <text:p>52.103649</text:p>
          </table:table-cell>
          <table:table-cell office:value-type="float" office:value="77.104201">
            <text:p>77.104201</text:p>
          </table:table-cell>
          <table:table-cell office:value-type="float" office:value="160.505377">
            <text:p>160.505377</text:p>
          </table:table-cell>
          <table:table-cell office:value-type="float" office:value="46.777342">
            <text:p>46.777342</text:p>
          </table:table-cell>
          <table:table-cell office:value-type="float" office:value="35.64063">
            <text:p>35.64063</text:p>
          </table:table-cell>
          <table:table-cell office:value-type="float" office:value="37.234138">
            <text:p>37.234138</text:p>
          </table:table-cell>
          <table:table-cell office:value-type="float" office:value="11.65503">
            <text:p>11.65503</text:p>
          </table:table-cell>
          <table:table-cell office:value-type="float" office:value="56.197433">
            <text:p>56.197433</text:p>
          </table:table-cell>
          <table:table-cell office:value-type="float" office:value="48.626929">
            <text:p>48.626929</text:p>
          </table:table-cell>
          <table:table-cell office:value-type="float" office:value="7.120208">
            <text:p>7.120208</text:p>
          </table:table-cell>
          <table:table-cell office:value-type="float" office:value="62.600515">
            <text:p>62.600515</text:p>
          </table:table-cell>
          <table:table-cell office:value-type="float" office:value="65.447754">
            <text:p>65.447754</text:p>
          </table:table-cell>
          <table:table-cell office:value-type="float" office:value="15.550036">
            <text:p>15.550036</text:p>
          </table:table-cell>
          <table:table-cell office:value-type="float" office:value="17.863959">
            <text:p>17.863959</text:p>
          </table:table-cell>
          <table:table-cell office:value-type="float" office:value="16.11881">
            <text:p>16.11881</text:p>
          </table:table-cell>
          <table:table-cell office:value-type="float" office:value="12.278815">
            <text:p>12.278815</text:p>
          </table:table-cell>
          <table:table-cell office:value-type="float" office:value="134.473706">
            <text:p>134.473706</text:p>
          </table:table-cell>
          <table:table-cell office:value-type="float" office:value="73.472435">
            <text:p>73.472435</text:p>
          </table:table-cell>
          <table:table-cell office:value-type="float" office:value="44.475849">
            <text:p>44.475849</text:p>
          </table:table-cell>
          <table:table-cell office:value-type="float" office:value="41.746031">
            <text:p>41.746031</text:p>
          </table:table-cell>
          <table:table-cell office:value-type="float" office:value="13.45935">
            <text:p>13.45935</text:p>
          </table:table-cell>
          <table:table-cell office:value-type="float" office:value="12.10248">
            <text:p>12.10248</text:p>
          </table:table-cell>
          <table:table-cell office:value-type="float" office:value="11.563915">
            <text:p>11.563915</text:p>
          </table:table-cell>
          <table:table-cell office:value-type="float" office:value="46.736001">
            <text:p>46.736001</text:p>
          </table:table-cell>
          <table:table-cell office:value-type="float" office:value="30.961232">
            <text:p>30.961232</text:p>
          </table:table-cell>
          <table:table-cell office:value-type="float" office:value="17.565781">
            <text:p>17.565781</text:p>
          </table:table-cell>
          <table:table-cell office:value-type="float" office:value="44.824569">
            <text:p>44.824569</text:p>
          </table:table-cell>
          <table:table-cell office:value-type="float" office:value="26.124137">
            <text:p>26.124137</text:p>
          </table:table-cell>
          <table:table-cell office:value-type="float" office:value="47.813549">
            <text:p>47.813549</text:p>
          </table:table-cell>
          <table:table-cell office:value-type="float" office:value="35.348787">
            <text:p>35.348787</text:p>
          </table:table-cell>
          <table:table-cell office:value-type="float" office:value="33.427171">
            <text:p>33.427171</text:p>
          </table:table-cell>
          <table:table-cell office:value-type="float" office:value="6.788855">
            <text:p>6.788855</text:p>
          </table:table-cell>
          <table:table-cell office:value-type="float" office:value="10.813165">
            <text:p>10.813165</text:p>
          </table:table-cell>
          <table:table-cell office:value-type="float" office:value="39.149943">
            <text:p>39.149943</text:p>
          </table:table-cell>
          <table:table-cell office:value-type="float" office:value="51.743429">
            <text:p>51.743429</text:p>
          </table:table-cell>
          <table:table-cell office:value-type="float" office:value="61.329991">
            <text:p>61.329991</text:p>
          </table:table-cell>
          <table:table-cell office:value-type="float" office:value="36.419962">
            <text:p>36.419962</text:p>
          </table:table-cell>
          <table:table-cell office:value-type="float" office:value="13.837965">
            <text:p>13.837965</text:p>
          </table:table-cell>
          <table:table-cell office:value-type="float" office:value="15.545465">
            <text:p>15.545465</text:p>
          </table:table-cell>
          <table:table-cell office:value-type="float" office:value="35.131563">
            <text:p>35.131563</text:p>
          </table:table-cell>
          <table:table-cell office:value-type="float" office:value="39.324622">
            <text:p>39.324622</text:p>
          </table:table-cell>
          <table:table-cell office:value-type="float" office:value="12.10248">
            <text:p>12.10248</text:p>
          </table:table-cell>
          <table:table-cell office:value-type="float" office:value="15.739798">
            <text:p>15.739798</text:p>
          </table:table-cell>
          <table:table-cell office:value-type="float" office:value="40.00135">
            <text:p>40.00135</text:p>
          </table:table-cell>
          <table:table-cell office:value-type="float" office:value="33.128761">
            <text:p>33.128761</text:p>
          </table:table-cell>
          <table:table-cell office:value-type="float" office:value="6.786241">
            <text:p>6.786241</text:p>
          </table:table-cell>
          <table:table-cell office:value-type="float" office:value="42.162077">
            <text:p>42.162077</text:p>
          </table:table-cell>
          <table:table-cell office:value-type="float" office:value="52.908239">
            <text:p>52.908239</text:p>
          </table:table-cell>
          <table:table-cell office:value-type="float" office:value="31.803354">
            <text:p>31.803354</text:p>
          </table:table-cell>
          <table:table-cell office:value-type="float" office:value="2.912877">
            <text:p>2.912877</text:p>
          </table:table-cell>
          <table:table-cell office:value-type="float" office:value="5.183581">
            <text:p>5.183581</text:p>
          </table:table-cell>
          <table:table-cell office:value-type="float" office:value="20.096772">
            <text:p>20.096772</text:p>
          </table:table-cell>
          <table:table-cell office:value-type="float" office:value="2.833092">
            <text:p>2.833092</text:p>
          </table:table-cell>
          <table:table-cell office:value-type="float" office:value="11.665069">
            <text:p>11.665069</text:p>
          </table:table-cell>
          <table:table-cell office:value-type="float" office:value="6.925239">
            <text:p>6.925239</text:p>
          </table:table-cell>
          <table:table-cell office:value-type="float" office:value="17.160257">
            <text:p>17.160257</text:p>
          </table:table-cell>
          <table:table-cell office:value-type="float" office:value="31.101487">
            <text:p>31.101487</text:p>
          </table:table-cell>
          <table:table-cell office:value-type="float" office:value="4.429106">
            <text:p>4.429106</text:p>
          </table:table-cell>
          <table:table-cell office:value-type="float" office:value="26.341797">
            <text:p>26.341797</text:p>
          </table:table-cell>
          <table:table-cell office:value-type="float" office:value="7.666977">
            <text:p>7.666977</text:p>
          </table:table-cell>
          <table:table-cell office:value-type="float" office:value="10.448831">
            <text:p>10.448831</text:p>
          </table:table-cell>
          <table:table-cell office:value-type="float" office:value="5.055735">
            <text:p>5.055735</text:p>
          </table:table-cell>
          <table:table-cell office:value-type="float" office:value="34.42531">
            <text:p>34.42531</text:p>
          </table:table-cell>
          <table:table-cell office:value-type="float" office:value="4.283545">
            <text:p>4.283545</text:p>
          </table:table-cell>
          <table:table-cell office:value-type="float" office:value="8.508897">
            <text:p>8.508897</text:p>
          </table:table-cell>
          <table:table-cell office:value-type="float" office:value="5.092272">
            <text:p>5.092272</text:p>
          </table:table-cell>
          <table:table-cell office:value-type="float" office:value="21.093151">
            <text:p>21.093151</text:p>
          </table:table-cell>
          <table:table-cell office:value-type="float" office:value="21.849398">
            <text:p>21.849398</text:p>
          </table:table-cell>
          <table:table-cell office:value-type="float" office:value="7.656563">
            <text:p>7.656563</text:p>
          </table:table-cell>
          <table:table-cell office:value-type="float" office:value="10.254015">
            <text:p>10.254015</text:p>
          </table:table-cell>
          <table:table-cell office:value-type="float" office:value="4.633904">
            <text:p>4.633904</text:p>
          </table:table-cell>
          <table:table-cell office:value-type="float" office:value="18.053305">
            <text:p>18.053305</text:p>
          </table:table-cell>
          <table:table-cell office:value-type="float" office:value="4.682014">
            <text:p>4.682014</text:p>
          </table:table-cell>
          <table:table-cell office:value-type="float" office:value="29.59131">
            <text:p>29.59131</text:p>
          </table:table-cell>
          <table:table-cell office:value-type="float" office:value="22.661888">
            <text:p>22.661888</text:p>
          </table:table-cell>
          <table:table-cell office:value-type="float" office:value="19.866589">
            <text:p>19.866589</text:p>
          </table:table-cell>
          <table:table-cell office:value-type="float" office:value="2.267328">
            <text:p>2.267328</text:p>
          </table:table-cell>
          <table:table-cell office:value-type="float" office:value="11.463436">
            <text:p>11.463436</text:p>
          </table:table-cell>
          <table:table-cell office:value-type="float" office:value="20.93647">
            <text:p>20.93647</text:p>
          </table:table-cell>
          <table:table-cell office:value-type="float" office:value="37.96057">
            <text:p>37.96057</text:p>
          </table:table-cell>
          <table:table-cell office:value-type="float" office:value="5.194328">
            <text:p>5.194328</text:p>
          </table:table-cell>
          <table:table-cell office:value-type="float" office:value="24.245783">
            <text:p>24.245783</text:p>
          </table:table-cell>
          <table:table-cell office:value-type="float" office:value="27.531842">
            <text:p>27.531842</text:p>
          </table:table-cell>
          <table:table-cell office:value-type="float" office:value="3.890369">
            <text:p>3.890369</text:p>
          </table:table-cell>
          <table:table-cell office:value-type="float" office:value="7.518699">
            <text:p>7.518699</text:p>
          </table:table-cell>
          <table:table-cell office:value-type="float" office:value="19.43843">
            <text:p>19.43843</text:p>
          </table:table-cell>
          <table:table-cell office:value-type="float" office:value="9.88106">
            <text:p>9.88106</text:p>
          </table:table-cell>
          <table:table-cell office:value-type="float" office:value="4.535112">
            <text:p>4.535112</text:p>
          </table:table-cell>
          <table:table-cell office:value-type="float" office:value="3.763114">
            <text:p>3.763114</text:p>
          </table:table-cell>
          <table:table-cell office:value-type="float" office:value="2.824575">
            <text:p>2.824575</text:p>
          </table:table-cell>
          <table:table-cell office:value-type="float" office:value="18.407003">
            <text:p>18.407003</text:p>
          </table:table-cell>
          <table:table-cell office:value-type="float" office:value="1.872494">
            <text:p>1.872494</text:p>
          </table:table-cell>
          <table:table-cell office:value-type="float" office:value="3.742503">
            <text:p>3.742503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office:value-type="float" office:value="21.220194">
            <text:p>21.220194</text:p>
          </table:table-cell>
          <table:table-cell office:value-type="float" office:value="19.504847">
            <text:p>19.504847</text:p>
          </table:table-cell>
          <table:table-cell office:value-type="float" office:value="20.728607">
            <text:p>20.728607</text:p>
          </table:table-cell>
          <table:table-cell office:value-type="float" office:value="23.729101">
            <text:p>23.729101</text:p>
          </table:table-cell>
          <table:table-cell office:value-type="float" office:value="19.647609">
            <text:p>19.647609</text:p>
          </table:table-cell>
          <table:table-cell office:value-type="float" office:value="7.027106">
            <text:p>7.027106</text:p>
          </table:table-cell>
          <table:table-cell office:value-type="float" office:value="5.818162">
            <text:p>5.818162</text:p>
          </table:table-cell>
          <table:table-cell office:value-type="float" office:value="5.432541">
            <text:p>5.432541</text:p>
          </table:table-cell>
          <table:table-cell office:value-type="float" office:value="21.846222">
            <text:p>21.846222</text:p>
          </table:table-cell>
          <table:table-cell office:value-type="float" office:value="21.304401">
            <text:p>21.304401</text:p>
          </table:table-cell>
          <table:table-cell office:value-type="float" office:value="8.418203">
            <text:p>8.418203</text:p>
          </table:table-cell>
          <table:table-cell office:value-type="float" office:value="34.470043">
            <text:p>34.470043</text:p>
          </table:table-cell>
          <table:table-cell office:value-type="float" office:value="23.29158">
            <text:p>23.29158</text:p>
          </table:table-cell>
          <table:table-cell office:value-type="float" office:value="33.397879">
            <text:p>33.397879</text:p>
          </table:table-cell>
          <table:table-cell office:value-type="float" office:value="35.437024">
            <text:p>35.437024</text:p>
          </table:table-cell>
          <table:table-cell office:value-type="float" office:value="2.516976">
            <text:p>2.516976</text:p>
          </table:table-cell>
          <table:table-cell office:value-type="float" office:value="2.343647">
            <text:p>2.343647</text:p>
          </table:table-cell>
          <table:table-cell office:value-type="float" office:value="2.325879">
            <text:p>2.325879</text:p>
          </table:table-cell>
          <table:table-cell office:value-type="float" office:value="16.49373">
            <text:p>16.49373</text:p>
          </table:table-cell>
          <table:table-cell office:value-type="float" office:value="17.193624">
            <text:p>17.193624</text:p>
          </table:table-cell>
          <table:table-cell office:value-type="float" office:value="12.543713">
            <text:p>12.543713</text:p>
          </table:table-cell>
          <table:table-cell office:value-type="float" office:value="14.054212">
            <text:p>14.054212</text:p>
          </table:table-cell>
          <table:table-cell office:value-type="float" office:value="2.171808">
            <text:p>2.171808</text:p>
          </table:table-cell>
          <table:table-cell office:value-type="float" office:value="15.24119">
            <text:p>15.24119</text:p>
          </table:table-cell>
          <table:table-cell office:value-type="float" office:value="8.56595">
            <text:p>8.56595</text:p>
          </table:table-cell>
          <table:table-cell office:value-type="float" office:value="16.330674">
            <text:p>16.330674</text:p>
          </table:table-cell>
          <table:table-cell office:value-type="float" office:value="14.250057">
            <text:p>14.250057</text:p>
          </table:table-cell>
          <table:table-cell office:value-type="float" office:value="16.134362">
            <text:p>16.134362</text:p>
          </table:table-cell>
          <table:table-cell office:value-type="float" office:value="2.200967">
            <text:p>2.200967</text:p>
          </table:table-cell>
          <table:table-cell office:value-type="float" office:value="6.5793">
            <text:p>6.5793</text:p>
          </table:table-cell>
          <table:table-cell office:value-type="float" office:value="22.797066">
            <text:p>22.797066</text:p>
          </table:table-cell>
          <table:table-cell office:value-type="float" office:value="17.360418">
            <text:p>17.360418</text:p>
          </table:table-cell>
          <table:table-cell office:value-type="float" office:value="21.757686">
            <text:p>21.757686</text:p>
          </table:table-cell>
          <table:table-cell office:value-type="float" office:value="3.47433">
            <text:p>3.47433</text:p>
          </table:table-cell>
          <table:table-cell office:value-type="float" office:value="3.537864">
            <text:p>3.537864</text:p>
          </table:table-cell>
          <table:table-cell office:value-type="float" office:value="16.90932">
            <text:p>16.90932</text:p>
          </table:table-cell>
          <table:table-cell office:value-type="float" office:value="2.13044">
            <text:p>2.13044</text:p>
          </table:table-cell>
          <table:table-cell office:value-type="float" office:value="15.101854">
            <text:p>15.101854</text:p>
          </table:table-cell>
          <table:table-cell office:value-type="float" office:value="2.166549">
            <text:p>2.166549</text:p>
          </table:table-cell>
          <table:table-cell office:value-type="float" office:value="2.230225">
            <text:p>2.230225</text:p>
          </table:table-cell>
          <table:table-cell office:value-type="float" office:value="20.164166">
            <text:p>20.164166</text:p>
          </table:table-cell>
          <table:table-cell office:value-type="float" office:value="1.893391">
            <text:p>1.893391</text:p>
          </table:table-cell>
          <table:table-cell office:value-type="float" office:value="8.091498">
            <text:p>8.091498</text:p>
          </table:table-cell>
          <table:table-cell office:value-type="float" office:value="11.422785">
            <text:p>11.422785</text:p>
          </table:table-cell>
          <table:table-cell office:value-type="float" office:value="16.231925">
            <text:p>16.231925</text:p>
          </table:table-cell>
          <table:table-cell office:value-type="float" office:value="51.719528">
            <text:p>51.719528</text:p>
          </table:table-cell>
          <table:table-cell office:value-type="float" office:value="82.604053">
            <text:p>82.604053</text:p>
          </table:table-cell>
          <table:table-cell office:value-type="float" office:value="64.559678">
            <text:p>64.559678</text:p>
          </table:table-cell>
          <table:table-cell office:value-type="float" office:value="66.198195">
            <text:p>66.198195</text:p>
          </table:table-cell>
          <table:table-cell office:value-type="float" office:value="82.926302">
            <text:p>82.926302</text:p>
          </table:table-cell>
          <table:table-cell office:value-type="float" office:value="370.044067">
            <text:p>370.044067</text:p>
          </table:table-cell>
          <table:table-cell office:value-type="float" office:value="303.16894">
            <text:p>303.16894</text:p>
          </table:table-cell>
          <table:table-cell office:value-type="float" office:value="251.324766">
            <text:p>251.324766</text:p>
          </table:table-cell>
          <table:table-cell office:value-type="float" office:value="247.014567">
            <text:p>247.014567</text:p>
          </table:table-cell>
          <table:table-cell office:value-type="float" office:value="311.154686">
            <text:p>311.154686</text:p>
          </table:table-cell>
          <table:table-cell office:value-type="float" office:value="51.148393">
            <text:p>51.148393</text:p>
          </table:table-cell>
          <table:table-cell office:value-type="float" office:value="79.419433">
            <text:p>79.419433</text:p>
          </table:table-cell>
          <table:table-cell office:value-type="float" office:value="60.406546">
            <text:p>60.406546</text:p>
          </table:table-cell>
          <table:table-cell office:value-type="float" office:value="56.436259">
            <text:p>56.436259</text:p>
          </table:table-cell>
          <table:table-cell office:value-type="float" office:value="67.965586">
            <text:p>67.965586</text:p>
          </table:table-cell>
          <table:table-cell office:value-type="float" office:value="42.330723">
            <text:p>42.330723</text:p>
          </table:table-cell>
          <table:table-cell office:value-type="float" office:value="55.562214">
            <text:p>55.562214</text:p>
          </table:table-cell>
          <table:table-cell office:value-type="float" office:value="81.058765">
            <text:p>81.058765</text:p>
          </table:table-cell>
          <table:table-cell office:value-type="float" office:value="140.860298">
            <text:p>140.860298</text:p>
          </table:table-cell>
          <table:table-cell office:value-type="float" office:value="261.030669">
            <text:p>261.030669</text:p>
          </table:table-cell>
          <table:table-cell office:value-type="float" office:value="42.339684">
            <text:p>42.339684</text:p>
          </table:table-cell>
          <table:table-cell office:value-type="float" office:value="55.501592">
            <text:p>55.501592</text:p>
          </table:table-cell>
          <table:table-cell office:value-type="float" office:value="81.101344">
            <text:p>81.101344</text:p>
          </table:table-cell>
          <table:table-cell office:value-type="float" office:value="140.316783">
            <text:p>140.316783</text:p>
          </table:table-cell>
          <table:table-cell office:value-type="float" office:value="311.871429">
            <text:p>311.871429</text:p>
          </table:table-cell>
          <table:table-cell office:value-type="float" office:value="32.897417">
            <text:p>32.897417</text:p>
          </table:table-cell>
          <table:table-cell office:value-type="float" office:value="40.945368">
            <text:p>40.945368</text:p>
          </table:table-cell>
          <table:table-cell office:value-type="float" office:value="55.778443">
            <text:p>55.778443</text:p>
          </table:table-cell>
          <table:table-cell office:value-type="float" office:value="88.391033">
            <text:p>88.391033</text:p>
          </table:table-cell>
          <table:table-cell office:value-type="float" office:value="173.478444">
            <text:p>173.478444</text:p>
          </table:table-cell>
          <table:table-cell office:value-type="float" office:value="43.14239">
            <text:p>43.14239</text:p>
          </table:table-cell>
          <table:table-cell office:value-type="float" office:value="39.293575">
            <text:p>39.293575</text:p>
          </table:table-cell>
          <table:table-cell office:value-type="float" office:value="14.353961">
            <text:p>14.353961</text:p>
          </table:table-cell>
          <table:table-cell office:value-type="float" office:value="47.011254">
            <text:p>47.011254</text:p>
          </table:table-cell>
          <table:table-cell office:value-type="float" office:value="69.370219">
            <text:p>69.370219</text:p>
          </table:table-cell>
          <table:table-cell office:value-type="float" office:value="40.73509">
            <text:p>40.73509</text:p>
          </table:table-cell>
          <table:table-cell office:value-type="float" office:value="54.230775">
            <text:p>54.230775</text:p>
          </table:table-cell>
          <table:table-cell office:value-type="float" office:value="67.505071">
            <text:p>67.505071</text:p>
          </table:table-cell>
          <table:table-cell office:value-type="float" office:value="78.126367">
            <text:p>78.126367</text:p>
          </table:table-cell>
          <table:table-cell office:value-type="float" office:value="169.018889">
            <text:p>169.018889</text:p>
          </table:table-cell>
          <table:table-cell office:value-type="float" office:value="168.346311">
            <text:p>168.346311</text:p>
          </table:table-cell>
          <table:table-cell office:value-type="float" office:value="61.827443">
            <text:p>61.827443</text:p>
          </table:table-cell>
          <table:table-cell office:value-type="float" office:value="71.377472">
            <text:p>71.377472</text:p>
          </table:table-cell>
          <table:table-cell office:value-type="float" office:value="158.299075">
            <text:p>158.299075</text:p>
          </table:table-cell>
          <table:table-cell office:value-type="float" office:value="187.98235">
            <text:p>187.98235</text:p>
          </table:table-cell>
          <table:table-cell office:value-type="float" office:value="43.774047">
            <text:p>43.774047</text:p>
          </table:table-cell>
          <table:table-cell office:value-type="float" office:value="40.094231">
            <text:p>40.094231</text:p>
          </table:table-cell>
          <table:table-cell office:value-type="float" office:value="43.14459">
            <text:p>43.14459</text:p>
          </table:table-cell>
          <table:table-cell office:value-type="float" office:value="49.537972">
            <text:p>49.537972</text:p>
          </table:table-cell>
          <table:table-cell office:value-type="float" office:value="61.077641">
            <text:p>61.077641</text:p>
          </table:table-cell>
          <table:table-cell office:value-type="float" office:value="40.267873">
            <text:p>40.267873</text:p>
          </table:table-cell>
          <table:table-cell office:value-type="float" office:value="35.250117">
            <text:p>35.250117</text:p>
          </table:table-cell>
          <table:table-cell office:value-type="float" office:value="40.977749">
            <text:p>40.977749</text:p>
          </table:table-cell>
          <table:table-cell office:value-type="float" office:value="46.842084">
            <text:p>46.842084</text:p>
          </table:table-cell>
          <table:table-cell office:value-type="float" office:value="63.660263">
            <text:p>63.660263</text:p>
          </table:table-cell>
          <table:table-cell office:value-type="float" office:value="43.197455">
            <text:p>43.197455</text:p>
          </table:table-cell>
          <table:table-cell office:value-type="float" office:value="38.063276">
            <text:p>38.063276</text:p>
          </table:table-cell>
          <table:table-cell office:value-type="float" office:value="20.094249">
            <text:p>20.094249</text:p>
          </table:table-cell>
          <table:table-cell office:value-type="float" office:value="47.475511">
            <text:p>47.475511</text:p>
          </table:table-cell>
          <table:table-cell office:value-type="float" office:value="57.912974">
            <text:p>57.912974</text:p>
          </table:table-cell>
          <table:table-cell office:value-type="float" office:value="42.936596">
            <text:p>42.936596</text:p>
          </table:table-cell>
          <table:table-cell office:value-type="float" office:value="52.967858">
            <text:p>52.967858</text:p>
          </table:table-cell>
          <table:table-cell office:value-type="float" office:value="61.660731">
            <text:p>61.660731</text:p>
          </table:table-cell>
          <table:table-cell office:value-type="float" office:value="76.418764">
            <text:p>76.418764</text:p>
          </table:table-cell>
          <table:table-cell office:value-type="float" office:value="151.686726">
            <text:p>151.686726</text:p>
          </table:table-cell>
          <table:table-cell office:value-type="float" office:value="43.063343">
            <text:p>43.063343</text:p>
          </table:table-cell>
          <table:table-cell office:value-type="float" office:value="34.188967">
            <text:p>34.188967</text:p>
          </table:table-cell>
          <table:table-cell office:value-type="float" office:value="40.662657">
            <text:p>40.662657</text:p>
          </table:table-cell>
          <table:table-cell office:value-type="float" office:value="48.230551">
            <text:p>48.230551</text:p>
          </table:table-cell>
          <table:table-cell office:value-type="float" office:value="63.015458">
            <text:p>63.015458</text:p>
          </table:table-cell>
          <table:table-cell office:value-type="float" office:value="42.261054">
            <text:p>42.261054</text:p>
          </table:table-cell>
          <table:table-cell office:value-type="float" office:value="36.304323">
            <text:p>36.304323</text:p>
          </table:table-cell>
          <table:table-cell office:value-type="float" office:value="38.254298">
            <text:p>38.254298</text:p>
          </table:table-cell>
          <table:table-cell office:value-type="float" office:value="45.152279">
            <text:p>45.152279</text:p>
          </table:table-cell>
          <table:table-cell office:value-type="float" office:value="25.250188">
            <text:p>25.250188</text:p>
          </table:table-cell>
          <table:table-cell office:value-type="float" office:value="8.08048">
            <text:p>8.08048</text:p>
          </table:table-cell>
          <table:table-cell office:value-type="float" office:value="28.452465">
            <text:p>28.452465</text:p>
          </table:table-cell>
          <table:table-cell office:value-type="float" office:value="5.338205">
            <text:p>5.338205</text:p>
          </table:table-cell>
          <table:table-cell office:value-type="float" office:value="7.923598">
            <text:p>7.923598</text:p>
          </table:table-cell>
          <table:table-cell office:value-type="float" office:value="21.998613">
            <text:p>21.998613</text:p>
          </table:table-cell>
          <table:table-cell office:value-type="float" office:value="12.714169">
            <text:p>12.714169</text:p>
          </table:table-cell>
          <table:table-cell office:value-type="float" office:value="59.691802">
            <text:p>59.691802</text:p>
          </table:table-cell>
          <table:table-cell office:value-type="float" office:value="8.933668">
            <text:p>8.933668</text:p>
          </table:table-cell>
          <table:table-cell office:value-type="float" office:value="44.212899">
            <text:p>44.212899</text:p>
          </table:table-cell>
          <table:table-cell office:value-type="float" office:value="45.210182">
            <text:p>45.210182</text:p>
          </table:table-cell>
          <table:table-cell office:value-type="float" office:value="15.980566">
            <text:p>15.980566</text:p>
          </table:table-cell>
          <table:table-cell office:value-type="float" office:value="65.931516">
            <text:p>65.931516</text:p>
          </table:table-cell>
          <table:table-cell office:value-type="float" office:value="56.904929">
            <text:p>56.904929</text:p>
          </table:table-cell>
          <table:table-cell office:value-type="float" office:value="5.988601">
            <text:p>5.988601</text:p>
          </table:table-cell>
          <table:table-cell office:value-type="float" office:value="4.744572">
            <text:p>4.744572</text:p>
          </table:table-cell>
          <table:table-cell office:value-type="float" office:value="11.564856">
            <text:p>11.564856</text:p>
          </table:table-cell>
          <table:table-cell office:value-type="float" office:value="29.875559">
            <text:p>29.875559</text:p>
          </table:table-cell>
          <table:table-cell office:value-type="float" office:value="5.558972">
            <text:p>5.558972</text:p>
          </table:table-cell>
          <table:table-cell office:value-type="float" office:value="28.596802">
            <text:p>28.596802</text:p>
          </table:table-cell>
          <table:table-cell office:value-type="float" office:value="29.057446">
            <text:p>29.057446</text:p>
          </table:table-cell>
          <table:table-cell office:value-type="float" office:value="36.398028">
            <text:p>36.398028</text:p>
          </table:table-cell>
          <table:table-cell office:value-type="float" office:value="28.973438">
            <text:p>28.973438</text:p>
          </table:table-cell>
          <table:table-cell office:value-type="float" office:value="22.358531">
            <text:p>22.358531</text:p>
          </table:table-cell>
          <table:table-cell office:value-type="float" office:value="22.220821">
            <text:p>22.220821</text:p>
          </table:table-cell>
          <table:table-cell office:value-type="float" office:value="4.585607">
            <text:p>4.585607</text:p>
          </table:table-cell>
          <table:table-cell office:value-type="float" office:value="35.919679">
            <text:p>35.919679</text:p>
          </table:table-cell>
          <table:table-cell office:value-type="float" office:value="26.598146">
            <text:p>26.598146</text:p>
          </table:table-cell>
          <table:table-cell office:value-type="float" office:value="13.593717">
            <text:p>13.593717</text:p>
          </table:table-cell>
          <table:table-cell office:value-type="float" office:value="20.887984">
            <text:p>20.887984</text:p>
          </table:table-cell>
          <table:table-cell office:value-type="float" office:value="24.090361">
            <text:p>24.090361</text:p>
          </table:table-cell>
          <table:table-cell office:value-type="float" office:value="10.689063">
            <text:p>10.689063</text:p>
          </table:table-cell>
          <table:table-cell office:value-type="float" office:value="56.05613">
            <text:p>56.05613</text:p>
          </table:table-cell>
          <table:table-cell office:value-type="float" office:value="5.978676">
            <text:p>5.978676</text:p>
          </table:table-cell>
          <table:table-cell office:value-type="float" office:value="4.032292">
            <text:p>4.032292</text:p>
          </table:table-cell>
          <table:table-cell office:value-type="float" office:value="40.032984">
            <text:p>40.032984</text:p>
          </table:table-cell>
          <table:table-cell office:value-type="float" office:value="37.132282">
            <text:p>37.132282</text:p>
          </table:table-cell>
          <table:table-cell office:value-type="float" office:value="29.513846">
            <text:p>29.513846</text:p>
          </table:table-cell>
          <table:table-cell office:value-type="float" office:value="26.988125">
            <text:p>26.988125</text:p>
          </table:table-cell>
          <table:table-cell office:value-type="float" office:value="26.280394">
            <text:p>26.280394</text:p>
          </table:table-cell>
          <table:table-cell office:value-type="float" office:value="16.758512">
            <text:p>16.758512</text:p>
          </table:table-cell>
          <table:table-cell office:value-type="float" office:value="37.071234">
            <text:p>37.071234</text:p>
          </table:table-cell>
          <table:table-cell office:value-type="float" office:value="27.769185">
            <text:p>27.769185</text:p>
          </table:table-cell>
          <table:table-cell office:value-type="float" office:value="21.068515">
            <text:p>21.068515</text:p>
          </table:table-cell>
          <table:table-cell office:value-type="float" office:value="20.236552">
            <text:p>20.236552</text:p>
          </table:table-cell>
          <table:table-cell office:value-type="float" office:value="19.032351">
            <text:p>19.032351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25.542476">
            <text:p>25.542476</text:p>
          </table:table-cell>
          <table:table-cell office:value-type="float" office:value="24.90558">
            <text:p>24.90558</text:p>
          </table:table-cell>
          <table:table-cell office:value-type="float" office:value="26.851937">
            <text:p>26.851937</text:p>
          </table:table-cell>
          <table:table-cell office:value-type="float" office:value="28.415265">
            <text:p>28.415265</text:p>
          </table:table-cell>
          <table:table-cell office:value-type="float" office:value="28.767363">
            <text:p>28.767363</text:p>
          </table:table-cell>
          <table:table-cell office:value-type="float" office:value="2.882722">
            <text:p>2.882722</text:p>
          </table:table-cell>
          <table:table-cell office:value-type="float" office:value="20.55992">
            <text:p>20.55992</text:p>
          </table:table-cell>
          <table:table-cell office:value-type="float" office:value="20.418195">
            <text:p>20.418195</text:p>
          </table:table-cell>
          <table:table-cell office:value-type="float" office:value="17.817744">
            <text:p>17.817744</text:p>
          </table:table-cell>
          <table:table-cell office:value-type="float" office:value="20.638959">
            <text:p>20.638959</text:p>
          </table:table-cell>
          <table:table-cell office:value-type="float" office:value="46.709813">
            <text:p>46.709813</text:p>
          </table:table-cell>
          <table:table-cell office:value-type="float" office:value="51.009113">
            <text:p>51.009113</text:p>
          </table:table-cell>
          <table:table-cell office:value-type="float" office:value="51.161016">
            <text:p>51.161016</text:p>
          </table:table-cell>
          <table:table-cell office:value-type="float" office:value="6.065053">
            <text:p>6.065053</text:p>
          </table:table-cell>
          <table:table-cell office:value-type="float" office:value="43.781522">
            <text:p>43.781522</text:p>
          </table:table-cell>
          <table:table-cell office:value-type="float" office:value="17.562737">
            <text:p>17.562737</text:p>
          </table:table-cell>
          <table:table-cell office:value-type="float" office:value="17.063835">
            <text:p>17.063835</text:p>
          </table:table-cell>
          <table:table-cell office:value-type="float" office:value="7.177419">
            <text:p>7.177419</text:p>
          </table:table-cell>
          <table:table-cell office:value-type="float" office:value="3.677355">
            <text:p>3.677355</text:p>
          </table:table-cell>
          <table:table-cell office:value-type="float" office:value="19.135519">
            <text:p>19.135519</text:p>
          </table:table-cell>
          <table:table-cell office:value-type="float" office:value="15.421786">
            <text:p>15.421786</text:p>
          </table:table-cell>
          <table:table-cell office:value-type="float" office:value="2.705662">
            <text:p>2.705662</text:p>
          </table:table-cell>
          <table:table-cell office:value-type="float" office:value="13.442777">
            <text:p>13.442777</text:p>
          </table:table-cell>
          <table:table-cell office:value-type="float" office:value="8.160683">
            <text:p>8.160683</text:p>
          </table:table-cell>
          <table:table-cell office:value-type="float" office:value="13.470181">
            <text:p>13.470181</text:p>
          </table:table-cell>
          <table:table-cell office:value-type="float" office:value="13.066527">
            <text:p>13.066527</text:p>
          </table:table-cell>
          <table:table-cell office:value-type="float" office:value="11.768646">
            <text:p>11.768646</text:p>
          </table:table-cell>
          <table:table-cell office:value-type="float" office:value="12.122403">
            <text:p>12.122403</text:p>
          </table:table-cell>
          <table:table-cell office:value-type="float" office:value="12.136104">
            <text:p>12.136104</text:p>
          </table:table-cell>
          <table:table-cell office:value-type="float" office:value="14.33328">
            <text:p>14.33328</text:p>
          </table:table-cell>
          <table:table-cell office:value-type="float" office:value="18.625183">
            <text:p>18.625183</text:p>
          </table:table-cell>
          <table:table-cell office:value-type="float" office:value="18.061259">
            <text:p>18.061259</text:p>
          </table:table-cell>
          <table:table-cell office:value-type="float" office:value="16.195201">
            <text:p>16.195201</text:p>
          </table:table-cell>
          <table:table-cell office:value-type="float" office:value="18.413579">
            <text:p>18.413579</text:p>
          </table:table-cell>
          <table:table-cell office:value-type="float" office:value="2.978066">
            <text:p>2.978066</text:p>
          </table:table-cell>
          <table:table-cell office:value-type="float" office:value="11.547163">
            <text:p>11.547163</text:p>
          </table:table-cell>
          <table:table-cell office:value-type="float" office:value="12.467249">
            <text:p>12.467249</text:p>
          </table:table-cell>
          <table:table-cell office:value-type="float" office:value="15.195356">
            <text:p>15.195356</text:p>
          </table:table-cell>
          <table:table-cell office:value-type="float" office:value="3.220944">
            <text:p>3.220944</text:p>
          </table:table-cell>
          <table:table-cell office:value-type="float" office:value="13.390389">
            <text:p>13.390389</text:p>
          </table:table-cell>
          <table:table-cell office:value-type="float" office:value="15.732481">
            <text:p>15.732481</text:p>
          </table:table-cell>
          <table:table-cell office:value-type="float" office:value="18.33106">
            <text:p>18.33106</text:p>
          </table:table-cell>
          <table:table-cell office:value-type="float" office:value="17.714858">
            <text:p>17.714858</text:p>
          </table:table-cell>
          <table:table-cell office:value-type="float" office:value="19.152585">
            <text:p>19.152585</text:p>
          </table:table-cell>
          <table:table-cell office:value-type="float" office:value="19.203967">
            <text:p>19.203967</text:p>
          </table:table-cell>
          <table:table-cell office:value-type="float" office:value="51.231456">
            <text:p>51.231456</text:p>
          </table:table-cell>
          <table:table-cell office:value-type="float" office:value="83.458238">
            <text:p>83.458238</text:p>
          </table:table-cell>
          <table:table-cell office:value-type="float" office:value="64.706326">
            <text:p>64.706326</text:p>
          </table:table-cell>
          <table:table-cell office:value-type="float" office:value="65.992537">
            <text:p>65.992537</text:p>
          </table:table-cell>
          <table:table-cell office:value-type="float" office:value="82.917884">
            <text:p>82.917884</text:p>
          </table:table-cell>
          <table:table-cell office:value-type="float" office:value="376.866903">
            <text:p>376.866903</text:p>
          </table:table-cell>
          <table:table-cell office:value-type="float" office:value="342.784139">
            <text:p>342.784139</text:p>
          </table:table-cell>
          <table:table-cell office:value-type="float" office:value="251.349575">
            <text:p>251.349575</text:p>
          </table:table-cell>
          <table:table-cell office:value-type="float" office:value="250.419551">
            <text:p>250.419551</text:p>
          </table:table-cell>
          <table:table-cell office:value-type="float" office:value="310.692904">
            <text:p>310.692904</text:p>
          </table:table-cell>
          <table:table-cell office:value-type="float" office:value="50.938553">
            <text:p>50.938553</text:p>
          </table:table-cell>
          <table:table-cell office:value-type="float" office:value="78.763175">
            <text:p>78.763175</text:p>
          </table:table-cell>
          <table:table-cell office:value-type="float" office:value="60.078907">
            <text:p>60.078907</text:p>
          </table:table-cell>
          <table:table-cell office:value-type="float" office:value="55.240347">
            <text:p>55.240347</text:p>
          </table:table-cell>
          <table:table-cell office:value-type="float" office:value="66.746441">
            <text:p>66.746441</text:p>
          </table:table-cell>
          <table:table-cell office:value-type="float" office:value="9.992344">
            <text:p>9.992344</text:p>
          </table:table-cell>
          <table:table-cell office:value-type="float" office:value="27.704079">
            <text:p>27.704079</text:p>
          </table:table-cell>
          <table:table-cell office:value-type="float" office:value="70.36798">
            <text:p>70.36798</text:p>
          </table:table-cell>
          <table:table-cell office:value-type="float" office:value="104.110563">
            <text:p>104.110563</text:p>
          </table:table-cell>
          <table:table-cell office:value-type="float" office:value="175.929624">
            <text:p>175.929624</text:p>
          </table:table-cell>
          <table:table-cell office:value-type="float" office:value="9.21611">
            <text:p>9.21611</text:p>
          </table:table-cell>
          <table:table-cell office:value-type="float" office:value="27.688897">
            <text:p>27.688897</text:p>
          </table:table-cell>
          <table:table-cell office:value-type="float" office:value="70.691595">
            <text:p>70.691595</text:p>
          </table:table-cell>
          <table:table-cell office:value-type="float" office:value="106.875932">
            <text:p>106.875932</text:p>
          </table:table-cell>
          <table:table-cell office:value-type="float" office:value="194.819435">
            <text:p>194.819435</text:p>
          </table:table-cell>
          <table:table-cell office:value-type="float" office:value="4.486996">
            <text:p>4.486996</text:p>
          </table:table-cell>
          <table:table-cell office:value-type="float" office:value="6.615914">
            <text:p>6.615914</text:p>
          </table:table-cell>
          <table:table-cell office:value-type="float" office:value="10.593479">
            <text:p>10.593479</text:p>
          </table:table-cell>
          <table:table-cell office:value-type="float" office:value="66.202271">
            <text:p>66.202271</text:p>
          </table:table-cell>
          <table:table-cell office:value-type="float" office:value="110.552534">
            <text:p>110.552534</text:p>
          </table:table-cell>
          <table:table-cell office:value-type="float" office:value="43.028303">
            <text:p>43.028303</text:p>
          </table:table-cell>
          <table:table-cell office:value-type="float" office:value="38.001732">
            <text:p>38.001732</text:p>
          </table:table-cell>
          <table:table-cell office:value-type="float" office:value="41.684845">
            <text:p>41.684845</text:p>
          </table:table-cell>
          <table:table-cell office:value-type="float" office:value="50.435656">
            <text:p>50.435656</text:p>
          </table:table-cell>
          <table:table-cell office:value-type="float" office:value="71.279759">
            <text:p>71.279759</text:p>
          </table:table-cell>
          <table:table-cell office:value-type="float" office:value="45.382351">
            <text:p>45.382351</text:p>
          </table:table-cell>
          <table:table-cell office:value-type="float" office:value="59.206729">
            <text:p>59.206729</text:p>
          </table:table-cell>
          <table:table-cell office:value-type="float" office:value="70.628232">
            <text:p>70.628232</text:p>
          </table:table-cell>
          <table:table-cell office:value-type="float" office:value="79.510272">
            <text:p>79.510272</text:p>
          </table:table-cell>
          <table:table-cell office:value-type="float" office:value="174.572354">
            <text:p>174.572354</text:p>
          </table:table-cell>
          <table:table-cell office:value-type="float" office:value="173.623056">
            <text:p>173.623056</text:p>
          </table:table-cell>
          <table:table-cell office:value-type="float" office:value="62.658463">
            <text:p>62.658463</text:p>
          </table:table-cell>
          <table:table-cell office:value-type="float" office:value="70.815915">
            <text:p>70.815915</text:p>
          </table:table-cell>
          <table:table-cell office:value-type="float" office:value="154.040974">
            <text:p>154.040974</text:p>
          </table:table-cell>
          <table:table-cell office:value-type="float" office:value="209.66635">
            <text:p>209.66635</text:p>
          </table:table-cell>
          <table:table-cell office:value-type="float" office:value="41.862212">
            <text:p>41.862212</text:p>
          </table:table-cell>
          <table:table-cell office:value-type="float" office:value="38.326209">
            <text:p>38.326209</text:p>
          </table:table-cell>
          <table:table-cell office:value-type="float" office:value="41.0842">
            <text:p>41.0842</text:p>
          </table:table-cell>
          <table:table-cell office:value-type="float" office:value="49.668103">
            <text:p>49.668103</text:p>
          </table:table-cell>
          <table:table-cell office:value-type="float" office:value="66.017131">
            <text:p>66.017131</text:p>
          </table:table-cell>
          <table:table-cell office:value-type="float" office:value="41.960304">
            <text:p>41.960304</text:p>
          </table:table-cell>
          <table:table-cell office:value-type="float" office:value="36.272418">
            <text:p>36.272418</text:p>
          </table:table-cell>
          <table:table-cell office:value-type="float" office:value="39.665677">
            <text:p>39.665677</text:p>
          </table:table-cell>
          <table:table-cell office:value-type="float" office:value="47.400376">
            <text:p>47.400376</text:p>
          </table:table-cell>
          <table:table-cell office:value-type="float" office:value="63.53001">
            <text:p>63.53001</text:p>
          </table:table-cell>
          <table:table-cell office:value-type="float" office:value="42.139504">
            <text:p>42.139504</text:p>
          </table:table-cell>
          <table:table-cell office:value-type="float" office:value="35.308221">
            <text:p>35.308221</text:p>
          </table:table-cell>
          <table:table-cell office:value-type="float" office:value="38.75765">
            <text:p>38.75765</text:p>
          </table:table-cell>
          <table:table-cell office:value-type="float" office:value="46.998851">
            <text:p>46.998851</text:p>
          </table:table-cell>
          <table:table-cell office:value-type="float" office:value="62.983795">
            <text:p>62.983795</text:p>
          </table:table-cell>
          <table:table-cell office:value-type="float" office:value="44.278593">
            <text:p>44.278593</text:p>
          </table:table-cell>
          <table:table-cell office:value-type="float" office:value="58.556252">
            <text:p>58.556252</text:p>
          </table:table-cell>
          <table:table-cell office:value-type="float" office:value="68.546892">
            <text:p>68.546892</text:p>
          </table:table-cell>
          <table:table-cell office:value-type="float" office:value="76.941693">
            <text:p>76.941693</text:p>
          </table:table-cell>
          <table:table-cell office:value-type="float" office:value="152.844431">
            <text:p>152.844431</text:p>
          </table:table-cell>
          <table:table-cell office:value-type="float" office:value="42.517484">
            <text:p>42.517484</text:p>
          </table:table-cell>
          <table:table-cell office:value-type="float" office:value="35.967504">
            <text:p>35.967504</text:p>
          </table:table-cell>
          <table:table-cell office:value-type="float" office:value="40.095181">
            <text:p>40.095181</text:p>
          </table:table-cell>
          <table:table-cell office:value-type="float" office:value="48.272514">
            <text:p>48.272514</text:p>
          </table:table-cell>
          <table:table-cell office:value-type="float" office:value="63.031889">
            <text:p>63.031889</text:p>
          </table:table-cell>
          <table:table-cell office:value-type="float" office:value="42.963303">
            <text:p>42.963303</text:p>
          </table:table-cell>
          <table:table-cell office:value-type="float" office:value="35.635376">
            <text:p>35.635376</text:p>
          </table:table-cell>
          <table:table-cell office:value-type="float" office:value="39.076714">
            <text:p>39.076714</text:p>
          </table:table-cell>
          <table:table-cell office:value-type="float" office:value="46.435901">
            <text:p>46.435901</text:p>
          </table:table-cell>
          <table:table-cell office:value-type="float" office:value="59.074449">
            <text:p>59.074449</text:p>
          </table:table-cell>
          <table:table-cell office:value-type="float" office:value="41.274139">
            <text:p>41.274139</text:p>
          </table:table-cell>
          <table:table-cell office:value-type="float" office:value="30.092356">
            <text:p>30.092356</text:p>
          </table:table-cell>
          <table:table-cell office:value-type="float" office:value="29.496955">
            <text:p>29.496955</text:p>
          </table:table-cell>
          <table:table-cell office:value-type="float" office:value="30.299593">
            <text:p>30.299593</text:p>
          </table:table-cell>
          <table:table-cell office:value-type="float" office:value="30.712288">
            <text:p>30.712288</text:p>
          </table:table-cell>
          <table:table-cell office:value-type="float" office:value="73.522978">
            <text:p>73.522978</text:p>
          </table:table-cell>
          <table:table-cell office:value-type="float" office:value="59.436121">
            <text:p>59.436121</text:p>
          </table:table-cell>
          <table:table-cell office:value-type="float" office:value="55.641156">
            <text:p>55.641156</text:p>
          </table:table-cell>
          <table:table-cell office:value-type="float" office:value="45.397918">
            <text:p>45.397918</text:p>
          </table:table-cell>
          <table:table-cell office:value-type="float" office:value="18.34243">
            <text:p>18.34243</text:p>
          </table:table-cell>
          <table:table-cell office:value-type="float" office:value="153.131262">
            <text:p>153.131262</text:p>
          </table:table-cell>
          <table:table-cell office:value-type="float" office:value="86.186635">
            <text:p>86.186635</text:p>
          </table:table-cell>
          <table:table-cell office:value-type="float" office:value="14.42532">
            <text:p>14.42532</text:p>
          </table:table-cell>
          <table:table-cell office:value-type="float" office:value="58.835168">
            <text:p>58.835168</text:p>
          </table:table-cell>
          <table:table-cell office:value-type="float" office:value="48.687888">
            <text:p>48.687888</text:p>
          </table:table-cell>
          <table:table-cell office:value-type="float" office:value="41.727649">
            <text:p>41.727649</text:p>
          </table:table-cell>
          <table:table-cell office:value-type="float" office:value="25.590669">
            <text:p>25.590669</text:p>
          </table:table-cell>
          <table:table-cell office:value-type="float" office:value="27.475231">
            <text:p>27.475231</text:p>
          </table:table-cell>
          <table:table-cell office:value-type="float" office:value="30.353126">
            <text:p>30.353126</text:p>
          </table:table-cell>
          <table:table-cell office:value-type="float" office:value="27.880777">
            <text:p>27.880777</text:p>
          </table:table-cell>
          <table:table-cell office:value-type="float" office:value="36.248091">
            <text:p>36.248091</text:p>
          </table:table-cell>
          <table:table-cell office:value-type="float" office:value="19.704913">
            <text:p>19.704913</text:p>
          </table:table-cell>
          <table:table-cell office:value-type="float" office:value="25.435509">
            <text:p>25.435509</text:p>
          </table:table-cell>
          <table:table-cell office:value-type="float" office:value="24.137101">
            <text:p>24.137101</text:p>
          </table:table-cell>
          <table:table-cell office:value-type="float" office:value="24.629796">
            <text:p>24.629796</text:p>
          </table:table-cell>
          <table:table-cell office:value-type="float" office:value="11.31105">
            <text:p>11.31105</text:p>
          </table:table-cell>
          <table:table-cell office:value-type="float" office:value="27.242864">
            <text:p>27.242864</text:p>
          </table:table-cell>
          <table:table-cell office:value-type="float" office:value="22.829669">
            <text:p>22.829669</text:p>
          </table:table-cell>
          <table:table-cell office:value-type="float" office:value="22.510592">
            <text:p>22.510592</text:p>
          </table:table-cell>
          <table:table-cell office:value-type="float" office:value="6.474593">
            <text:p>6.474593</text:p>
          </table:table-cell>
          <table:table-cell office:value-type="float" office:value="73.778579">
            <text:p>73.778579</text:p>
          </table:table-cell>
          <table:table-cell office:value-type="float" office:value="52.112849">
            <text:p>52.112849</text:p>
          </table:table-cell>
          <table:table-cell office:value-type="float" office:value="42.509397">
            <text:p>42.509397</text:p>
          </table:table-cell>
          <table:table-cell office:value-type="float" office:value="42.043731">
            <text:p>42.043731</text:p>
          </table:table-cell>
          <table:table-cell office:value-type="float" office:value="38.311272">
            <text:p>38.311272</text:p>
          </table:table-cell>
          <table:table-cell office:value-type="float" office:value="41.703532">
            <text:p>41.703532</text:p>
          </table:table-cell>
          <table:table-cell office:value-type="float" office:value="29.989797">
            <text:p>29.989797</text:p>
          </table:table-cell>
          <table:table-cell office:value-type="float" office:value="27.969397">
            <text:p>27.969397</text:p>
          </table:table-cell>
          <table:table-cell office:value-type="float" office:value="26.537496">
            <text:p>26.537496</text:p>
          </table:table-cell>
          <table:table-cell office:value-type="float" office:value="13.434768">
            <text:p>13.434768</text:p>
          </table:table-cell>
          <table:table-cell office:value-type="float" office:value="42.735993">
            <text:p>42.735993</text:p>
          </table:table-cell>
          <table:table-cell office:value-type="float" office:value="28.058582">
            <text:p>28.058582</text:p>
          </table:table-cell>
          <table:table-cell office:value-type="float" office:value="23.824688">
            <text:p>23.824688</text:p>
          </table:table-cell>
          <table:table-cell office:value-type="float" office:value="21.993249">
            <text:p>21.993249</text:p>
          </table:table-cell>
          <table:table-cell office:value-type="float" office:value="22.069937">
            <text:p>22.069937</text:p>
          </table:table-cell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12.180417">
            <text:p>12.180417</text:p>
          </table:table-cell>
          <table:table-cell office:value-type="float" office:value="15.07932">
            <text:p>15.07932</text:p>
          </table:table-cell>
          <table:table-cell office:value-type="float" office:value="26.999637">
            <text:p>26.999637</text:p>
          </table:table-cell>
          <table:table-cell office:value-type="float" office:value="29.633237">
            <text:p>29.633237</text:p>
          </table:table-cell>
          <table:table-cell office:value-type="float" office:value="32.338577">
            <text:p>32.338577</text:p>
          </table:table-cell>
          <table:table-cell office:value-type="float" office:value="17.783623">
            <text:p>17.783623</text:p>
          </table:table-cell>
          <table:table-cell office:value-type="float" office:value="17.185884">
            <text:p>17.185884</text:p>
          </table:table-cell>
          <table:table-cell office:value-type="float" office:value="17.723082">
            <text:p>17.723082</text:p>
          </table:table-cell>
          <table:table-cell office:value-type="float" office:value="16.818276">
            <text:p>16.818276</text:p>
          </table:table-cell>
          <table:table-cell office:value-type="float" office:value="17.734974">
            <text:p>17.734974</text:p>
          </table:table-cell>
          <table:table-cell office:value-type="float" office:value="58.905775">
            <text:p>58.905775</text:p>
          </table:table-cell>
          <table:table-cell office:value-type="float" office:value="56.410669">
            <text:p>56.410669</text:p>
          </table:table-cell>
          <table:table-cell office:value-type="float" office:value="57.028611">
            <text:p>57.028611</text:p>
          </table:table-cell>
          <table:table-cell office:value-type="float" office:value="50.655666">
            <text:p>50.655666</text:p>
          </table:table-cell>
          <table:table-cell office:value-type="float" office:value="51.024263">
            <text:p>51.024263</text:p>
          </table:table-cell>
          <table:table-cell office:value-type="float" office:value="8.563175">
            <text:p>8.563175</text:p>
          </table:table-cell>
          <table:table-cell office:value-type="float" office:value="10.114135">
            <text:p>10.114135</text:p>
          </table:table-cell>
          <table:table-cell office:value-type="float" office:value="14.867909">
            <text:p>14.867909</text:p>
          </table:table-cell>
          <table:table-cell office:value-type="float" office:value="14.346446">
            <text:p>14.346446</text:p>
          </table:table-cell>
          <table:table-cell office:value-type="float" office:value="15.480149">
            <text:p>15.480149</text:p>
          </table:table-cell>
          <table:table-cell office:value-type="float" office:value="9.505557">
            <text:p>9.505557</text:p>
          </table:table-cell>
          <table:table-cell office:value-type="float" office:value="9.782689">
            <text:p>9.782689</text:p>
          </table:table-cell>
          <table:table-cell office:value-type="float" office:value="11.01874">
            <text:p>11.01874</text:p>
          </table:table-cell>
          <table:table-cell office:value-type="float" office:value="9.744955">
            <text:p>9.744955</text:p>
          </table:table-cell>
          <table:table-cell office:value-type="float" office:value="12.215927">
            <text:p>12.215927</text:p>
          </table:table-cell>
          <table:table-cell office:value-type="float" office:value="9.17385">
            <text:p>9.17385</text:p>
          </table:table-cell>
          <table:table-cell office:value-type="float" office:value="9.281399">
            <text:p>9.281399</text:p>
          </table:table-cell>
          <table:table-cell office:value-type="float" office:value="10.150887">
            <text:p>10.150887</text:p>
          </table:table-cell>
          <table:table-cell office:value-type="float" office:value="4.729424">
            <text:p>4.729424</text:p>
          </table:table-cell>
          <table:table-cell office:value-type="float" office:value="12.169632">
            <text:p>12.169632</text:p>
          </table:table-cell>
          <table:table-cell office:value-type="float" office:value="17.959303">
            <text:p>17.959303</text:p>
          </table:table-cell>
          <table:table-cell office:value-type="float" office:value="15.194012">
            <text:p>15.194012</text:p>
          </table:table-cell>
          <table:table-cell office:value-type="float" office:value="14.966347">
            <text:p>14.966347</text:p>
          </table:table-cell>
          <table:table-cell office:value-type="float" office:value="15.522809">
            <text:p>15.522809</text:p>
          </table:table-cell>
          <table:table-cell office:value-type="float" office:value="15.890366">
            <text:p>15.890366</text:p>
          </table:table-cell>
          <table:table-cell office:value-type="float" office:value="9.704496">
            <text:p>9.704496</text:p>
          </table:table-cell>
          <table:table-cell office:value-type="float" office:value="10.67371">
            <text:p>10.67371</text:p>
          </table:table-cell>
          <table:table-cell office:value-type="float" office:value="11.354462">
            <text:p>11.354462</text:p>
          </table:table-cell>
          <table:table-cell office:value-type="float" office:value="12.551961">
            <text:p>12.551961</text:p>
          </table:table-cell>
          <table:table-cell office:value-type="float" office:value="12.260388">
            <text:p>12.260388</text:p>
          </table:table-cell>
          <table:table-cell office:value-type="float" office:value="13.396132">
            <text:p>13.396132</text:p>
          </table:table-cell>
          <table:table-cell office:value-type="float" office:value="8.282648">
            <text:p>8.282648</text:p>
          </table:table-cell>
          <table:table-cell office:value-type="float" office:value="18.251216">
            <text:p>18.251216</text:p>
          </table:table-cell>
          <table:table-cell office:value-type="float" office:value="20.550083">
            <text:p>20.550083</text:p>
          </table:table-cell>
          <table:table-cell office:value-type="float" office:value="20.395167">
            <text:p>20.395167</text:p>
          </table:table-cell>
          <table:table-cell office:value-type="float" office:value="50.720324">
            <text:p>50.720324</text:p>
          </table:table-cell>
          <table:table-cell office:value-type="float" office:value="81.375203">
            <text:p>81.375203</text:p>
          </table:table-cell>
          <table:table-cell office:value-type="float" office:value="63.462829">
            <text:p>63.462829</text:p>
          </table:table-cell>
          <table:table-cell office:value-type="float" office:value="64.68337">
            <text:p>64.68337</text:p>
          </table:table-cell>
          <table:table-cell office:value-type="float" office:value="79.658483">
            <text:p>79.658483</text:p>
          </table:table-cell>
          <table:table-cell office:value-type="float" office:value="321.728081">
            <text:p>321.728081</text:p>
          </table:table-cell>
          <table:table-cell office:value-type="float" office:value="339.806138">
            <text:p>339.806138</text:p>
          </table:table-cell>
          <table:table-cell office:value-type="float" office:value="243.983989">
            <text:p>243.983989</text:p>
          </table:table-cell>
          <table:table-cell office:value-type="float" office:value="241.088654">
            <text:p>241.088654</text:p>
          </table:table-cell>
          <table:table-cell office:value-type="float" office:value="289.354162">
            <text:p>289.354162</text:p>
          </table:table-cell>
          <table:table-cell office:value-type="float" office:value="49.949482">
            <text:p>49.949482</text:p>
          </table:table-cell>
          <table:table-cell office:value-type="float" office:value="75.288426">
            <text:p>75.288426</text:p>
          </table:table-cell>
          <table:table-cell office:value-type="float" office:value="57.402064">
            <text:p>57.402064</text:p>
          </table:table-cell>
          <table:table-cell office:value-type="float" office:value="51.974132">
            <text:p>51.974132</text:p>
          </table:table-cell>
          <table:table-cell office:value-type="float" office:value="62.115122">
            <text:p>62.115122</text:p>
          </table:table-cell>
          <table:table-cell office:value-type="float" office:value="6.782618">
            <text:p>6.782618</text:p>
          </table:table-cell>
          <table:table-cell office:value-type="float" office:value="8.648274">
            <text:p>8.648274</text:p>
          </table:table-cell>
          <table:table-cell office:value-type="float" office:value="12.615831">
            <text:p>12.615831</text:p>
          </table:table-cell>
          <table:table-cell office:value-type="float" office:value="29.168275">
            <text:p>29.168275</text:p>
          </table:table-cell>
          <table:table-cell office:value-type="float" office:value="139.52417">
            <text:p>139.52417</text:p>
          </table:table-cell>
          <table:table-cell office:value-type="float" office:value="6.449572">
            <text:p>6.449572</text:p>
          </table:table-cell>
          <table:table-cell office:value-type="float" office:value="8.96593">
            <text:p>8.96593</text:p>
          </table:table-cell>
          <table:table-cell office:value-type="float" office:value="11.223813">
            <text:p>11.223813</text:p>
          </table:table-cell>
          <table:table-cell office:value-type="float" office:value="24.783803">
            <text:p>24.783803</text:p>
          </table:table-cell>
          <table:table-cell office:value-type="float" office:value="148.739723">
            <text:p>148.739723</text:p>
          </table:table-cell>
          <table:table-cell office:value-type="float" office:value="4.345714">
            <text:p>4.345714</text:p>
          </table:table-cell>
          <table:table-cell office:value-type="float" office:value="5.632245">
            <text:p>5.632245</text:p>
          </table:table-cell>
          <table:table-cell office:value-type="float" office:value="8.120538">
            <text:p>8.120538</text:p>
          </table:table-cell>
          <table:table-cell office:value-type="float" office:value="15.513552">
            <text:p>15.513552</text:p>
          </table:table-cell>
          <table:table-cell office:value-type="float" office:value="98.00122">
            <text:p>98.00122</text:p>
          </table:table-cell>
          <table:table-cell office:value-type="float" office:value="42.499064">
            <text:p>42.499064</text:p>
          </table:table-cell>
          <table:table-cell office:value-type="float" office:value="33.788001">
            <text:p>33.788001</text:p>
          </table:table-cell>
          <table:table-cell office:value-type="float" office:value="41.562753">
            <text:p>41.562753</text:p>
          </table:table-cell>
          <table:table-cell office:value-type="float" office:value="50.763404">
            <text:p>50.763404</text:p>
          </table:table-cell>
          <table:table-cell office:value-type="float" office:value="71.552899">
            <text:p>71.552899</text:p>
          </table:table-cell>
          <table:table-cell office:value-type="float" office:value="45.092722">
            <text:p>45.092722</text:p>
          </table:table-cell>
          <table:table-cell office:value-type="float" office:value="59.745254">
            <text:p>59.745254</text:p>
          </table:table-cell>
          <table:table-cell office:value-type="float" office:value="71.235125">
            <text:p>71.235125</text:p>
          </table:table-cell>
          <table:table-cell office:value-type="float" office:value="79.610332">
            <text:p>79.610332</text:p>
          </table:table-cell>
          <table:table-cell office:value-type="float" office:value="175.468386">
            <text:p>175.468386</text:p>
          </table:table-cell>
          <table:table-cell office:value-type="float" office:value="177.188552">
            <text:p>177.188552</text:p>
          </table:table-cell>
          <table:table-cell office:value-type="float" office:value="62.814587">
            <text:p>62.814587</text:p>
          </table:table-cell>
          <table:table-cell office:value-type="float" office:value="72.804277">
            <text:p>72.804277</text:p>
          </table:table-cell>
          <table:table-cell office:value-type="float" office:value="171.916503">
            <text:p>171.916503</text:p>
          </table:table-cell>
          <table:table-cell office:value-type="float" office:value="215.178449">
            <text:p>215.178449</text:p>
          </table:table-cell>
          <table:table-cell office:value-type="float" office:value="41.408671">
            <text:p>41.408671</text:p>
          </table:table-cell>
          <table:table-cell office:value-type="float" office:value="37.100668">
            <text:p>37.100668</text:p>
          </table:table-cell>
          <table:table-cell office:value-type="float" office:value="40.693825">
            <text:p>40.693825</text:p>
          </table:table-cell>
          <table:table-cell office:value-type="float" office:value="49.676305">
            <text:p>49.676305</text:p>
          </table:table-cell>
          <table:table-cell office:value-type="float" office:value="65.077765">
            <text:p>65.077765</text:p>
          </table:table-cell>
          <table:table-cell office:value-type="float" office:value="40.796346">
            <text:p>40.796346</text:p>
          </table:table-cell>
          <table:table-cell office:value-type="float" office:value="35.192936">
            <text:p>35.192936</text:p>
          </table:table-cell>
          <table:table-cell office:value-type="float" office:value="39.161381">
            <text:p>39.161381</text:p>
          </table:table-cell>
          <table:table-cell office:value-type="float" office:value="47.341035">
            <text:p>47.341035</text:p>
          </table:table-cell>
          <table:table-cell office:value-type="float" office:value="62.859795">
            <text:p>62.859795</text:p>
          </table:table-cell>
          <table:table-cell office:value-type="float" office:value="40.625317">
            <text:p>40.625317</text:p>
          </table:table-cell>
          <table:table-cell office:value-type="float" office:value="34.341347">
            <text:p>34.341347</text:p>
          </table:table-cell>
          <table:table-cell office:value-type="float" office:value="38.472268">
            <text:p>38.472268</text:p>
          </table:table-cell>
          <table:table-cell office:value-type="float" office:value="46.548306">
            <text:p>46.548306</text:p>
          </table:table-cell>
          <table:table-cell office:value-type="float" office:value="62.569556">
            <text:p>62.569556</text:p>
          </table:table-cell>
          <table:table-cell office:value-type="float" office:value="34.735392">
            <text:p>34.735392</text:p>
          </table:table-cell>
          <table:table-cell office:value-type="float" office:value="54.586548">
            <text:p>54.586548</text:p>
          </table:table-cell>
          <table:table-cell office:value-type="float" office:value="68.143543">
            <text:p>68.143543</text:p>
          </table:table-cell>
          <table:table-cell office:value-type="float" office:value="77.330658">
            <text:p>77.330658</text:p>
          </table:table-cell>
          <table:table-cell office:value-type="float" office:value="152.513822">
            <text:p>152.513822</text:p>
          </table:table-cell>
          <table:table-cell office:value-type="float" office:value="34.378847">
            <text:p>34.378847</text:p>
          </table:table-cell>
          <table:table-cell office:value-type="float" office:value="34.748141">
            <text:p>34.748141</text:p>
          </table:table-cell>
          <table:table-cell office:value-type="float" office:value="39.457462">
            <text:p>39.457462</text:p>
          </table:table-cell>
          <table:table-cell office:value-type="float" office:value="46.907005">
            <text:p>46.907005</text:p>
          </table:table-cell>
          <table:table-cell office:value-type="float" office:value="62.555389">
            <text:p>62.555389</text:p>
          </table:table-cell>
          <table:table-cell office:value-type="float" office:value="34.235656">
            <text:p>34.235656</text:p>
          </table:table-cell>
          <table:table-cell office:value-type="float" office:value="34.358866">
            <text:p>34.358866</text:p>
          </table:table-cell>
          <table:table-cell office:value-type="float" office:value="38.971198">
            <text:p>38.971198</text:p>
          </table:table-cell>
          <table:table-cell office:value-type="float" office:value="46.10616">
            <text:p>46.10616</text:p>
          </table:table-cell>
          <table:table-cell office:value-type="float" office:value="58.013734">
            <text:p>58.013734</text:p>
          </table:table-cell>
          <table:table-cell office:value-type="float" office:value="47.22679">
            <text:p>47.22679</text:p>
          </table:table-cell>
          <table:table-cell office:value-type="float" office:value="33.647532">
            <text:p>33.647532</text:p>
          </table:table-cell>
          <table:table-cell office:value-type="float" office:value="30.9514">
            <text:p>30.9514</text:p>
          </table:table-cell>
          <table:table-cell office:value-type="float" office:value="31.729234">
            <text:p>31.729234</text:p>
          </table:table-cell>
          <table:table-cell office:value-type="float" office:value="34.983613">
            <text:p>34.983613</text:p>
          </table:table-cell>
          <table:table-cell office:value-type="float" office:value="65.414488">
            <text:p>65.414488</text:p>
          </table:table-cell>
          <table:table-cell office:value-type="float" office:value="52.4996">
            <text:p>52.4996</text:p>
          </table:table-cell>
          <table:table-cell office:value-type="float" office:value="49.289877">
            <text:p>49.289877</text:p>
          </table:table-cell>
          <table:table-cell office:value-type="float" office:value="44.603728">
            <text:p>44.603728</text:p>
          </table:table-cell>
          <table:table-cell office:value-type="float" office:value="41.429363">
            <text:p>41.429363</text:p>
          </table:table-cell>
          <table:table-cell office:value-type="float" office:value="177.133793">
            <text:p>177.133793</text:p>
          </table:table-cell>
          <table:table-cell office:value-type="float" office:value="94.636305">
            <text:p>94.636305</text:p>
          </table:table-cell>
          <table:table-cell office:value-type="float" office:value="42.814603">
            <text:p>42.814603</text:p>
          </table:table-cell>
          <table:table-cell office:value-type="float" office:value="62.825817">
            <text:p>62.825817</text:p>
          </table:table-cell>
          <table:table-cell office:value-type="float" office:value="55.69484">
            <text:p>55.69484</text:p>
          </table:table-cell>
          <table:table-cell office:value-type="float" office:value="42.56582">
            <text:p>42.56582</text:p>
          </table:table-cell>
          <table:table-cell office:value-type="float" office:value="30.628852">
            <text:p>30.628852</text:p>
          </table:table-cell>
          <table:table-cell office:value-type="float" office:value="29.529548">
            <text:p>29.529548</text:p>
          </table:table-cell>
          <table:table-cell office:value-type="float" office:value="31.096126">
            <text:p>31.096126</text:p>
          </table:table-cell>
          <table:table-cell office:value-type="float" office:value="30.743694">
            <text:p>30.743694</text:p>
          </table:table-cell>
          <table:table-cell office:value-type="float" office:value="36.426509">
            <text:p>36.426509</text:p>
          </table:table-cell>
          <table:table-cell office:value-type="float" office:value="28.230936">
            <text:p>28.230936</text:p>
          </table:table-cell>
          <table:table-cell office:value-type="float" office:value="25.272478">
            <text:p>25.272478</text:p>
          </table:table-cell>
          <table:table-cell office:value-type="float" office:value="24.497675">
            <text:p>24.497675</text:p>
          </table:table-cell>
          <table:table-cell office:value-type="float" office:value="24.981979">
            <text:p>24.981979</text:p>
          </table:table-cell>
          <table:table-cell office:value-type="float" office:value="33.641257">
            <text:p>33.641257</text:p>
          </table:table-cell>
          <table:table-cell office:value-type="float" office:value="19.647502">
            <text:p>19.647502</text:p>
          </table:table-cell>
          <table:table-cell office:value-type="float" office:value="22.534142">
            <text:p>22.534142</text:p>
          </table:table-cell>
          <table:table-cell office:value-type="float" office:value="22.218768">
            <text:p>22.218768</text:p>
          </table:table-cell>
          <table:table-cell office:value-type="float" office:value="24.429249">
            <text:p>24.429249</text:p>
          </table:table-cell>
          <table:table-cell office:value-type="float" office:value="65.793244">
            <text:p>65.793244</text:p>
          </table:table-cell>
          <table:table-cell office:value-type="float" office:value="48.879183">
            <text:p>48.879183</text:p>
          </table:table-cell>
          <table:table-cell office:value-type="float" office:value="46.247565">
            <text:p>46.247565</text:p>
          </table:table-cell>
          <table:table-cell office:value-type="float" office:value="41.75421">
            <text:p>41.75421</text:p>
          </table:table-cell>
          <table:table-cell office:value-type="float" office:value="37.298313">
            <text:p>37.298313</text:p>
          </table:table-cell>
          <table:table-cell office:value-type="float" office:value="41.542663">
            <text:p>41.542663</text:p>
          </table:table-cell>
          <table:table-cell office:value-type="float" office:value="30.474913">
            <text:p>30.474913</text:p>
          </table:table-cell>
          <table:table-cell office:value-type="float" office:value="28.728306">
            <text:p>28.728306</text:p>
          </table:table-cell>
          <table:table-cell office:value-type="float" office:value="25.871442">
            <text:p>25.871442</text:p>
          </table:table-cell>
          <table:table-cell office:value-type="float" office:value="25.221683">
            <text:p>25.221683</text:p>
          </table:table-cell>
          <table:table-cell office:value-type="float" office:value="43.298899">
            <text:p>43.298899</text:p>
          </table:table-cell>
          <table:table-cell office:value-type="float" office:value="32.131209">
            <text:p>32.131209</text:p>
          </table:table-cell>
          <table:table-cell office:value-type="float" office:value="24.66853">
            <text:p>24.66853</text:p>
          </table:table-cell>
          <table:table-cell office:value-type="float" office:value="22.416531">
            <text:p>22.416531</text:p>
          </table:table-cell>
          <table:table-cell office:value-type="float" office:value="22.190411">
            <text:p>22.190411</text:p>
          </table:table-cell>
        </table:table-row>
        <table:table-row table:style-name="ro3">
          <table:table-cell table:style-name="ce1" office:value-type="float" office:value="4096">
            <text:p>4096</text:p>
          </table:table-cell>
          <table:table-cell office:value-type="float" office:value="11.722472">
            <text:p>11.722472</text:p>
          </table:table-cell>
          <table:table-cell office:value-type="float" office:value="14.572332">
            <text:p>14.572332</text:p>
          </table:table-cell>
          <table:table-cell office:value-type="float" office:value="19.396939">
            <text:p>19.396939</text:p>
          </table:table-cell>
          <table:table-cell office:value-type="float" office:value="28.73068">
            <text:p>28.73068</text:p>
          </table:table-cell>
          <table:table-cell office:value-type="float" office:value="33.76049">
            <text:p>33.76049</text:p>
          </table:table-cell>
          <table:table-cell office:value-type="float" office:value="18.440508">
            <text:p>18.440508</text:p>
          </table:table-cell>
          <table:table-cell office:value-type="float" office:value="18.28886">
            <text:p>18.28886</text:p>
          </table:table-cell>
          <table:table-cell office:value-type="float" office:value="16.578285">
            <text:p>16.578285</text:p>
          </table:table-cell>
          <table:table-cell office:value-type="float" office:value="16.412973">
            <text:p>16.412973</text:p>
          </table:table-cell>
          <table:table-cell office:value-type="float" office:value="17.335455">
            <text:p>17.335455</text:p>
          </table:table-cell>
          <table:table-cell office:value-type="float" office:value="57.026245">
            <text:p>57.026245</text:p>
          </table:table-cell>
          <table:table-cell office:value-type="float" office:value="53.85961">
            <text:p>53.85961</text:p>
          </table:table-cell>
          <table:table-cell office:value-type="float" office:value="54.050241">
            <text:p>54.050241</text:p>
          </table:table-cell>
          <table:table-cell office:value-type="float" office:value="52.503707">
            <text:p>52.503707</text:p>
          </table:table-cell>
          <table:table-cell office:value-type="float" office:value="45.72002">
            <text:p>45.72002</text:p>
          </table:table-cell>
          <table:table-cell office:value-type="float" office:value="8.562428">
            <text:p>8.562428</text:p>
          </table:table-cell>
          <table:table-cell office:value-type="float" office:value="10.065838">
            <text:p>10.065838</text:p>
          </table:table-cell>
          <table:table-cell office:value-type="float" office:value="10.615834">
            <text:p>10.615834</text:p>
          </table:table-cell>
          <table:table-cell office:value-type="float" office:value="13.957728">
            <text:p>13.957728</text:p>
          </table:table-cell>
          <table:table-cell office:value-type="float" office:value="15.218238">
            <text:p>15.218238</text:p>
          </table:table-cell>
          <table:table-cell office:value-type="float" office:value="9.43068">
            <text:p>9.43068</text:p>
          </table:table-cell>
          <table:table-cell office:value-type="float" office:value="9.8899">
            <text:p>9.8899</text:p>
          </table:table-cell>
          <table:table-cell office:value-type="float" office:value="10.301612">
            <text:p>10.301612</text:p>
          </table:table-cell>
          <table:table-cell office:value-type="float" office:value="10.671555">
            <text:p>10.671555</text:p>
          </table:table-cell>
          <table:table-cell office:value-type="float" office:value="12.370298">
            <text:p>12.370298</text:p>
          </table:table-cell>
          <table:table-cell office:value-type="float" office:value="9.132945">
            <text:p>9.132945</text:p>
          </table:table-cell>
          <table:table-cell office:value-type="float" office:value="9.030214">
            <text:p>9.030214</text:p>
          </table:table-cell>
          <table:table-cell office:value-type="float" office:value="9.742883">
            <text:p>9.742883</text:p>
          </table:table-cell>
          <table:table-cell office:value-type="float" office:value="10.104914">
            <text:p>10.104914</text:p>
          </table:table-cell>
          <table:table-cell office:value-type="float" office:value="13.607413">
            <text:p>13.607413</text:p>
          </table:table-cell>
          <table:table-cell office:value-type="float" office:value="16.972382">
            <text:p>16.972382</text:p>
          </table:table-cell>
          <table:table-cell office:value-type="float" office:value="16.84466">
            <text:p>16.84466</text:p>
          </table:table-cell>
          <table:table-cell office:value-type="float" office:value="14.455694">
            <text:p>14.455694</text:p>
          </table:table-cell>
          <table:table-cell office:value-type="float" office:value="16.879208">
            <text:p>16.879208</text:p>
          </table:table-cell>
          <table:table-cell office:value-type="float" office:value="14.792857">
            <text:p>14.792857</text:p>
          </table:table-cell>
          <table:table-cell office:value-type="float" office:value="9.261759">
            <text:p>9.261759</text:p>
          </table:table-cell>
          <table:table-cell office:value-type="float" office:value="10.064659">
            <text:p>10.064659</text:p>
          </table:table-cell>
          <table:table-cell office:value-type="float" office:value="10.999692">
            <text:p>10.999692</text:p>
          </table:table-cell>
          <table:table-cell office:value-type="float" office:value="11.710187">
            <text:p>11.710187</text:p>
          </table:table-cell>
          <table:table-cell office:value-type="float" office:value="12.290099">
            <text:p>12.290099</text:p>
          </table:table-cell>
          <table:table-cell office:value-type="float" office:value="12.350733">
            <text:p>12.350733</text:p>
          </table:table-cell>
          <table:table-cell office:value-type="float" office:value="14.143011">
            <text:p>14.143011</text:p>
          </table:table-cell>
          <table:table-cell office:value-type="float" office:value="16.753697">
            <text:p>16.753697</text:p>
          </table:table-cell>
          <table:table-cell office:value-type="float" office:value="19.279666">
            <text:p>19.279666</text:p>
          </table:table-cell>
          <table:table-cell office:value-type="float" office:value="20.289487">
            <text:p>20.289487</text:p>
          </table:table-cell>
          <table:table-cell table:style-name="ce1" office:value-type="float" office:value="48.272768">
            <text:p>48.272768</text:p>
          </table:table-cell>
          <table:table-cell table:style-name="ce1" office:value-type="float" office:value="79.845865">
            <text:p>79.845865</text:p>
          </table:table-cell>
          <table:table-cell table:style-name="ce1" office:value-type="float" office:value="60.072443">
            <text:p>60.072443</text:p>
          </table:table-cell>
          <table:table-cell table:style-name="ce1" office:value-type="float" office:value="61.58917">
            <text:p>61.58917</text:p>
          </table:table-cell>
          <table:table-cell table:style-name="ce1" office:value-type="float" office:value="71.102044">
            <text:p>71.102044</text:p>
          </table:table-cell>
          <table:table-cell office:value-type="float" office:value="316.428448">
            <text:p>316.428448</text:p>
          </table:table-cell>
          <table:table-cell office:value-type="float" office:value="323.933312">
            <text:p>323.933312</text:p>
          </table:table-cell>
          <table:table-cell office:value-type="float" office:value="238.521521">
            <text:p>238.521521</text:p>
          </table:table-cell>
          <table:table-cell office:value-type="float" office:value="236.777372">
            <text:p>236.777372</text:p>
          </table:table-cell>
          <table:table-cell office:value-type="float" office:value="289.008862">
            <text:p>289.008862</text:p>
          </table:table-cell>
          <table:table-cell table:style-name="ce1" office:value-type="float" office:value="47.772978">
            <text:p>47.772978</text:p>
          </table:table-cell>
          <table:table-cell table:style-name="ce1" office:value-type="float" office:value="70.212932">
            <text:p>70.212932</text:p>
          </table:table-cell>
          <table:table-cell table:style-name="ce1" office:value-type="float" office:value="55.022768">
            <text:p>55.022768</text:p>
          </table:table-cell>
          <table:table-cell table:style-name="ce1" office:value-type="float" office:value="50.669772">
            <text:p>50.669772</text:p>
          </table:table-cell>
          <table:table-cell table:style-name="ce1" office:value-type="float" office:value="58.271443">
            <text:p>58.271443</text:p>
          </table:table-cell>
          <table:table-cell office:value-type="float" office:value="5.38819">
            <text:p>5.38819</text:p>
          </table:table-cell>
          <table:table-cell office:value-type="float" office:value="7.128794">
            <text:p>7.128794</text:p>
          </table:table-cell>
          <table:table-cell office:value-type="float" office:value="10.435192">
            <text:p>10.435192</text:p>
          </table:table-cell>
          <table:table-cell office:value-type="float" office:value="21.411038">
            <text:p>21.411038</text:p>
          </table:table-cell>
          <table:table-cell office:value-type="float" office:value="140.958097">
            <text:p>140.958097</text:p>
          </table:table-cell>
          <table:table-cell office:value-type="float" office:value="5.388984">
            <text:p>5.388984</text:p>
          </table:table-cell>
          <table:table-cell office:value-type="float" office:value="7.102792">
            <text:p>7.102792</text:p>
          </table:table-cell>
          <table:table-cell office:value-type="float" office:value="10.040887">
            <text:p>10.040887</text:p>
          </table:table-cell>
          <table:table-cell office:value-type="float" office:value="21.011825">
            <text:p>21.011825</text:p>
          </table:table-cell>
          <table:table-cell office:value-type="float" office:value="152.642863">
            <text:p>152.642863</text:p>
          </table:table-cell>
          <table:table-cell office:value-type="float" office:value="4.121587">
            <text:p>4.121587</text:p>
          </table:table-cell>
          <table:table-cell office:value-type="float" office:value="5.350343">
            <text:p>5.350343</text:p>
          </table:table-cell>
          <table:table-cell office:value-type="float" office:value="7.698846">
            <text:p>7.698846</text:p>
          </table:table-cell>
          <table:table-cell office:value-type="float" office:value="14.132981">
            <text:p>14.132981</text:p>
          </table:table-cell>
          <table:table-cell office:value-type="float" office:value="102.647245">
            <text:p>102.647245</text:p>
          </table:table-cell>
          <table:table-cell office:value-type="float" office:value="34.716819">
            <text:p>34.716819</text:p>
          </table:table-cell>
          <table:table-cell office:value-type="float" office:value="35.240803">
            <text:p>35.240803</text:p>
          </table:table-cell>
          <table:table-cell office:value-type="float" office:value="41.086756">
            <text:p>41.086756</text:p>
          </table:table-cell>
          <table:table-cell office:value-type="float" office:value="49.865322">
            <text:p>49.865322</text:p>
          </table:table-cell>
          <table:table-cell office:value-type="float" office:value="71.524924">
            <text:p>71.524924</text:p>
          </table:table-cell>
          <table:table-cell office:value-type="float" office:value="33.452964">
            <text:p>33.452964</text:p>
          </table:table-cell>
          <table:table-cell office:value-type="float" office:value="54.802495">
            <text:p>54.802495</text:p>
          </table:table-cell>
          <table:table-cell office:value-type="float" office:value="70.926664">
            <text:p>70.926664</text:p>
          </table:table-cell>
          <table:table-cell office:value-type="float" office:value="79.130222">
            <text:p>79.130222</text:p>
          </table:table-cell>
          <table:table-cell office:value-type="float" office:value="171.83031">
            <text:p>171.83031</text:p>
          </table:table-cell>
          <table:table-cell office:value-type="float" office:value="135.097043">
            <text:p>135.097043</text:p>
          </table:table-cell>
          <table:table-cell office:value-type="float" office:value="57.833248">
            <text:p>57.833248</text:p>
          </table:table-cell>
          <table:table-cell office:value-type="float" office:value="72.802613">
            <text:p>72.802613</text:p>
          </table:table-cell>
          <table:table-cell office:value-type="float" office:value="172.662552">
            <text:p>172.662552</text:p>
          </table:table-cell>
          <table:table-cell office:value-type="float" office:value="214.002378">
            <text:p>214.002378</text:p>
          </table:table-cell>
          <table:table-cell office:value-type="float" office:value="34.182557">
            <text:p>34.182557</text:p>
          </table:table-cell>
          <table:table-cell office:value-type="float" office:value="34.986205">
            <text:p>34.986205</text:p>
          </table:table-cell>
          <table:table-cell office:value-type="float" office:value="39.788641">
            <text:p>39.788641</text:p>
          </table:table-cell>
          <table:table-cell office:value-type="float" office:value="47.474803">
            <text:p>47.474803</text:p>
          </table:table-cell>
          <table:table-cell office:value-type="float" office:value="64.623356">
            <text:p>64.623356</text:p>
          </table:table-cell>
          <table:table-cell office:value-type="float" office:value="33.833854">
            <text:p>33.833854</text:p>
          </table:table-cell>
          <table:table-cell office:value-type="float" office:value="33.464913">
            <text:p>33.464913</text:p>
          </table:table-cell>
          <table:table-cell office:value-type="float" office:value="38.076658">
            <text:p>38.076658</text:p>
          </table:table-cell>
          <table:table-cell office:value-type="float" office:value="45.721619">
            <text:p>45.721619</text:p>
          </table:table-cell>
          <table:table-cell office:value-type="float" office:value="60.543967">
            <text:p>60.543967</text:p>
          </table:table-cell>
          <table:table-cell office:value-type="float" office:value="33.474056">
            <text:p>33.474056</text:p>
          </table:table-cell>
          <table:table-cell office:value-type="float" office:value="32.277107">
            <text:p>32.277107</text:p>
          </table:table-cell>
          <table:table-cell office:value-type="float" office:value="37.436309">
            <text:p>37.436309</text:p>
          </table:table-cell>
          <table:table-cell office:value-type="float" office:value="45.081572">
            <text:p>45.081572</text:p>
          </table:table-cell>
          <table:table-cell office:value-type="float" office:value="61.086115">
            <text:p>61.086115</text:p>
          </table:table-cell>
          <table:table-cell office:value-type="float" office:value="34.078333">
            <text:p>34.078333</text:p>
          </table:table-cell>
          <table:table-cell office:value-type="float" office:value="52.80047">
            <text:p>52.80047</text:p>
          </table:table-cell>
          <table:table-cell office:value-type="float" office:value="60.269374">
            <text:p>60.269374</text:p>
          </table:table-cell>
          <table:table-cell office:value-type="float" office:value="76.695301">
            <text:p>76.695301</text:p>
          </table:table-cell>
          <table:table-cell office:value-type="float" office:value="149.827066">
            <text:p>149.827066</text:p>
          </table:table-cell>
          <table:table-cell office:value-type="float" office:value="33.668948">
            <text:p>33.668948</text:p>
          </table:table-cell>
          <table:table-cell office:value-type="float" office:value="32.378449">
            <text:p>32.378449</text:p>
          </table:table-cell>
          <table:table-cell office:value-type="float" office:value="35.999952">
            <text:p>35.999952</text:p>
          </table:table-cell>
          <table:table-cell office:value-type="float" office:value="45.858804">
            <text:p>45.858804</text:p>
          </table:table-cell>
          <table:table-cell office:value-type="float" office:value="59.255255">
            <text:p>59.255255</text:p>
          </table:table-cell>
          <table:table-cell office:value-type="float" office:value="34.342937">
            <text:p>34.342937</text:p>
          </table:table-cell>
          <table:table-cell office:value-type="float" office:value="32.204758">
            <text:p>32.204758</text:p>
          </table:table-cell>
          <table:table-cell office:value-type="float" office:value="35.028027">
            <text:p>35.028027</text:p>
          </table:table-cell>
          <table:table-cell office:value-type="float" office:value="44.585965">
            <text:p>44.585965</text:p>
          </table:table-cell>
          <table:table-cell office:value-type="float" office:value="55.135502">
            <text:p>55.135502</text:p>
          </table:table-cell>
          <table:table-cell office:value-type="float" office:value="46.562042">
            <text:p>46.562042</text:p>
          </table:table-cell>
          <table:table-cell office:value-type="float" office:value="33.884349">
            <text:p>33.884349</text:p>
          </table:table-cell>
          <table:table-cell office:value-type="float" office:value="31.234943">
            <text:p>31.234943</text:p>
          </table:table-cell>
          <table:table-cell office:value-type="float" office:value="32.044522">
            <text:p>32.044522</text:p>
          </table:table-cell>
          <table:table-cell office:value-type="float" office:value="35.028831">
            <text:p>35.028831</text:p>
          </table:table-cell>
          <table:table-cell office:value-type="float" office:value="66.885694">
            <text:p>66.885694</text:p>
          </table:table-cell>
          <table:table-cell office:value-type="float" office:value="52.143447">
            <text:p>52.143447</text:p>
          </table:table-cell>
          <table:table-cell office:value-type="float" office:value="50.549824">
            <text:p>50.549824</text:p>
          </table:table-cell>
          <table:table-cell office:value-type="float" office:value="44.840027">
            <text:p>44.840027</text:p>
          </table:table-cell>
          <table:table-cell office:value-type="float" office:value="41.828337">
            <text:p>41.828337</text:p>
          </table:table-cell>
          <table:table-cell office:value-type="float" office:value="164.499047">
            <text:p>164.499047</text:p>
          </table:table-cell>
          <table:table-cell office:value-type="float" office:value="95.889235">
            <text:p>95.889235</text:p>
          </table:table-cell>
          <table:table-cell office:value-type="float" office:value="72.141924">
            <text:p>72.141924</text:p>
          </table:table-cell>
          <table:table-cell office:value-type="float" office:value="62.942275">
            <text:p>62.942275</text:p>
          </table:table-cell>
          <table:table-cell office:value-type="float" office:value="55.819789">
            <text:p>55.819789</text:p>
          </table:table-cell>
          <table:table-cell office:value-type="float" office:value="42.606349">
            <text:p>42.606349</text:p>
          </table:table-cell>
          <table:table-cell office:value-type="float" office:value="31.247962">
            <text:p>31.247962</text:p>
          </table:table-cell>
          <table:table-cell office:value-type="float" office:value="29.976559">
            <text:p>29.976559</text:p>
          </table:table-cell>
          <table:table-cell office:value-type="float" office:value="31.448163">
            <text:p>31.448163</text:p>
          </table:table-cell>
          <table:table-cell office:value-type="float" office:value="31.355065">
            <text:p>31.355065</text:p>
          </table:table-cell>
          <table:table-cell office:value-type="float" office:value="37.939113">
            <text:p>37.939113</text:p>
          </table:table-cell>
          <table:table-cell office:value-type="float" office:value="28.635814">
            <text:p>28.635814</text:p>
          </table:table-cell>
          <table:table-cell office:value-type="float" office:value="26.089635">
            <text:p>26.089635</text:p>
          </table:table-cell>
          <table:table-cell office:value-type="float" office:value="25.261971">
            <text:p>25.261971</text:p>
          </table:table-cell>
          <table:table-cell office:value-type="float" office:value="25.396677">
            <text:p>25.396677</text:p>
          </table:table-cell>
          <table:table-cell office:value-type="float" office:value="34.312559">
            <text:p>34.312559</text:p>
          </table:table-cell>
          <table:table-cell office:value-type="float" office:value="25.355513">
            <text:p>25.355513</text:p>
          </table:table-cell>
          <table:table-cell office:value-type="float" office:value="22.345548">
            <text:p>22.345548</text:p>
          </table:table-cell>
          <table:table-cell office:value-type="float" office:value="22.004651">
            <text:p>22.004651</text:p>
          </table:table-cell>
          <table:table-cell office:value-type="float" office:value="24.265454">
            <text:p>24.265454</text:p>
          </table:table-cell>
          <table:table-cell office:value-type="float" office:value="66.755745">
            <text:p>66.755745</text:p>
          </table:table-cell>
          <table:table-cell office:value-type="float" office:value="55.645983">
            <text:p>55.645983</text:p>
          </table:table-cell>
          <table:table-cell office:value-type="float" office:value="51.03157">
            <text:p>51.03157</text:p>
          </table:table-cell>
          <table:table-cell office:value-type="float" office:value="46.54177">
            <text:p>46.54177</text:p>
          </table:table-cell>
          <table:table-cell office:value-type="float" office:value="40.672153">
            <text:p>40.672153</text:p>
          </table:table-cell>
          <table:table-cell office:value-type="float" office:value="36.496754">
            <text:p>36.496754</text:p>
          </table:table-cell>
          <table:table-cell office:value-type="float" office:value="30.989617">
            <text:p>30.989617</text:p>
          </table:table-cell>
          <table:table-cell office:value-type="float" office:value="28.861747">
            <text:p>28.861747</text:p>
          </table:table-cell>
          <table:table-cell office:value-type="float" office:value="28.487006">
            <text:p>28.487006</text:p>
          </table:table-cell>
          <table:table-cell office:value-type="float" office:value="26.031396">
            <text:p>26.031396</text:p>
          </table:table-cell>
          <table:table-cell office:value-type="float" office:value="42.244962">
            <text:p>42.244962</text:p>
          </table:table-cell>
          <table:table-cell office:value-type="float" office:value="30.413897">
            <text:p>30.413897</text:p>
          </table:table-cell>
          <table:table-cell office:value-type="float" office:value="24.121266">
            <text:p>24.121266</text:p>
          </table:table-cell>
          <table:table-cell office:value-type="float" office:value="22.268826">
            <text:p>22.268826</text:p>
          </table:table-cell>
          <table:table-cell office:value-type="float" office:value="21.965882">
            <text:p>21.965882</text:p>
          </table:table-cell>
        </table:table-row>
        <table:table-row table:style-name="ro2">
          <table:table-cell table:number-columns-repeated="166"/>
        </table:table-row>
        <table:table-row table:style-name="ro3">
          <table:table-cell office:value-type="string">
            <text:p>E5-2620</text:p>
          </table:table-cell>
          <table:table-cell table:number-columns-repeated="165"/>
        </table:table-row>
        <table:table-row table:style-name="ro3">
          <table:table-cell/>
          <table:table-cell table:style-name="ce4" office:value-type="string" table:number-columns-spanned="5" table:number-rows-spanned="1">
            <text:p>v107</text:p>
          </table:table-cell>
          <table:covered-table-cell table:number-columns-repeated="4"/>
          <table:table-cell table:style-name="ce6" office:value-type="string" table:number-columns-spanned="5" table:number-rows-spanned="1">
            <text:p>v108</text:p>
          </table:table-cell>
          <table:covered-table-cell table:number-columns-repeated="2" table:style-name="ce7"/>
          <table:covered-table-cell table:style-name="ce8"/>
          <table:covered-table-cell table:style-name="ce7"/>
          <table:table-cell table:style-name="ce2" office:value-type="string" table:number-columns-spanned="5" table:number-rows-spanned="1">
            <text:p>v109</text:p>
          </table:table-cell>
          <table:covered-table-cell table:style-name="ce7"/>
          <table:covered-table-cell table:number-columns-repeated="3"/>
          <table:table-cell table:style-name="ce6" office:value-type="string" table:number-columns-spanned="5" table:number-rows-spanned="1">
            <text:p>v110</text:p>
          </table:table-cell>
          <table:covered-table-cell table:number-columns-repeated="4"/>
          <table:table-cell table:style-name="ce2" office:value-type="string" table:number-columns-spanned="5" table:number-rows-spanned="1">
            <text:p>v112</text:p>
          </table:table-cell>
          <table:covered-table-cell table:number-columns-repeated="3"/>
          <table:covered-table-cell table:style-name="ce8"/>
          <table:table-cell table:style-name="ce6" office:value-type="string" table:number-columns-spanned="5" table:number-rows-spanned="1">
            <text:p>v1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4</text:p>
          </table:table-cell>
          <table:covered-table-cell table:number-columns-repeated="4"/>
          <table:table-cell table:style-name="ce6" office:value-type="string" table:number-columns-spanned="5" table:number-rows-spanned="1">
            <text:p>v1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6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204</text:p>
          </table:table-cell>
          <table:covered-table-cell table:number-columns-repeated="4"/>
          <table:table-cell table:style-name="ce2" office:value-type="string" table:number-columns-spanned="5" table:number-rows-spanned="1">
            <text:p>v205</text:p>
          </table:table-cell>
          <table:covered-table-cell table:number-columns-repeated="4"/>
          <table:table-cell table:style-name="ce6" office:value-type="string" table:number-columns-spanned="5" table:number-rows-spanned="1">
            <text:p>v211</text:p>
          </table:table-cell>
          <table:covered-table-cell table:number-columns-repeated="4"/>
          <table:table-cell table:style-name="ce2" office:value-type="string" table:number-columns-spanned="5" table:number-rows-spanned="1">
            <text:p>v302</text:p>
          </table:table-cell>
          <table:covered-table-cell table:number-columns-repeated="4"/>
          <table:table-cell table:style-name="ce6" office:value-type="string" table:number-columns-spanned="5" table:number-rows-spanned="1">
            <text:p>v303</text:p>
          </table:table-cell>
          <table:covered-table-cell table:number-columns-repeated="4"/>
          <table:table-cell table:style-name="ce2" office:value-type="string" table:number-columns-spanned="5" table:number-rows-spanned="1">
            <text:p>v306</text:p>
          </table:table-cell>
          <table:covered-table-cell table:number-columns-repeated="4"/>
          <table:table-cell table:style-name="ce6" office:value-type="string" table:number-columns-spanned="5" table:number-rows-spanned="1">
            <text:p>v407</text:p>
          </table:table-cell>
          <table:covered-table-cell table:number-columns-repeated="4"/>
          <table:table-cell table:style-name="ce2" office:value-type="string" table:number-columns-spanned="5" table:number-rows-spanned="1">
            <text:p>v408</text:p>
          </table:table-cell>
          <table:covered-table-cell table:number-columns-repeated="4"/>
          <table:table-cell table:style-name="ce6" office:value-type="string" table:number-columns-spanned="5" table:number-rows-spanned="1">
            <text:p>v409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0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2</text:p>
          </table:table-cell>
          <table:covered-table-cell table:number-columns-repeated="4"/>
          <table:table-cell table:style-name="ce10" table:number-columns-repeated="2"/>
          <table:table-cell table:style-name="ce10" office:value-type="string">
            <text:p>v413</text:p>
          </table:table-cell>
          <table:table-cell table:style-name="ce10" table:number-columns-repeated="2"/>
          <table:table-cell table:style-name="ce6" office:value-type="string" table:number-columns-spanned="5" table:number-rows-spanned="1">
            <text:p>v414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5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6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7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08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9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0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2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4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6</text:p>
          </table:table-cell>
          <table:covered-table-cell table:number-columns-repeated="4" table:style-name="ce10"/>
        </table:table-row>
        <table:table-row table:style-name="ro3">
          <table:table-cell/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table:number-columns-repeated="165"/>
        </table:table-row>
        <table:table-row table:style-name="ro3">
          <table:table-cell office:value-type="float" office:value="256">
            <text:p>256</text:p>
          </table:table-cell>
          <table:table-cell table:number-columns-repeated="165"/>
        </table:table-row>
        <table:table-row table:style-name="ro3">
          <table:table-cell office:value-type="float" office:value="512">
            <text:p>512</text:p>
          </table:table-cell>
          <table:table-cell table:number-columns-repeated="165"/>
        </table:table-row>
        <table:table-row table:style-name="ro3">
          <table:table-cell office:value-type="float" office:value="1024">
            <text:p>1024</text:p>
          </table:table-cell>
          <table:table-cell table:number-columns-repeated="165"/>
        </table:table-row>
        <table:table-row table:style-name="ro3">
          <table:table-cell office:value-type="float" office:value="2048">
            <text:p>2048</text:p>
          </table:table-cell>
          <table:table-cell table:number-columns-repeated="165"/>
        </table:table-row>
        <table:table-row table:style-name="ro3">
          <table:table-cell table:style-name="ce1" office:value-type="float" office:value="4096">
            <text:p>4096</text:p>
          </table:table-cell>
          <table:table-cell table:number-columns-repeated="165"/>
        </table:table-row>
        <table:table-row table:style-name="ro2">
          <table:table-cell table:number-columns-repeated="166"/>
        </table:table-row>
        <table:table-row table:style-name="ro3">
          <table:table-cell office:value-type="string">
            <text:p>Operand 6172</text:p>
          </table:table-cell>
          <table:table-cell table:number-columns-repeated="165"/>
        </table:table-row>
        <table:table-row table:style-name="ro3">
          <table:table-cell/>
          <table:table-cell table:style-name="ce4" office:value-type="string" table:number-columns-spanned="5" table:number-rows-spanned="1">
            <text:p>v107</text:p>
          </table:table-cell>
          <table:covered-table-cell table:number-columns-repeated="4"/>
          <table:table-cell table:style-name="ce6" office:value-type="string" table:number-columns-spanned="5" table:number-rows-spanned="1">
            <text:p>v108</text:p>
          </table:table-cell>
          <table:covered-table-cell table:number-columns-repeated="2" table:style-name="ce7"/>
          <table:covered-table-cell table:style-name="ce8"/>
          <table:covered-table-cell table:style-name="ce7"/>
          <table:table-cell table:style-name="ce2" office:value-type="string" table:number-columns-spanned="5" table:number-rows-spanned="1">
            <text:p>v109</text:p>
          </table:table-cell>
          <table:covered-table-cell table:style-name="ce7"/>
          <table:covered-table-cell table:number-columns-repeated="3"/>
          <table:table-cell table:style-name="ce6" office:value-type="string" table:number-columns-spanned="5" table:number-rows-spanned="1">
            <text:p>v110</text:p>
          </table:table-cell>
          <table:covered-table-cell table:number-columns-repeated="4"/>
          <table:table-cell table:style-name="ce2" office:value-type="string" table:number-columns-spanned="5" table:number-rows-spanned="1">
            <text:p>v112</text:p>
          </table:table-cell>
          <table:covered-table-cell table:number-columns-repeated="3"/>
          <table:covered-table-cell table:style-name="ce8"/>
          <table:table-cell table:style-name="ce6" office:value-type="string" table:number-columns-spanned="5" table:number-rows-spanned="1">
            <text:p>v1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4</text:p>
          </table:table-cell>
          <table:covered-table-cell table:number-columns-repeated="4"/>
          <table:table-cell table:style-name="ce6" office:value-type="string" table:number-columns-spanned="5" table:number-rows-spanned="1">
            <text:p>v1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6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204</text:p>
          </table:table-cell>
          <table:covered-table-cell table:number-columns-repeated="4"/>
          <table:table-cell table:style-name="ce2" office:value-type="string" table:number-columns-spanned="5" table:number-rows-spanned="1">
            <text:p>v205</text:p>
          </table:table-cell>
          <table:covered-table-cell table:number-columns-repeated="4"/>
          <table:table-cell table:style-name="ce6" office:value-type="string" table:number-columns-spanned="5" table:number-rows-spanned="1">
            <text:p>v211</text:p>
          </table:table-cell>
          <table:covered-table-cell table:number-columns-repeated="4"/>
          <table:table-cell table:style-name="ce2" office:value-type="string" table:number-columns-spanned="5" table:number-rows-spanned="1">
            <text:p>v302</text:p>
          </table:table-cell>
          <table:covered-table-cell table:number-columns-repeated="4"/>
          <table:table-cell table:style-name="ce6" office:value-type="string" table:number-columns-spanned="5" table:number-rows-spanned="1">
            <text:p>v303</text:p>
          </table:table-cell>
          <table:covered-table-cell table:number-columns-repeated="4"/>
          <table:table-cell table:style-name="ce2" office:value-type="string" table:number-columns-spanned="5" table:number-rows-spanned="1">
            <text:p>v306</text:p>
          </table:table-cell>
          <table:covered-table-cell table:number-columns-repeated="4"/>
          <table:table-cell table:style-name="ce6" office:value-type="string" table:number-columns-spanned="5" table:number-rows-spanned="1">
            <text:p>v407</text:p>
          </table:table-cell>
          <table:covered-table-cell table:number-columns-repeated="4"/>
          <table:table-cell table:style-name="ce2" office:value-type="string" table:number-columns-spanned="5" table:number-rows-spanned="1">
            <text:p>v408</text:p>
          </table:table-cell>
          <table:covered-table-cell table:number-columns-repeated="4"/>
          <table:table-cell table:style-name="ce6" office:value-type="string" table:number-columns-spanned="5" table:number-rows-spanned="1">
            <text:p>v409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0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2</text:p>
          </table:table-cell>
          <table:covered-table-cell table:number-columns-repeated="4"/>
          <table:table-cell table:style-name="ce10" table:number-columns-repeated="2"/>
          <table:table-cell table:style-name="ce10" office:value-type="string">
            <text:p>v413</text:p>
          </table:table-cell>
          <table:table-cell table:style-name="ce10" table:number-columns-repeated="2"/>
          <table:table-cell table:style-name="ce6" office:value-type="string" table:number-columns-spanned="5" table:number-rows-spanned="1">
            <text:p>v414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5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6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7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08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9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0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2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4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6</text:p>
          </table:table-cell>
          <table:covered-table-cell table:number-columns-repeated="4" table:style-name="ce10"/>
        </table:table-row>
        <table:table-row table:style-name="ro3">
          <table:table-cell/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table:number-columns-repeated="165"/>
        </table:table-row>
        <table:table-row table:style-name="ro3">
          <table:table-cell office:value-type="float" office:value="256">
            <text:p>256</text:p>
          </table:table-cell>
          <table:table-cell table:number-columns-repeated="165"/>
        </table:table-row>
        <table:table-row table:style-name="ro3">
          <table:table-cell office:value-type="float" office:value="512">
            <text:p>512</text:p>
          </table:table-cell>
          <table:table-cell table:number-columns-repeated="165"/>
        </table:table-row>
        <table:table-row table:style-name="ro3">
          <table:table-cell office:value-type="float" office:value="1024">
            <text:p>1024</text:p>
          </table:table-cell>
          <table:table-cell table:number-columns-repeated="165"/>
        </table:table-row>
        <table:table-row table:style-name="ro3">
          <table:table-cell office:value-type="float" office:value="2048">
            <text:p>2048</text:p>
          </table:table-cell>
          <table:table-cell table:number-columns-repeated="165"/>
        </table:table-row>
        <table:table-row table:style-name="ro3">
          <table:table-cell table:style-name="ce1" office:value-type="float" office:value="4096">
            <text:p>4096</text:p>
          </table:table-cell>
          <table:table-cell table:number-columns-repeated="165"/>
        </table:table-row>
        <table:table-row table:style-name="ro2">
          <table:table-cell table:number-columns-repeated="166"/>
        </table:table-row>
        <table:table-row table:style-name="ro3">
          <table:table-cell office:value-type="string">
            <text:p>Xeon Phi</text:p>
          </table:table-cell>
          <table:table-cell table:number-columns-repeated="165"/>
        </table:table-row>
        <table:table-row table:style-name="ro3">
          <table:table-cell/>
          <table:table-cell table:style-name="ce4" office:value-type="string" table:number-columns-spanned="5" table:number-rows-spanned="1">
            <text:p>v107</text:p>
          </table:table-cell>
          <table:covered-table-cell table:number-columns-repeated="4"/>
          <table:table-cell table:style-name="ce6" office:value-type="string" table:number-columns-spanned="5" table:number-rows-spanned="1">
            <text:p>v108</text:p>
          </table:table-cell>
          <table:covered-table-cell table:number-columns-repeated="2" table:style-name="ce7"/>
          <table:covered-table-cell table:style-name="ce8"/>
          <table:covered-table-cell table:style-name="ce7"/>
          <table:table-cell table:style-name="ce2" office:value-type="string" table:number-columns-spanned="5" table:number-rows-spanned="1">
            <text:p>v109</text:p>
          </table:table-cell>
          <table:covered-table-cell table:style-name="ce7"/>
          <table:covered-table-cell table:number-columns-repeated="3"/>
          <table:table-cell table:style-name="ce6" office:value-type="string" table:number-columns-spanned="5" table:number-rows-spanned="1">
            <text:p>v110</text:p>
          </table:table-cell>
          <table:covered-table-cell table:number-columns-repeated="4"/>
          <table:table-cell table:style-name="ce2" office:value-type="string" table:number-columns-spanned="5" table:number-rows-spanned="1">
            <text:p>v112</text:p>
          </table:table-cell>
          <table:covered-table-cell table:number-columns-repeated="3"/>
          <table:covered-table-cell table:style-name="ce8"/>
          <table:table-cell table:style-name="ce6" office:value-type="string" table:number-columns-spanned="5" table:number-rows-spanned="1">
            <text:p>v1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4</text:p>
          </table:table-cell>
          <table:covered-table-cell table:number-columns-repeated="4"/>
          <table:table-cell table:style-name="ce6" office:value-type="string" table:number-columns-spanned="5" table:number-rows-spanned="1">
            <text:p>v1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116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204</text:p>
          </table:table-cell>
          <table:covered-table-cell table:number-columns-repeated="4"/>
          <table:table-cell table:style-name="ce2" office:value-type="string" table:number-columns-spanned="5" table:number-rows-spanned="1">
            <text:p>v205</text:p>
          </table:table-cell>
          <table:covered-table-cell table:number-columns-repeated="4"/>
          <table:table-cell table:style-name="ce6" office:value-type="string" table:number-columns-spanned="5" table:number-rows-spanned="1">
            <text:p>v211</text:p>
          </table:table-cell>
          <table:covered-table-cell table:number-columns-repeated="4"/>
          <table:table-cell table:style-name="ce2" office:value-type="string" table:number-columns-spanned="5" table:number-rows-spanned="1">
            <text:p>v302</text:p>
          </table:table-cell>
          <table:covered-table-cell table:number-columns-repeated="4"/>
          <table:table-cell table:style-name="ce6" office:value-type="string" table:number-columns-spanned="5" table:number-rows-spanned="1">
            <text:p>v303</text:p>
          </table:table-cell>
          <table:covered-table-cell table:number-columns-repeated="4"/>
          <table:table-cell table:style-name="ce2" office:value-type="string" table:number-columns-spanned="5" table:number-rows-spanned="1">
            <text:p>v306</text:p>
          </table:table-cell>
          <table:covered-table-cell table:number-columns-repeated="4"/>
          <table:table-cell table:style-name="ce6" office:value-type="string" table:number-columns-spanned="5" table:number-rows-spanned="1">
            <text:p>v407</text:p>
          </table:table-cell>
          <table:covered-table-cell table:number-columns-repeated="4"/>
          <table:table-cell table:style-name="ce2" office:value-type="string" table:number-columns-spanned="5" table:number-rows-spanned="1">
            <text:p>v408</text:p>
          </table:table-cell>
          <table:covered-table-cell table:number-columns-repeated="4"/>
          <table:table-cell table:style-name="ce6" office:value-type="string" table:number-columns-spanned="5" table:number-rows-spanned="1">
            <text:p>v409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0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2</text:p>
          </table:table-cell>
          <table:covered-table-cell table:number-columns-repeated="4"/>
          <table:table-cell table:style-name="ce10" table:number-columns-repeated="2"/>
          <table:table-cell table:style-name="ce10" office:value-type="string">
            <text:p>v413</text:p>
          </table:table-cell>
          <table:table-cell table:style-name="ce10" table:number-columns-repeated="2"/>
          <table:table-cell table:style-name="ce6" office:value-type="string" table:number-columns-spanned="5" table:number-rows-spanned="1">
            <text:p>v414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415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416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7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08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09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0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2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3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4</text:p>
          </table:table-cell>
          <table:covered-table-cell table:number-columns-repeated="4" table:style-name="ce10"/>
          <table:table-cell table:style-name="ce6" office:value-type="string" table:number-columns-spanned="5" table:number-rows-spanned="1">
            <text:p>v515</text:p>
          </table:table-cell>
          <table:covered-table-cell table:number-columns-repeated="4" table:style-name="ce9"/>
          <table:table-cell table:style-name="ce2" office:value-type="string" table:number-columns-spanned="5" table:number-rows-spanned="1">
            <text:p>v516</text:p>
          </table:table-cell>
          <table:covered-table-cell table:number-columns-repeated="4" table:style-name="ce10"/>
        </table:table-row>
        <table:table-row table:style-name="ro3">
          <table:table-cell/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  <table:table-cell table:style-name="ce3" office:value-type="string">
            <text:p>vv0</text:p>
          </table:table-cell>
          <table:table-cell table:style-name="ce3" office:value-type="string">
            <text:p>vv1</text:p>
          </table:table-cell>
          <table:table-cell table:style-name="ce3" office:value-type="string">
            <text:p>vv2</text:p>
          </table:table-cell>
          <table:table-cell table:style-name="ce3" office:value-type="string">
            <text:p>vv3</text:p>
          </table:table-cell>
          <table:table-cell table:style-name="ce3" office:value-type="string">
            <text:p>vv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0.425548">
            <text:p>0.425548</text:p>
          </table:table-cell>
          <table:table-cell office:value-type="float" office:value="0.355732">
            <text:p>0.355732</text:p>
          </table:table-cell>
          <table:table-cell office:value-type="float" office:value="0.438763">
            <text:p>0.438763</text:p>
          </table:table-cell>
          <table:table-cell office:value-type="float" office:value="0.320252">
            <text:p>0.320252</text:p>
          </table:table-cell>
          <table:table-cell office:value-type="float" office:value="0.36492">
            <text:p>0.36492</text:p>
          </table:table-cell>
          <table:table-cell office:value-type="float" office:value="0.376593">
            <text:p>0.376593</text:p>
          </table:table-cell>
          <table:table-cell office:value-type="float" office:value="0.212101">
            <text:p>0.212101</text:p>
          </table:table-cell>
          <table:table-cell office:value-type="float" office:value="0.361286">
            <text:p>0.361286</text:p>
          </table:table-cell>
          <table:table-cell office:value-type="float" office:value="0.33647">
            <text:p>0.33647</text:p>
          </table:table-cell>
          <table:table-cell office:value-type="float" office:value="0.37491">
            <text:p>0.37491</text:p>
          </table:table-cell>
          <table:table-cell office:value-type="float" office:value="0.470774">
            <text:p>0.470774</text:p>
          </table:table-cell>
          <table:table-cell office:value-type="float" office:value="0.34459">
            <text:p>0.34459</text:p>
          </table:table-cell>
          <table:table-cell office:value-type="float" office:value="0.383698">
            <text:p>0.383698</text:p>
          </table:table-cell>
          <table:table-cell office:value-type="float" office:value="0.390622">
            <text:p>0.390622</text:p>
          </table:table-cell>
          <table:table-cell office:value-type="float" office:value="0.429909">
            <text:p>0.429909</text:p>
          </table:table-cell>
          <table:table-cell office:value-type="float" office:value="0.360123">
            <text:p>0.360123</text:p>
          </table:table-cell>
          <table:table-cell office:value-type="float" office:value="0.452064">
            <text:p>0.452064</text:p>
          </table:table-cell>
          <table:table-cell office:value-type="float" office:value="0.353112">
            <text:p>0.353112</text:p>
          </table:table-cell>
          <table:table-cell office:value-type="float" office:value="0.416437">
            <text:p>0.416437</text:p>
          </table:table-cell>
          <table:table-cell office:value-type="float" office:value="0.307345">
            <text:p>0.307345</text:p>
          </table:table-cell>
          <table:table-cell office:value-type="float" office:value="0.358105">
            <text:p>0.358105</text:p>
          </table:table-cell>
          <table:table-cell office:value-type="float" office:value="0.385462">
            <text:p>0.385462</text:p>
          </table:table-cell>
          <table:table-cell office:value-type="float" office:value="0.343531">
            <text:p>0.343531</text:p>
          </table:table-cell>
          <table:table-cell office:value-type="float" office:value="0.328965">
            <text:p>0.328965</text:p>
          </table:table-cell>
          <table:table-cell office:value-type="float" office:value="0.324119">
            <text:p>0.324119</text:p>
          </table:table-cell>
          <table:table-cell office:value-type="float" office:value="0.33132">
            <text:p>0.33132</text:p>
          </table:table-cell>
          <table:table-cell office:value-type="float" office:value="0.343444">
            <text:p>0.343444</text:p>
          </table:table-cell>
          <table:table-cell office:value-type="float" office:value="0.310258">
            <text:p>0.310258</text:p>
          </table:table-cell>
          <table:table-cell office:value-type="float" office:value="0.289699">
            <text:p>0.289699</text:p>
          </table:table-cell>
          <table:table-cell office:value-type="float" office:value="0.282207">
            <text:p>0.282207</text:p>
          </table:table-cell>
          <table:table-cell office:value-type="float" office:value="0.312062">
            <text:p>0.312062</text:p>
          </table:table-cell>
          <table:table-cell office:value-type="float" office:value="0.345299">
            <text:p>0.345299</text:p>
          </table:table-cell>
          <table:table-cell office:value-type="float" office:value="0.317826">
            <text:p>0.317826</text:p>
          </table:table-cell>
          <table:table-cell office:value-type="float" office:value="0.375329">
            <text:p>0.375329</text:p>
          </table:table-cell>
          <table:table-cell office:value-type="float" office:value="0.326088">
            <text:p>0.326088</text:p>
          </table:table-cell>
          <table:table-cell office:value-type="float" office:value="0.325376">
            <text:p>0.325376</text:p>
          </table:table-cell>
          <table:table-cell office:value-type="float" office:value="0.304556">
            <text:p>0.304556</text:p>
          </table:table-cell>
          <table:table-cell office:value-type="float" office:value="0.443989">
            <text:p>0.443989</text:p>
          </table:table-cell>
          <table:table-cell office:value-type="float" office:value="0.353856">
            <text:p>0.353856</text:p>
          </table:table-cell>
          <table:table-cell office:value-type="float" office:value="0.314475">
            <text:p>0.314475</text:p>
          </table:table-cell>
          <table:table-cell office:value-type="float" office:value="0.351171">
            <text:p>0.351171</text:p>
          </table:table-cell>
          <table:table-cell office:value-type="float" office:value="0.386349">
            <text:p>0.386349</text:p>
          </table:table-cell>
          <table:table-cell office:value-type="float" office:value="0.420087">
            <text:p>0.420087</text:p>
          </table:table-cell>
          <table:table-cell office:value-type="float" office:value="0.320635">
            <text:p>0.320635</text:p>
          </table:table-cell>
          <table:table-cell office:value-type="float" office:value="0.32736">
            <text:p>0.32736</text:p>
          </table:table-cell>
          <table:table-cell office:value-type="float" office:value="8.195893">
            <text:p>8.195893</text:p>
          </table:table-cell>
          <table:table-cell office:value-type="float" office:value="16.818196">
            <text:p>16.818196</text:p>
          </table:table-cell>
          <table:table-cell office:value-type="float" office:value="7.199257">
            <text:p>7.199257</text:p>
          </table:table-cell>
          <table:table-cell office:value-type="float" office:value="17.127785">
            <text:p>17.127785</text:p>
          </table:table-cell>
          <table:table-cell office:value-type="float" office:value="16.553358">
            <text:p>16.553358</text:p>
          </table:table-cell>
          <table:table-cell office:value-type="float" office:value="38.465751">
            <text:p>38.465751</text:p>
          </table:table-cell>
          <table:table-cell office:value-type="float" office:value="31.134386">
            <text:p>31.134386</text:p>
          </table:table-cell>
          <table:table-cell office:value-type="float" office:value="38.823622">
            <text:p>38.823622</text:p>
          </table:table-cell>
          <table:table-cell office:value-type="float" office:value="39.054847">
            <text:p>39.054847</text:p>
          </table:table-cell>
          <table:table-cell office:value-type="float" office:value="12.159593">
            <text:p>12.159593</text:p>
          </table:table-cell>
          <table:table-cell office:value-type="float" office:value="7.687996">
            <text:p>7.687996</text:p>
          </table:table-cell>
          <table:table-cell office:value-type="float" office:value="15.673502">
            <text:p>15.673502</text:p>
          </table:table-cell>
          <table:table-cell office:value-type="float" office:value="17.030347">
            <text:p>17.030347</text:p>
          </table:table-cell>
          <table:table-cell office:value-type="float" office:value="15.570713">
            <text:p>15.570713</text:p>
          </table:table-cell>
          <table:table-cell office:value-type="float" office:value="16.769044">
            <text:p>16.769044</text:p>
          </table:table-cell>
          <table:table-cell office:value-type="float" office:value="28.881583">
            <text:p>28.881583</text:p>
          </table:table-cell>
          <table:table-cell office:value-type="float" office:value="24.559905">
            <text:p>24.559905</text:p>
          </table:table-cell>
          <table:table-cell office:value-type="float" office:value="12.910875">
            <text:p>12.910875</text:p>
          </table:table-cell>
          <table:table-cell office:value-type="float" office:value="31.389877">
            <text:p>31.389877</text:p>
          </table:table-cell>
          <table:table-cell office:value-type="float" office:value="22.250346">
            <text:p>22.250346</text:p>
          </table:table-cell>
          <table:table-cell office:value-type="float" office:value="19.571829">
            <text:p>19.571829</text:p>
          </table:table-cell>
          <table:table-cell office:value-type="float" office:value="30.047434">
            <text:p>30.047434</text:p>
          </table:table-cell>
          <table:table-cell office:value-type="float" office:value="24.669901">
            <text:p>24.669901</text:p>
          </table:table-cell>
          <table:table-cell office:value-type="float" office:value="26.95916">
            <text:p>26.95916</text:p>
          </table:table-cell>
          <table:table-cell office:value-type="float" office:value="18.887312">
            <text:p>18.887312</text:p>
          </table:table-cell>
          <table:table-cell office:value-type="float" office:value="14.680958">
            <text:p>14.680958</text:p>
          </table:table-cell>
          <table:table-cell office:value-type="float" office:value="18.331655">
            <text:p>18.331655</text:p>
          </table:table-cell>
          <table:table-cell office:value-type="float" office:value="27.94387">
            <text:p>27.94387</text:p>
          </table:table-cell>
          <table:table-cell office:value-type="float" office:value="23.592152">
            <text:p>23.592152</text:p>
          </table:table-cell>
          <table:table-cell office:value-type="float" office:value="16.902834">
            <text:p>16.902834</text:p>
          </table:table-cell>
          <table:table-cell office:value-type="float" office:value="10.504923">
            <text:p>10.504923</text:p>
          </table:table-cell>
          <table:table-cell office:value-type="float" office:value="9.254775">
            <text:p>9.254775</text:p>
          </table:table-cell>
          <table:table-cell office:value-type="float" office:value="9.849466">
            <text:p>9.849466</text:p>
          </table:table-cell>
          <table:table-cell office:value-type="float" office:value="9.512823">
            <text:p>9.512823</text:p>
          </table:table-cell>
          <table:table-cell office:value-type="float" office:value="10.73306">
            <text:p>10.73306</text:p>
          </table:table-cell>
          <table:table-cell office:value-type="float" office:value="13.296903">
            <text:p>13.296903</text:p>
          </table:table-cell>
          <table:table-cell office:value-type="float" office:value="10.765836">
            <text:p>10.765836</text:p>
          </table:table-cell>
          <table:table-cell office:value-type="float" office:value="12.569951">
            <text:p>12.569951</text:p>
          </table:table-cell>
          <table:table-cell office:value-type="float" office:value="13.559432">
            <text:p>13.559432</text:p>
          </table:table-cell>
          <table:table-cell office:value-type="float" office:value="12.156732">
            <text:p>12.156732</text:p>
          </table:table-cell>
          <table:table-cell office:value-type="float" office:value="16.382213">
            <text:p>16.382213</text:p>
          </table:table-cell>
          <table:table-cell office:value-type="float" office:value="19.805912">
            <text:p>19.805912</text:p>
          </table:table-cell>
          <table:table-cell office:value-type="float" office:value="12.475061">
            <text:p>12.475061</text:p>
          </table:table-cell>
          <table:table-cell office:value-type="float" office:value="12.935857">
            <text:p>12.935857</text:p>
          </table:table-cell>
          <table:table-cell office:value-type="float" office:value="15.93785">
            <text:p>15.93785</text:p>
          </table:table-cell>
          <table:table-cell office:value-type="float" office:value="6.15692">
            <text:p>6.15692</text:p>
          </table:table-cell>
          <table:table-cell office:value-type="float" office:value="7.94498">
            <text:p>7.94498</text:p>
          </table:table-cell>
          <table:table-cell office:value-type="float" office:value="9.548896">
            <text:p>9.548896</text:p>
          </table:table-cell>
          <table:table-cell office:value-type="float" office:value="10.81206">
            <text:p>10.81206</text:p>
          </table:table-cell>
          <table:table-cell office:value-type="float" office:value="9.56271">
            <text:p>9.56271</text:p>
          </table:table-cell>
          <table:table-cell office:value-type="float" office:value="6.553697">
            <text:p>6.553697</text:p>
          </table:table-cell>
          <table:table-cell office:value-type="float" office:value="6.429396">
            <text:p>6.429396</text:p>
          </table:table-cell>
          <table:table-cell office:value-type="float" office:value="10.030688">
            <text:p>10.030688</text:p>
          </table:table-cell>
          <table:table-cell office:value-type="float" office:value="10.248408">
            <text:p>10.248408</text:p>
          </table:table-cell>
          <table:table-cell office:value-type="float" office:value="9.176086">
            <text:p>9.176086</text:p>
          </table:table-cell>
          <table:table-cell office:value-type="float" office:value="7.717715">
            <text:p>7.717715</text:p>
          </table:table-cell>
          <table:table-cell office:value-type="float" office:value="8.160769">
            <text:p>8.160769</text:p>
          </table:table-cell>
          <table:table-cell office:value-type="float" office:value="7.104902">
            <text:p>7.104902</text:p>
          </table:table-cell>
          <table:table-cell office:value-type="float" office:value="9.960781">
            <text:p>9.960781</text:p>
          </table:table-cell>
          <table:table-cell office:value-type="float" office:value="9.334825">
            <text:p>9.334825</text:p>
          </table:table-cell>
          <table:table-cell office:value-type="float" office:value="13.63284">
            <text:p>13.63284</text:p>
          </table:table-cell>
          <table:table-cell office:value-type="float" office:value="12.170721">
            <text:p>12.170721</text:p>
          </table:table-cell>
          <table:table-cell office:value-type="float" office:value="11.2947">
            <text:p>11.2947</text:p>
          </table:table-cell>
          <table:table-cell office:value-type="float" office:value="11.314032">
            <text:p>11.314032</text:p>
          </table:table-cell>
          <table:table-cell office:value-type="float" office:value="11.130664">
            <text:p>11.130664</text:p>
          </table:table-cell>
          <table:table-cell office:value-type="float" office:value="5.505652">
            <text:p>5.505652</text:p>
          </table:table-cell>
          <table:table-cell office:value-type="float" office:value="6.147615">
            <text:p>6.147615</text:p>
          </table:table-cell>
          <table:table-cell office:value-type="float" office:value="8.947849">
            <text:p>8.947849</text:p>
          </table:table-cell>
          <table:table-cell office:value-type="float" office:value="10.455078">
            <text:p>10.455078</text:p>
          </table:table-cell>
          <table:table-cell office:value-type="float" office:value="10.173487">
            <text:p>10.173487</text:p>
          </table:table-cell>
          <table:table-cell office:value-type="float" office:value="6.11916">
            <text:p>6.11916</text:p>
          </table:table-cell>
          <table:table-cell office:value-type="float" office:value="6.566719">
            <text:p>6.566719</text:p>
          </table:table-cell>
          <table:table-cell office:value-type="float" office:value="9.002687">
            <text:p>9.002687</text:p>
          </table:table-cell>
          <table:table-cell office:value-type="float" office:value="9.381193">
            <text:p>9.381193</text:p>
          </table:table-cell>
          <table:table-cell office:value-type="float" office:value="7.901059">
            <text:p>7.901059</text:p>
          </table:table-cell>
          <table:table-cell office:value-type="float" office:value="1.377601">
            <text:p>1.377601</text:p>
          </table:table-cell>
          <table:table-cell office:value-type="float" office:value="1.824909">
            <text:p>1.824909</text:p>
          </table:table-cell>
          <table:table-cell office:value-type="float" office:value="1.342817">
            <text:p>1.342817</text:p>
          </table:table-cell>
          <table:table-cell office:value-type="float" office:value="1.385729">
            <text:p>1.385729</text:p>
          </table:table-cell>
          <table:table-cell office:value-type="float" office:value="1.613379">
            <text:p>1.613379</text:p>
          </table:table-cell>
          <table:table-cell office:value-type="float" office:value="1.605567">
            <text:p>1.605567</text:p>
          </table:table-cell>
          <table:table-cell office:value-type="float" office:value="1.256888">
            <text:p>1.256888</text:p>
          </table:table-cell>
          <table:table-cell office:value-type="float" office:value="1.246604">
            <text:p>1.246604</text:p>
          </table:table-cell>
          <table:table-cell office:value-type="float" office:value="1.344097">
            <text:p>1.344097</text:p>
          </table:table-cell>
          <table:table-cell office:value-type="float" office:value="1.432201">
            <text:p>1.432201</text:p>
          </table:table-cell>
          <table:table-cell office:value-type="float" office:value="1.565873">
            <text:p>1.565873</text:p>
          </table:table-cell>
          <table:table-cell office:value-type="float" office:value="2.078593">
            <text:p>2.078593</text:p>
          </table:table-cell>
          <table:table-cell office:value-type="float" office:value="1.398448">
            <text:p>1.398448</text:p>
          </table:table-cell>
          <table:table-cell office:value-type="float" office:value="1.557222">
            <text:p>1.557222</text:p>
          </table:table-cell>
          <table:table-cell office:value-type="float" office:value="1.421726">
            <text:p>1.421726</text:p>
          </table:table-cell>
          <table:table-cell office:value-type="float" office:value="1.502437">
            <text:p>1.502437</text:p>
          </table:table-cell>
          <table:table-cell office:value-type="float" office:value="1.274507">
            <text:p>1.274507</text:p>
          </table:table-cell>
          <table:table-cell office:value-type="float" office:value="1.652153">
            <text:p>1.652153</text:p>
          </table:table-cell>
          <table:table-cell office:value-type="float" office:value="1.363935">
            <text:p>1.363935</text:p>
          </table:table-cell>
          <table:table-cell office:value-type="float" office:value="1.537683">
            <text:p>1.537683</text:p>
          </table:table-cell>
          <table:table-cell office:value-type="float" office:value="1.29948">
            <text:p>1.29948</text:p>
          </table:table-cell>
          <table:table-cell office:value-type="float" office:value="1.349245">
            <text:p>1.349245</text:p>
          </table:table-cell>
          <table:table-cell office:value-type="float" office:value="1.151848">
            <text:p>1.151848</text:p>
          </table:table-cell>
          <table:table-cell office:value-type="float" office:value="1.176366">
            <text:p>1.176366</text:p>
          </table:table-cell>
          <table:table-cell office:value-type="float" office:value="1.179319">
            <text:p>1.179319</text:p>
          </table:table-cell>
          <table:table-cell office:value-type="float" office:value="1.33645">
            <text:p>1.33645</text:p>
          </table:table-cell>
          <table:table-cell office:value-type="float" office:value="1.544846">
            <text:p>1.544846</text:p>
          </table:table-cell>
          <table:table-cell office:value-type="float" office:value="1.334867">
            <text:p>1.334867</text:p>
          </table:table-cell>
          <table:table-cell office:value-type="float" office:value="1.3803">
            <text:p>1.3803</text:p>
          </table:table-cell>
          <table:table-cell office:value-type="float" office:value="0.679256">
            <text:p>0.679256</text:p>
          </table:table-cell>
          <table:table-cell office:value-type="float" office:value="1.497647">
            <text:p>1.497647</text:p>
          </table:table-cell>
          <table:table-cell office:value-type="float" office:value="1.644441">
            <text:p>1.644441</text:p>
          </table:table-cell>
          <table:table-cell office:value-type="float" office:value="1.436581">
            <text:p>1.436581</text:p>
          </table:table-cell>
          <table:table-cell office:value-type="float" office:value="1.462674">
            <text:p>1.462674</text:p>
          </table:table-cell>
          <table:table-cell office:value-type="float" office:value="1.229744">
            <text:p>1.229744</text:p>
          </table:table-cell>
          <table:table-cell office:value-type="float" office:value="1.438047">
            <text:p>1.438047</text:p>
          </table:table-cell>
          <table:table-cell office:value-type="float" office:value="1.240023">
            <text:p>1.240023</text:p>
          </table:table-cell>
          <table:table-cell office:value-type="float" office:value="1.230818">
            <text:p>1.230818</text:p>
          </table:table-cell>
          <table:table-cell office:value-type="float" office:value="0.951096">
            <text:p>0.951096</text:p>
          </table:table-cell>
          <table:table-cell office:value-type="float" office:value="1.305801">
            <text:p>1.305801</text:p>
          </table:table-cell>
          <table:table-cell office:value-type="float" office:value="1.300679">
            <text:p>1.300679</text:p>
          </table:table-cell>
          <table:table-cell office:value-type="float" office:value="1.478401">
            <text:p>1.478401</text:p>
          </table:table-cell>
          <table:table-cell office:value-type="float" office:value="1.242209">
            <text:p>1.242209</text:p>
          </table:table-cell>
          <table:table-cell office:value-type="float" office:value="1.108147">
            <text:p>1.108147</text:p>
          </table:table-cell>
          <table:table-cell office:value-type="float" office:value="1.289964">
            <text:p>1.289964</text:p>
          </table:table-cell>
        </table:table-row>
        <table:table-row table:style-name="ro3">
          <table:table-cell office:value-type="float" office:value="256">
            <text:p>256</text:p>
          </table:table-cell>
          <table:table-cell office:value-type="float" office:value="0.407183">
            <text:p>0.407183</text:p>
          </table:table-cell>
          <table:table-cell office:value-type="float" office:value="1.541846">
            <text:p>1.541846</text:p>
          </table:table-cell>
          <table:table-cell office:value-type="float" office:value="1.283459">
            <text:p>1.283459</text:p>
          </table:table-cell>
          <table:table-cell office:value-type="float" office:value="0.37384">
            <text:p>0.37384</text:p>
          </table:table-cell>
          <table:table-cell office:value-type="float" office:value="1.663169">
            <text:p>1.663169</text:p>
          </table:table-cell>
          <table:table-cell office:value-type="float" office:value="1.138886">
            <text:p>1.138886</text:p>
          </table:table-cell>
          <table:table-cell office:value-type="float" office:value="1.39447">
            <text:p>1.39447</text:p>
          </table:table-cell>
          <table:table-cell office:value-type="float" office:value="1.43395">
            <text:p>1.43395</text:p>
          </table:table-cell>
          <table:table-cell office:value-type="float" office:value="1.403584">
            <text:p>1.403584</text:p>
          </table:table-cell>
          <table:table-cell office:value-type="float" office:value="1.449827">
            <text:p>1.449827</text:p>
          </table:table-cell>
          <table:table-cell office:value-type="float" office:value="1.787782">
            <text:p>1.787782</text:p>
          </table:table-cell>
          <table:table-cell office:value-type="float" office:value="1.387263">
            <text:p>1.387263</text:p>
          </table:table-cell>
          <table:table-cell office:value-type="float" office:value="1.631826">
            <text:p>1.631826</text:p>
          </table:table-cell>
          <table:table-cell office:value-type="float" office:value="1.332186">
            <text:p>1.332186</text:p>
          </table:table-cell>
          <table:table-cell office:value-type="float" office:value="1.462864">
            <text:p>1.462864</text:p>
          </table:table-cell>
          <table:table-cell office:value-type="float" office:value="1.122222">
            <text:p>1.122222</text:p>
          </table:table-cell>
          <table:table-cell office:value-type="float" office:value="1.037031">
            <text:p>1.037031</text:p>
          </table:table-cell>
          <table:table-cell office:value-type="float" office:value="1.078704">
            <text:p>1.078704</text:p>
          </table:table-cell>
          <table:table-cell office:value-type="float" office:value="1.688804">
            <text:p>1.688804</text:p>
          </table:table-cell>
          <table:table-cell office:value-type="float" office:value="1.306891">
            <text:p>1.306891</text:p>
          </table:table-cell>
          <table:table-cell office:value-type="float" office:value="1.277352">
            <text:p>1.277352</text:p>
          </table:table-cell>
          <table:table-cell office:value-type="float" office:value="1.389777">
            <text:p>1.389777</text:p>
          </table:table-cell>
          <table:table-cell office:value-type="float" office:value="1.382619">
            <text:p>1.382619</text:p>
          </table:table-cell>
          <table:table-cell office:value-type="float" office:value="0.378932">
            <text:p>0.378932</text:p>
          </table:table-cell>
          <table:table-cell office:value-type="float" office:value="1.477762">
            <text:p>1.477762</text:p>
          </table:table-cell>
          <table:table-cell office:value-type="float" office:value="1.362617">
            <text:p>1.362617</text:p>
          </table:table-cell>
          <table:table-cell office:value-type="float" office:value="1.320066">
            <text:p>1.320066</text:p>
          </table:table-cell>
          <table:table-cell office:value-type="float" office:value="1.12788">
            <text:p>1.12788</text:p>
          </table:table-cell>
          <table:table-cell office:value-type="float" office:value="1.229663">
            <text:p>1.229663</text:p>
          </table:table-cell>
          <table:table-cell office:value-type="float" office:value="1.167111">
            <text:p>1.167111</text:p>
          </table:table-cell>
          <table:table-cell office:value-type="float" office:value="1.435484">
            <text:p>1.435484</text:p>
          </table:table-cell>
          <table:table-cell office:value-type="float" office:value="1.384045">
            <text:p>1.384045</text:p>
          </table:table-cell>
          <table:table-cell office:value-type="float" office:value="1.695739">
            <text:p>1.695739</text:p>
          </table:table-cell>
          <table:table-cell office:value-type="float" office:value="1.389777">
            <text:p>1.389777</text:p>
          </table:table-cell>
          <table:table-cell office:value-type="float" office:value="1.358135">
            <text:p>1.358135</text:p>
          </table:table-cell>
          <table:table-cell office:value-type="float" office:value="1.575325">
            <text:p>1.575325</text:p>
          </table:table-cell>
          <table:table-cell office:value-type="float" office:value="1.185146">
            <text:p>1.185146</text:p>
          </table:table-cell>
          <table:table-cell office:value-type="float" office:value="1.112686">
            <text:p>1.112686</text:p>
          </table:table-cell>
          <table:table-cell office:value-type="float" office:value="1.414307">
            <text:p>1.414307</text:p>
          </table:table-cell>
          <table:table-cell office:value-type="float" office:value="1.347229">
            <text:p>1.347229</text:p>
          </table:table-cell>
          <table:table-cell office:value-type="float" office:value="1.614164">
            <text:p>1.614164</text:p>
          </table:table-cell>
          <table:table-cell office:value-type="float" office:value="1.197037">
            <text:p>1.197037</text:p>
          </table:table-cell>
          <table:table-cell office:value-type="float" office:value="1.31586">
            <text:p>1.31586</text:p>
          </table:table-cell>
          <table:table-cell office:value-type="float" office:value="0.394439">
            <text:p>0.394439</text:p>
          </table:table-cell>
          <table:table-cell office:value-type="float" office:value="1.233052">
            <text:p>1.233052</text:p>
          </table:table-cell>
          <table:table-cell office:value-type="float" office:value="15.169399">
            <text:p>15.169399</text:p>
          </table:table-cell>
          <table:table-cell office:value-type="float" office:value="20.384986">
            <text:p>20.384986</text:p>
          </table:table-cell>
          <table:table-cell office:value-type="float" office:value="34.567209">
            <text:p>34.567209</text:p>
          </table:table-cell>
          <table:table-cell office:value-type="float" office:value="54.600653">
            <text:p>54.600653</text:p>
          </table:table-cell>
          <table:table-cell office:value-type="float" office:value="57.301264">
            <text:p>57.301264</text:p>
          </table:table-cell>
          <table:table-cell office:value-type="float" office:value="197.272875">
            <text:p>197.272875</text:p>
          </table:table-cell>
          <table:table-cell office:value-type="float" office:value="217.937697">
            <text:p>217.937697</text:p>
          </table:table-cell>
          <table:table-cell office:value-type="float" office:value="86.989043">
            <text:p>86.989043</text:p>
          </table:table-cell>
          <table:table-cell office:value-type="float" office:value="196.147811">
            <text:p>196.147811</text:p>
          </table:table-cell>
          <table:table-cell office:value-type="float" office:value="185.283732">
            <text:p>185.283732</text:p>
          </table:table-cell>
          <table:table-cell office:value-type="float" office:value="16.22086">
            <text:p>16.22086</text:p>
          </table:table-cell>
          <table:table-cell office:value-type="float" office:value="21.284625">
            <text:p>21.284625</text:p>
          </table:table-cell>
          <table:table-cell office:value-type="float" office:value="31.489381">
            <text:p>31.489381</text:p>
          </table:table-cell>
          <table:table-cell office:value-type="float" office:value="47.516854">
            <text:p>47.516854</text:p>
          </table:table-cell>
          <table:table-cell office:value-type="float" office:value="47.79543">
            <text:p>47.79543</text:p>
          </table:table-cell>
          <table:table-cell office:value-type="float" office:value="99.294963">
            <text:p>99.294963</text:p>
          </table:table-cell>
          <table:table-cell office:value-type="float" office:value="96.104206">
            <text:p>96.104206</text:p>
          </table:table-cell>
          <table:table-cell office:value-type="float" office:value="133.614832">
            <text:p>133.614832</text:p>
          </table:table-cell>
          <table:table-cell office:value-type="float" office:value="154.968371">
            <text:p>154.968371</text:p>
          </table:table-cell>
          <table:table-cell office:value-type="float" office:value="144.62357">
            <text:p>144.62357</text:p>
          </table:table-cell>
          <table:table-cell office:value-type="float" office:value="33.448376">
            <text:p>33.448376</text:p>
          </table:table-cell>
          <table:table-cell office:value-type="float" office:value="41.970231">
            <text:p>41.970231</text:p>
          </table:table-cell>
          <table:table-cell office:value-type="float" office:value="77.26117">
            <text:p>77.26117</text:p>
          </table:table-cell>
          <table:table-cell office:value-type="float" office:value="106.54263">
            <text:p>106.54263</text:p>
          </table:table-cell>
          <table:table-cell office:value-type="float" office:value="194.552832">
            <text:p>194.552832</text:p>
          </table:table-cell>
          <table:table-cell office:value-type="float" office:value="26.875009">
            <text:p>26.875009</text:p>
          </table:table-cell>
          <table:table-cell office:value-type="float" office:value="34.922588">
            <text:p>34.922588</text:p>
          </table:table-cell>
          <table:table-cell office:value-type="float" office:value="44.626769">
            <text:p>44.626769</text:p>
          </table:table-cell>
          <table:table-cell office:value-type="float" office:value="59.407609">
            <text:p>59.407609</text:p>
          </table:table-cell>
          <table:table-cell office:value-type="float" office:value="58.898928">
            <text:p>58.898928</text:p>
          </table:table-cell>
          <table:table-cell office:value-type="float" office:value="10.007908">
            <text:p>10.007908</text:p>
          </table:table-cell>
          <table:table-cell office:value-type="float" office:value="19.284086">
            <text:p>19.284086</text:p>
          </table:table-cell>
          <table:table-cell office:value-type="float" office:value="28.689426">
            <text:p>28.689426</text:p>
          </table:table-cell>
          <table:table-cell office:value-type="float" office:value="35.937333">
            <text:p>35.937333</text:p>
          </table:table-cell>
          <table:table-cell office:value-type="float" office:value="32.462729">
            <text:p>32.462729</text:p>
          </table:table-cell>
          <table:table-cell office:value-type="float" office:value="40.344677">
            <text:p>40.344677</text:p>
          </table:table-cell>
          <table:table-cell office:value-type="float" office:value="37.451689">
            <text:p>37.451689</text:p>
          </table:table-cell>
          <table:table-cell office:value-type="float" office:value="39.813126">
            <text:p>39.813126</text:p>
          </table:table-cell>
          <table:table-cell office:value-type="float" office:value="37.129566">
            <text:p>37.129566</text:p>
          </table:table-cell>
          <table:table-cell office:value-type="float" office:value="41.721329">
            <text:p>41.721329</text:p>
          </table:table-cell>
          <table:table-cell office:value-type="float" office:value="48.806447">
            <text:p>48.806447</text:p>
          </table:table-cell>
          <table:table-cell office:value-type="float" office:value="51.844887">
            <text:p>51.844887</text:p>
          </table:table-cell>
          <table:table-cell office:value-type="float" office:value="43.14239">
            <text:p>43.14239</text:p>
          </table:table-cell>
          <table:table-cell office:value-type="float" office:value="29.542897">
            <text:p>29.542897</text:p>
          </table:table-cell>
          <table:table-cell office:value-type="float" office:value="43.794439">
            <text:p>43.794439</text:p>
          </table:table-cell>
          <table:table-cell office:value-type="float" office:value="14.754962">
            <text:p>14.754962</text:p>
          </table:table-cell>
          <table:table-cell office:value-type="float" office:value="14.241375">
            <text:p>14.241375</text:p>
          </table:table-cell>
          <table:table-cell office:value-type="float" office:value="22.34599">
            <text:p>22.34599</text:p>
          </table:table-cell>
          <table:table-cell office:value-type="float" office:value="35.084946">
            <text:p>35.084946</text:p>
          </table:table-cell>
          <table:table-cell office:value-type="float" office:value="29.767399">
            <text:p>29.767399</text:p>
          </table:table-cell>
          <table:table-cell office:value-type="float" office:value="16.415268">
            <text:p>16.415268</text:p>
          </table:table-cell>
          <table:table-cell office:value-type="float" office:value="15.064963">
            <text:p>15.064963</text:p>
          </table:table-cell>
          <table:table-cell office:value-type="float" office:value="11.177718">
            <text:p>11.177718</text:p>
          </table:table-cell>
          <table:table-cell office:value-type="float" office:value="12.029523">
            <text:p>12.029523</text:p>
          </table:table-cell>
          <table:table-cell office:value-type="float" office:value="29.974088">
            <text:p>29.974088</text:p>
          </table:table-cell>
          <table:table-cell office:value-type="float" office:value="17.094484">
            <text:p>17.094484</text:p>
          </table:table-cell>
          <table:table-cell office:value-type="float" office:value="11.354723">
            <text:p>11.354723</text:p>
          </table:table-cell>
          <table:table-cell office:value-type="float" office:value="23.96365">
            <text:p>23.96365</text:p>
          </table:table-cell>
          <table:table-cell office:value-type="float" office:value="31.300257">
            <text:p>31.300257</text:p>
          </table:table-cell>
          <table:table-cell office:value-type="float" office:value="22.443198">
            <text:p>22.443198</text:p>
          </table:table-cell>
          <table:table-cell office:value-type="float" office:value="39.604407">
            <text:p>39.604407</text:p>
          </table:table-cell>
          <table:table-cell office:value-type="float" office:value="39.843123">
            <text:p>39.843123</text:p>
          </table:table-cell>
          <table:table-cell office:value-type="float" office:value="14.625399">
            <text:p>14.625399</text:p>
          </table:table-cell>
          <table:table-cell office:value-type="float" office:value="32.973833">
            <text:p>32.973833</text:p>
          </table:table-cell>
          <table:table-cell office:value-type="float" office:value="37.392105">
            <text:p>37.392105</text:p>
          </table:table-cell>
          <table:table-cell office:value-type="float" office:value="16.213946">
            <text:p>16.213946</text:p>
          </table:table-cell>
          <table:table-cell office:value-type="float" office:value="16.225139">
            <text:p>16.225139</text:p>
          </table:table-cell>
          <table:table-cell office:value-type="float" office:value="21.983698">
            <text:p>21.983698</text:p>
          </table:table-cell>
          <table:table-cell office:value-type="float" office:value="11.898922">
            <text:p>11.898922</text:p>
          </table:table-cell>
          <table:table-cell office:value-type="float" office:value="27.777694">
            <text:p>27.777694</text:p>
          </table:table-cell>
          <table:table-cell office:value-type="float" office:value="12.354836">
            <text:p>12.354836</text:p>
          </table:table-cell>
          <table:table-cell office:value-type="float" office:value="17.428289">
            <text:p>17.428289</text:p>
          </table:table-cell>
          <table:table-cell office:value-type="float" office:value="21.137917">
            <text:p>21.137917</text:p>
          </table:table-cell>
          <table:table-cell office:value-type="float" office:value="27.528259">
            <text:p>27.528259</text:p>
          </table:table-cell>
          <table:table-cell office:value-type="float" office:value="30.448703">
            <text:p>30.448703</text:p>
          </table:table-cell>
          <table:table-cell office:value-type="float" office:value="5.096876">
            <text:p>5.096876</text:p>
          </table:table-cell>
          <table:table-cell office:value-type="float" office:value="5.930715">
            <text:p>5.930715</text:p>
          </table:table-cell>
          <table:table-cell office:value-type="float" office:value="5.144554">
            <text:p>5.144554</text:p>
          </table:table-cell>
          <table:table-cell office:value-type="float" office:value="4.701538">
            <text:p>4.701538</text:p>
          </table:table-cell>
          <table:table-cell office:value-type="float" office:value="4.375816">
            <text:p>4.375816</text:p>
          </table:table-cell>
          <table:table-cell office:value-type="float" office:value="4.967741">
            <text:p>4.967741</text:p>
          </table:table-cell>
          <table:table-cell office:value-type="float" office:value="4.986417">
            <text:p>4.986417</text:p>
          </table:table-cell>
          <table:table-cell office:value-type="float" office:value="5.202718">
            <text:p>5.202718</text:p>
          </table:table-cell>
          <table:table-cell office:value-type="float" office:value="4.630098">
            <text:p>4.630098</text:p>
          </table:table-cell>
          <table:table-cell office:value-type="float" office:value="1.486197">
            <text:p>1.486197</text:p>
          </table:table-cell>
          <table:table-cell office:value-type="float" office:value="7.262022">
            <text:p>7.262022</text:p>
          </table:table-cell>
          <table:table-cell office:value-type="float" office:value="5.42816">
            <text:p>5.42816</text:p>
          </table:table-cell>
          <table:table-cell office:value-type="float" office:value="5.026433">
            <text:p>5.026433</text:p>
          </table:table-cell>
          <table:table-cell office:value-type="float" office:value="5.334416">
            <text:p>5.334416</text:p>
          </table:table-cell>
          <table:table-cell office:value-type="float" office:value="4.829423">
            <text:p>4.829423</text:p>
          </table:table-cell>
          <table:table-cell office:value-type="float" office:value="4.914686">
            <text:p>4.914686</text:p>
          </table:table-cell>
          <table:table-cell office:value-type="float" office:value="4.618717">
            <text:p>4.618717</text:p>
          </table:table-cell>
          <table:table-cell office:value-type="float" office:value="5.188352">
            <text:p>5.188352</text:p>
          </table:table-cell>
          <table:table-cell office:value-type="float" office:value="4.375816">
            <text:p>4.375816</text:p>
          </table:table-cell>
          <table:table-cell office:value-type="float" office:value="4.027251">
            <text:p>4.027251</text:p>
          </table:table-cell>
          <table:table-cell office:value-type="float" office:value="3.348467">
            <text:p>3.348467</text:p>
          </table:table-cell>
          <table:table-cell office:value-type="float" office:value="4.696642">
            <text:p>4.696642</text:p>
          </table:table-cell>
          <table:table-cell office:value-type="float" office:value="1.948715">
            <text:p>1.948715</text:p>
          </table:table-cell>
          <table:table-cell office:value-type="float" office:value="3.948963">
            <text:p>3.948963</text:p>
          </table:table-cell>
          <table:table-cell office:value-type="float" office:value="1.80562">
            <text:p>1.80562</text:p>
          </table:table-cell>
          <table:table-cell office:value-type="float" office:value="5.288128">
            <text:p>5.288128</text:p>
          </table:table-cell>
          <table:table-cell office:value-type="float" office:value="4.990832">
            <text:p>4.990832</text:p>
          </table:table-cell>
          <table:table-cell office:value-type="float" office:value="4.708411">
            <text:p>4.708411</text:p>
          </table:table-cell>
          <table:table-cell office:value-type="float" office:value="4.151828">
            <text:p>4.151828</text:p>
          </table:table-cell>
          <table:table-cell office:value-type="float" office:value="1.897709">
            <text:p>1.897709</text:p>
          </table:table-cell>
          <table:table-cell office:value-type="float" office:value="6.124003">
            <text:p>6.124003</text:p>
          </table:table-cell>
          <table:table-cell office:value-type="float" office:value="5.566176">
            <text:p>5.566176</text:p>
          </table:table-cell>
          <table:table-cell office:value-type="float" office:value="4.47215">
            <text:p>4.47215</text:p>
          </table:table-cell>
          <table:table-cell office:value-type="float" office:value="4.911474">
            <text:p>4.911474</text:p>
          </table:table-cell>
          <table:table-cell office:value-type="float" office:value="5.203918">
            <text:p>5.203918</text:p>
          </table:table-cell>
          <table:table-cell office:value-type="float" office:value="4.310567">
            <text:p>4.310567</text:p>
          </table:table-cell>
          <table:table-cell office:value-type="float" office:value="4.950292">
            <text:p>4.950292</text:p>
          </table:table-cell>
          <table:table-cell office:value-type="float" office:value="4.937284">
            <text:p>4.937284</text:p>
          </table:table-cell>
          <table:table-cell office:value-type="float" office:value="4.625349">
            <text:p>4.625349</text:p>
          </table:table-cell>
          <table:table-cell office:value-type="float" office:value="3.923539">
            <text:p>3.923539</text:p>
          </table:table-cell>
          <table:table-cell office:value-type="float" office:value="4.968836">
            <text:p>4.968836</text:p>
          </table:table-cell>
          <table:table-cell office:value-type="float" office:value="1.87001">
            <text:p>1.87001</text:p>
          </table:table-cell>
          <table:table-cell office:value-type="float" office:value="4.482819">
            <text:p>4.482819</text:p>
          </table:table-cell>
          <table:table-cell office:value-type="float" office:value="1.571987">
            <text:p>1.571987</text:p>
          </table:table-cell>
          <table:table-cell office:value-type="float" office:value="3.513334">
            <text:p>3.513334</text:p>
          </table:table-cell>
        </table:table-row>
        <table:table-row table:style-name="ro3">
          <table:table-cell office:value-type="float" office:value="512">
            <text:p>512</text:p>
          </table:table-cell>
          <table:table-cell office:value-type="float" office:value="4.207452">
            <text:p>4.207452</text:p>
          </table:table-cell>
          <table:table-cell office:value-type="float" office:value="1.761676">
            <text:p>1.761676</text:p>
          </table:table-cell>
          <table:table-cell office:value-type="float" office:value="4.424153">
            <text:p>4.424153</text:p>
          </table:table-cell>
          <table:table-cell office:value-type="float" office:value="4.96528">
            <text:p>4.96528</text:p>
          </table:table-cell>
          <table:table-cell office:value-type="float" office:value="5.206021">
            <text:p>5.206021</text:p>
          </table:table-cell>
          <table:table-cell office:value-type="float" office:value="5.0708">
            <text:p>5.0708</text:p>
          </table:table-cell>
          <table:table-cell office:value-type="float" office:value="4.748969">
            <text:p>4.748969</text:p>
          </table:table-cell>
          <table:table-cell office:value-type="float" office:value="1.706112">
            <text:p>1.706112</text:p>
          </table:table-cell>
          <table:table-cell office:value-type="float" office:value="1.873731">
            <text:p>1.873731</text:p>
          </table:table-cell>
          <table:table-cell office:value-type="float" office:value="1.737728">
            <text:p>1.737728</text:p>
          </table:table-cell>
          <table:table-cell office:value-type="float" office:value="5.422939">
            <text:p>5.422939</text:p>
          </table:table-cell>
          <table:table-cell office:value-type="float" office:value="6.431517">
            <text:p>6.431517</text:p>
          </table:table-cell>
          <table:table-cell office:value-type="float" office:value="5.780575">
            <text:p>5.780575</text:p>
          </table:table-cell>
          <table:table-cell office:value-type="float" office:value="5.601157">
            <text:p>5.601157</text:p>
          </table:table-cell>
          <table:table-cell office:value-type="float" office:value="5.295891">
            <text:p>5.295891</text:p>
          </table:table-cell>
          <table:table-cell office:value-type="float" office:value="3.804897">
            <text:p>3.804897</text:p>
          </table:table-cell>
          <table:table-cell office:value-type="float" office:value="3.681611">
            <text:p>3.681611</text:p>
          </table:table-cell>
          <table:table-cell office:value-type="float" office:value="4.118687">
            <text:p>4.118687</text:p>
          </table:table-cell>
          <table:table-cell office:value-type="float" office:value="3.953394">
            <text:p>3.953394</text:p>
          </table:table-cell>
          <table:table-cell office:value-type="float" office:value="4.357718">
            <text:p>4.357718</text:p>
          </table:table-cell>
          <table:table-cell office:value-type="float" office:value="1.338163">
            <text:p>1.338163</text:p>
          </table:table-cell>
          <table:table-cell office:value-type="float" office:value="1.323973">
            <text:p>1.323973</text:p>
          </table:table-cell>
          <table:table-cell office:value-type="float" office:value="4.200868">
            <text:p>4.200868</text:p>
          </table:table-cell>
          <table:table-cell office:value-type="float" office:value="3.965805">
            <text:p>3.965805</text:p>
          </table:table-cell>
          <table:table-cell office:value-type="float" office:value="1.43606">
            <text:p>1.43606</text:p>
          </table:table-cell>
          <table:table-cell office:value-type="float" office:value="4.262572">
            <text:p>4.262572</text:p>
          </table:table-cell>
          <table:table-cell office:value-type="float" office:value="1.122163">
            <text:p>1.122163</text:p>
          </table:table-cell>
          <table:table-cell office:value-type="float" office:value="1.358307">
            <text:p>1.358307</text:p>
          </table:table-cell>
          <table:table-cell office:value-type="float" office:value="3.918766">
            <text:p>3.918766</text:p>
          </table:table-cell>
          <table:table-cell office:value-type="float" office:value="1.472392">
            <text:p>1.472392</text:p>
          </table:table-cell>
          <table:table-cell office:value-type="float" office:value="1.838914">
            <text:p>1.838914</text:p>
          </table:table-cell>
          <table:table-cell office:value-type="float" office:value="4.693953">
            <text:p>4.693953</text:p>
          </table:table-cell>
          <table:table-cell office:value-type="float" office:value="1.555246">
            <text:p>1.555246</text:p>
          </table:table-cell>
          <table:table-cell office:value-type="float" office:value="1.597474">
            <text:p>1.597474</text:p>
          </table:table-cell>
          <table:table-cell office:value-type="float" office:value="1.74649">
            <text:p>1.74649</text:p>
          </table:table-cell>
          <table:table-cell office:value-type="float" office:value="1.519267">
            <text:p>1.519267</text:p>
          </table:table-cell>
          <table:table-cell office:value-type="float" office:value="1.607759">
            <text:p>1.607759</text:p>
          </table:table-cell>
          <table:table-cell office:value-type="float" office:value="3.948306">
            <text:p>3.948306</text:p>
          </table:table-cell>
          <table:table-cell office:value-type="float" office:value="4.12185">
            <text:p>4.12185</text:p>
          </table:table-cell>
          <table:table-cell office:value-type="float" office:value="4.108444">
            <text:p>4.108444</text:p>
          </table:table-cell>
          <table:table-cell office:value-type="float" office:value="1.374214">
            <text:p>1.374214</text:p>
          </table:table-cell>
          <table:table-cell office:value-type="float" office:value="1.536551">
            <text:p>1.536551</text:p>
          </table:table-cell>
          <table:table-cell office:value-type="float" office:value="4.361258">
            <text:p>4.361258</text:p>
          </table:table-cell>
          <table:table-cell office:value-type="float" office:value="1.323973">
            <text:p>1.323973</text:p>
          </table:table-cell>
          <table:table-cell office:value-type="float" office:value="3.365434">
            <text:p>3.365434</text:p>
          </table:table-cell>
          <table:table-cell office:value-type="float" office:value="20.143765">
            <text:p>20.143765</text:p>
          </table:table-cell>
          <table:table-cell office:value-type="float" office:value="25.957549">
            <text:p>25.957549</text:p>
          </table:table-cell>
          <table:table-cell office:value-type="float" office:value="34.956437">
            <text:p>34.956437</text:p>
          </table:table-cell>
          <table:table-cell office:value-type="float" office:value="68.435448">
            <text:p>68.435448</text:p>
          </table:table-cell>
          <table:table-cell office:value-type="float" office:value="79.619184">
            <text:p>79.619184</text:p>
          </table:table-cell>
          <table:table-cell office:value-type="float" office:value="910.353573">
            <text:p>910.353573</text:p>
          </table:table-cell>
          <table:table-cell office:value-type="float" office:value="718.574997">
            <text:p>718.574997</text:p>
          </table:table-cell>
          <table:table-cell office:value-type="float" office:value="631.576575">
            <text:p>631.576575</text:p>
          </table:table-cell>
          <table:table-cell office:value-type="float" office:value="600.463154">
            <text:p>600.463154</text:p>
          </table:table-cell>
          <table:table-cell office:value-type="float" office:value="515.003979">
            <text:p>515.003979</text:p>
          </table:table-cell>
          <table:table-cell office:value-type="float" office:value="20.562279">
            <text:p>20.562279</text:p>
          </table:table-cell>
          <table:table-cell office:value-type="float" office:value="26.857964">
            <text:p>26.857964</text:p>
          </table:table-cell>
          <table:table-cell office:value-type="float" office:value="39.471057">
            <text:p>39.471057</text:p>
          </table:table-cell>
          <table:table-cell office:value-type="float" office:value="60.117278">
            <text:p>60.117278</text:p>
          </table:table-cell>
          <table:table-cell office:value-type="float" office:value="67.978186">
            <text:p>67.978186</text:p>
          </table:table-cell>
          <table:table-cell office:value-type="float" office:value="137.585604">
            <text:p>137.585604</text:p>
          </table:table-cell>
          <table:table-cell office:value-type="float" office:value="147.291759">
            <text:p>147.291759</text:p>
          </table:table-cell>
          <table:table-cell office:value-type="float" office:value="206.213984">
            <text:p>206.213984</text:p>
          </table:table-cell>
          <table:table-cell office:value-type="float" office:value="238.751709">
            <text:p>238.751709</text:p>
          </table:table-cell>
          <table:table-cell office:value-type="float" office:value="280.05308">
            <text:p>280.05308</text:p>
          </table:table-cell>
          <table:table-cell office:value-type="float" office:value="44.305878">
            <text:p>44.305878</text:p>
          </table:table-cell>
          <table:table-cell office:value-type="float" office:value="49.258017">
            <text:p>49.258017</text:p>
          </table:table-cell>
          <table:table-cell office:value-type="float" office:value="71.143566">
            <text:p>71.143566</text:p>
          </table:table-cell>
          <table:table-cell office:value-type="float" office:value="128.210781">
            <text:p>128.210781</text:p>
          </table:table-cell>
          <table:table-cell office:value-type="float" office:value="421.777522">
            <text:p>421.777522</text:p>
          </table:table-cell>
          <table:table-cell office:value-type="float" office:value="35.900316">
            <text:p>35.900316</text:p>
          </table:table-cell>
          <table:table-cell office:value-type="float" office:value="43.776056">
            <text:p>43.776056</text:p>
          </table:table-cell>
          <table:table-cell office:value-type="float" office:value="58.918676">
            <text:p>58.918676</text:p>
          </table:table-cell>
          <table:table-cell office:value-type="float" office:value="92.865383">
            <text:p>92.865383</text:p>
          </table:table-cell>
          <table:table-cell office:value-type="float" office:value="182.402802">
            <text:p>182.402802</text:p>
          </table:table-cell>
          <table:table-cell office:value-type="float" office:value="27.50231">
            <text:p>27.50231</text:p>
          </table:table-cell>
          <table:table-cell office:value-type="float" office:value="29.692187">
            <text:p>29.692187</text:p>
          </table:table-cell>
          <table:table-cell office:value-type="float" office:value="34.588691">
            <text:p>34.588691</text:p>
          </table:table-cell>
          <table:table-cell office:value-type="float" office:value="67.354606">
            <text:p>67.354606</text:p>
          </table:table-cell>
          <table:table-cell office:value-type="float" office:value="61.773276">
            <text:p>61.773276</text:p>
          </table:table-cell>
          <table:table-cell office:value-type="float" office:value="119.321472">
            <text:p>119.321472</text:p>
          </table:table-cell>
          <table:table-cell office:value-type="float" office:value="106.468926">
            <text:p>106.468926</text:p>
          </table:table-cell>
          <table:table-cell office:value-type="float" office:value="122.00556">
            <text:p>122.00556</text:p>
          </table:table-cell>
          <table:table-cell office:value-type="float" office:value="121.427749">
            <text:p>121.427749</text:p>
          </table:table-cell>
          <table:table-cell office:value-type="float" office:value="136.977264">
            <text:p>136.977264</text:p>
          </table:table-cell>
          <table:table-cell office:value-type="float" office:value="67.483535">
            <text:p>67.483535</text:p>
          </table:table-cell>
          <table:table-cell office:value-type="float" office:value="163.183907">
            <text:p>163.183907</text:p>
          </table:table-cell>
          <table:table-cell office:value-type="float" office:value="168.614699">
            <text:p>168.614699</text:p>
          </table:table-cell>
          <table:table-cell office:value-type="float" office:value="59.426082">
            <text:p>59.426082</text:p>
          </table:table-cell>
          <table:table-cell office:value-type="float" office:value="160.85714">
            <text:p>160.85714</text:p>
          </table:table-cell>
          <table:table-cell office:value-type="float" office:value="21.652896">
            <text:p>21.652896</text:p>
          </table:table-cell>
          <table:table-cell office:value-type="float" office:value="23.402256">
            <text:p>23.402256</text:p>
          </table:table-cell>
          <table:table-cell office:value-type="float" office:value="32.372061">
            <text:p>32.372061</text:p>
          </table:table-cell>
          <table:table-cell office:value-type="float" office:value="57.527098">
            <text:p>57.527098</text:p>
          </table:table-cell>
          <table:table-cell office:value-type="float" office:value="66.210858">
            <text:p>66.210858</text:p>
          </table:table-cell>
          <table:table-cell office:value-type="float" office:value="21.553611">
            <text:p>21.553611</text:p>
          </table:table-cell>
          <table:table-cell office:value-type="float" office:value="22.473003">
            <text:p>22.473003</text:p>
          </table:table-cell>
          <table:table-cell office:value-type="float" office:value="31.878101">
            <text:p>31.878101</text:p>
          </table:table-cell>
          <table:table-cell office:value-type="float" office:value="55.889329">
            <text:p>55.889329</text:p>
          </table:table-cell>
          <table:table-cell office:value-type="float" office:value="63.151855">
            <text:p>63.151855</text:p>
          </table:table-cell>
          <table:table-cell office:value-type="float" office:value="23.207761">
            <text:p>23.207761</text:p>
          </table:table-cell>
          <table:table-cell office:value-type="float" office:value="25.188549">
            <text:p>25.188549</text:p>
          </table:table-cell>
          <table:table-cell office:value-type="float" office:value="32.882848">
            <text:p>32.882848</text:p>
          </table:table-cell>
          <table:table-cell office:value-type="float" office:value="55.250657">
            <text:p>55.250657</text:p>
          </table:table-cell>
          <table:table-cell office:value-type="float" office:value="58.867916">
            <text:p>58.867916</text:p>
          </table:table-cell>
          <table:table-cell office:value-type="float" office:value="117.433526">
            <text:p>117.433526</text:p>
          </table:table-cell>
          <table:table-cell office:value-type="float" office:value="112.754339">
            <text:p>112.754339</text:p>
          </table:table-cell>
          <table:table-cell office:value-type="float" office:value="98.224815">
            <text:p>98.224815</text:p>
          </table:table-cell>
          <table:table-cell office:value-type="float" office:value="131.649068">
            <text:p>131.649068</text:p>
          </table:table-cell>
          <table:table-cell office:value-type="float" office:value="119.271012">
            <text:p>119.271012</text:p>
          </table:table-cell>
          <table:table-cell office:value-type="float" office:value="21.203603">
            <text:p>21.203603</text:p>
          </table:table-cell>
          <table:table-cell office:value-type="float" office:value="25.0632">
            <text:p>25.0632</text:p>
          </table:table-cell>
          <table:table-cell office:value-type="float" office:value="29.765305">
            <text:p>29.765305</text:p>
          </table:table-cell>
          <table:table-cell office:value-type="float" office:value="45.161919">
            <text:p>45.161919</text:p>
          </table:table-cell>
          <table:table-cell office:value-type="float" office:value="49.312773">
            <text:p>49.312773</text:p>
          </table:table-cell>
          <table:table-cell office:value-type="float" office:value="21.091548">
            <text:p>21.091548</text:p>
          </table:table-cell>
          <table:table-cell office:value-type="float" office:value="25.231364">
            <text:p>25.231364</text:p>
          </table:table-cell>
          <table:table-cell office:value-type="float" office:value="28.371008">
            <text:p>28.371008</text:p>
          </table:table-cell>
          <table:table-cell office:value-type="float" office:value="41.289701">
            <text:p>41.289701</text:p>
          </table:table-cell>
          <table:table-cell office:value-type="float" office:value="50.199262">
            <text:p>50.199262</text:p>
          </table:table-cell>
          <table:table-cell office:value-type="float" office:value="16.239523">
            <text:p>16.239523</text:p>
          </table:table-cell>
          <table:table-cell office:value-type="float" office:value="17.391885">
            <text:p>17.391885</text:p>
          </table:table-cell>
          <table:table-cell office:value-type="float" office:value="15.420467">
            <text:p>15.420467</text:p>
          </table:table-cell>
          <table:table-cell office:value-type="float" office:value="15.887672">
            <text:p>15.887672</text:p>
          </table:table-cell>
          <table:table-cell office:value-type="float" office:value="15.921326">
            <text:p>15.921326</text:p>
          </table:table-cell>
          <table:table-cell office:value-type="float" office:value="18.444645">
            <text:p>18.444645</text:p>
          </table:table-cell>
          <table:table-cell office:value-type="float" office:value="17.338392">
            <text:p>17.338392</text:p>
          </table:table-cell>
          <table:table-cell office:value-type="float" office:value="16.681027">
            <text:p>16.681027</text:p>
          </table:table-cell>
          <table:table-cell office:value-type="float" office:value="16.419864">
            <text:p>16.419864</text:p>
          </table:table-cell>
          <table:table-cell office:value-type="float" office:value="12.363854">
            <text:p>12.363854</text:p>
          </table:table-cell>
          <table:table-cell office:value-type="float" office:value="24.21974">
            <text:p>24.21974</text:p>
          </table:table-cell>
          <table:table-cell office:value-type="float" office:value="26.31106">
            <text:p>26.31106</text:p>
          </table:table-cell>
          <table:table-cell office:value-type="float" office:value="22.447564">
            <text:p>22.447564</text:p>
          </table:table-cell>
          <table:table-cell office:value-type="float" office:value="16.963384">
            <text:p>16.963384</text:p>
          </table:table-cell>
          <table:table-cell office:value-type="float" office:value="16.988946">
            <text:p>16.988946</text:p>
          </table:table-cell>
          <table:table-cell office:value-type="float" office:value="13.944699">
            <text:p>13.944699</text:p>
          </table:table-cell>
          <table:table-cell office:value-type="float" office:value="14.159233">
            <text:p>14.159233</text:p>
          </table:table-cell>
          <table:table-cell office:value-type="float" office:value="3.937241">
            <text:p>3.937241</text:p>
          </table:table-cell>
          <table:table-cell office:value-type="float" office:value="15.862524">
            <text:p>15.862524</text:p>
          </table:table-cell>
          <table:table-cell office:value-type="float" office:value="17.435591">
            <text:p>17.435591</text:p>
          </table:table-cell>
          <table:table-cell office:value-type="float" office:value="14.070876">
            <text:p>14.070876</text:p>
          </table:table-cell>
          <table:table-cell office:value-type="float" office:value="14.355294">
            <text:p>14.355294</text:p>
          </table:table-cell>
          <table:table-cell office:value-type="float" office:value="10.673883">
            <text:p>10.673883</text:p>
          </table:table-cell>
          <table:table-cell office:value-type="float" office:value="5.438306">
            <text:p>5.438306</text:p>
          </table:table-cell>
          <table:table-cell office:value-type="float" office:value="13.346303">
            <text:p>13.346303</text:p>
          </table:table-cell>
          <table:table-cell table:number-columns-repeated="2" office:value-type="float" office:value="14.307474">
            <text:p>14.307474</text:p>
          </table:table-cell>
          <table:table-cell office:value-type="float" office:value="14.819966">
            <text:p>14.819966</text:p>
          </table:table-cell>
          <table:table-cell office:value-type="float" office:value="14.382764">
            <text:p>14.382764</text:p>
          </table:table-cell>
          <table:table-cell office:value-type="float" office:value="13.893147">
            <text:p>13.893147</text:p>
          </table:table-cell>
          <table:table-cell office:value-type="float" office:value="18.980285">
            <text:p>18.980285</text:p>
          </table:table-cell>
          <table:table-cell office:value-type="float" office:value="14.947682">
            <text:p>14.947682</text:p>
          </table:table-cell>
          <table:table-cell office:value-type="float" office:value="16.531216">
            <text:p>16.531216</text:p>
          </table:table-cell>
          <table:table-cell office:value-type="float" office:value="16.143604">
            <text:p>16.143604</text:p>
          </table:table-cell>
          <table:table-cell office:value-type="float" office:value="15.873691">
            <text:p>15.873691</text:p>
          </table:table-cell>
          <table:table-cell office:value-type="float" office:value="12.931084">
            <text:p>12.931084</text:p>
          </table:table-cell>
          <table:table-cell office:value-type="float" office:value="13.876048">
            <text:p>13.876048</text:p>
          </table:table-cell>
          <table:table-cell office:value-type="float" office:value="4.705217">
            <text:p>4.705217</text:p>
          </table:table-cell>
          <table:table-cell office:value-type="float" office:value="11.883309">
            <text:p>11.883309</text:p>
          </table:table-cell>
          <table:table-cell office:value-type="float" office:value="14.188188">
            <text:p>14.188188</text:p>
          </table:table-cell>
          <table:table-cell office:value-type="float" office:value="15.19702">
            <text:p>15.19702</text:p>
          </table:table-cell>
          <table:table-cell office:value-type="float" office:value="14.024928">
            <text:p>14.024928</text:p>
          </table:table-cell>
          <table:table-cell office:value-type="float" office:value="13.643067">
            <text:p>13.643067</text:p>
          </table:table-cell>
          <table:table-cell office:value-type="float" office:value="12.309856">
            <text:p>12.309856</text:p>
          </table:table-cell>
          <table:table-cell office:value-type="float" office:value="12.336796">
            <text:p>12.336796</text:p>
          </table:table-cell>
        </table:table-row>
        <table:table-row table:style-name="ro3">
          <table:table-cell office:value-type="float" office:value="1024">
            <text:p>1024</text:p>
          </table:table-cell>
          <table:table-cell office:value-type="float" office:value="13.190931">
            <text:p>13.190931</text:p>
          </table:table-cell>
          <table:table-cell office:value-type="float" office:value="14.160789">
            <text:p>14.160789</text:p>
          </table:table-cell>
          <table:table-cell office:value-type="float" office:value="13.724133">
            <text:p>13.724133</text:p>
          </table:table-cell>
          <table:table-cell office:value-type="float" office:value="14.843502">
            <text:p>14.843502</text:p>
          </table:table-cell>
          <table:table-cell office:value-type="float" office:value="15.27371">
            <text:p>15.27371</text:p>
          </table:table-cell>
          <table:table-cell office:value-type="float" office:value="13.26426">
            <text:p>13.26426</text:p>
          </table:table-cell>
          <table:table-cell office:value-type="float" office:value="13.14853">
            <text:p>13.14853</text:p>
          </table:table-cell>
          <table:table-cell office:value-type="float" office:value="14.69621">
            <text:p>14.69621</text:p>
          </table:table-cell>
          <table:table-cell office:value-type="float" office:value="15.184611">
            <text:p>15.184611</text:p>
          </table:table-cell>
          <table:table-cell office:value-type="float" office:value="16.458966">
            <text:p>16.458966</text:p>
          </table:table-cell>
          <table:table-cell office:value-type="float" office:value="7.24889">
            <text:p>7.24889</text:p>
          </table:table-cell>
          <table:table-cell office:value-type="float" office:value="10.205459">
            <text:p>10.205459</text:p>
          </table:table-cell>
          <table:table-cell office:value-type="float" office:value="6.080509">
            <text:p>6.080509</text:p>
          </table:table-cell>
          <table:table-cell office:value-type="float" office:value="18.015802">
            <text:p>18.015802</text:p>
          </table:table-cell>
          <table:table-cell office:value-type="float" office:value="5.61507">
            <text:p>5.61507</text:p>
          </table:table-cell>
          <table:table-cell office:value-type="float" office:value="11.598615">
            <text:p>11.598615</text:p>
          </table:table-cell>
          <table:table-cell office:value-type="float" office:value="11.390975">
            <text:p>11.390975</text:p>
          </table:table-cell>
          <table:table-cell office:value-type="float" office:value="12.882325">
            <text:p>12.882325</text:p>
          </table:table-cell>
          <table:table-cell office:value-type="float" office:value="13.600276">
            <text:p>13.600276</text:p>
          </table:table-cell>
          <table:table-cell office:value-type="float" office:value="15.30637">
            <text:p>15.30637</text:p>
          </table:table-cell>
          <table:table-cell office:value-type="float" office:value="8.849217">
            <text:p>8.849217</text:p>
          </table:table-cell>
          <table:table-cell office:value-type="float" office:value="10.946775">
            <text:p>10.946775</text:p>
          </table:table-cell>
          <table:table-cell office:value-type="float" office:value="10.275041">
            <text:p>10.275041</text:p>
          </table:table-cell>
          <table:table-cell office:value-type="float" office:value="11.250733">
            <text:p>11.250733</text:p>
          </table:table-cell>
          <table:table-cell office:value-type="float" office:value="11.136957">
            <text:p>11.136957</text:p>
          </table:table-cell>
          <table:table-cell office:value-type="float" office:value="9.299485">
            <text:p>9.299485</text:p>
          </table:table-cell>
          <table:table-cell office:value-type="float" office:value="9.67335">
            <text:p>9.67335</text:p>
          </table:table-cell>
          <table:table-cell office:value-type="float" office:value="9.708335">
            <text:p>9.708335</text:p>
          </table:table-cell>
          <table:table-cell office:value-type="float" office:value="9.767949">
            <text:p>9.767949</text:p>
          </table:table-cell>
          <table:table-cell office:value-type="float" office:value="10.866457">
            <text:p>10.866457</text:p>
          </table:table-cell>
          <table:table-cell office:value-type="float" office:value="13.944699">
            <text:p>13.944699</text:p>
          </table:table-cell>
          <table:table-cell office:value-type="float" office:value="12.648998">
            <text:p>12.648998</text:p>
          </table:table-cell>
          <table:table-cell office:value-type="float" office:value="12.24335">
            <text:p>12.24335</text:p>
          </table:table-cell>
          <table:table-cell office:value-type="float" office:value="8.863827">
            <text:p>8.863827</text:p>
          </table:table-cell>
          <table:table-cell office:value-type="float" office:value="11.536308">
            <text:p>11.536308</text:p>
          </table:table-cell>
          <table:table-cell office:value-type="float" office:value="8.510784">
            <text:p>8.510784</text:p>
          </table:table-cell>
          <table:table-cell office:value-type="float" office:value="9.459239">
            <text:p>9.459239</text:p>
          </table:table-cell>
          <table:table-cell office:value-type="float" office:value="9.536954">
            <text:p>9.536954</text:p>
          </table:table-cell>
          <table:table-cell office:value-type="float" office:value="10.106994">
            <text:p>10.106994</text:p>
          </table:table-cell>
          <table:table-cell office:value-type="float" office:value="10.49601">
            <text:p>10.49601</text:p>
          </table:table-cell>
          <table:table-cell office:value-type="float" office:value="10.346826">
            <text:p>10.346826</text:p>
          </table:table-cell>
          <table:table-cell office:value-type="float" office:value="9.13337">
            <text:p>9.13337</text:p>
          </table:table-cell>
          <table:table-cell office:value-type="float" office:value="8.885833">
            <text:p>8.885833</text:p>
          </table:table-cell>
          <table:table-cell office:value-type="float" office:value="8.096837">
            <text:p>8.096837</text:p>
          </table:table-cell>
          <table:table-cell office:value-type="float" office:value="7.656596">
            <text:p>7.656596</text:p>
          </table:table-cell>
          <table:table-cell office:value-type="float" office:value="20.394966">
            <text:p>20.394966</text:p>
          </table:table-cell>
          <table:table-cell office:value-type="float" office:value="27.59557">
            <text:p>27.59557</text:p>
          </table:table-cell>
          <table:table-cell office:value-type="float" office:value="44.224098">
            <text:p>44.224098</text:p>
          </table:table-cell>
          <table:table-cell office:value-type="float" office:value="59.185187">
            <text:p>59.185187</text:p>
          </table:table-cell>
          <table:table-cell office:value-type="float" office:value="98.507569">
            <text:p>98.507569</text:p>
          </table:table-cell>
          <table:table-cell office:value-type="float" office:value="1433.551071">
            <text:p>1433.551071</text:p>
          </table:table-cell>
          <table:table-cell office:value-type="float" office:value="970.184621">
            <text:p>970.184621</text:p>
          </table:table-cell>
          <table:table-cell office:value-type="float" office:value="844.087496">
            <text:p>844.087496</text:p>
          </table:table-cell>
          <table:table-cell office:value-type="float" office:value="709.120918">
            <text:p>709.120918</text:p>
          </table:table-cell>
          <table:table-cell office:value-type="float" office:value="607.639522">
            <text:p>607.639522</text:p>
          </table:table-cell>
          <table:table-cell office:value-type="float" office:value="19.884063">
            <text:p>19.884063</text:p>
          </table:table-cell>
          <table:table-cell office:value-type="float" office:value="25.805236">
            <text:p>25.805236</text:p>
          </table:table-cell>
          <table:table-cell office:value-type="float" office:value="41.733202">
            <text:p>41.733202</text:p>
          </table:table-cell>
          <table:table-cell office:value-type="float" office:value="55.383001">
            <text:p>55.383001</text:p>
          </table:table-cell>
          <table:table-cell office:value-type="float" office:value="82.136254">
            <text:p>82.136254</text:p>
          </table:table-cell>
          <table:table-cell office:value-type="float" office:value="142.524904">
            <text:p>142.524904</text:p>
          </table:table-cell>
          <table:table-cell office:value-type="float" office:value="161.03376">
            <text:p>161.03376</text:p>
          </table:table-cell>
          <table:table-cell office:value-type="float" office:value="248.868286">
            <text:p>248.868286</text:p>
          </table:table-cell>
          <table:table-cell office:value-type="float" office:value="292.39992">
            <text:p>292.39992</text:p>
          </table:table-cell>
          <table:table-cell office:value-type="float" office:value="371.114378">
            <text:p>371.114378</text:p>
          </table:table-cell>
          <table:table-cell office:value-type="float" office:value="42.002715">
            <text:p>42.002715</text:p>
          </table:table-cell>
          <table:table-cell office:value-type="float" office:value="54.494803">
            <text:p>54.494803</text:p>
          </table:table-cell>
          <table:table-cell office:value-type="float" office:value="77.80872">
            <text:p>77.80872</text:p>
          </table:table-cell>
          <table:table-cell office:value-type="float" office:value="141.391709">
            <text:p>141.391709</text:p>
          </table:table-cell>
          <table:table-cell office:value-type="float" office:value="557.905565">
            <text:p>557.905565</text:p>
          </table:table-cell>
          <table:table-cell office:value-type="float" office:value="39.690087">
            <text:p>39.690087</text:p>
          </table:table-cell>
          <table:table-cell office:value-type="float" office:value="50.172877">
            <text:p>50.172877</text:p>
          </table:table-cell>
          <table:table-cell office:value-type="float" office:value="69.076103">
            <text:p>69.076103</text:p>
          </table:table-cell>
          <table:table-cell office:value-type="float" office:value="105.013807">
            <text:p>105.013807</text:p>
          </table:table-cell>
          <table:table-cell office:value-type="float" office:value="209.602313">
            <text:p>209.602313</text:p>
          </table:table-cell>
          <table:table-cell office:value-type="float" office:value="28.356507">
            <text:p>28.356507</text:p>
          </table:table-cell>
          <table:table-cell office:value-type="float" office:value="32.603769">
            <text:p>32.603769</text:p>
          </table:table-cell>
          <table:table-cell office:value-type="float" office:value="37.803503">
            <text:p>37.803503</text:p>
          </table:table-cell>
          <table:table-cell office:value-type="float" office:value="55.563597">
            <text:p>55.563597</text:p>
          </table:table-cell>
          <table:table-cell office:value-type="float" office:value="78.970395">
            <text:p>78.970395</text:p>
          </table:table-cell>
          <table:table-cell office:value-type="float" office:value="180.773113">
            <text:p>180.773113</text:p>
          </table:table-cell>
          <table:table-cell office:value-type="float" office:value="181.519669">
            <text:p>181.519669</text:p>
          </table:table-cell>
          <table:table-cell office:value-type="float" office:value="179.393312">
            <text:p>179.393312</text:p>
          </table:table-cell>
          <table:table-cell office:value-type="float" office:value="200.025664">
            <text:p>200.025664</text:p>
          </table:table-cell>
          <table:table-cell office:value-type="float" office:value="232.815177">
            <text:p>232.815177</text:p>
          </table:table-cell>
          <table:table-cell office:value-type="float" office:value="447.854205">
            <text:p>447.854205</text:p>
          </table:table-cell>
          <table:table-cell office:value-type="float" office:value="367.035487">
            <text:p>367.035487</text:p>
          </table:table-cell>
          <table:table-cell office:value-type="float" office:value="371.222357">
            <text:p>371.222357</text:p>
          </table:table-cell>
          <table:table-cell office:value-type="float" office:value="312.418926">
            <text:p>312.418926</text:p>
          </table:table-cell>
          <table:table-cell office:value-type="float" office:value="329.995537">
            <text:p>329.995537</text:p>
          </table:table-cell>
          <table:table-cell office:value-type="float" office:value="25.128703">
            <text:p>25.128703</text:p>
          </table:table-cell>
          <table:table-cell office:value-type="float" office:value="31.413853">
            <text:p>31.413853</text:p>
          </table:table-cell>
          <table:table-cell office:value-type="float" office:value="35.70794">
            <text:p>35.70794</text:p>
          </table:table-cell>
          <table:table-cell office:value-type="float" office:value="55.784312">
            <text:p>55.784312</text:p>
          </table:table-cell>
          <table:table-cell office:value-type="float" office:value="85.113023">
            <text:p>85.113023</text:p>
          </table:table-cell>
          <table:table-cell office:value-type="float" office:value="23.255122">
            <text:p>23.255122</text:p>
          </table:table-cell>
          <table:table-cell office:value-type="float" office:value="29.649527">
            <text:p>29.649527</text:p>
          </table:table-cell>
          <table:table-cell office:value-type="float" office:value="35.444298">
            <text:p>35.444298</text:p>
          </table:table-cell>
          <table:table-cell office:value-type="float" office:value="52.273291">
            <text:p>52.273291</text:p>
          </table:table-cell>
          <table:table-cell office:value-type="float" office:value="78.964868">
            <text:p>78.964868</text:p>
          </table:table-cell>
          <table:table-cell office:value-type="float" office:value="25.203743">
            <text:p>25.203743</text:p>
          </table:table-cell>
          <table:table-cell office:value-type="float" office:value="31.234684">
            <text:p>31.234684</text:p>
          </table:table-cell>
          <table:table-cell office:value-type="float" office:value="36.489857">
            <text:p>36.489857</text:p>
          </table:table-cell>
          <table:table-cell office:value-type="float" office:value="54.427877">
            <text:p>54.427877</text:p>
          </table:table-cell>
          <table:table-cell office:value-type="float" office:value="75.819576">
            <text:p>75.819576</text:p>
          </table:table-cell>
          <table:table-cell office:value-type="float" office:value="183.249457">
            <text:p>183.249457</text:p>
          </table:table-cell>
          <table:table-cell office:value-type="float" office:value="160.126525">
            <text:p>160.126525</text:p>
          </table:table-cell>
          <table:table-cell office:value-type="float" office:value="169.637323">
            <text:p>169.637323</text:p>
          </table:table-cell>
          <table:table-cell office:value-type="float" office:value="173.001801">
            <text:p>173.001801</text:p>
          </table:table-cell>
          <table:table-cell office:value-type="float" office:value="183.657165">
            <text:p>183.657165</text:p>
          </table:table-cell>
          <table:table-cell office:value-type="float" office:value="19.223842">
            <text:p>19.223842</text:p>
          </table:table-cell>
          <table:table-cell office:value-type="float" office:value="29.076895">
            <text:p>29.076895</text:p>
          </table:table-cell>
          <table:table-cell office:value-type="float" office:value="39.759339">
            <text:p>39.759339</text:p>
          </table:table-cell>
          <table:table-cell office:value-type="float" office:value="60.07907">
            <text:p>60.07907</text:p>
          </table:table-cell>
          <table:table-cell office:value-type="float" office:value="69.394399">
            <text:p>69.394399</text:p>
          </table:table-cell>
          <table:table-cell office:value-type="float" office:value="22.953409">
            <text:p>22.953409</text:p>
          </table:table-cell>
          <table:table-cell office:value-type="float" office:value="31.190642">
            <text:p>31.190642</text:p>
          </table:table-cell>
          <table:table-cell office:value-type="float" office:value="38.778077">
            <text:p>38.778077</text:p>
          </table:table-cell>
          <table:table-cell office:value-type="float" office:value="55.942911">
            <text:p>55.942911</text:p>
          </table:table-cell>
          <table:table-cell office:value-type="float" office:value="68.332376">
            <text:p>68.332376</text:p>
          </table:table-cell>
          <table:table-cell office:value-type="float" office:value="24.665157">
            <text:p>24.665157</text:p>
          </table:table-cell>
          <table:table-cell office:value-type="float" office:value="24.754855">
            <text:p>24.754855</text:p>
          </table:table-cell>
          <table:table-cell office:value-type="float" office:value="29.281491">
            <text:p>29.281491</text:p>
          </table:table-cell>
          <table:table-cell office:value-type="float" office:value="36.795232">
            <text:p>36.795232</text:p>
          </table:table-cell>
          <table:table-cell office:value-type="float" office:value="33.929959">
            <text:p>33.929959</text:p>
          </table:table-cell>
          <table:table-cell office:value-type="float" office:value="23.595635">
            <text:p>23.595635</text:p>
          </table:table-cell>
          <table:table-cell office:value-type="float" office:value="46.235711">
            <text:p>46.235711</text:p>
          </table:table-cell>
          <table:table-cell office:value-type="float" office:value="42.469365">
            <text:p>42.469365</text:p>
          </table:table-cell>
          <table:table-cell office:value-type="float" office:value="40.459488">
            <text:p>40.459488</text:p>
          </table:table-cell>
          <table:table-cell office:value-type="float" office:value="39.321771">
            <text:p>39.321771</text:p>
          </table:table-cell>
          <table:table-cell office:value-type="float" office:value="58.096176">
            <text:p>58.096176</text:p>
          </table:table-cell>
          <table:table-cell office:value-type="float" office:value="63.741564">
            <text:p>63.741564</text:p>
          </table:table-cell>
          <table:table-cell office:value-type="float" office:value="29.429583">
            <text:p>29.429583</text:p>
          </table:table-cell>
          <table:table-cell office:value-type="float" office:value="50.017642">
            <text:p>50.017642</text:p>
          </table:table-cell>
          <table:table-cell office:value-type="float" office:value="47.253078">
            <text:p>47.253078</text:p>
          </table:table-cell>
          <table:table-cell office:value-type="float" office:value="21.270989">
            <text:p>21.270989</text:p>
          </table:table-cell>
          <table:table-cell office:value-type="float" office:value="20.902506">
            <text:p>20.902506</text:p>
          </table:table-cell>
          <table:table-cell office:value-type="float" office:value="22.753359">
            <text:p>22.753359</text:p>
          </table:table-cell>
          <table:table-cell office:value-type="float" office:value="30.520028">
            <text:p>30.520028</text:p>
          </table:table-cell>
          <table:table-cell office:value-type="float" office:value="29.4488">
            <text:p>29.4488</text:p>
          </table:table-cell>
          <table:table-cell office:value-type="float" office:value="20.202556">
            <text:p>20.202556</text:p>
          </table:table-cell>
          <table:table-cell office:value-type="float" office:value="20.39903">
            <text:p>20.39903</text:p>
          </table:table-cell>
          <table:table-cell office:value-type="float" office:value="21.531228">
            <text:p>21.531228</text:p>
          </table:table-cell>
          <table:table-cell office:value-type="float" office:value="25.716534">
            <text:p>25.716534</text:p>
          </table:table-cell>
          <table:table-cell office:value-type="float" office:value="25.144776">
            <text:p>25.144776</text:p>
          </table:table-cell>
          <table:table-cell office:value-type="float" office:value="20.440638">
            <text:p>20.440638</text:p>
          </table:table-cell>
          <table:table-cell office:value-type="float" office:value="21.931748">
            <text:p>21.931748</text:p>
          </table:table-cell>
          <table:table-cell office:value-type="float" office:value="23.289475">
            <text:p>23.289475</text:p>
          </table:table-cell>
          <table:table-cell office:value-type="float" office:value="26.666956">
            <text:p>26.666956</text:p>
          </table:table-cell>
          <table:table-cell office:value-type="float" office:value="24.203492">
            <text:p>24.203492</text:p>
          </table:table-cell>
          <table:table-cell office:value-type="float" office:value="51.569076">
            <text:p>51.569076</text:p>
          </table:table-cell>
          <table:table-cell office:value-type="float" office:value="41.002074">
            <text:p>41.002074</text:p>
          </table:table-cell>
          <table:table-cell office:value-type="float" office:value="41.33088">
            <text:p>41.33088</text:p>
          </table:table-cell>
          <table:table-cell office:value-type="float" office:value="33.620096">
            <text:p>33.620096</text:p>
          </table:table-cell>
          <table:table-cell office:value-type="float" office:value="31.176742">
            <text:p>31.176742</text:p>
          </table:table-cell>
          <table:table-cell office:value-type="float" office:value="20.280918">
            <text:p>20.280918</text:p>
          </table:table-cell>
          <table:table-cell office:value-type="float" office:value="21.456956">
            <text:p>21.456956</text:p>
          </table:table-cell>
          <table:table-cell office:value-type="float" office:value="24.190509">
            <text:p>24.190509</text:p>
          </table:table-cell>
          <table:table-cell office:value-type="float" office:value="27.628829">
            <text:p>27.628829</text:p>
          </table:table-cell>
          <table:table-cell office:value-type="float" office:value="25.597932">
            <text:p>25.597932</text:p>
          </table:table-cell>
          <table:table-cell office:value-type="float" office:value="23.908367">
            <text:p>23.908367</text:p>
          </table:table-cell>
          <table:table-cell office:value-type="float" office:value="23.646671">
            <text:p>23.646671</text:p>
          </table:table-cell>
          <table:table-cell office:value-type="float" office:value="22.764844">
            <text:p>22.764844</text:p>
          </table:table-cell>
          <table:table-cell office:value-type="float" office:value="20.962016">
            <text:p>20.962016</text:p>
          </table:table-cell>
          <table:table-cell office:value-type="float" office:value="17.801216">
            <text:p>17.801216</text:p>
          </table:table-cell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12.132676">
            <text:p>12.132676</text:p>
          </table:table-cell>
          <table:table-cell office:value-type="float" office:value="19.217931">
            <text:p>19.217931</text:p>
          </table:table-cell>
          <table:table-cell office:value-type="float" office:value="21.024132">
            <text:p>21.024132</text:p>
          </table:table-cell>
          <table:table-cell office:value-type="float" office:value="21.609898">
            <text:p>21.609898</text:p>
          </table:table-cell>
          <table:table-cell office:value-type="float" office:value="25.183039">
            <text:p>25.183039</text:p>
          </table:table-cell>
          <table:table-cell office:value-type="float" office:value="25.303585">
            <text:p>25.303585</text:p>
          </table:table-cell>
          <table:table-cell office:value-type="float" office:value="25.041716">
            <text:p>25.041716</text:p>
          </table:table-cell>
          <table:table-cell office:value-type="float" office:value="24.577781">
            <text:p>24.577781</text:p>
          </table:table-cell>
          <table:table-cell office:value-type="float" office:value="24.512905">
            <text:p>24.512905</text:p>
          </table:table-cell>
          <table:table-cell office:value-type="float" office:value="25.90646">
            <text:p>25.90646</text:p>
          </table:table-cell>
          <table:table-cell office:value-type="float" office:value="41.96353">
            <text:p>41.96353</text:p>
          </table:table-cell>
          <table:table-cell office:value-type="float" office:value="40.097722">
            <text:p>40.097722</text:p>
          </table:table-cell>
          <table:table-cell office:value-type="float" office:value="39.626039">
            <text:p>39.626039</text:p>
          </table:table-cell>
          <table:table-cell office:value-type="float" office:value="35.053804">
            <text:p>35.053804</text:p>
          </table:table-cell>
          <table:table-cell office:value-type="float" office:value="35.364078">
            <text:p>35.364078</text:p>
          </table:table-cell>
          <table:table-cell office:value-type="float" office:value="10.969842">
            <text:p>10.969842</text:p>
          </table:table-cell>
          <table:table-cell office:value-type="float" office:value="14.505737">
            <text:p>14.505737</text:p>
          </table:table-cell>
          <table:table-cell office:value-type="float" office:value="16.981189">
            <text:p>16.981189</text:p>
          </table:table-cell>
          <table:table-cell office:value-type="float" office:value="18.885203">
            <text:p>18.885203</text:p>
          </table:table-cell>
          <table:table-cell office:value-type="float" office:value="22.597658">
            <text:p>22.597658</text:p>
          </table:table-cell>
          <table:table-cell office:value-type="float" office:value="10.133524">
            <text:p>10.133524</text:p>
          </table:table-cell>
          <table:table-cell office:value-type="float" office:value="11.110667">
            <text:p>11.110667</text:p>
          </table:table-cell>
          <table:table-cell office:value-type="float" office:value="12.663917">
            <text:p>12.663917</text:p>
          </table:table-cell>
          <table:table-cell office:value-type="float" office:value="13.127431">
            <text:p>13.127431</text:p>
          </table:table-cell>
          <table:table-cell office:value-type="float" office:value="14.179489">
            <text:p>14.179489</text:p>
          </table:table-cell>
          <table:table-cell office:value-type="float" office:value="8.559761">
            <text:p>8.559761</text:p>
          </table:table-cell>
          <table:table-cell office:value-type="float" office:value="10.125162">
            <text:p>10.125162</text:p>
          </table:table-cell>
          <table:table-cell office:value-type="float" office:value="12.616486">
            <text:p>12.616486</text:p>
          </table:table-cell>
          <table:table-cell office:value-type="float" office:value="13.135963">
            <text:p>13.135963</text:p>
          </table:table-cell>
          <table:table-cell office:value-type="float" office:value="14.341656">
            <text:p>14.341656</text:p>
          </table:table-cell>
          <table:table-cell office:value-type="float" office:value="17.575314">
            <text:p>17.575314</text:p>
          </table:table-cell>
          <table:table-cell office:value-type="float" office:value="17.697522">
            <text:p>17.697522</text:p>
          </table:table-cell>
          <table:table-cell office:value-type="float" office:value="16.597304">
            <text:p>16.597304</text:p>
          </table:table-cell>
          <table:table-cell office:value-type="float" office:value="15.933104">
            <text:p>15.933104</text:p>
          </table:table-cell>
          <table:table-cell office:value-type="float" office:value="15.712337">
            <text:p>15.712337</text:p>
          </table:table-cell>
          <table:table-cell office:value-type="float" office:value="4.298137">
            <text:p>4.298137</text:p>
          </table:table-cell>
          <table:table-cell office:value-type="float" office:value="5.580869">
            <text:p>5.580869</text:p>
          </table:table-cell>
          <table:table-cell office:value-type="float" office:value="11.873571">
            <text:p>11.873571</text:p>
          </table:table-cell>
          <table:table-cell office:value-type="float" office:value="13.50831">
            <text:p>13.50831</text:p>
          </table:table-cell>
          <table:table-cell office:value-type="float" office:value="14.76124">
            <text:p>14.76124</text:p>
          </table:table-cell>
          <table:table-cell office:value-type="float" office:value="5.470251">
            <text:p>5.470251</text:p>
          </table:table-cell>
          <table:table-cell office:value-type="float" office:value="6.399534">
            <text:p>6.399534</text:p>
          </table:table-cell>
          <table:table-cell office:value-type="float" office:value="10.445277">
            <text:p>10.445277</text:p>
          </table:table-cell>
          <table:table-cell office:value-type="float" office:value="9.908509">
            <text:p>9.908509</text:p>
          </table:table-cell>
          <table:table-cell office:value-type="float" office:value="8.976602">
            <text:p>8.976602</text:p>
          </table:table-cell>
          <table:table-cell office:value-type="float" office:value="19.055062">
            <text:p>19.055062</text:p>
          </table:table-cell>
          <table:table-cell office:value-type="float" office:value="25.675613">
            <text:p>25.675613</text:p>
          </table:table-cell>
          <table:table-cell office:value-type="float" office:value="37.615851">
            <text:p>37.615851</text:p>
          </table:table-cell>
          <table:table-cell office:value-type="float" office:value="62.321494">
            <text:p>62.321494</text:p>
          </table:table-cell>
          <table:table-cell office:value-type="float" office:value="102.280595">
            <text:p>102.280595</text:p>
          </table:table-cell>
          <table:table-cell office:value-type="float" office:value="929.633646">
            <text:p>929.633646</text:p>
          </table:table-cell>
          <table:table-cell office:value-type="float" office:value="854.384185">
            <text:p>854.384185</text:p>
          </table:table-cell>
          <table:table-cell office:value-type="float" office:value="885.816352">
            <text:p>885.816352</text:p>
          </table:table-cell>
          <table:table-cell office:value-type="float" office:value="694.944077">
            <text:p>694.944077</text:p>
          </table:table-cell>
          <table:table-cell office:value-type="float" office:value="583.846825">
            <text:p>583.846825</text:p>
          </table:table-cell>
          <table:table-cell office:value-type="float" office:value="16.719598">
            <text:p>16.719598</text:p>
          </table:table-cell>
          <table:table-cell office:value-type="float" office:value="24.608567">
            <text:p>24.608567</text:p>
          </table:table-cell>
          <table:table-cell office:value-type="float" office:value="33.816578">
            <text:p>33.816578</text:p>
          </table:table-cell>
          <table:table-cell office:value-type="float" office:value="57.809843">
            <text:p>57.809843</text:p>
          </table:table-cell>
          <table:table-cell office:value-type="float" office:value="84.60548">
            <text:p>84.60548</text:p>
          </table:table-cell>
          <table:table-cell office:value-type="float" office:value="120.277872">
            <text:p>120.277872</text:p>
          </table:table-cell>
          <table:table-cell office:value-type="float" office:value="139.583839">
            <text:p>139.583839</text:p>
          </table:table-cell>
          <table:table-cell office:value-type="float" office:value="242.032296">
            <text:p>242.032296</text:p>
          </table:table-cell>
          <table:table-cell office:value-type="float" office:value="319.89661">
            <text:p>319.89661</text:p>
          </table:table-cell>
          <table:table-cell office:value-type="float" office:value="362.545975">
            <text:p>362.545975</text:p>
          </table:table-cell>
          <table:table-cell office:value-type="float" office:value="41.124491">
            <text:p>41.124491</text:p>
          </table:table-cell>
          <table:table-cell office:value-type="float" office:value="54.435171">
            <text:p>54.435171</text:p>
          </table:table-cell>
          <table:table-cell office:value-type="float" office:value="79.499123">
            <text:p>79.499123</text:p>
          </table:table-cell>
          <table:table-cell office:value-type="float" office:value="139.038104">
            <text:p>139.038104</text:p>
          </table:table-cell>
          <table:table-cell office:value-type="float" office:value="560.975041">
            <text:p>560.975041</text:p>
          </table:table-cell>
          <table:table-cell office:value-type="float" office:value="38.160724">
            <text:p>38.160724</text:p>
          </table:table-cell>
          <table:table-cell office:value-type="float" office:value="48.921195">
            <text:p>48.921195</text:p>
          </table:table-cell>
          <table:table-cell office:value-type="float" office:value="68.65924">
            <text:p>68.65924</text:p>
          </table:table-cell>
          <table:table-cell office:value-type="float" office:value="104.714444">
            <text:p>104.714444</text:p>
          </table:table-cell>
          <table:table-cell office:value-type="float" office:value="207.892057">
            <text:p>207.892057</text:p>
          </table:table-cell>
          <table:table-cell office:value-type="float" office:value="24.099735">
            <text:p>24.099735</text:p>
          </table:table-cell>
          <table:table-cell office:value-type="float" office:value="32.781643">
            <text:p>32.781643</text:p>
          </table:table-cell>
          <table:table-cell office:value-type="float" office:value="41.113022">
            <text:p>41.113022</text:p>
          </table:table-cell>
          <table:table-cell office:value-type="float" office:value="59.470984">
            <text:p>59.470984</text:p>
          </table:table-cell>
          <table:table-cell office:value-type="float" office:value="86.007947">
            <text:p>86.007947</text:p>
          </table:table-cell>
          <table:table-cell office:value-type="float" office:value="184.984722">
            <text:p>184.984722</text:p>
          </table:table-cell>
          <table:table-cell office:value-type="float" office:value="189.093025">
            <text:p>189.093025</text:p>
          </table:table-cell>
          <table:table-cell office:value-type="float" office:value="199.774765">
            <text:p>199.774765</text:p>
          </table:table-cell>
          <table:table-cell office:value-type="float" office:value="220.739567">
            <text:p>220.739567</text:p>
          </table:table-cell>
          <table:table-cell office:value-type="float" office:value="257.464425">
            <text:p>257.464425</text:p>
          </table:table-cell>
          <table:table-cell office:value-type="float" office:value="470.01135">
            <text:p>470.01135</text:p>
          </table:table-cell>
          <table:table-cell office:value-type="float" office:value="436.8985">
            <text:p>436.8985</text:p>
          </table:table-cell>
          <table:table-cell office:value-type="float" office:value="428.789336">
            <text:p>428.789336</text:p>
          </table:table-cell>
          <table:table-cell office:value-type="float" office:value="370.693782">
            <text:p>370.693782</text:p>
          </table:table-cell>
          <table:table-cell office:value-type="float" office:value="353.484175">
            <text:p>353.484175</text:p>
          </table:table-cell>
          <table:table-cell office:value-type="float" office:value="17.299915">
            <text:p>17.299915</text:p>
          </table:table-cell>
          <table:table-cell office:value-type="float" office:value="24.568013">
            <text:p>24.568013</text:p>
          </table:table-cell>
          <table:table-cell office:value-type="float" office:value="37.927844">
            <text:p>37.927844</text:p>
          </table:table-cell>
          <table:table-cell office:value-type="float" office:value="60.121493">
            <text:p>60.121493</text:p>
          </table:table-cell>
          <table:table-cell office:value-type="float" office:value="94.94969">
            <text:p>94.94969</text:p>
          </table:table-cell>
          <table:table-cell office:value-type="float" office:value="17.367629">
            <text:p>17.367629</text:p>
          </table:table-cell>
          <table:table-cell office:value-type="float" office:value="23.534967">
            <text:p>23.534967</text:p>
          </table:table-cell>
          <table:table-cell office:value-type="float" office:value="37.359807">
            <text:p>37.359807</text:p>
          </table:table-cell>
          <table:table-cell office:value-type="float" office:value="54.985406">
            <text:p>54.985406</text:p>
          </table:table-cell>
          <table:table-cell office:value-type="float" office:value="85.200872">
            <text:p>85.200872</text:p>
          </table:table-cell>
          <table:table-cell office:value-type="float" office:value="17.513968">
            <text:p>17.513968</text:p>
          </table:table-cell>
          <table:table-cell office:value-type="float" office:value="25.577599">
            <text:p>25.577599</text:p>
          </table:table-cell>
          <table:table-cell office:value-type="float" office:value="38.185025">
            <text:p>38.185025</text:p>
          </table:table-cell>
          <table:table-cell office:value-type="float" office:value="57.673654">
            <text:p>57.673654</text:p>
          </table:table-cell>
          <table:table-cell office:value-type="float" office:value="86.79817">
            <text:p>86.79817</text:p>
          </table:table-cell>
          <table:table-cell office:value-type="float" office:value="182.784307">
            <text:p>182.784307</text:p>
          </table:table-cell>
          <table:table-cell office:value-type="float" office:value="181.658507">
            <text:p>181.658507</text:p>
          </table:table-cell>
          <table:table-cell office:value-type="float" office:value="185.575557">
            <text:p>185.575557</text:p>
          </table:table-cell>
          <table:table-cell office:value-type="float" office:value="199.922276">
            <text:p>199.922276</text:p>
          </table:table-cell>
          <table:table-cell office:value-type="float" office:value="209.170701">
            <text:p>209.170701</text:p>
          </table:table-cell>
          <table:table-cell office:value-type="float" office:value="5.30011">
            <text:p>5.30011</text:p>
          </table:table-cell>
          <table:table-cell office:value-type="float" office:value="5.823369">
            <text:p>5.823369</text:p>
          </table:table-cell>
          <table:table-cell office:value-type="float" office:value="34.528613">
            <text:p>34.528613</text:p>
          </table:table-cell>
          <table:table-cell office:value-type="float" office:value="65.696121">
            <text:p>65.696121</text:p>
          </table:table-cell>
          <table:table-cell office:value-type="float" office:value="79.716276">
            <text:p>79.716276</text:p>
          </table:table-cell>
          <table:table-cell office:value-type="float" office:value="6.152214">
            <text:p>6.152214</text:p>
          </table:table-cell>
          <table:table-cell office:value-type="float" office:value="6.866953">
            <text:p>6.866953</text:p>
          </table:table-cell>
          <table:table-cell office:value-type="float" office:value="36.562588">
            <text:p>36.562588</text:p>
          </table:table-cell>
          <table:table-cell office:value-type="float" office:value="60.654302">
            <text:p>60.654302</text:p>
          </table:table-cell>
          <table:table-cell office:value-type="float" office:value="77.157446">
            <text:p>77.157446</text:p>
          </table:table-cell>
          <table:table-cell office:value-type="float" office:value="29.021216">
            <text:p>29.021216</text:p>
          </table:table-cell>
          <table:table-cell office:value-type="float" office:value="30.575639">
            <text:p>30.575639</text:p>
          </table:table-cell>
          <table:table-cell office:value-type="float" office:value="34.352377">
            <text:p>34.352377</text:p>
          </table:table-cell>
          <table:table-cell office:value-type="float" office:value="45.858115">
            <text:p>45.858115</text:p>
          </table:table-cell>
          <table:table-cell office:value-type="float" office:value="41.313132">
            <text:p>41.313132</text:p>
          </table:table-cell>
          <table:table-cell office:value-type="float" office:value="74.48689">
            <text:p>74.48689</text:p>
          </table:table-cell>
          <table:table-cell office:value-type="float" office:value="63.789463">
            <text:p>63.789463</text:p>
          </table:table-cell>
          <table:table-cell office:value-type="float" office:value="60.172164">
            <text:p>60.172164</text:p>
          </table:table-cell>
          <table:table-cell office:value-type="float" office:value="55.370027">
            <text:p>55.370027</text:p>
          </table:table-cell>
          <table:table-cell office:value-type="float" office:value="51.002262">
            <text:p>51.002262</text:p>
          </table:table-cell>
          <table:table-cell office:value-type="float" office:value="167.375204">
            <text:p>167.375204</text:p>
          </table:table-cell>
          <table:table-cell office:value-type="float" office:value="125.783057">
            <text:p>125.783057</text:p>
          </table:table-cell>
          <table:table-cell office:value-type="float" office:value="107.839561">
            <text:p>107.839561</text:p>
          </table:table-cell>
          <table:table-cell office:value-type="float" office:value="85.558132">
            <text:p>85.558132</text:p>
          </table:table-cell>
          <table:table-cell office:value-type="float" office:value="73.295191">
            <text:p>73.295191</text:p>
          </table:table-cell>
          <table:table-cell office:value-type="float" office:value="24.930621">
            <text:p>24.930621</text:p>
          </table:table-cell>
          <table:table-cell office:value-type="float" office:value="24.526403">
            <text:p>24.526403</text:p>
          </table:table-cell>
          <table:table-cell office:value-type="float" office:value="27.950978">
            <text:p>27.950978</text:p>
          </table:table-cell>
          <table:table-cell office:value-type="float" office:value="37.601527">
            <text:p>37.601527</text:p>
          </table:table-cell>
          <table:table-cell office:value-type="float" office:value="37.87986">
            <text:p>37.87986</text:p>
          </table:table-cell>
          <table:table-cell office:value-type="float" office:value="22.596242">
            <text:p>22.596242</text:p>
          </table:table-cell>
          <table:table-cell office:value-type="float" office:value="23.938508">
            <text:p>23.938508</text:p>
          </table:table-cell>
          <table:table-cell office:value-type="float" office:value="25.250809">
            <text:p>25.250809</text:p>
          </table:table-cell>
          <table:table-cell office:value-type="float" office:value="29.64663">
            <text:p>29.64663</text:p>
          </table:table-cell>
          <table:table-cell office:value-type="float" office:value="28.154379">
            <text:p>28.154379</text:p>
          </table:table-cell>
          <table:table-cell office:value-type="float" office:value="23.827835">
            <text:p>23.827835</text:p>
          </table:table-cell>
          <table:table-cell office:value-type="float" office:value="25.126389">
            <text:p>25.126389</text:p>
          </table:table-cell>
          <table:table-cell office:value-type="float" office:value="26.814616">
            <text:p>26.814616</text:p>
          </table:table-cell>
          <table:table-cell office:value-type="float" office:value="30.380603">
            <text:p>30.380603</text:p>
          </table:table-cell>
          <table:table-cell office:value-type="float" office:value="27.650534">
            <text:p>27.650534</text:p>
          </table:table-cell>
          <table:table-cell office:value-type="float" office:value="62.270076">
            <text:p>62.270076</text:p>
          </table:table-cell>
          <table:table-cell office:value-type="float" office:value="50.387884">
            <text:p>50.387884</text:p>
          </table:table-cell>
          <table:table-cell office:value-type="float" office:value="43.330101">
            <text:p>43.330101</text:p>
          </table:table-cell>
          <table:table-cell office:value-type="float" office:value="37.481404">
            <text:p>37.481404</text:p>
          </table:table-cell>
          <table:table-cell office:value-type="float" office:value="34.172603">
            <text:p>34.172603</text:p>
          </table:table-cell>
          <table:table-cell office:value-type="float" office:value="19.402103">
            <text:p>19.402103</text:p>
          </table:table-cell>
          <table:table-cell office:value-type="float" office:value="24.543505">
            <text:p>24.543505</text:p>
          </table:table-cell>
          <table:table-cell office:value-type="float" office:value="28.565103">
            <text:p>28.565103</text:p>
          </table:table-cell>
          <table:table-cell office:value-type="float" office:value="33.241403">
            <text:p>33.241403</text:p>
          </table:table-cell>
          <table:table-cell office:value-type="float" office:value="30.231675">
            <text:p>30.231675</text:p>
          </table:table-cell>
          <table:table-cell office:value-type="float" office:value="26.157969">
            <text:p>26.157969</text:p>
          </table:table-cell>
          <table:table-cell office:value-type="float" office:value="25.137331">
            <text:p>25.137331</text:p>
          </table:table-cell>
          <table:table-cell office:value-type="float" office:value="25.015757">
            <text:p>25.015757</text:p>
          </table:table-cell>
          <table:table-cell office:value-type="float" office:value="25.536329">
            <text:p>25.536329</text:p>
          </table:table-cell>
          <table:table-cell office:value-type="float" office:value="20.948931">
            <text:p>20.948931</text:p>
          </table:table-cell>
        </table:table-row>
        <table:table-row table:style-name="ro3">
          <table:table-cell table:style-name="ce1" office:value-type="float" office:value="4096">
            <text:p>4096</text:p>
          </table:table-cell>
          <table:table-cell office:value-type="float" office:value="3.937334">
            <text:p>3.937334</text:p>
          </table:table-cell>
          <table:table-cell office:value-type="float" office:value="5.345781">
            <text:p>5.345781</text:p>
          </table:table-cell>
          <table:table-cell office:value-type="float" office:value="14.303446">
            <text:p>14.303446</text:p>
          </table:table-cell>
          <table:table-cell office:value-type="float" office:value="25.639682">
            <text:p>25.639682</text:p>
          </table:table-cell>
          <table:table-cell office:value-type="float" office:value="28.762547">
            <text:p>28.762547</text:p>
          </table:table-cell>
          <table:table-cell office:value-type="float" office:value="30.971461">
            <text:p>30.971461</text:p>
          </table:table-cell>
          <table:table-cell office:value-type="float" office:value="30.682447">
            <text:p>30.682447</text:p>
          </table:table-cell>
          <table:table-cell office:value-type="float" office:value="30.180494">
            <text:p>30.180494</text:p>
          </table:table-cell>
          <table:table-cell office:value-type="float" office:value="29.503468">
            <text:p>29.503468</text:p>
          </table:table-cell>
          <table:table-cell office:value-type="float" office:value="30.525709">
            <text:p>30.525709</text:p>
          </table:table-cell>
          <table:table-cell office:value-type="float" office:value="31.536439">
            <text:p>31.536439</text:p>
          </table:table-cell>
          <table:table-cell office:value-type="float" office:value="34.778823">
            <text:p>34.778823</text:p>
          </table:table-cell>
          <table:table-cell office:value-type="float" office:value="33.815312">
            <text:p>33.815312</text:p>
          </table:table-cell>
          <table:table-cell office:value-type="float" office:value="33.851959">
            <text:p>33.851959</text:p>
          </table:table-cell>
          <table:table-cell office:value-type="float" office:value="33.179382">
            <text:p>33.179382</text:p>
          </table:table-cell>
          <table:table-cell office:value-type="float" office:value="3.212024">
            <text:p>3.212024</text:p>
          </table:table-cell>
          <table:table-cell office:value-type="float" office:value="4.102153">
            <text:p>4.102153</text:p>
          </table:table-cell>
          <table:table-cell office:value-type="float" office:value="15.182934">
            <text:p>15.182934</text:p>
          </table:table-cell>
          <table:table-cell office:value-type="float" office:value="22.23032">
            <text:p>22.23032</text:p>
          </table:table-cell>
          <table:table-cell office:value-type="float" office:value="26.905554">
            <text:p>26.905554</text:p>
          </table:table-cell>
          <table:table-cell office:value-type="float" office:value="3.177177">
            <text:p>3.177177</text:p>
          </table:table-cell>
          <table:table-cell office:value-type="float" office:value="3.981776">
            <text:p>3.981776</text:p>
          </table:table-cell>
          <table:table-cell office:value-type="float" office:value="11.888154">
            <text:p>11.888154</text:p>
          </table:table-cell>
          <table:table-cell office:value-type="float" office:value="14.921014">
            <text:p>14.921014</text:p>
          </table:table-cell>
          <table:table-cell office:value-type="float" office:value="16.289254">
            <text:p>16.289254</text:p>
          </table:table-cell>
          <table:table-cell office:value-type="float" office:value="3.195415">
            <text:p>3.195415</text:p>
          </table:table-cell>
          <table:table-cell office:value-type="float" office:value="4.034041">
            <text:p>4.034041</text:p>
          </table:table-cell>
          <table:table-cell office:value-type="float" office:value="9.911511">
            <text:p>9.911511</text:p>
          </table:table-cell>
          <table:table-cell office:value-type="float" office:value="14.066007">
            <text:p>14.066007</text:p>
          </table:table-cell>
          <table:table-cell office:value-type="float" office:value="16.185665">
            <text:p>16.185665</text:p>
          </table:table-cell>
          <table:table-cell office:value-type="float" office:value="19.819591">
            <text:p>19.819591</text:p>
          </table:table-cell>
          <table:table-cell office:value-type="float" office:value="19.944414">
            <text:p>19.944414</text:p>
          </table:table-cell>
          <table:table-cell office:value-type="float" office:value="19.325209">
            <text:p>19.325209</text:p>
          </table:table-cell>
          <table:table-cell office:value-type="float" office:value="18.239105">
            <text:p>18.239105</text:p>
          </table:table-cell>
          <table:table-cell office:value-type="float" office:value="17.964702">
            <text:p>17.964702</text:p>
          </table:table-cell>
          <table:table-cell office:value-type="float" office:value="3.391218">
            <text:p>3.391218</text:p>
          </table:table-cell>
          <table:table-cell office:value-type="float" office:value="4.358575">
            <text:p>4.358575</text:p>
          </table:table-cell>
          <table:table-cell office:value-type="float" office:value="6.391826">
            <text:p>6.391826</text:p>
          </table:table-cell>
          <table:table-cell office:value-type="float" office:value="14.485556">
            <text:p>14.485556</text:p>
          </table:table-cell>
          <table:table-cell office:value-type="float" office:value="16.405528">
            <text:p>16.405528</text:p>
          </table:table-cell>
          <table:table-cell office:value-type="float" office:value="3.844414">
            <text:p>3.844414</text:p>
          </table:table-cell>
          <table:table-cell office:value-type="float" office:value="4.672601">
            <text:p>4.672601</text:p>
          </table:table-cell>
          <table:table-cell office:value-type="float" office:value="6.570556">
            <text:p>6.570556</text:p>
          </table:table-cell>
          <table:table-cell office:value-type="float" office:value="10.488">
            <text:p>10.488</text:p>
          </table:table-cell>
          <table:table-cell office:value-type="float" office:value="9.636251">
            <text:p>9.636251</text:p>
          </table:table-cell>
          <table:table-cell office:value-type="float" office:value="2.795886">
            <text:p>2.795886</text:p>
          </table:table-cell>
          <table:table-cell office:value-type="float" office:value="3.862419">
            <text:p>3.862419</text:p>
          </table:table-cell>
          <table:table-cell office:value-type="float" office:value="32.007215">
            <text:p>32.007215</text:p>
          </table:table-cell>
          <table:table-cell office:value-type="float" office:value="59.004305">
            <text:p>59.004305</text:p>
          </table:table-cell>
          <table:table-cell office:value-type="float" office:value="103.770927">
            <text:p>103.770927</text:p>
          </table:table-cell>
          <table:table-cell office:value-type="float" office:value="478.678549">
            <text:p>478.678549</text:p>
          </table:table-cell>
          <table:table-cell office:value-type="float" office:value="670.221116">
            <text:p>670.221116</text:p>
          </table:table-cell>
          <table:table-cell office:value-type="float" office:value="857.757178">
            <text:p>857.757178</text:p>
          </table:table-cell>
          <table:table-cell office:value-type="float" office:value="671.950693">
            <text:p>671.950693</text:p>
          </table:table-cell>
          <table:table-cell table:style-name="ce1" office:value-type="float" office:value="541.686552">
            <text:p>541.686552</text:p>
          </table:table-cell>
          <table:table-cell office:value-type="float" office:value="2.706333">
            <text:p>2.706333</text:p>
          </table:table-cell>
          <table:table-cell office:value-type="float" office:value="3.627258">
            <text:p>3.627258</text:p>
          </table:table-cell>
          <table:table-cell office:value-type="float" office:value="29.082506">
            <text:p>29.082506</text:p>
          </table:table-cell>
          <table:table-cell office:value-type="float" office:value="53.345739">
            <text:p>53.345739</text:p>
          </table:table-cell>
          <table:table-cell office:value-type="float" office:value="85.104988">
            <text:p>85.104988</text:p>
          </table:table-cell>
          <table:table-cell office:value-type="float" office:value="107.057827">
            <text:p>107.057827</text:p>
          </table:table-cell>
          <table:table-cell office:value-type="float" office:value="129.792507">
            <text:p>129.792507</text:p>
          </table:table-cell>
          <table:table-cell office:value-type="float" office:value="216.98227">
            <text:p>216.98227</text:p>
          </table:table-cell>
          <table:table-cell office:value-type="float" office:value="306.780536">
            <text:p>306.780536</text:p>
          </table:table-cell>
          <table:table-cell office:value-type="float" office:value="361.634759">
            <text:p>361.634759</text:p>
          </table:table-cell>
          <table:table-cell office:value-type="float" office:value="41.921718">
            <text:p>41.921718</text:p>
          </table:table-cell>
          <table:table-cell office:value-type="float" office:value="54.231567">
            <text:p>54.231567</text:p>
          </table:table-cell>
          <table:table-cell office:value-type="float" office:value="78.637062">
            <text:p>78.637062</text:p>
          </table:table-cell>
          <table:table-cell office:value-type="float" office:value="139.49306">
            <text:p>139.49306</text:p>
          </table:table-cell>
          <table:table-cell office:value-type="float" office:value="553.705728">
            <text:p>553.705728</text:p>
          </table:table-cell>
          <table:table-cell office:value-type="float" office:value="35.766888">
            <text:p>35.766888</text:p>
          </table:table-cell>
          <table:table-cell office:value-type="float" office:value="48.245367">
            <text:p>48.245367</text:p>
          </table:table-cell>
          <table:table-cell office:value-type="float" office:value="68.544684">
            <text:p>68.544684</text:p>
          </table:table-cell>
          <table:table-cell office:value-type="float" office:value="105.264739">
            <text:p>105.264739</text:p>
          </table:table-cell>
          <table:table-cell office:value-type="float" office:value="210.38151">
            <text:p>210.38151</text:p>
          </table:table-cell>
          <table:table-cell office:value-type="float" office:value="5.15375">
            <text:p>5.15375</text:p>
          </table:table-cell>
          <table:table-cell office:value-type="float" office:value="6.045565">
            <text:p>6.045565</text:p>
          </table:table-cell>
          <table:table-cell office:value-type="float" office:value="35.320082">
            <text:p>35.320082</text:p>
          </table:table-cell>
          <table:table-cell office:value-type="float" office:value="59.253958">
            <text:p>59.253958</text:p>
          </table:table-cell>
          <table:table-cell office:value-type="float" office:value="88.17678">
            <text:p>88.17678</text:p>
          </table:table-cell>
          <table:table-cell office:value-type="float" office:value="162.242253">
            <text:p>162.242253</text:p>
          </table:table-cell>
          <table:table-cell office:value-type="float" office:value="181.166833">
            <text:p>181.166833</text:p>
          </table:table-cell>
          <table:table-cell office:value-type="float" office:value="205.429261">
            <text:p>205.429261</text:p>
          </table:table-cell>
          <table:table-cell office:value-type="float" office:value="231.528091">
            <text:p>231.528091</text:p>
          </table:table-cell>
          <table:table-cell office:value-type="float" office:value="272.620828">
            <text:p>272.620828</text:p>
          </table:table-cell>
          <table:table-cell table:style-name="ce1" office:value-type="float" office:value="327.708908">
            <text:p>327.708908</text:p>
          </table:table-cell>
          <table:table-cell table:style-name="ce1" office:value-type="float" office:value="416.81187">
            <text:p>416.81187</text:p>
          </table:table-cell>
          <table:table-cell table:style-name="ce1" office:value-type="float" office:value="403.641639">
            <text:p>403.641639</text:p>
          </table:table-cell>
          <table:table-cell table:style-name="ce1" office:value-type="float" office:value="362.701342">
            <text:p>362.701342</text:p>
          </table:table-cell>
          <table:table-cell table:style-name="ce1" office:value-type="float" office:value="337.928083">
            <text:p>337.928083</text:p>
          </table:table-cell>
          <table:table-cell office:value-type="float" office:value="3.837018">
            <text:p>3.837018</text:p>
          </table:table-cell>
          <table:table-cell office:value-type="float" office:value="3.968989">
            <text:p>3.968989</text:p>
          </table:table-cell>
          <table:table-cell office:value-type="float" office:value="27.485628">
            <text:p>27.485628</text:p>
          </table:table-cell>
          <table:table-cell office:value-type="float" office:value="60.730353">
            <text:p>60.730353</text:p>
          </table:table-cell>
          <table:table-cell office:value-type="float" office:value="97.785107">
            <text:p>97.785107</text:p>
          </table:table-cell>
          <table:table-cell office:value-type="float" office:value="3.781216">
            <text:p>3.781216</text:p>
          </table:table-cell>
          <table:table-cell office:value-type="float" office:value="3.931341">
            <text:p>3.931341</text:p>
          </table:table-cell>
          <table:table-cell office:value-type="float" office:value="28.007754">
            <text:p>28.007754</text:p>
          </table:table-cell>
          <table:table-cell office:value-type="float" office:value="56.407472">
            <text:p>56.407472</text:p>
          </table:table-cell>
          <table:table-cell office:value-type="float" office:value="89.933813">
            <text:p>89.933813</text:p>
          </table:table-cell>
          <table:table-cell office:value-type="float" office:value="4.244541">
            <text:p>4.244541</text:p>
          </table:table-cell>
          <table:table-cell office:value-type="float" office:value="5.040837">
            <text:p>5.040837</text:p>
          </table:table-cell>
          <table:table-cell office:value-type="float" office:value="29.772637">
            <text:p>29.772637</text:p>
          </table:table-cell>
          <table:table-cell office:value-type="float" office:value="58.581527">
            <text:p>58.581527</text:p>
          </table:table-cell>
          <table:table-cell office:value-type="float" office:value="89.390747">
            <text:p>89.390747</text:p>
          </table:table-cell>
          <table:table-cell office:value-type="float" office:value="102.11765">
            <text:p>102.11765</text:p>
          </table:table-cell>
          <table:table-cell office:value-type="float" office:value="117.073764">
            <text:p>117.073764</text:p>
          </table:table-cell>
          <table:table-cell office:value-type="float" office:value="194.081071">
            <text:p>194.081071</text:p>
          </table:table-cell>
          <table:table-cell office:value-type="float" office:value="209.985062">
            <text:p>209.985062</text:p>
          </table:table-cell>
          <table:table-cell office:value-type="float" office:value="221.718391">
            <text:p>221.718391</text:p>
          </table:table-cell>
          <table:table-cell office:value-type="float" office:value="3.234709">
            <text:p>3.234709</text:p>
          </table:table-cell>
          <table:table-cell office:value-type="float" office:value="3.937388">
            <text:p>3.937388</text:p>
          </table:table-cell>
          <table:table-cell office:value-type="float" office:value="7.189432">
            <text:p>7.189432</text:p>
          </table:table-cell>
          <table:table-cell office:value-type="float" office:value="59.032202">
            <text:p>59.032202</text:p>
          </table:table-cell>
          <table:table-cell office:value-type="float" office:value="84.446054">
            <text:p>84.446054</text:p>
          </table:table-cell>
          <table:table-cell office:value-type="float" office:value="3.538547">
            <text:p>3.538547</text:p>
          </table:table-cell>
          <table:table-cell office:value-type="float" office:value="4.1776">
            <text:p>4.1776</text:p>
          </table:table-cell>
          <table:table-cell office:value-type="float" office:value="7.994039">
            <text:p>7.994039</text:p>
          </table:table-cell>
          <table:table-cell office:value-type="float" office:value="56.1652">
            <text:p>56.1652</text:p>
          </table:table-cell>
          <table:table-cell office:value-type="float" office:value="78.872511">
            <text:p>78.872511</text:p>
          </table:table-cell>
          <table:table-cell office:value-type="float" office:value="28.40612">
            <text:p>28.40612</text:p>
          </table:table-cell>
          <table:table-cell office:value-type="float" office:value="31.641576">
            <text:p>31.641576</text:p>
          </table:table-cell>
          <table:table-cell office:value-type="float" office:value="36.149346">
            <text:p>36.149346</text:p>
          </table:table-cell>
          <table:table-cell office:value-type="float" office:value="46.987294">
            <text:p>46.987294</text:p>
          </table:table-cell>
          <table:table-cell office:value-type="float" office:value="44.224077">
            <text:p>44.224077</text:p>
          </table:table-cell>
          <table:table-cell office:value-type="float" office:value="70.712041">
            <text:p>70.712041</text:p>
          </table:table-cell>
          <table:table-cell office:value-type="float" office:value="64.379961">
            <text:p>64.379961</text:p>
          </table:table-cell>
          <table:table-cell office:value-type="float" office:value="60.873338">
            <text:p>60.873338</text:p>
          </table:table-cell>
          <table:table-cell office:value-type="float" office:value="55.448744">
            <text:p>55.448744</text:p>
          </table:table-cell>
          <table:table-cell office:value-type="float" office:value="51.95525">
            <text:p>51.95525</text:p>
          </table:table-cell>
          <table:table-cell office:value-type="float" office:value="232.590702">
            <text:p>232.590702</text:p>
          </table:table-cell>
          <table:table-cell office:value-type="float" office:value="134.180289">
            <text:p>134.180289</text:p>
          </table:table-cell>
          <table:table-cell office:value-type="float" office:value="101.738448">
            <text:p>101.738448</text:p>
          </table:table-cell>
          <table:table-cell office:value-type="float" office:value="81.353478">
            <text:p>81.353478</text:p>
          </table:table-cell>
          <table:table-cell office:value-type="float" office:value="67.423186">
            <text:p>67.423186</text:p>
          </table:table-cell>
          <table:table-cell office:value-type="float" office:value="19.209502">
            <text:p>19.209502</text:p>
          </table:table-cell>
          <table:table-cell office:value-type="float" office:value="23.744132">
            <text:p>23.744132</text:p>
          </table:table-cell>
          <table:table-cell office:value-type="float" office:value="29.32463">
            <text:p>29.32463</text:p>
          </table:table-cell>
          <table:table-cell office:value-type="float" office:value="40.885618">
            <text:p>40.885618</text:p>
          </table:table-cell>
          <table:table-cell office:value-type="float" office:value="41.704737">
            <text:p>41.704737</text:p>
          </table:table-cell>
          <table:table-cell office:value-type="float" office:value="16.356031">
            <text:p>16.356031</text:p>
          </table:table-cell>
          <table:table-cell office:value-type="float" office:value="21.275458">
            <text:p>21.275458</text:p>
          </table:table-cell>
          <table:table-cell office:value-type="float" office:value="24.346306">
            <text:p>24.346306</text:p>
          </table:table-cell>
          <table:table-cell office:value-type="float" office:value="29.357142">
            <text:p>29.357142</text:p>
          </table:table-cell>
          <table:table-cell office:value-type="float" office:value="28.30458">
            <text:p>28.30458</text:p>
          </table:table-cell>
          <table:table-cell office:value-type="float" office:value="20.786515">
            <text:p>20.786515</text:p>
          </table:table-cell>
          <table:table-cell office:value-type="float" office:value="24.244561">
            <text:p>24.244561</text:p>
          </table:table-cell>
          <table:table-cell office:value-type="float" office:value="26.62047">
            <text:p>26.62047</text:p>
          </table:table-cell>
          <table:table-cell office:value-type="float" office:value="25.569925">
            <text:p>25.569925</text:p>
          </table:table-cell>
          <table:table-cell office:value-type="float" office:value="28.434805">
            <text:p>28.434805</text:p>
          </table:table-cell>
          <table:table-cell office:value-type="float" office:value="69.432816">
            <text:p>69.432816</text:p>
          </table:table-cell>
          <table:table-cell office:value-type="float" office:value="53.950017">
            <text:p>53.950017</text:p>
          </table:table-cell>
          <table:table-cell office:value-type="float" office:value="47.358138">
            <text:p>47.358138</text:p>
          </table:table-cell>
          <table:table-cell office:value-type="float" office:value="41.209609">
            <text:p>41.209609</text:p>
          </table:table-cell>
          <table:table-cell office:value-type="float" office:value="37.405383">
            <text:p>37.405383</text:p>
          </table:table-cell>
          <table:table-cell office:value-type="float" office:value="5.71306">
            <text:p>5.71306</text:p>
          </table:table-cell>
          <table:table-cell office:value-type="float" office:value="10.240045">
            <text:p>10.240045</text:p>
          </table:table-cell>
          <table:table-cell office:value-type="float" office:value="28.537989">
            <text:p>28.537989</text:p>
          </table:table-cell>
          <table:table-cell office:value-type="float" office:value="35.726047">
            <text:p>35.726047</text:p>
          </table:table-cell>
          <table:table-cell office:value-type="float" office:value="32.457862">
            <text:p>32.457862</text:p>
          </table:table-cell>
          <table:table-cell table:style-name="ce1" office:value-type="float" office:value="8.083784">
            <text:p>8.083784</text:p>
          </table:table-cell>
          <table:table-cell table:style-name="ce1" office:value-type="float" office:value="14.788036">
            <text:p>14.788036</text:p>
          </table:table-cell>
          <table:table-cell table:style-name="ce1" office:value-type="float" office:value="25.992012">
            <text:p>25.992012</text:p>
          </table:table-cell>
          <table:table-cell table:style-name="ce1" office:value-type="float" office:value="26.50837">
            <text:p>26.50837</text:p>
          </table:table-cell>
          <table:table-cell table:style-name="ce1" office:value-type="float" office:value="21.405952">
            <text:p>21.40595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bin </meta:initial-creator>
    <meta:creation-date>2013-10-21T08:44:25</meta:creation-date>
    <dc:date>2013-11-25T13:45:50</dc:date>
    <dc:creator>jianbin </dc:creator>
    <meta:editing-duration>PT14H28M39S</meta:editing-duration>
    <meta:editing-cycles>123</meta:editing-cycles>
    <meta:generator>LibreOffice/3.5$Linux_X86_64 LibreOffice_project/350m1$Build-2</meta:generator>
    <meta:document-statistic meta:table-count="3" meta:cell-count="8251" meta:object-count="0"/>
  </office:meta>
</office:document-meta>
</file>